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476cm"/>
    </style:style>
    <style:style style:name="co2" style:family="table-column">
      <style:table-column-properties fo:break-before="auto" style:column-width="10.756cm"/>
    </style:style>
    <style:style style:name="co3" style:family="table-column">
      <style:table-column-properties fo:break-before="auto" style:column-width="8.959cm"/>
    </style:style>
    <style:style style:name="co4" style:family="table-column">
      <style:table-column-properties fo:break-before="auto" style:column-width="11.682cm"/>
    </style:style>
    <style:style style:name="co5" style:family="table-column">
      <style:table-column-properties fo:break-before="auto" style:column-width="9.068cm"/>
    </style:style>
    <style:style style:name="co6" style:family="table-column">
      <style:table-column-properties fo:break-before="auto" style:column-width="2.258cm"/>
    </style:style>
    <style:style style:name="co7" style:family="table-column">
      <style:table-column-properties fo:break-before="auto" style:column-width="3.893cm"/>
    </style:style>
    <style:style style:name="ro1" style:family="table-row">
      <style:table-row-properties style:row-height="0.42cm" fo:break-before="auto" style:use-optimal-row-height="false"/>
    </style:style>
    <style:style style:name="ro2" style:family="table-row">
      <style:table-row-properties style:row-height="0.446cm" fo:break-before="auto" style:use-optimal-row-height="false"/>
    </style:style>
    <style:style style:name="ro3" style:family="table-row">
      <style:table-row-properties style:row-height="0.473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3" table:default-cell-style-name="Default"/>
        <table:table-column table:style-name="co7" table:default-cell-style-name="Default"/>
        <table:table-row table:style-name="ro1">
          <table:table-cell office:value-type="string" calcext:value-type="string">
            <text:p><text:a xlink:href="https://www.ldlc.com/fiche/PB00561767.html" xlink:type="simple">https://www.ldlc.com/fiche/PB00561767.html</text:a></text:p>
          </table:table-cell>
          <table:table-cell table:formula="of:=IO.GITHUB.PRRVCHR.OAUTH2OOO.OAUTH2PLUGIN.HTTPCONTENT([.$A$1])" office:value-type="string" office:string-value="&lt;!DOCTYPE html&gt;&#10;&lt;html class=&quot;no-js&quot; lang=&quot;fr-FR&quot;&gt;&#10;&lt;head&gt;&#10;            &#10;        &lt;title&gt;ASUS Zenbook 13 OLED UX325EA-KG907W-EVO avec NumPad - PC portable - Garantie 3 ans LDLC&lt;/title&gt;&#10;        &lt;meta charset=&quot;utf-8&quot; /&gt;&#10;&lt;meta name=&quot;viewport&quot; content=&quot;width=device-width, initial-scale=1.0&quot; /&gt;&#10;&lt;meta name=&quot;theme-color&quot; content=&quot;#243774&quot; /&gt;&#10;&lt;meta name=&quot;description&quot; content=&quot;Achat PC portable ASUS Zenbook 13 OLED UX325EA-KG907W-EVO avec NumPad (90NB0SL1-M00T00) sur LDLC, n°1 du high-tech. Intel Core i5-1135G7 16 Go SSD 512 Go 13.3&amp;quot; OLED Full HD Wi-Fi 6/Bluetooth Webcam Windows 11 Famille.&quot; /&gt;&#10;&lt;meta http-equiv=&quot;X-UA-Compatible&quot; content=&quot;IE=edge&quot; /&gt;&#10;&lt;meta property=&quot;og:description&quot; content=&quot;Achat PC portable ASUS Zenbook 13 OLED UX325EA-KG907W-EVO avec NumPad (90NB0SL1-M00T00) sur LDLC, n°1 du high-tech. Intel Core i5-1135G7 16 Go SSD 512 Go 13.3&amp;quot; OLED Full HD Wi-Fi 6/Bluetooth Webcam Windows 11 Famille.&quot; /&gt;&#10;&lt;meta property=&quot;og:title&quot; content=&quot;ASUS Zenbook 13 OLED UX325EA-KG907W-EVO avec NumPad - PC portable - Garantie 3 ans LDLC&quot; /&gt;&#10;&lt;meta property=&quot;og:image&quot; content=&quot;https://media.ldlc.com/r1600/ld/products/00/05/96/24/LD0005962409_0006050652.jpg&quot; /&gt;&#10;&lt;meta property=&quot;og:url&quot; content=&quot;https://www.ldlc.com/fiche/PB00561767.html&quot; /&gt;&#10;&lt;meta property=&quot;store:url_fr-fr&quot; content=&quot;url=https://www.ldlc.com/fiche/PB00561767.html, locale=fr-fr&quot; /&gt;&#10;&lt;meta property=&quot;store:url_en&quot; content=&quot;url=https://www.ldlc.com/en/product/PB00561767.html, locale=en&quot; /&gt;&#10;&lt;meta property=&quot;store:url_fr-be&quot; content=&quot;url=https://www.ldlc.com/fr-be/fiche/PB00561767.html, locale=fr-be&quot; /&gt;&#10;&lt;meta property=&quot;store:url_fr-lu&quot; content=&quot;url=https://www.ldlc.com/fr-lu/fiche/PB00561767.html, locale=fr-lu&quot; /&gt;&#10;&lt;meta property=&quot;store:url_fr-ch&quot; content=&quot;url=https://www.ldlc.com/fr-ch/fiche/PB00561767.html, locale=fr-ch&quot; /&gt;&#10;&#10;        &lt;link rel=&quot;canonical&quot; href=&quot;https://www.ldlc.com/fiche/PB00561767.html&quot;/&gt;&#10;&#10;        &lt;link rel=&quot;alternate&quot; href=&quot;https://www.ldlc.com/fiche/PB00561767.html&quot; hreflang=&quot;fr-fr&quot;/&gt;&#10;&lt;link rel=&quot;alternate&quot; href=&quot;https://www.ldlc.com/en/product/PB00561767.html&quot; hreflang=&quot;en&quot;/&gt;&#10;&lt;link rel=&quot;alternate&quot; href=&quot;https://www.ldlc.com/fr-be/fiche/PB00561767.html&quot; hreflang=&quot;fr-be&quot;/&gt;&#10;&lt;link rel=&quot;alternate&quot; href=&quot;https://www.ldlc.com/fr-lu/fiche/PB00561767.html&quot; hreflang=&quot;fr-lu&quot;/&gt;&#10;&lt;link rel=&quot;alternate&quot; href=&quot;https://www.ldlc.com/fr-ch/fiche/PB00561767.html&quot; hreflang=&quot;fr-ch&quot;/&gt;&#10;&#10;    &#10;    &#10;    &lt;meta http-equiv=&quot;content-language&quot; content=&quot;fr-FR&quot; /&gt;&#10;&#10;            &lt;link rel=&quot;preload&quot; href=&quot;/bundles/fosjsrouting/js/router.min.js?5.19.24&quot; as=&quot;script&quot;&gt;&#10;        &lt;link rel=&quot;preload&quot; href=&quot;/js/routing?callback=fos.Router.setData&amp;amp;5.19.24&quot; as=&quot;script&quot;&gt;&#10;        &lt;link rel=&quot;preload&quot; href=&quot;/js/base.min.js?5.19.24&quot; as=&quot;script&quot;&gt;&#10;                &lt;link rel=&quot;dns-prefetch&quot; href=&quot;https://media.ldlc.com&quot; /&gt;&#10;                &lt;link rel=&quot;stylesheet&quot; href=&quot;/build/7308.c94e02f3.css&quot;&gt;&#10;        &lt;link rel=&quot;apple-touch-icon&quot; sizes=&quot;180x180&quot; href=&quot;/build/img/common/favicon/apple-touch-icon.png&quot;&gt;&#10;    &lt;link rel=&quot;icon&quot; type=&quot;image/png&quot; href=&quot;/build/img/common/favicon/favicon-32x32.png&quot; sizes=&quot;32x32&quot;&gt;&#10;    &lt;link rel=&quot;icon&quot; type=&quot;image/png&quot; href=&quot;/build/img/common/favicon/favicon-16x16.png&quot; sizes=&quot;16x16&quot;&gt;&#10;    &lt;link rel=&quot;manifest&quot; href=&quot;/build/img/common/favicon/manifest.json&quot;&gt;&#10;    &lt;link rel=&quot;mask-icon&quot; href=&quot;/build/img/common/favicon/safari-pinned-tab.svg&quot; color=&quot;#243774&quot;&gt;&#10;    &lt;script type=&quot;text/javascript&quot; src=&quot;/js/libs/jquery-3.6.1.min.js?5.19.24&quot;&gt;&lt;/script&gt;&#10;    &lt;script src=&quot;/V4px/js/ldlcmachine.js&quot; async&gt;&lt;/script&gt;&#10;            &#10;                &lt;script type=&quot;application/ld+json&quot;&gt;&#10;{&#10;    &quot;@context&quot;: &quot;https://schema.org/&quot;,&#10;    &quot;@type&quot;: &quot;Product&quot;,&#10;    &quot;name&quot;: &quot;ASUS Zenbook 13 OLED UX325EA-KG907W-EVO avec NumPad&quot;,&#10;    &quot;gtin13&quot;: &quot;4711387146811&quot;,&#10;    &quot;image&quot;: [&quot;https://media.ldlc.com/r1600/ld/products/00/05/96/24/LD0005962409_0006050652.jpg&quot;, &quot;https://media.ldlc.com/r1600/ld/products/00/05/96/24/LD0005962410_0006050653.jpg&quot;, &quot;https://media.ldlc.com/r1600/ld/products/00/05/96/24/LD0005962411_0006050654.jpg&quot;, &quot;https://media.ldlc.com/r1600/ld/products/00/05/96/24/LD0005962412_0006050655.jpg&quot;, &quot;https://media.ldlc.com/r1600/ld/products/00/05/96/24/LD0005962413_0006050656.jpg&quot;],&#10;    &quot;description&quot;: &quot;Taillé pour la performance et la mobilité, le PC portable ASUS Zenbook 13 OLED UX325EA bénéficie d&amp;#039;un design remarquable. Combinant châssis compact et écran OLED à bords fins, il maximise à la fois le confort et la mobilité !&quot;,&#10;    &quot;mpn&quot;: &quot;90NB0SL1-M00T00&quot;,&#10;    &quot;sku&quot;: &quot;AR202306120085&quot;,&#10;    &quot;brand&quot;: {&#10;        &quot;@type&quot;: &quot;Brand&quot;,&#10;        &quot;name&quot;: &quot;ASUS&quot;&#10;    },&#10;    &quot;aggregateRating&quot;: {&#10;        &quot;@type&quot;: &quot;AggregateRating&quot;,&#10;        &quot;ratingValue&quot;: &quot;10&quot;,&#10;        &quot;reviewCount&quot;: &quot;10&quot;,&#10;        &quot;bestRating&quot;: &quot;10&quot;,&#10;        &quot;worstRating&quot;: &quot;0&quot;&#10;    },&#10;    &quot;offers&quot;: {&#10;        &quot;@type&quot;: &quot;Offer&quot;,&#10;        &quot;priceCurrency&quot;: &quot;EUR&quot;,&#10;        &quot;availability&quot;: &quot;https://schema.org/InStock&quot;,&#10;        &quot;itemCondition&quot;: &quot;https://schema.org/NewCondition&quot;,&#10;        &quot;price&quot;: &quot;799.95&quot;,&#10;        &quot;url&quot;: &quot;https://www.ldlc.com/fiche/PB00561767.html&quot;&#10;    }&#10;}&#10;&lt;/script&gt;&#10;&#10;        &lt;script type=&quot;application/ld+json&quot;&gt; {&#10;    &quot;@context&quot;: &quot;https://schema.org/&quot;,&#10;    &quot;@type&quot;: &quot;BreadcrumbList&quot;,&#10;    &quot;itemListElement&quot;: [&#10;                    {&#10;                &quot;@type&quot;: &quot;ListItem&quot;,&#10;                &quot;position&quot;: 1,&#10;                &quot;item&quot;: {&#10;                    &quot;@id&quot;:&quot;https://www.ldlc.com/informatique/cint3063/&quot;,&#10;                    &quot;name&quot;: &quot;Informatique&quot;&#10;                }&#10;            },                    {&#10;                &quot;@type&quot;: &quot;ListItem&quot;,&#10;                &quot;position&quot;: 2,&#10;                &quot;item&quot;: {&#10;                    &quot;@id&quot;:&quot;https://www.ldlc.com/informatique/ordinateur-portable/cint4195/&quot;,&#10;                    &quot;name&quot;: &quot;Ordinateur portable&quot;&#10;                }&#10;            },                    {&#10;                &quot;@type&quot;: &quot;ListItem&quot;,&#10;                &quot;position&quot;: 3,&#10;                &quot;item&quot;: {&#10;                    &quot;@id&quot;:&quot;https://www.ldlc.com/informatique/ordinateur-portable/pc-portable/c4265/&quot;,&#10;                    &quot;name&quot;: &quot;PC portable&quot;&#10;                }&#10;            },                    {&#10;                &quot;@type&quot;: &quot;ListItem&quot;,&#10;                &quot;position&quot;: 4,&#10;                &quot;item&quot;: {&#10;                    &quot;@id&quot;:&quot;/fiche/PB00561767.html&quot;,&#10;                    &quot;name&quot;: &quot;ASUS Zenbook 13 OLED UX325EA-KG907W-EVO avec NumPad&quot;&#10;                }&#10;            }            ]&#10;}&#10;&lt;/script&gt;&#10;&#10;            &lt;!-- Google Tag Manager --&gt;&#10;        &lt;script&gt;&#10;            (function(w,d,s,l,i){w[l]=w[l]||[];w[l].push({'gtm.start':&#10;                    new Date().getTime(),event:'gtm.js'});var f=d.getElementsByTagName(s)[0],&#10;                j=d.createElement(s),dl=l!='dataLayer'?'&amp;l='+l:'';j.async=true;j.src=&#10;                'https://www.googletagmanager.com/gtm.js?id='+i+dl;f.parentNode.insertBefore(j,f);&#10;            })(window,document,'script','dataLayer','GTM-MFCHFFT');&#10;        &lt;/script&gt;&#10;        &lt;!-- End Google Tag Manager --&gt;&#10;        &lt;!-- Matomo --&gt;&#10;    &lt;script&gt;&#10;        var _paq = window._paq = window._paq || [];&#10;        _paq.push(['setCookieDomain', '*.ldlc.com']);&#10;        _paq.push(['setDomains', '*.ldlc.com']);&#10;        _paq.push(['enableLinkTracking']);&#10;        _paq.push(['trackVisibleContentImpressions']);&#10;        _paq.push(['setConversionAttributionFirstReferrer', true]);&#10;        _paq.push(['trackPageView']);&#10;        (function() {&#10;            var u=&quot;https://tracking.groupe-ldlc.com/&quot;;&#10;            _paq.push(['setTrackerUrl', u+'matomo.php']);&#10;            _paq.push(['setSiteId', '1']);&#10;            var d=document, g=d.createElement('script'), s=d.getElementsByTagName('script')[0];&#10;            g.async=true; g.src=u+'matomo.js'; s.parentNode.insertBefore(g,s);&#10;        })();&#10;    &lt;/script&gt;&#10;    &lt;!-- End Matomo Code --&gt;&#10;        &#10;    &#10;&lt;/head&gt;&#10;&lt;body  data-language=&quot;fr&quot; data-country=&quot;fr&quot;&#10;                                         data-country-code=&quot;270001&quot;&#10;                                         data-country-label=&quot;France&quot;&#10;                                         data-error=&quot;Une erreur est survenue&quot;&#10;        &gt;&#10;    &lt;script&gt;&#10;    let body = document.querySelector('body');&#10;    body.setAttribute('data-favorite-shop-id', '-1');&#10;    body.setAttribute('data-favorite-shop-title', '');&#10;    body.setAttribute('data-favorite-shop-city', '');&#10;    body.setAttribute('data-favorite-shop-in-configurator', '');&#10;&lt;/script&gt;&#10;&#10;&lt;!-- Google Tag Manager (noscript) --&gt;&#10;&lt;noscript&gt;&#10;        &lt;iframe src=&quot;https://www.googletagmanager.com/ns.html?id=GTM-MFCHFFT&quot; height=&quot;0&quot; width=&quot;0&quot; style=&quot;display:none;visibility:hidden&quot;&gt;&lt;/iframe&gt;&#10;&lt;/noscript&gt;&#10;&lt;!-- End Google Tag Manager (noscript) --&gt;&#10;&#10;&lt;div id=&quot;cookieConsent&quot;&gt;&lt;/div&gt;&#10;            &#10;        &lt;header&gt;&#10;    &lt;div class=&quot;alert-country-banner&quot; id=&quot;localisation-banner&quot;&gt;&lt;/div&gt;&#10;    &lt;div class=&quot;top&quot;&gt;&#10;        &lt;div class=&quot;container&quot;&gt;&#10;            &lt;div class=&quot;wrap-header&quot;&gt;&#10;                &lt;div class=&quot;hidden-l burger-menu&quot;&gt;&#10;                    &lt;a href=&quot;#&quot; class=&quot;toggle-menu dl-trigger&quot;&gt;&#10;                        &lt;span class=&quot;icon-burger&quot;&gt;&lt;/span&gt;&#10;                        &lt;span class=&quot;txt&quot;&gt;MENU&lt;/span&gt;&#10;                    &lt;/a&gt;&#10;                &lt;/div&gt;&#10;                &lt;div class=&quot;logo&quot;&gt;&#10;                                        &lt;a href=&quot;https://www.ldlc.com/&quot;&gt;&#10;                        &lt;img src=&quot;https://media.ldlc.com/nbo/ldlc/logo/e53b63e8-7c44-44c0-b59e-2018dc654c95logo-g3ans.gif&quot; alt=&quot;Logo LDLC&quot; /&gt;&#10;                    &lt;/a&gt;&#10;                &lt;/div&gt;&#10;&#10;                &lt;form name=&quot;search&quot; method=&quot;post&quot; action=&quot;https://www.ldlc.com/recherche/&quot; id=&quot;formSearch&quot; novalidate=&quot;novalidate&quot;&gt;&#10;&lt;div class=&quot;search-block&quot;&gt;&#10;        &lt;div class=&quot;universes&quot;&gt;&#10;        &lt;div class=&quot;form-group select-group&quot;&gt;&#10;            &lt;select id=&quot;search_universe&quot; name=&quot;search[universe]&quot; class=&quot;select2&quot;&gt;&lt;option value=&quot;all&quot; selected=&quot;selected&quot;&gt;Tous les univers&lt;/option&gt;&lt;option value=&quot;3063&quot;&gt;Informatique&lt;/option&gt;&lt;option value=&quot;3064&quot;&gt;Image &amp;amp; Son&lt;/option&gt;&lt;option value=&quot;3065&quot;&gt;Téléphonie &amp;amp; Auto&lt;/option&gt;&lt;option value=&quot;3067&quot;&gt;Jeux &amp;amp; loisirs&lt;/option&gt;&lt;option value=&quot;7641&quot;&gt;Objets connectés&lt;/option&gt;&lt;option value=&quot;3068&quot;&gt;Consommables&lt;/option&gt;&lt;option value=&quot;3888&quot;&gt;Connectique&lt;/option&gt;&lt;/select&gt;&#10;        &lt;/div&gt;&#10;    &lt;/div&gt;&#10;        &lt;div class=&quot;wrap-search&quot;&gt;&#10;        &lt;div class=&quot;search&quot;&gt;&#10;            &lt;input type=&quot;text&quot; id=&quot;search_search_text&quot; name=&quot;search[search_text]&quot; required=&quot;required&quot; placeholder=&quot;Chercher un produit, une marque, une catégorie...&quot; data-placeholder=&quot;Chercher un produit, une marque, une catégorie...&quot; data-mobile-placeholder=&quot;Rechercher&quot; autocomplete=&quot;off&quot; /&gt;&#10;            &lt;button type=&quot;submit&quot; class=&quot;submit&quot;&gt;&#10;                &lt;span class=&quot;icon icon-zoom&quot;&gt;&lt;/span&gt;&#10;            &lt;/button&gt;&#10;        &lt;/div&gt;&#10;        &lt;div class=&quot;search-engine&quot;&gt;&lt;/div&gt;&#10;        &lt;a href=&quot;#&quot; class=&quot;close-se&quot;&gt; Fermer &lt;span class=&quot;icon icon-close&quot;&gt;&lt;/span&gt;&lt;/a&gt;&#10;    &lt;/div&gt;&#10;&lt;/div&gt;&#10;&lt;/form&gt;&#10;&#10;&#10;                &lt;div id=&quot;user_cart&quot;&gt;&lt;/div&gt;&#10;&#10;                &lt;div id=&quot;shop-menu-item&quot; class=&quot;select-shop&quot; data-shop=&quot;Boutique&quot; data-shops=&quot;Boutiques&quot;&gt;&#10;        &lt;a href=&quot;https://www.ldlc.com/magasins-ldlc/&quot; class=&quot;shop-icon hide&quot;&gt;&#10;        &lt;span class=&quot;icon icon-geo&quot;&gt;&lt;/span&gt;&#10;        &lt;span class=&quot;txt&quot; data-shop=&quot;Boutique&quot; data-shops=&quot;Boutiques&quot;&gt;Boutiques&lt;/span&gt;&#10;        &lt;span class=&quot;icon icon-success&quot;&gt;&lt;/span&gt;&#10;    &lt;/a&gt;&#10;&lt;/div&gt;&#10;&lt;div id=&quot;account-menu-item&quot; class=&quot;account&quot;&gt;&#10;    &lt;a id=&quot;compte&quot; class=&quot;hide&quot; href=&quot;https://secure2.ldlc.com/fr-fr/Account&quot; rel=&quot;nofollow&quot;&gt;&#10;        &lt;span class=&quot;icon icon-user&quot;&gt;&lt;/span&gt;&#10;        &lt;span class=&quot;txt&quot;&gt;Compte&lt;/span&gt;&#10;        &lt;span id=&quot;logged-user-icon&quot; class=&quot;icon icon-link&quot;&gt;&lt;/span&gt;&#10;    &lt;/a&gt;&#10;&lt;/div&gt;&#10;&lt;div class=&quot;basket&quot;&gt;&#10;    &lt;a id=&quot;panier&quot; class=&quot;hide&quot; href=&quot;https://secure2.ldlc.com/fr-fr/Cart&quot; rel=&quot;nofollow&quot;&gt;&#10;        &lt;span class=&quot;icon icon-basket&quot;&gt;&lt;/span&gt;&#10;        &lt;span class=&quot;txt&quot;&gt;Panier&lt;/span&gt;&#10;    &lt;/a&gt;&#10;&lt;/div&gt;&#10;            &lt;/div&gt;&#10;        &lt;/div&gt;&#10;    &lt;/div&gt;&#10;            &lt;nav&gt;&#10;    &lt;div class=&quot;container&quot; data-loading-ajax=&quot;1&quot; data-loading-ajax-mode-all=&quot;1&quot;&gt;&#10;        &lt;div class=&quot;cat-menu&quot;&gt;&#10;            &lt;ul&gt;&lt;li class=&quot;cat submenu-picto&quot; data-id-trigger=&quot;trigger-c1&quot;&gt;&lt;div class=&quot;cat-arrow&quot;&gt;&lt;span style=&quot;font-size:13px;&quot;&gt;Tous nos produits&lt;/span&gt; &lt;span class=&quot;icon icon-arrow-bottom-extrabold&quot;&gt;&lt;/span&gt;&lt;/div&gt;&lt;div class=&quot;main-menu dl-menuwrapper&quot; data-back=&quot;Retour&quot; id=&quot;dl-menu&quot;&gt;&lt;ul class=&quot;dl-menu&quot;&gt;&lt;li class=&quot;active&quot; data-submenu-id=&quot;c-1&quot;&gt;&lt;a href=&quot;https://www.ldlc.com/informatique/cint3063/&quot;&gt;&lt;img alt=&quot;&quot; data-entity-type=&quot;file&quot; data-entity-uuid=&quot;bc1e8b82-e395-4711-8cae-e869d29eb170&quot; height=&quot;100&quot; src=&quot;https://media.ldlc.com/nbo/ldlc/menu/editor/2b468fe63e216f132cbec236f3f65dc993d4eff1.png&quot; width=&quot;100&quot; /&gt;Informatique&lt;span class=&quot;icon icon-arrow-right-extrabold&quot;&gt;&amp;nbsp;&lt;/span&gt;&lt;/a&gt;&lt;div class=&quot;sub submenu-container sub-5&quot; data-id-ajax=&quot;ajax-c1&quot; id=&quot;c-1&quot;&gt;&amp;nbsp;&lt;/div&gt;&lt;/li&gt;&lt;li data-id-trigger=&quot;trigger-c2&quot; data-submenu-id=&quot;c-2&quot;&gt;&lt;a href=&quot;https://www.ldlc.com/image-son/cint3064/&quot;&gt;&lt;img alt=&quot;&quot; data-entity-type=&quot;file&quot; data-entity-uuid=&quot;094d17fe-7043-443e-b3fb-4183641cd8f8&quot; height=&quot;100&quot; src=&quot;https://media.ldlc.com/nbo/ldlc/menu/editor/44c67de987bc0ca4f9d2e291d7902b42383b5c7e.png&quot; width=&quot;100&quot; /&gt;Image &amp;amp; son &lt;span class=&quot;icon icon-arrow-right-extrabold&quot;&gt;&amp;nbsp;&lt;/span&gt;&lt;/a&gt;&lt;div class=&quot;sub submenu-container sub-5&quot; data-id-ajax=&quot;ajax-c2&quot; id=&quot;c-2&quot;&gt;&amp;nbsp;&lt;/div&gt;&lt;/li&gt;&lt;li data-id-trigger=&quot;trigger-c3&quot; data-submenu-id=&quot;c-3&quot;&gt;&lt;a href=&quot;https://www.ldlc.com/telephonie/cint3065/&quot;&gt;&lt;img alt=&quot;&quot; data-entity-type=&quot;file&quot; data-entity-uuid=&quot;aa01e5cd-9cf4-4eb8-a1f9-42e356164fd7&quot; height=&quot;100&quot; src=&quot;https://media.ldlc.com/nbo/ldlc/menu/editor/56cd2ed57bdfac0428f38d28bbfc2401471c61c7.png&quot; width=&quot;100&quot; /&gt;Téléphonie &amp;amp; auto &lt;span class=&quot;icon icon-arrow-right-extrabold&quot;&gt;&amp;nbsp;&lt;/span&gt;&lt;/a&gt;&lt;div class=&quot;sub submenu-container sub-3&quot; data-id-ajax=&quot;ajax-c3&quot; id=&quot;c-3&quot;&gt;&amp;nbsp;&lt;/div&gt;&lt;/li&gt;&lt;li data-id-trigger=&quot;trigger-c8&quot; data-submenu-id=&quot;c-8&quot;&gt;&lt;a href=&quot;https://www.ldlc.com/n6222/&quot;&gt;&lt;img alt=&quot;&quot; class=&quot;picto&quot; data-entity-type=&quot;&quot; data-entity-uuid=&quot;&quot; src=&quot;https://media.ldlc.com/nbo/ldlc/menu/editor/ab29cb074bc4b2569b7641b8f2f0f339425eea3f.png&quot; /&gt;Seconde vie&amp;nbsp;&lt;span class=&quot;icon icon-arrow-right-extrabold&quot;&gt;&amp;nbsp;&lt;/span&gt;&lt;/a&gt;&lt;div class=&quot;sub submenu-container sub-2&quot; data-id-ajax=&quot;ajax-c8&quot; id=&quot;c-8&quot;&gt;&amp;nbsp;&lt;/div&gt;&lt;/li&gt;&lt;li data-id-trigger=&quot;trigger-c4&quot; data-submenu-id=&quot;c-4&quot;&gt;&lt;a href=&quot;https://www.ldlc.com/jeux-loisirs/cint3067/&quot;&gt;&lt;img alt=&quot;&quot; data-entity-type=&quot;file&quot; data-entity-uuid=&quot;e2a14c44-b1de-4176-8b51-9c3c451ec858&quot; height=&quot;100&quot; src=&quot;https://media.ldlc.com/nbo/ldlc/menu/editor/b65cad83c0cd63bf21e69b8d7f8104de98092e21.png&quot; width=&quot;100&quot; /&gt;Jeux &amp;amp; loisirs&amp;nbsp;&lt;span class=&quot;icon icon-arrow-right-extrabold&quot;&gt;&amp;nbsp;&lt;/span&gt;&lt;/a&gt;&lt;div class=&quot;sub submenu-container sub-4&quot; data-id-ajax=&quot;ajax-c4&quot; id=&quot;c-4&quot;&gt;&amp;nbsp;&lt;/div&gt;&lt;/li&gt;&lt;li data-id-trigger=&quot;trigger-c5&quot; data-submenu-id=&quot;c-5&quot;&gt;&lt;a href=&quot;https://www.ldlc.com/objets-connectes/cint7641/&quot;&gt;&lt;img alt=&quot;&quot; data-entity-type=&quot;file&quot; data-entity-uuid=&quot;076a82b6-59fc-4688-8c87-ed09320aadd1&quot; height=&quot;100&quot; src=&quot;https://media.ldlc.com/nbo/ldlc/menu/editor/04bfbc4b5241d0d26f849a38de4abd1475068c3d.png&quot; width=&quot;100&quot; /&gt;Objets connectés &lt;span class=&quot;icon icon-arrow-right-extrabold&quot;&gt;&amp;nbsp;&lt;/span&gt;&lt;/a&gt;&lt;div class=&quot;sub submenu-container sub-4&quot; data-id-ajax=&quot;ajax-c5&quot; id=&quot;c-5&quot;&gt;&amp;nbsp;&lt;/div&gt;&lt;/li&gt;&lt;li data-id-trigger=&quot;trigger-c7&quot; data-submenu-id=&quot;c-7&quot;&gt;&lt;a href=&quot;https://www.ldlc.com/consommables/cint3068/&quot;&gt;&lt;img alt=&quot;&quot; data-entity-type=&quot;file&quot; data-entity-uuid=&quot;e810fbb4-e186-48ec-9b06-8dc51a177c6c&quot; height=&quot;100&quot; src=&quot;https://media.ldlc.com/nbo/ldlc/menu/editor/e53e2df26ff5e75c66099e4a63ec6ab49c3ca1c6.png&quot; width=&quot;100&quot; /&gt;Consommables&lt;span class=&quot;icon icon-arrow-right-extrabold&quot;&gt;&amp;nbsp;&lt;/span&gt;&lt;/a&gt;&lt;div class=&quot;sub submenu-container sub-4&quot; data-id-ajax=&quot;ajax-c7&quot; id=&quot;c-7&quot;&gt;&amp;nbsp;&lt;/div&gt;&lt;/li&gt;&lt;li data-id-trigger=&quot;trigger-c6&quot; data-submenu-id=&quot;c-6&quot;&gt;&lt;a href=&quot;https://www.ldlc.com/connectiques/cint3888/&quot;&gt;&lt;img alt=&quot;&quot; data-entity-type=&quot;file&quot; data-entity-uuid=&quot;caee6fb1-afd9-4473-b42d-c34e98766e50&quot; height=&quot;100&quot; src=&quot;https://media.ldlc.com/nbo/ldlc/menu/editor/953e6667dcb2f1a909c1f5993ffb08c91cec554f.png&quot; width=&quot;100&quot; /&gt;Connectique&lt;span class=&quot;icon icon-arrow-right-extrabold&quot;&gt;&amp;nbsp;&lt;/span&gt;&lt;/a&gt;&lt;div class=&quot;sub submenu-container sub-4&quot; data-id-ajax=&quot;ajax-c6&quot; id=&quot;c-6&quot;&gt;&amp;nbsp;&lt;/div&gt;&lt;/li&gt;&lt;li class=&quot;MobileOnly&quot; data-submenu-id=&quot;c-8&quot;&gt;&lt;a href=&quot;https://www.ldlc.com/n5351/tech-it-easy/&quot;&gt;Nos guides d'achat&lt;/a&gt;&lt;/li&gt;&lt;/ul&gt;&lt;/div&gt;&lt;/li&gt;&lt;li&gt;&lt;a href=&quot;https://www.ldlc.com/configurateur/&quot;&gt;&lt;span class=&quot;icon icon-cat icon-tools&quot;&gt;&amp;nbsp;&lt;/span&gt; &lt;span&gt;Configurateur PC&lt;/span&gt; &lt;/a&gt;&lt;/li&gt;&lt;!--&lt;li&gt;&lt;a href=&quot;https://www.ldlc.com/n2193/coin-des-affaires/&quot;&gt;&lt;span class=&quot;icon icon-cat icon-eur&quot; style=&quot;color: #FFC800;&quot;&gt;&amp;nbsp;&lt;/span&gt;&lt;span style=&quot;color: #FFC800;&quot;&gt;Soldes&lt;/span&gt; &lt;/a&gt;&lt;/li&gt;--&gt;&lt;li&gt;&lt;a href=&quot;https://www.ldlc.com/n6222/&quot;&gt;&lt;span class=&quot;icon icon-cat icon-loop&quot;&gt;&amp;nbsp;&lt;/span&gt; &lt;span&gt;Seconde vie&lt;/span&gt; &lt;/a&gt;&lt;/li&gt;&lt;li class=&quot;nav_promo cat&quot; data-id-trigger=&quot;trigger-promo&quot;&gt;&lt;div class=&quot;cat-arrow&quot;&gt;&lt;span class=&quot;icon icon-cat icon-percent&quot;&gt;&amp;nbsp;&lt;/span&gt; &lt;span&gt;Promotions&lt;/span&gt; &lt;span class=&quot;icon icon-arrow-bottom-extrabold&quot;&gt;&amp;nbsp;&lt;/span&gt;&lt;/div&gt;&lt;div class=&quot;sub-cat center-sub dsp-table&quot; data-id-ajax=&quot;ajax-promo&quot;&gt;&amp;nbsp;&lt;/div&gt;&lt;/li&gt;&lt;li&gt;&lt;a href=&quot;https://www.ldlc.com/nouveautes/&quot;&gt;&lt;span class=&quot;icon icon-cat icon-new&quot;&gt;&amp;nbsp;&lt;/span&gt; &lt;span&gt;Nouveautés&lt;/span&gt; &lt;/a&gt;&lt;/li&gt;&lt;li&gt;&lt;a href=&quot;https://www.ldlc.com/n5816/&quot;&gt;&lt;span class=&quot;icon icon-cat icon-like&quot;&gt;&amp;nbsp;&lt;/span&gt; &lt;span&gt;Services&lt;/span&gt; &lt;/a&gt;&lt;/li&gt;&lt;li&gt;&lt;a href=&quot;https://www.ldlc.com/aide/&quot;&gt;&lt;span class=&quot;icon icon-cat icon-question&quot;&gt;&amp;nbsp;&lt;/span&gt; &lt;span&gt;Besoin d'aide&lt;/span&gt; &lt;/a&gt;&lt;/li&gt;&lt;!--&lt;li&gt;&lt;a href=&quot;https://www.ldlc.com/aide/219-informations-covid-19/&quot;&gt;&lt;span class=&quot;icon icon-cat icon-error&quot; style=&quot;color: #FFC800;&quot;&gt;&amp;nbsp;&lt;/span&gt; &lt;span style=&quot;color: #FFC800;&quot;&gt;Infos COVID-19&lt;/span&gt; &lt;/a&gt;&lt;/li&gt;--&gt;&lt;/ul&gt;&#10;        &lt;/div&gt;&#10;        &lt;a href=&quot;#&quot; class=&quot;back-top&quot;&gt;&#10;            &lt;span class=&quot;icon icon-arrow-top&quot;&gt;&lt;/span&gt;&#10;        &lt;/a&gt;&#10;    &lt;/div&gt;&#10;&lt;/nav&gt;&#10;&#10;&lt;script&gt;&#10;            if (document.querySelector('.wrap-stock .stock-shop')) {&#10;            document.querySelector('.wrap-stock .stocks').append('&lt;div class=&quot;stock-shop&quot;&gt;&lt;strong&gt;Boutique&lt;/strong&gt;&lt;div&gt;&lt;/div&gt;&lt;/div&gt;');&#10;        }&#10;        if ( document.querySelector('.wrap-stock .stocks')) {&#10;            document.querySelector('.wrap-stock .stocks').classList.add('info-stock-shop');&#10;        }&#10;            &lt;/script&gt;&#10;&#10;    &lt;/header&gt;&#10;&#10;&lt;div class=&quot;ajaxWait&quot; style=&quot;display:none;&quot;&gt;&lt;/div&gt;&#10;                    &lt;div class=&quot;main product-detail&quot;&#10;         data-product-id=&quot;AR202306120085&quot;&#10;         data-product-url-id=&quot;PB00561767&quot;&#10;         data-offer-is-master=&quot;1&quot;&#10;         data-offer-is-marketplace=&quot;0&quot;&#10;         data-offer-id=&quot;AR202306120085&quot;&#10;         data-product-is-clearance=&quot;0&quot;&#10;         data-product-is-secondhand=&quot;0&quot;&#10;         data-product-typology=&quot;&quot;&#10;         data-category-id=&quot;4265&quot;&#10;         data-category-route=&quot;listing_page_filtered_&quot;&#10;         data-category-slug=&quot;informatique/ordinateur-portable/pc-portable&quot;&#10;         data-constructor-id=&quot;90NB0SL1-M00T00&quot;&#10;         data-variant-group-code=&quot;&quot;&#10;    &gt;&#10;                        &lt;div class=&quot;breadcrumb&quot;&gt;&#10;        &lt;a href=&quot;/&quot; class=&quot;back&quot;&gt;Retour&lt;/a&gt;&#10;        &lt;ul&gt;&#10;            &lt;li class=&quot;home&quot;&gt;&#10;                &lt;a href=&quot;https://www.ldlc.com/&quot;&gt;&#10;                    &lt;span class=&quot;icon icon-home-bold&quot;&gt;&lt;/span&gt;&#10;                &lt;/a&gt;&#10;            &lt;/li&gt;&#10;                                                                        &lt;li&gt;&#10;                                            &lt;a href=&quot;https://www.ldlc.com/informatique/cint3063/&quot;&gt;&#10;                            Informatique&#10;                        &lt;/a&gt;&#10;                                                &lt;span class=&quot;icon icon-arrow-right-extrabold&quot;&gt;&lt;/span&gt;&#10;                                                                            &lt;ul class=&quot;bc-nav&quot;&gt;&#10;                                &lt;li&gt;&#10;                                                                                                                    &lt;a href=&quot;https://www.ldlc.com/informatique/pieces-informatique/cint4197/&quot;&gt;Pièces informatique&lt;/a&gt;&#10;                                                                                                                                                            &lt;a href=&quot;https://www.ldlc.com/informatique/peripherique-pc/cint4196/&quot;&gt;Périphériques&lt;/a&gt;&#10;                                                                                                                                                            &lt;a href=&quot;https://www.ldlc.com/informatique/ordinateur-portable/cint4195/&quot;&gt;Ordinateur portable&lt;/a&gt;&#10;                                                                                                                                                            &lt;a href=&quot;https://www.ldlc.com/informatique/ordinateur-de-bureau/cint4194/&quot;&gt;Ordinateur de bureau&lt;/a&gt;&#10;                                                                                                                                                            &lt;a href=&quot;https://www.ldlc.com/informatique/tablette/cint7630/&quot;&gt;Tablette&lt;/a&gt;&#10;                                                                                                                                                            &lt;a href=&quot;https://www.ldlc.com/informatique/reseau/cint4198/&quot;&gt;Réseau&lt;/a&gt;&#10;                                                                                                                                                            &lt;a href=&quot;https://www.ldlc.com/informatique/raspberry-pi/cint7706/&quot;&gt;Raspberry Pi&lt;/a&gt;&#10;                                                                                                                                                            &lt;a href=&quot;https://www.ldlc.com/informatique/realite-virtuelle/cint7935/&quot;&gt;Réalité virtuelle&lt;/a&gt;&#10;                                                                                                                                                            &lt;a href=&quot;https://www.ldlc.com/informatique/logiciel/cint4193/&quot;&gt;Logiciels&lt;/a&gt;&#10;                                                                                                                                                            &lt;a href=&quot;https://www.ldlc.com/informatique/pc-caisse/cint5129/&quot;&gt;Matériel pour Point de Vente (POS)&lt;/a&gt;&#10;                                                                                                            &lt;/li&gt;&#10;                            &lt;/ul&gt;&#10;                                                            &lt;/li&gt;&#10;                                                                            &lt;li&gt;&#10;                                            &lt;a href=&quot;https://www.ldlc.com/informatique/ordinateur-portable/cint4195/&quot;&gt;&#10;                            Ordinateur portable&#10;                        &lt;/a&gt;&#10;                                                &lt;span class=&quot;icon icon-arrow-right-extrabold&quot;&gt;&lt;/span&gt;&#10;                                                                            &lt;ul class=&quot;bc-nav&quot;&gt;&#10;                                &lt;li&gt;&#10;                                                                                                                    &lt;a href=&quot;https://www.ldlc.com/informatique/ordinateur-portable/pc-portable/c4265/&quot;&gt;PC portable&lt;/a&gt;&#10;                                                                                                                                                            &lt;a href=&quot;https://www.ldlc.com/informatique/ordinateur-portable/portable-mac/c4266/&quot;&gt;MacBook&lt;/a&gt;&#10;                                                                                                                                                            &lt;a href=&quot;https://www.ldlc.com/informatique/ordinateur-portable/sac-sacoche-housse/c4267/&quot;&gt;Sac, sacoche, housse&lt;/a&gt;&#10;                                                                                                                                                            &lt;a href=&quot;https://www.ldlc.com/informatique/ordinateur-portable/pc-portable-reconditionne/c7855/&quot;&gt;PC portable reconditionné&lt;/a&gt;&#10;                                                                                                                                                            &lt;a href=&quot;https://www.ldlc.com/informatique/ordinateur-portable/macbook-reconditionne/c7856/&quot;&gt;MacBook reconditionné&lt;/a&gt;&#10;                                                                                                                                                            &lt;a href=&quot;https://www.ldlc.com/informatique/ordinateur-portable/support-pc-portable/c4270/&quot;&gt;Ventilateur PC portable&lt;/a&gt;&#10;                                                                                                                                                            &lt;a href=&quot;https://www.ldlc.com/informatique/ordinateur-portable/station-d-accueil/c4269/&quot;&gt;Station d&amp;#039;accueil PC portable&lt;/a&gt;&#10;                                                                                                                                                            &lt;a href=&quot;https://www.ldlc.com/informatique/ordinateur-portable/accessoires-pc-portable/c4257/&quot;&gt;Accessoires PC portable&lt;/a&gt;&#10;                                                                                                                                                            &lt;a href=&quot;https://www.ldlc.com/informatique/ordinateur-portable/accessoire-apple/c4256/&quot;&gt;Accessoires Apple&lt;/a&gt;&#10;                                                                                                                                                            &lt;a href=&quot;https://www.ldlc.com/informatique/ordinateur-portable/disque-dur-2-1-2/c4260/&quot;&gt;Disque dur 2&amp;quot;1/2&lt;/a&gt;&#10;                                                                                                                                                            &lt;a href=&quot;https://www.ldlc.com/informatique/ordinateur-portable/memoire-pc-portable/c4262/&quot;&gt;Mémoire PC portable&lt;/a&gt;&#10;                                                                                                                                                            &lt;a href=&quot;https://www.ldlc.com/informatique/ordinateur-portable/garanties/c4261/&quot;&gt;Garanties PC portable&lt;/a&gt;&#10;                                                                                                                                                            &lt;a href=&quot;https://www.ldlc.com/informatique/ordinateur-portable/adaptateur-secteur/c4258/&quot;&gt;Chargeur PC portable&lt;/a&gt;&#10;                                                                                                                                                            &lt;a href=&quot;https://www.ldlc.com/informatique/ordinateur-portable/batterie-pc-portable/c4259/&quot;&gt;Batterie PC portable&lt;/a&gt;&#10;                                                                                                            &lt;/li&gt;&#10;                            &lt;/ul&gt;&#10;                                                            &lt;/li&gt;&#10;                                                                            &lt;li class=&quot;alone&quot;&gt;&#10;                                            &lt;a href=&quot;https://www.ldlc.com/informatique/ordinateur-portable/pc-portable/c4265/&quot;&gt;&#10;                            PC portable&#10;                        &lt;/a&gt;&#10;                                                &lt;span class=&quot;icon icon-arrow-right-extrabold&quot;&gt;&lt;/span&gt;&#10;                                                                                    &lt;/li&gt;&#10;                                                                            &lt;li class=&quot;alone&quot;&gt;&#10;                                                                    &lt;strong class=&quot;lastBreadcrumb&quot;&gt;ASUS Zenbook 13 OLED UX325EA-KG907W-EVO avec NumPad&lt;/strong&gt;&#10;                                                            &lt;/li&gt;&#10;                                    &lt;/ul&gt;&#10;    &lt;/div&gt;&#10;&#10;&#10;        &#10;                    &lt;div class=&quot;sbloc product-bloc&quot; id=&quot;activeOffer&quot;&gt;&#10;    &lt;div class=&quot;title&quot;&gt;&#10;                    &lt;div class=&quot;share-btn&quot;&gt;&#10;                                &lt;ul&gt;&#10;                    &lt;li class=&quot;share-mail&quot;&gt;&#10;                        &lt;a href=&quot;#&quot; id=&quot;share-product&quot; data-product-id=&quot;AR202306120085&quot; data-offer-id=&quot;AR202306120085&quot; data-tracking-event=&quot;click&quot; data-tracking-category=&quot;Partage&quot; data-tracking-action=&quot;Mail&quot; data-tracking-label=&quot;Page produit&quot;&gt;&#10;                            &lt;span class=&quot;icon icon-mail&quot;&gt;&lt;/span&gt;&#10;                        &lt;/a&gt;&#10;                    &lt;/li&gt;&#10;                    &lt;li class=&quot;share-fb&quot;&gt;&#10;                        &lt;a href=&quot;https://www.facebook.com/sharer/sharer.php?u=https%3A%2F%2Fwww.ldlc.com%2Ffiche%2FPB00561767.html&quot; target=&quot;_blank&quot; title=&quot;Facebook&quot; data-tracking-event=&quot;click&quot; data-tracking-category=&quot;Partage&quot; data-tracking-action=&quot;Facebook&quot; data-tracking-label=&quot;Page produit&quot;&gt;&#10;                            &lt;span class=&quot;icon icon-fb&quot;&gt;&lt;/span&gt;&#10;                        &lt;/a&gt;&#10;                    &lt;/li&gt;&#10;                    &lt;li class=&quot;share-tw&quot;&gt;&#10;                        &lt;a href=&quot;https://twitter.com/intent/tweet?url=https%3A%2F%2Fwww.ldlc.com%2Ffiche%2FPB00561767.html&amp;amp;text=ASUS%20Zenbook%2013%20OLED%20UX325EA-KG907W-EVO%20avec%20NumPad&quot; target=&quot;_blank&quot; title=&quot;Twitter&quot; data-tracking-event=&quot;click&quot; data-tracking-category=&quot;Partage&quot; data-tracking-action=&quot;Twitter&quot; data-tracking-label=&quot;Page produit&quot;&gt;&#10;                            &lt;span class=&quot;icon icon-twitter&quot;&gt;&lt;/span&gt;&#10;                        &lt;/a&gt;&#10;                    &lt;/li&gt;&#10;                &lt;/ul&gt;&#10;            &lt;/div&gt;&#10;                &lt;h1 class=&quot;title-1&quot;&gt;&#10;            ASUS Zenbook 13 OLED UX325EA-KG907W-EVO avec NumPad&#10;        &lt;/h1&gt;&#10;                    &lt;h2&gt;Intel Core i5-1135G7 16 Go SSD 512 Go 13.3&amp;quot; OLED Full HD Wi-Fi 6/Bluetooth Webcam Windows 11 Famille&lt;/h2&gt;&#10;            &lt;/div&gt;&#10;    &lt;div class=&quot;product-info&quot;&gt;&#10;        &lt;div class=&quot;pic&quot;&gt;&#10;            &#10;    &#10;&#10;    &#10;&lt;div id=&quot;productphoto&quot; data-ean=&quot;4711387146811&quot; data-language=&quot;fr&quot;&gt;&#10;    &lt;div class=&quot;product&quot;&gt;&#10;        &lt;a href=&quot;&quot; class=&quot;photodefault clearfix&quot; id=&quot;ctl00_cphMainContent_hplZoom&quot; tabindex=&quot;0&quot;&gt;&#10;            &lt;img loading=&quot;lazy&quot; id=&quot;ctl00_cphMainContent_ImgProduct&quot; alt=&quot;ASUS Zenbook 13 OLED UX325EA-KG907W-EVO avec NumPad&quot; src=&quot;https://media.ldlc.com/r374/ld/products/00/05/96/24/LD0005962409_0006050652.jpg&quot; title=&quot;ASUS Zenbook 13 OLED UX325EA-KG907W-EVO avec NumPad&quot;&gt;&#10;        &lt;/a&gt;&#10;            &lt;/div&gt;&#10;&#10;    &#10;    &lt;div class=&quot;zoom&quot;&gt;&#10;        &lt;ul class=&quot;clearfix&quot;&gt;&#10;                                                                                &lt;li class=&quot;zoomboxover vignette selected&quot; data-index=&quot;0&quot; data-type=&quot;photo&quot;&#10;                        id=&quot;liZoom_0&quot; &gt;&#10;                        &lt;a href=&quot;https://media.ldlc.com/r1600/ld/products/00/05/96/24/LD0005962409_0006050652.jpg&quot; class=&quot;pVignette photo&quot; rel=&quot;photopopup&quot; tabindex=&quot;0&quot;&gt;&#10;                            &lt;img alt=&quot;ASUS Zenbook 13 OLED UX325EA-KG907W-EVO avec NumPad Intel Core i5-1135G7 16 Go SSD 512 Go 13.3&amp;quot; OLED Full HD Wi-Fi 6/Bluetooth Webcam Windows 11 Famille&quot; loading=&quot;lazy&quot; src=&quot;https://media.ldlc.com/r80/ld/products/00/05/96/24/LD0005962409_0006050652.jpg&quot; onerror=&quot;this.src='/build/img/public/no-photo.jpg'&quot; title=&quot;ASUS Zenbook 13 OLED UX325EA-KG907W-EVO avec NumPad Intel Core i5-1135G7 16 Go SSD 512 Go 13.3&amp;quot; OLED Full HD Wi-Fi 6/Bluetooth Webcam Windows 11 Famille&quot;&gt;&#10;                        &lt;/a&gt;&#10;                    &lt;/li&gt;&#10;                                                                            &lt;li class=&quot;zoomboxover vignette &quot; data-index=&quot;1&quot; data-type=&quot;photo&quot;&#10;                        id=&quot;liZoom_1&quot; &gt;&#10;                        &lt;a href=&quot;https://media.ldlc.com/r1600/ld/products/00/05/96/24/LD0005962410_0006050653.jpg&quot; class=&quot;pVignette photo&quot; rel=&quot;photopopup&quot; tabindex=&quot;0&quot;&gt;&#10;                            &lt;img alt=&quot;PC portable&quot; loading=&quot;lazy&quot; src=&quot;https://media.ldlc.com/r80/ld/products/00/05/96/24/LD0005962410_0006050653.jpg&quot; onerror=&quot;this.src='/build/img/public/no-photo.jpg'&quot; title=&quot;PC portable&quot;&gt;&#10;                        &lt;/a&gt;&#10;                    &lt;/li&gt;&#10;                                                                            &lt;li class=&quot;zoomboxover vignette &quot; data-index=&quot;2&quot; data-type=&quot;photo&quot;&#10;                        id=&quot;liZoom_2&quot; &gt;&#10;                        &lt;a href=&quot;https://media.ldlc.com/r1600/ld/products/00/05/96/24/LD0005962411_0006050654.jpg&quot; class=&quot;pVignette photo&quot; rel=&quot;photopopup&quot; tabindex=&quot;0&quot;&gt;&#10;                            &lt;img alt=&quot;Avis ASUS Zenbook 13 OLED UX325EA-KG907W-EVO avec NumPad&quot; loading=&quot;lazy&quot; src=&quot;https://media.ldlc.com/r80/ld/products/00/05/96/24/LD0005962411_0006050654.jpg&quot; onerror=&quot;this.src='/build/img/public/no-photo.jpg'&quot; title=&quot;Avis ASUS Zenbook 13 OLED UX325EA-KG907W-EVO avec NumPad&quot;&gt;&#10;                        &lt;/a&gt;&#10;                    &lt;/li&gt;&#10;                                                                            &lt;li class=&quot;zoomboxover vignette &quot; data-index=&quot;3&quot; data-type=&quot;photo&quot;&#10;                        id=&quot;liZoom_3&quot; &gt;&#10;                        &lt;a href=&quot;https://media.ldlc.com/r1600/ld/products/00/05/96/24/LD0005962412_0006050655.jpg&quot; class=&quot;pVignette photo&quot; rel=&quot;photopopup&quot; tabindex=&quot;0&quot;&gt;&#10;                            &lt;img alt=&quot;Acheter ASUS Zenbook 13 OLED UX325EA-KG907W-EVO avec NumPad&quot; loading=&quot;lazy&quot; src=&quot;https://media.ldlc.com/r80/ld/products/00/05/96/24/LD0005962412_0006050655.jpg&quot; onerror=&quot;this.src='/build/img/public/no-photo.jpg'&quot; title=&quot;Acheter ASUS Zenbook 13 OLED UX325EA-KG907W-EVO avec NumPad&quot;&gt;&#10;                        &lt;/a&gt;&#10;                    &lt;/li&gt;&#10;                                                                            &lt;li class=&quot;zoomboxover vignette &quot; data-index=&quot;4&quot; data-type=&quot;photo&quot;&#10;                        id=&quot;liZoom_4&quot; &gt;&#10;                        &lt;a href=&quot;https://media.ldlc.com/r1600/ld/products/00/05/96/24/LD0005962413_0006050656.jpg&quot; class=&quot;pVignette photo&quot; rel=&quot;photopopup&quot; tabindex=&quot;0&quot;&gt;&#10;                            &lt;img alt=&quot;ASUS Zenbook 13 OLED UX325EA-KG907W-EVO avec NumPad pas cher&quot; loading=&quot;lazy&quot; src=&quot;https://media.ldlc.com/r80/ld/products/00/05/96/24/LD0005962413_0006050656.jpg&quot; onerror=&quot;this.src='/build/img/public/no-photo.jpg'&quot; title=&quot;ASUS Zenbook 13 OLED UX325EA-KG907W-EVO avec NumPad pas cher&quot;&gt;&#10;                        &lt;/a&gt;&#10;                    &lt;/li&gt;&#10;                                                                        &#10;        &lt;/ul&gt;&#10;    &lt;/div&gt;&#10;&lt;/div&gt;&#10;&lt;div class=&quot;swiper-product&quot;&gt;&#10;    &lt;div class=&quot;swiper&quot;&gt;&#10;        &lt;div class=&quot;swiper-wrapper&quot;&gt;&#10;                                                                    &lt;div class=&quot;swiper-slide&quot;&gt;&#10;                        &lt;a href=&quot;https://media.ldlc.com/r1600/ld/products/00/05/96/24/LD0005962409_0006050652.jpg&quot; class=&quot;photodefault clearfix&quot;&#10;                           rel=&quot;photopopup&quot; tabindex=&quot;0&quot;&gt;&#10;                            &lt;img loading=&quot;lazy&quot; alt=&quot;ASUS Zenbook 13 OLED UX325EA-KG907W-EVO avec NumPad Intel Core i5-1135G7 16 Go SSD 512 Go 13.3&amp;quot; OLED Full HD Wi-Fi 6/Bluetooth Webcam Windows 11 Famille&quot; src=&quot;https://media.ldlc.com/r374/ld/products/00/05/96/24/LD0005962409_0006050652.jpg&quot;&#10;                                 onerror=&quot;this.src='/build/img/public/no-photo.jpg'&quot;&#10;                                 title=&quot;ASUS Zenbook 13 OLED UX325EA-KG907W-EVO avec NumPad Intel Core i5-1135G7 16 Go SSD 512 Go 13.3&amp;quot; OLED Full HD Wi-Fi 6/Bluetooth Webcam Windows 11 Famille&quot;&gt;&#10;                        &lt;/a&gt;&#10;                    &lt;/div&gt;&#10;                                                        &lt;div class=&quot;swiper-slide&quot;&gt;&#10;                        &lt;a href=&quot;https://media.ldlc.com/r1600/ld/products/00/05/96/24/LD0005962410_0006050653.jpg&quot; class=&quot;photodefault clearfix&quot;&#10;                           rel=&quot;photopopup&quot; tabindex=&quot;0&quot;&gt;&#10;                            &lt;img loading=&quot;lazy&quot; alt=&quot;PC portable&quot; src=&quot;https://media.ldlc.com/r374/ld/products/00/05/96/24/LD0005962410_0006050653.jpg&quot;&#10;                                 onerror=&quot;this.src='/build/img/public/no-photo.jpg'&quot;&#10;                                 title=&quot;PC portable&quot;&gt;&#10;                        &lt;/a&gt;&#10;                    &lt;/div&gt;&#10;                                                        &lt;div class=&quot;swiper-slide&quot;&gt;&#10;                        &lt;a href=&quot;https://media.ldlc.com/r1600/ld/products/00/05/96/24/LD0005962411_0006050654.jpg&quot; class=&quot;photodefault clearfix&quot;&#10;                           rel=&quot;photopopup&quot; tabindex=&quot;0&quot;&gt;&#10;                            &lt;img loading=&quot;lazy&quot; alt=&quot;Avis ASUS Zenbook 13 OLED UX325EA-KG907W-EVO avec NumPad&quot; src=&quot;https://media.ldlc.com/r374/ld/products/00/05/96/24/LD0005962411_0006050654.jpg&quot;&#10;                                 onerror=&quot;this.src='/build/img/public/no-photo.jpg'&quot;&#10;                                 title=&quot;Avis ASUS Zenbook 13 OLED UX325EA-KG907W-EVO avec NumPad&quot;&gt;&#10;                        &lt;/a&gt;&#10;                    &lt;/div&gt;&#10;                                                        &lt;div class=&quot;swiper-slide&quot;&gt;&#10;                        &lt;a href=&quot;https://media.ldlc.com/r1600/ld/products/00/05/96/24/LD0005962412_0006050655.jpg&quot; class=&quot;photodefault clearfix&quot;&#10;                           rel=&quot;photopopup&quot; tabindex=&quot;0&quot;&gt;&#10;                            &lt;img loading=&quot;lazy&quot; alt=&quot;Acheter ASUS Zenbook 13 OLED UX325EA-KG907W-EVO avec NumPad&quot; src=&quot;https://media.ldlc.com/r374/ld/products/00/05/96/24/LD0005962412_0006050655.jpg&quot;&#10;                                 onerror=&quot;this.src='/build/img/public/no-photo.jpg'&quot;&#10;                                 title=&quot;Acheter ASUS Zenbook 13 OLED UX325EA-KG907W-EVO avec NumPad&quot;&gt;&#10;                        &lt;/a&gt;&#10;                    &lt;/div&gt;&#10;                                                        &lt;div class=&quot;swiper-slide&quot;&gt;&#10;                        &lt;a href=&quot;https://media.ldlc.com/r1600/ld/products/00/05/96/24/LD0005962413_0006050656.jpg&quot; class=&quot;photodefault clearfix&quot;&#10;                           rel=&quot;photopopup&quot; tabindex=&quot;0&quot;&gt;&#10;                            &lt;img loading=&quot;lazy&quot; alt=&quot;ASUS Zenbook 13 OLED UX325EA-KG907W-EVO avec NumPad pas cher&quot; src=&quot;https://media.ldlc.com/r374/ld/products/00/05/96/24/LD0005962413_0006050656.jpg&quot;&#10;                                 onerror=&quot;this.src='/build/img/public/no-photo.jpg'&quot;&#10;                                 title=&quot;ASUS Zenbook 13 OLED UX325EA-KG907W-EVO avec NumPad pas cher&quot;&gt;&#10;                        &lt;/a&gt;&#10;                    &lt;/div&gt;&#10;                                                &lt;/div&gt;&#10;        &lt;div class=&quot;swiper-pagination&quot;&gt;&lt;/div&gt;&#10;    &lt;/div&gt;&#10;&lt;/div&gt;&#10;&lt;p class=&quot;mention&quot;&gt;Photos non contractuelles&lt;/p&gt;&#10;        &lt;/div&gt;&#10;        &lt;div class=&quot;description&quot;&gt;&#10;            &lt;div class=&quot;additionalInformation&quot;&gt;&#10;                                                                                        &lt;div class=&quot;ratingClient&quot;&gt;&#10;                                                                &lt;a href=&quot;/fiche/PB00561767.html#clients-review&quot;&gt;&#10;                                    &lt;span class=&quot;star-10&quot;&gt;&lt;/span&gt;&#10;                                    10 avis clients&#10;                                &lt;/a&gt;&#10;                            &lt;/div&gt;&#10;                                            &#10;                                            &lt;div class=&quot;additionalInformation-QandA hide&quot;&gt;&#10;                            &lt;a class=&quot;qa-ask-question-head&quot; href=&quot;#&quot; &gt;&#10;                                &lt;span class=&quot;icon icon-bubble&quot;&gt;&lt;/span&gt;&lt;span class=&quot;nb-questions-answers&quot;&gt;&lt;/span&gt; &lt;span class=&quot;questions-answers-label&quot;&gt;question / réponse&lt;/span&gt;&#10;                            &lt;/a&gt;&#10;                        &lt;/div&gt;&#10;                                                &lt;/div&gt;&#10;                            &lt;p class=&quot;desc&quot;&gt;Taillé pour la performance et la mobilité, le PC portable ASUS Zenbook 13 OLED UX325EA bénéficie d'un design remarquable. Combinant châssis compact et écran OLED à bords fins, il maximise à la fois le confort et la mobilité !&lt;/p&gt;&#10;                        &lt;p class=&quot;desc desc_mobile&quot;&gt;Intel Core i5-1135G7 16 Go SSD 512 Go 13.3&amp;quot; OLED Full HD Wi-Fi 6/Bluetooth Webcam Windows 11 Famille&lt;/p&gt;&#10;&#10;            &#10;                        &#10;            &#10;                        &#10;            &lt;ul class=&quot;specs-infos&quot;&gt;&#10;                                                    &lt;li&gt;&#10;                        &lt;img src=&quot;https://media.ldlc.com/r100-60/bo/repairindex/fr/fr/repairability-index-6.6.png&quot; /&gt;&#10;                    &lt;/li&gt;&#10;                                                    &lt;li&gt;&#10;                                                &lt;img src=&quot;https://media.ldlc.com/v3/specs/20013.gif&quot; alt=&quot;Windows 11&quot; /&gt;&#10;                    &lt;/li&gt;&#10;                                    &lt;li&gt;&#10;                                                &lt;img src=&quot;https://media.ldlc.com/v3/specs/20089.gif&quot; alt=&quot;Intel Evo Core i5&quot; /&gt;&#10;                    &lt;/li&gt;&#10;                &#10;                    &lt;li&gt;&#10;                    &lt;a href=&quot;/aide/50-la-garantie-ldlc/&quot; target=&quot;_blank&quot;&gt;&#10;                &lt;img src=&quot;https://media.ldlc.com/bo/guarantee/fr/fr/guarantee-ldlc.png&quot; /&gt;&#10;            &lt;/a&gt;&#10;            &lt;/li&gt;&#10;&#10;            &lt;/ul&gt;&#10;&#10;            &#10;            &#10;                                                   &#10;            &#10;            &#10;            &#10;            &#10;            &#10;                                                                    &lt;div class=&quot;shipping&quot;&gt;&#10;        &lt;ul&gt;&#10;                            &lt;li&gt;&#10;                           &#10;    &#10;    &#10;&lt;img src=&quot;/build/img/common/ico-livraison-express-fiche.jpg&quot; alt=&quot;Livraison possible le 19/01/2024 avant 13h&quot;&gt;&#10;&lt;p&gt;&#10;    Livraison possible le 19/01/2024 avant 13h&#10;        &lt;/p&gt;&#10;                &lt;/li&gt;&#10;                            &lt;li&gt;&#10;                           &#10;                &#10;    &#10;&lt;img src=&quot;/build/img/common/ico-sameday-fiche.jpg&quot; alt=&quot;Livraison possible en soirée&quot;&gt;&#10;&lt;p&gt;&#10;    Livraison possible en soirée&#10;                &lt;br /&gt;&lt;span class=&quot;link-open-modal&quot; id=&quot;modal-verif-370090&quot;&gt;Vérifier mon code postal&lt;/&gt;&#10;    &lt;/p&gt;&#10;                &lt;/li&gt;&#10;                            &lt;li&gt;&#10;                           &#10;                &#10;                &#10;&lt;img src=&quot;/build/img/common/ico-chronorelais.png&quot; alt=&quot;Livraison possible en Chrono Relais&quot;&gt;&#10;&lt;p&gt;&#10;    Livraison possible en Chrono Relais&#10;        &lt;/p&gt;&#10;                &lt;/li&gt;&#10;                    &lt;/ul&gt;&#10;    &lt;/div&gt;&#10;&#10;                            &#10;                    &#10;    &lt;div class=&quot;recycle&quot;&gt;&#10;        &lt;img src=&quot;/build/img/common/ico-recycle.png&quot;&gt;&#10;        &lt;p&gt;Reprise de votre ancien produit&lt;br/&gt;&#10;            &lt;a  href=&quot;#&quot; class=&quot;link-open-modal recyclable_modal&quot;&gt;En savoir plus&lt;/a&gt;&#10;        &lt;/p&gt;&#10;    &lt;/div&gt;&#10;        &lt;/div&gt;&#10;&#10;        &lt;div class=&quot;wrap-aside&quot;&gt;&#10;                            &lt;aside&gt;&#10;            &#10;    &#10;    &#10;&#10;                &lt;div class=&quot;price&quot;&gt;&lt;div class=&quot;price&quot;&gt;799€&lt;sup&gt;95&lt;/sup&gt;&lt;/div&gt;&lt;/div&gt;&#10;                        &#10;                &lt;div class=&quot;payment-option text-center&quot; data-price=&quot;799.95&quot;&gt;&#10;        &lt;div class=&quot;nav-tabs-component overflow-hidden&quot;&gt;&#10;            &lt;ul class=&quot;nav nav-tabs&quot; role=&quot;tablist&quot;&gt;&#10;                                                        &lt;li role=&quot;presentation&quot; class=&quot;active&quot;&gt;&#10;                        &lt;a href=&quot;#cb3&quot; aria-controls=&quot;cb3&quot;&#10;                           role=&quot;tab&quot; data-toggle=&quot;tab&quot; aria-expanded=&quot;true&quot;&gt;&#10;                            En 3x&#10;                        &lt;/a&gt;&#10;                    &lt;/li&gt;&#10;                                                        &lt;li role=&quot;presentation&quot;&gt;&#10;                        &lt;a href=&quot;#oney&quot; aria-controls=&quot;oney&quot;&#10;                           role=&quot;tab&quot; data-toggle=&quot;tab&quot; aria-expanded=&quot;true&quot;&gt;&#10;                            En 10x&#10;                        &lt;/a&gt;&#10;                    &lt;/li&gt;&#10;                            &lt;/ul&gt;&#10;        &lt;/div&gt;&#10;        &lt;div class=&quot;tab-content&quot;&gt;&#10;                                            &lt;div role=&quot;tabpanel&quot;&#10;                     class=&quot;tab-pane active&quot;&#10;                     id=&quot;cb3&quot;&gt;&#10;                                        &lt;div class=&quot;payment-option--3x&quot;&gt;&#10;                                                                                &#10;                            &lt;div class=&quot;payment-option--price&quot;&gt;&#10;                                                                                                        &lt;span class=&quot;price&quot;&gt;272€&lt;sup&gt;78&lt;/sup&gt;&lt;/span&gt; x3&#10;                                                            &lt;/div&gt;&#10;                                                        &lt;div class=&quot;payment-option--information&quot;&gt;&#10;                                dont 18€39 de frais&#10;                            &lt;/div&gt;&#10;                                            &lt;/div&gt;&#10;                &lt;/div&gt;&#10;                                            &lt;div role=&quot;tabpanel&quot;&#10;                     class=&quot;tab-pane&quot;&#10;                     id=&quot;oney&quot;&gt;&#10;                                        &lt;div class=&quot;payment-option--10x&quot;&gt;&#10;                                            &lt;/div&gt;&#10;                &lt;/div&gt;&#10;                    &lt;/div&gt;&#10;    &lt;/div&gt;&#10;&#10;                    &lt;div class=&quot;saleBlock invisible&quot; id=&quot;product-page-price&quot; data-price=&quot;799.95&quot;&#10;                 data-vat=&quot;20&quot; data-cart-minimum-amount=&quot;0&quot;&#10;                 data-product-price-vat-on=&quot;799.95&quot; data-product-price-vat-off=&quot;666.625&quot;&#10;            &gt;&#10;                &lt;div class=&quot;qty-selector&quot; &gt;&#10;                    &lt;span class=&quot;txt&quot;&gt;Quantité&lt;/span&gt;&#10;                    &lt;div class=&quot;quantity&quot;&gt;&#10;                        &lt;div class=&quot;dropdown active&quot;&gt;&#10;                            &lt;div class=&quot;input&quot;&gt;&#10;                                &lt;span class=&quot;hida&quot;&gt;1&lt;/span&gt;&#10;                                &lt;p class=&quot;multiSel&quot;&gt;&lt;/p&gt;&#10;                                &lt;span class=&quot;icon icon icon-arrow-bottom-bold&quot;&gt;&lt;/span&gt;&#10;                            &lt;/div&gt;&#10;                            &lt;div class=&quot;list&quot;&gt;&#10;                                &lt;div class=&quot;mutliSelect&quot;&gt;&#10;                                    &lt;div class=&quot;drop&quot;&gt;&#10;                                        &lt;ul&gt;&#10;                                                                                                                                                                                    &lt;li class=&quot;&quot;&gt;&lt;span&gt;1&lt;/span&gt;&lt;/li&gt;&#10;                                                                                            &lt;li class=&quot;&quot;&gt;&lt;span&gt;2&lt;/span&gt;&lt;/li&gt;&#10;                                                                                            &lt;li class=&quot;&quot;&gt;&lt;span&gt;3&lt;/span&gt;&lt;/li&gt;&#10;                                                                                            &lt;li class=&quot;&quot;&gt;&lt;span&gt;4&lt;/span&gt;&lt;/li&gt;&#10;                                                                                            &lt;li class=&quot;&quot;&gt;&lt;span&gt;5&lt;/span&gt;&lt;/li&gt;&#10;                                                                                            &lt;li class=&quot;&quot;&gt;&lt;span&gt;6&lt;/span&gt;&lt;/li&gt;&#10;                                                                                            &lt;li class=&quot;&quot;&gt;&lt;span&gt;7&lt;/span&gt;&lt;/li&gt;&#10;                                                                                            &lt;li class=&quot;&quot;&gt;&lt;span&gt;8&lt;/span&gt;&lt;/li&gt;&#10;                                                                                            &lt;li class=&quot;&quot;&gt;&lt;span&gt;9&lt;/span&gt;&lt;/li&gt;&#10;                                                                                    &lt;/ul&gt;&#10;                                                                                    &lt;span class=&quot;more&quot;&gt;+10&lt;/span&gt;&#10;                                                                            &lt;/div&gt;&#10;                                &lt;/div&gt;&#10;                            &lt;/div&gt;&#10;                        &lt;/div&gt;&#10;                        &lt;input id=&quot;qty-for-AR202306120085&quot; type=&quot;number&quot; class=&quot;text qty&quot; data-max=&quot;100&quot;&#10;                               value=&quot;1&quot;&gt;&#10;                    &lt;/div&gt;&#10;                    &lt;span id=&quot;qty-max-alert&quot; class=&quot;helper&quot;&gt;&#10;                        La quantité maximum autorisée est 100&#10;                    &lt;/span&gt;&#10;                &lt;/div&gt;&#10;&#10;                &lt;div class=&quot;add-to-cart-bloc&quot;&gt;&#10;                    &lt;button class=&quot;button picto color2 noMarge add-to-cart&quot;&#10;                            data-product-id=&quot;AR202306120085&quot;&#10;                            data-offer-id=&quot;AR202306120085&quot;&#10;                            data-is-marketplace=&quot;0&quot;&#10;                            data-add-offer-key=&quot;&quot;&#10;                            data-tracking-event=&quot;click&quot;&#10;                            data-tracking-category=&quot;Ajout panier&quot;&#10;                            data-tracking-action=&quot;Page produit bouton principal&quot;&#10;                            data-tracking-label=&quot;AR202306120085&quot;&gt;&#10;                        &lt;span class=&quot;icon icon-basket-bold&quot;&gt;&lt;/span&gt;&#10;                        Ajouter au panier&#10;                    &lt;/button&gt;&#10;                    &lt;button class=&quot;button picto color2 noMarge add-to-cart-oneclic hide&quot;&#10;                            data-product-id=&quot;AR202306120085&quot;&#10;                            data-offer-id=&quot;AR202306120085&quot;&#10;                            data-is-marketplace=&quot;0&quot;&#10;                            data-add-offer-key=&quot;&quot;&#10;                            data-tracking-event=&quot;click&quot;&#10;                            data-tracking-category=&quot;Ajout panier&quot;&#10;                            data-tracking-action=&quot;Page produit bouton oneclick&quot;&#10;                            data-tracking-label=&quot;AR202306120085&quot;&gt;&#10;                        &lt;span class=&quot;icon icon-flash&quot;&gt;&lt;/span&gt;&#10;                        Acheter cet article&#10;                    &lt;/button&gt;&#10;                &lt;/div&gt;&#10;                &lt;div class=&quot;add-to-cart-bloc-mobile&quot;&gt;&#10;                    &lt;div class=&quot;price&quot;&gt;&lt;div class=&quot;price&quot;&gt;799€&lt;sup&gt;95&lt;/sup&gt;&lt;/div&gt;&lt;/div&gt;&#10;                    &lt;button class=&quot;button picto color2 noMarge add-to-cart&quot;&#10;                            data-product-id=&quot;AR202306120085&quot;&#10;                            data-offer-id=&quot;AR202306120085&quot;&#10;                            data-is-marketplace=&quot;0&quot;&#10;                            data-add-offer-key=&quot;&quot;&#10;                            data-tracking-event=&quot;click&quot;&#10;                            data-tracking-category=&quot;Ajout panier&quot;&#10;                            data-tracking-action=&quot;Page produit sticky mobile&quot;&#10;                            data-tracking-label=&quot;AR202306120085&quot;&gt;&#10;                        &lt;span class=&quot;icon icon-basket-bold&quot;&gt;&lt;/span&gt;&#10;                        Ajouter au panier&#10;                    &lt;/button&gt;&#10;                &lt;/div&gt;&#10;            &lt;/div&gt;&#10;                            &lt;span class=&quot;link-open-modal price-alert hidden-l-down&quot;&#10;                  id=&quot;price-alert&quot;&gt;Être informé d&amp;#039;une baisse de prix&lt;/span&gt;&#10;                            &lt;div class=&quot;stocks stock-info&quot; id=&quot;product-page-stock&quot; data-stockcode=&quot;1&quot;&gt;&#10;                &lt;div class=&quot;website&quot;&gt;&#10;            &lt;div class=&quot;title&quot;&gt;&#10;                Dispo web&amp;nbsp;:            &lt;/div&gt;&#10;            &lt;div class=&quot;content&quot;&gt;&#10;                &lt;div class=&quot;modal-stock-web pointer stock stock-1&quot; data-stock-web=&quot;1&quot;&gt;&lt;span&gt;En &lt;em&gt;stock&lt;/em&gt;&lt;/span&gt;&lt;/div&gt;&#10;                            &lt;/div&gt;&#10;        &lt;/div&gt;&#10;    &#10;                            &lt;div class=&quot;shop&quot;&gt;&#10;                &lt;div class=&quot;title&quot;&gt;Dispo boutique&amp;nbsp;:&amp;nbsp;&lt;/div&gt;&#10;                &lt;div class=&quot;content&quot;&gt;&#10;                    &lt;div class=&quot;info no-favorite-shop&quot;&gt;&#10;                                                    &lt;span class=&quot;pointer modal-shop-choice link-open-modal&quot;&#10;                                  data-offer-id=&quot;AR202306120085&quot;&#10;                                  data-is-marketplace=&quot;0&quot;&#10;                            &gt;&#10;                                Dispo dans &lt;span&gt;34 boutiques&lt;/span&gt;&#10;                            &lt;/span&gt;&#10;                                            &lt;/div&gt;&#10;                &lt;/div&gt;&#10;            &lt;/div&gt;&#10;            &lt;/div&gt;&#10;&#10;    &lt;/aside&gt;&#10;                &#10;&#10;                    &lt;/div&gt;&#10;    &lt;/div&gt;&#10;    &lt;div id=&quot;compare_offer&quot;&gt;&lt;/div&gt;&#10;&lt;/div&gt;&#10;&#10;&lt;div id=&quot;adsProduct&quot; class=&quot;ad&quot;&gt;&#10;                    &lt;div class=&quot;advertising-banner&quot; id=&quot;pubContentproductTop&quot; data-url=&quot;https://pub.groupe-ldlc.com/www/delivery/ajs.php&quot; data-banner-parent-id=&quot;adsProduct&quot; data-banner-custom='&amp;#x7B;&amp;quot;zoneid&amp;quot;&amp;#x3A;25,&amp;quot;pays&amp;quot;&amp;#x3A;270001,&amp;quot;c&amp;quot;&amp;#x3A;&amp;quot;4265&amp;quot;,&amp;quot;u&amp;quot;&amp;#x3A;&amp;quot;3063,4195,4265&amp;quot;,&amp;quot;p&amp;quot;&amp;#x3A;&amp;quot;AR202306120085&amp;quot;,&amp;quot;b&amp;quot;&amp;#x3A;&amp;quot;C000000806&amp;quot;,&amp;quot;store&amp;quot;&amp;#x3A;&amp;quot;&amp;quot;&amp;#x7D;'&gt;&#10;&lt;/div&gt;&#10;&#10;    &lt;/div&gt;&#10;&#10;&#10;&lt;div class=&quot;modal&quot; id=&quot;modal-pack-confort&quot; tabindex=&quot;-1&quot; role=&quot;dialog&quot; aria-labelledby=&quot;myModalLabel&quot;&gt;&#10;    &lt;div class=&quot;modal-dialog&quot; role=&quot;document&quot;&gt;&#10;        &lt;div class=&quot;modal-content&quot;&gt;&lt;/div&gt;&#10;    &lt;/div&gt;&#10;&lt;/div&gt;&#10;        &#10;        &lt;div class=&quot;sbloc details-pdt&quot;&gt;&#10;                        &#10;                                                        &#10;            &lt;div class=&quot;detail tabs-component-collapse&quot;&gt;&#10;                &lt;div class=&quot;nav-tabs-component nav-tabs-component-grey&quot;&gt;&#10;    &lt;ul class=&quot;nav nav-tabs nav-tab-collapse&quot;&gt;&#10;        &lt;li role=&quot;presentation&quot; class=&quot;active&quot;&gt;&#10;            &lt;h2&gt;&#10;                &lt;a href=&quot;#descriptif&quot;&#10;                   data-tracking-event=&quot;click&quot; data-tracking-category=&quot;Onglets fiche produit&quot; data-tracking-action=&quot;click&quot; data-tracking-label=&quot;Descriptif&quot;&#10;                   data-toggle=&quot;tab&quot;&gt;Descriptif&lt;/a&gt;&#10;            &lt;/h2&gt;&#10;        &lt;/li&gt;&#10;        &lt;li role=&quot;presentation&quot;&gt;&#10;            &lt;h2&gt;&#10;                &lt;a href=&quot;#specs-tech&quot;&#10;                   data-tracking-event=&quot;click&quot; data-tracking-category=&quot;Onglets fiche produit&quot; data-tracking-action=&quot;click&quot; data-tracking-label=&quot;Fiche technique&quot;&#10;                   data-toggle=&quot;tab&quot;&gt;Fiche technique&lt;/a&gt;&#10;            &lt;/h2&gt;&#10;        &lt;/li&gt;&#10;                &lt;li role=&quot;presentation&quot;&gt;&#10;            &lt;h2&gt;&#10;                &lt;a href=&quot;#associated-products&quot;&#10;                   data-tracking-event=&quot;click&quot; data-tracking-category=&quot;Onglets fiche produit&quot; data-tracking-action=&quot;click&quot; data-tracking-label=&quot;Produits associés&quot;&#10;                   data-toggle=&quot;tab&quot;&gt;Produits associés&lt;/a&gt;&#10;            &lt;/h2&gt;&#10;        &lt;/li&gt;&#10;                            &lt;li role=&quot;presentation&quot;&gt;&#10;                &lt;h2&gt;&#10;                    &lt;a id=&quot;clients-review-label-wrapper&quot; href=&quot;#clients-review&quot;&#10;                       data-tracking-event=&quot;click&quot; data-tracking-category=&quot;Onglets fiche produit&quot; data-tracking-action=&quot;click&quot;&#10;                       data-tracking-label=&quot;Avis clients&quot;&#10;                       data-toggle=&quot;tab&quot;&gt;Avis clients&lt;/a&gt;&#10;                &lt;/h2&gt;&#10;            &lt;/li&gt;&#10;                            &lt;li role=&quot;presentation&quot;&gt;&#10;                &lt;h2&gt;&#10;                    &lt;a id=&quot;questions-answers-label-wrapper&quot; href=&quot;#questions-answers&quot;&#10;                       data-tracking-event=&quot;click&quot; data-tracking-category=&quot;Onglets fiche produit&quot; data-tracking-action=&quot;click&quot; data-tracking-label=&quot;Question / Réponse&quot;&#10;                       data-label-singulier=&quot;question / réponse&quot;&#10;                       data-label-pluriel=&quot;questions / réponses&quot;&#10;                       data-label-none=&quot;Poser une question&quot;&#10;                       data-toggle=&quot;tab&quot;&gt;&#10;                        &lt;span class=&quot;nb-questions-answers&quot;&gt;&lt;/span&gt; &lt;span class=&quot;questions-answers-label&quot;&gt;question / réponse&lt;/span&gt;&#10;                    &lt;/a&gt;&#10;                &lt;/h2&gt;&#10;            &lt;/li&gt;&#10;        &#10;    &lt;/ul&gt;&#10;&lt;/div&gt;&#10;                &lt;div class=&quot;tab-content tab-collapse&quot;&gt;&#10;                    &lt;div role=&quot;tabpanel&quot; class=&quot;tab-pane active&quot; id=&quot;descriptif&quot;&gt;&#10;    &lt;div class=&quot;title-1&quot;&gt;Descriptif&lt;/div&gt;&#10;    &lt;div class=&quot;tab-pane-content&quot;&gt;&#10;        &lt;div class=&quot;logo&quot;&gt;&#10;                                                                &#10;            &lt;a href=&quot;/asus/bint000000806/&quot; rel=&quot;nofollow&quot;&gt;&#10;                                                    &lt;img loading=&quot;lazy&quot;  src=&quot;https://media.ldlc.com/v3/marque/bo/00/05/62/42/V30005624251_2.jpg&quot; alt=&quot;ASUS&quot;&gt;&#10;                                            &lt;/a&gt;&#10;                    &lt;/div&gt;&#10;        &lt;div class=&quot;brand-logo&quot;&gt;ASUS&lt;/div&gt;&#10;                    &lt;div id=&quot;description&quot; class=&quot;description&quot;&gt;&#10;                &lt;div class=&quot;details-pdt-desc&quot;&gt;&#13;&#10;&lt;h2 class=&quot;h2-master&quot;&gt;Performance, &amp;eacute;cran OLED ultra-mince et autonomie longue dur&amp;eacute;e&lt;/h2&gt;&#13;&#10;&#13;&#10;&lt;section&gt;&#13;&#10;&lt;p&gt;Taill&amp;eacute; pour la performance et la mobilit&amp;eacute;, le &lt;strong&gt;PC portable ASUS Zenbook 13 OLED UX325EA&lt;/strong&gt; b&amp;eacute;n&amp;eacute;ficie d&amp;#39;un design remarquable. Combinant ch&amp;acirc;ssis compact et &amp;eacute;cran OLED &amp;agrave; bords fins, il maximise &amp;agrave; la fois le confort et la mobilit&amp;eacute; ! Parfaitement adapt&amp;eacute; pour le travail et le divertissement occasionnel, cet ordinateur portable sera un achat id&amp;eacute;al pour les d&amp;eacute;placements fr&amp;eacute;quents !&lt;br /&gt;&#13;&#10;&amp;nbsp;&lt;/p&gt;&#13;&#10;&lt;/section&gt;&#13;&#10;&#13;&#10;&lt;section&gt;&#13;&#10;&lt;div class=&quot;desc-image&quot;&gt;&lt;span&gt;&lt;img alt=&quot;&quot; loading=&quot;lazy&quot; src=&quot;https://media.ldlc.com/bo/images/fiches/pc_portables/asus/bx425/801.jpg&quot; /&gt;&lt;/span&gt;&lt;/div&gt;&#13;&#10;&#13;&#10;&lt;div class=&quot;desc-text&quot;&gt;&#13;&#10;&lt;h2&gt;Mobilit&amp;eacute; et autonomie&lt;/h2&gt;&#13;&#10;&#13;&#10;&lt;p&gt;Le ZenBook 13 UX325 est le compagnon de route id&amp;eacute;al gr&amp;acirc;ce &amp;agrave; son format compact de 13.3&amp;quot;, son profil ultrafin et son poids plume. Il int&amp;egrave;gre de nombreux ports d&amp;#39;E/S (dont HDMI et Thunderbolt 4) afin que vous puissiez vous servir de votre ordinateur portable en toute circonstance. Par ailleurs, avec l&amp;#39;autonomie exceptionnelle du ZenBook 13, partir en d&amp;eacute;placement sans votre chargeur ne sera pas catastrophique. &amp;Agrave; d&amp;#39;autres occasions, si le temps vous manque, vous pouvez charger votre batterie &amp;agrave; 60 % en seulement 40 minutes gr&amp;acirc;ce &amp;agrave; sa fonctionnalit&amp;eacute; de rechargement rapide.&lt;/p&gt;&#13;&#10;&lt;/div&gt;&#13;&#10;&lt;/section&gt;&#13;&#10;&#13;&#10;&lt;section&gt;&#13;&#10;&lt;div class=&quot;desc-text&quot;&gt;&#13;&#10;&lt;h2&gt;Ecran OLED NanoEdge&lt;/h2&gt;&#13;&#10;&#13;&#10;&lt;p&gt;Le ZenBook 13 arbore un &amp;eacute;cran NanoEdge avec cadre fin et b&amp;eacute;n&amp;eacute;ficie d&amp;#39;un rapport &amp;eacute;cran/appareil de 88%, pour une exp&amp;eacute;rience visuelle plus immersive. Gr&amp;acirc;ce &amp;agrave; la technologie OLED, l&amp;#39;&amp;eacute;cran offre un affichage particuli&amp;egrave;rement lumineux et riche en couleurs, avec notamment une couverture &amp;agrave; 100% de l&amp;#39;espace couleur DCI-P3.&lt;/p&gt;&#13;&#10;&lt;/div&gt;&#13;&#10;&#13;&#10;&lt;div class=&quot;desc-image&quot;&gt;&lt;span&gt;&lt;img alt=&quot;&quot; loading=&quot;lazy&quot; src=&quot;https://media.ldlc.com/bo/images/fiches/pc_portables/asus/bx425/802.jpg&quot; /&gt;&lt;/span&gt;&lt;/div&gt;&#13;&#10;&lt;/section&gt;&#13;&#10;&#13;&#10;&lt;section&gt;&#13;&#10;&lt;div class=&quot;desc-image&quot;&gt;&lt;span&gt;&lt;img alt=&quot;&quot; loading=&quot;lazy&quot; src=&quot;https://media.ldlc.com/bo/images/fiches/pc_portables/asus/bx425/803.jpg&quot; /&gt;&lt;/span&gt;&lt;/div&gt;&#13;&#10;&#13;&#10;&lt;div class=&quot;desc-text&quot;&gt;&#13;&#10;&lt;h2&gt;Performance et confort&lt;/h2&gt;&#13;&#10;&#13;&#10;&lt;p&gt;Le processeur Intel Core dont le ZenBook 13 est dot&amp;eacute;, d&amp;eacute;livre des performances &amp;eacute;lev&amp;eacute;es qui simplifient le multit&amp;acirc;che tout en am&amp;eacute;liorant votre productivit&amp;eacute; ainsi que la qualit&amp;eacute; de vos divertissements. D&amp;#39;autre part, le ZenBook 13 int&amp;egrave;gre un SSD PCIe ainsi que le Wi-Fi 6, qui boostent &amp;eacute;galement les performances du syst&amp;egrave;me. Pour votre confort, le ZenBook 13 b&amp;eacute;n&amp;eacute;ficie de l&amp;#39;innovant NumPad, un pav&amp;eacute; tactile &amp;agrave; double fonctionnalit&amp;eacute; qui comprend un pav&amp;eacute; num&amp;eacute;rique r&amp;eacute;tro&amp;eacute;clair&amp;eacute;. Gr&amp;acirc;ce &amp;agrave; son logiciel intelligent, le pav&amp;eacute; tactile peut contr&amp;ocirc;ler les mouvements du curseur m&amp;ecirc;me lorsque le NumPad est activ&amp;eacute;.&lt;/p&gt;&#13;&#10;&lt;/div&gt;&#13;&#10;&lt;/section&gt;&#13;&#10;&#13;&#10;&lt;section class=&quot;list&quot;&gt;&#13;&#10;&lt;h2&gt;Caract&amp;eacute;ristiques principales :&lt;/h2&gt;&#13;&#10;&#13;&#10;&lt;ul&gt;&#13;&#10;&#9;&lt;li&gt;Design &amp;eacute;l&amp;eacute;gant et ultra-l&amp;eacute;ger&lt;/li&gt;&#13;&#10;&#9;&lt;li&gt;&lt;strong&gt;Processeur Intel Core i5-1135G7&lt;/strong&gt; (Quad-Core 0.9 GHz - 2.4 GHz / 4.2 GHz Turbo - 8 Threads - Cache 8 Mo)&lt;/li&gt;&#13;&#10;&#9;&lt;li&gt;16 Go de m&amp;eacute;moire DDR4&lt;/li&gt;&#13;&#10;&#9;&lt;li&gt;&amp;Eacute;cran OLED de 13.3&amp;quot; brillante avec&lt;strong&gt; &lt;/strong&gt;r&amp;eacute;solution &lt;strong&gt;Full HD&lt;/strong&gt; (1920 x 1080)&lt;/li&gt;&#13;&#10;&#9;&lt;li&gt;&lt;strong&gt;SSD M.2 PCIe de 512 Go&lt;/strong&gt;&lt;/li&gt;&#13;&#10;&#9;&lt;li&gt;Connexion sans fil performante avec les technologies &lt;strong&gt;Wi-Fi 6&lt;/strong&gt; et &lt;strong&gt;Bluetooth 5.2&lt;/strong&gt;&lt;/li&gt;&#13;&#10;&#9;&lt;li&gt;&lt;strong&gt;Clavier chiclet r&amp;eacute;tro&amp;eacute;clair&amp;eacute;&lt;/strong&gt;, pour un parfait confort de frappe&lt;/li&gt;&#13;&#10;&#9;&lt;li&gt;Webcam HD IR int&amp;eacute;gr&amp;eacute;e&lt;/li&gt;&#13;&#10;&#9;&lt;li&gt;Pav&amp;eacute; tactile avec pav&amp;eacute; num&amp;eacute;rique &amp;quot;NumPad&amp;quot; int&amp;eacute;gr&amp;eacute;&lt;/li&gt;&#13;&#10;&#9;&lt;li&gt;Haut-parleurs certifi&amp;eacute;s par Harman Kardon avec technologie ASUS SonicMaster&lt;/li&gt;&#13;&#10;&#9;&lt;li&gt;Adaptateur USB-C vers audio jack fourni&lt;/li&gt;&#13;&#10;&#9;&lt;li&gt;&lt;strong&gt;Windows 11 Famille&lt;/strong&gt;&lt;/li&gt;&#13;&#10;&#9;&lt;li&gt;Garantie constructeur 2 ans (enl&amp;egrave;vement et retour sur site en France m&amp;eacute;tropolitaine)&lt;/li&gt;&#13;&#10;&lt;/ul&gt;&#13;&#10;&lt;/section&gt;&#13;&#10;&lt;/div&gt;&#13;&#10;&#13;&#10;&lt;div class=&quot;emphasis&quot;&gt;&lt;strong&gt;Qu&amp;#39;est-ce que le DAS ou D&amp;eacute;bit d&amp;#39;Absorption Sp&amp;eacute;cifique ?&lt;/strong&gt;&#13;&#10;&#13;&#10;&lt;p&gt;Le d&amp;eacute;bit d&amp;#39;absorption sp&amp;eacute;cifique (DAS) local quantifie l&amp;#39;exposition de l&amp;#39;utilisateur aux ondes &amp;eacute;lectromagn&amp;eacute;tiques de l&amp;#39;&amp;eacute;quipement concern&amp;eacute;. Le DAS maximal autoris&amp;eacute; est de 2 W/kg pour la t&amp;ecirc;te et le tronc et de 4 W/kg pour les membres.&lt;/p&gt;&#13;&#10;&#13;&#10;&lt;p&gt;&lt;em&gt;Tous les produits vendus sur le site LDLC.com sont conformes &amp;agrave; cette r&amp;eacute;glementation. Les valeurs DAS des produits concern&amp;eacute;s sont indiqu&amp;eacute;es au niveau des fiches produits dans la partie fiche technique.&lt;/em&gt;&lt;/p&gt;&#13;&#10;&lt;/div&gt;&#13;&#10;&#10;            &lt;/div&gt;&#10;                    &#10;        &#10;        &#10;        &#10;            &lt;/div&gt;&#10;&lt;/div&gt;&#10;                            &#10;&#10;&lt;div role=&quot;tabpanel&quot; class=&quot;tab-pane&quot; id=&quot;specs-tech&quot;&#10;     data-tracking-event=&quot;click&quot;&#10;     data-tracking-category=&quot;Onglets fiche produit&quot;&#10;     data-tracking-action=&quot;click&quot;&#10;     data-tracking-label=&quot;Fiche technique&quot;&#10;&gt;&#10;    &lt;div class=&quot;title-1&quot;&gt;Fiche technique&lt;/div&gt;&#10;    &lt;div class=&quot;tab-pane-content&quot;&gt;&#10;        &lt;div class=&quot;specsTech&quot;&gt;&#10;                            &lt;div class=&quot;select-critere&quot;&gt;&#10;                    &lt;img loading=&quot;lazy&quot; src=&quot;/build/img/public/arrowCriteres.png&quot; alt=&quot;&quot; /&gt;&#10;                    &lt;span&gt;Sélectionnez vos critères&lt;/span&gt;&#10;                &lt;/div&gt;&#10;                        &lt;table id=&quot;product-parameters&quot;&gt;&#10;                &lt;tbody&gt;&#10;                &#10;&lt;tr class=&quot;feature&quot;&gt;&#10;    &lt;td class=&quot;title&quot; rowspan=&quot;3&quot;&gt;&lt;h2&gt;Informations générales&lt;/h2&gt;&lt;/td&gt;&#10;    &lt;td class=&quot;label&quot;&gt;&lt;h3&gt;Désignation&lt;/h3&gt;&lt;/td&gt;&#10;    &lt;td class=&quot;checkbox&quot;&gt;ASUS Zenbook 13 OLED UX325EA-KG907W-EVO avec NumPad&lt;/td&gt;&#10;&lt;/tr&gt;&#10;    &lt;tr&gt;&#10;        &lt;td class=&quot;label&quot;&gt;&lt;h3&gt;Marque&lt;/h3&gt;&lt;/td&gt;&#10;        &lt;td class=&quot;checkbox&quot;&gt;&#10;                            &lt;input type=&quot;checkbox&quot; id=&quot;+fb-C000000806&quot;/&gt;&#10;                &lt;label for=&quot;+fb-C000000806&quot;&gt;ASUS&lt;/label&gt;&#10;                                                                &lt;a href=&quot;/informatique/ordinateur-portable/pc-portable/c4265/+fb-C000000806.html&quot; &gt;&#10;                      ASUS&#10;                            &lt;/a&gt;&#10;                    &lt;/td&gt;&#10;    &lt;/tr&gt;&#10;    &lt;tr&gt;&#10;        &lt;td class=&quot;label&quot;&gt;&lt;h3&gt;Modèle&lt;/h3&gt;&lt;/td&gt;&#10;        &lt;td class=&quot;checkbox&quot;&gt;90NB0SL1-M00T00&lt;/td&gt;&#10;    &lt;/tr&gt;&#10;&#10;&#10;                        &#10;                                                            &lt;tr class=&quot;feature&quot;&gt;&#10;                        &lt;td class=&quot;title&quot; rowspan=&quot;4&quot;&gt;&lt;h2&gt;Système d&amp;#039;exploitation&lt;/h2&gt;&lt;/td&gt;&#10;                                                                                &lt;td class=&quot;label&quot; rowspan=&quot;1&quot;&gt;&lt;h3&gt;Système d&amp;#039;exploitation&lt;/h3&gt;&lt;/td&gt;&#10;                                                                &lt;td class=&quot;checkbox&quot;&gt;&#10;                            &lt;input type=&quot;checkbox&quot; id=&quot;+fv403-19990&quot;/&gt;                            &lt;label for=&quot;+fv403-19990&quot;&gt;&lt;/label&gt;&#10;                            &lt;a href=&quot;#&quot; rel=&quot;nofollow&quot; data-decode=&quot;true&quot; data-param-slug=&quot;informatique/ordinateur-portable/pc-portable&quot; data-param-category-id=&quot;4265&quot; data-param-filter-url=&quot;+fv403-19990&quot; data-route=&quot;listing_page_filtered_fr&quot; target=&quot;_blank&quot;&gt;&#10;                                                                                                Windows 11 Famille                                                                &lt;/a&gt;                        &lt;/td&gt;&#10;                    &lt;/tr&gt;&#10;                                                                    &lt;tr&gt;&#10;                                                        &lt;td class=&quot;label&quot; rowspan=&quot;1&quot;&gt;&lt;h3&gt;Famille OS&lt;/h3&gt;&lt;/td&gt;&#10;                                                                &lt;td class=&quot;checkbox&quot;&gt;&#10;                            &lt;input type=&quot;checkbox&quot; id=&quot;+fv1050-19987&quot;/&gt;                            &lt;label for=&quot;+fv1050-19987&quot;&gt;&lt;/label&gt;&#10;                            &lt;a href=&quot;#&quot; rel=&quot;nofollow&quot; data-decode=&quot;true&quot; data-param-slug=&quot;informatique/ordinateur-portable/pc-portable&quot; data-param-category-id=&quot;4265&quot; data-param-filter-url=&quot;+fv1050-19987&quot; data-route=&quot;listing_page_filtered_fr&quot; target=&quot;_blank&quot;&gt;&#10;                                                                                                Microsoft Windows 11                                                                &lt;/a&gt;                        &lt;/td&gt;&#10;                    &lt;/tr&gt;&#10;                                                                    &lt;tr&gt;&#10;                                                        &lt;td class=&quot;label&quot; rowspan=&quot;1&quot;&gt;&lt;h3&gt;Langue de l&amp;#039;OS&lt;/h3&gt;&lt;/td&gt;&#10;                                                                &lt;td class=&quot;checkbox&quot;&gt;&#10;                            &lt;input type=&quot;checkbox&quot; id=&quot;+fv570-912&quot;/&gt;                            &lt;label for=&quot;+fv570-912&quot;&gt;&lt;/label&gt;&#10;                            &lt;a href=&quot;#&quot; rel=&quot;nofollow&quot; data-decode=&quot;true&quot; data-param-slug=&quot;informatique/ordinateur-portable/pc-portable&quot; data-param-category-id=&quot;4265&quot; data-param-filter-url=&quot;+fv570-912&quot; data-route=&quot;listing_page_filtered_fr&quot; target=&quot;_blank&quot;&gt;&#10;                                                                                                Français                                                                &lt;/a&gt;                        &lt;/td&gt;&#10;                    &lt;/tr&gt;&#10;                                                                    &lt;tr&gt;&#10;                                                        &lt;td class=&quot;label&quot; rowspan=&quot;1&quot;&gt;&lt;h3&gt;Système d&amp;#039;exploitation fourni&lt;/h3&gt;&lt;/td&gt;&#10;                                                                &lt;td class=&quot;checkbox&quot;&gt;&#10;                            &lt;input type=&quot;checkbox&quot; id=&quot;+fc598-1&quot;/&gt;                            &lt;label for=&quot;+fc598-1&quot;&gt;&lt;/label&gt;&#10;                            &lt;a href=&quot;#&quot; rel=&quot;nofollow&quot; data-decode=&quot;true&quot; data-param-slug=&quot;informatique/ordinateur-portable/pc-portable&quot; data-param-category-id=&quot;4265&quot; data-param-filter-url=&quot;+fc598-1&quot; data-route=&quot;listing_page_filtered_fr&quot; target=&quot;_blank&quot;&gt;&#10;                                                                                                Oui                                                                &lt;/a&gt;                        &lt;/td&gt;&#10;                    &lt;/tr&gt;&#10;                                                                                &lt;tr class=&quot;feature&quot;&gt;&#10;                        &lt;td class=&quot;title&quot; rowspan=&quot;6&quot;&gt;&lt;h2&gt;Processeur et chipset&lt;/h2&gt;&lt;/td&gt;&#10;                                                                                &lt;td class=&quot;label&quot; rowspan=&quot;1&quot;&gt;&lt;h3&gt;Marque processeur&lt;/h3&gt;&lt;/td&gt;&#10;                                                                &lt;td class=&quot;checkbox&quot;&gt;&#10;                            &lt;input type=&quot;checkbox&quot; id=&quot;+fv2031-11618&quot;/&gt;                            &lt;label for=&quot;+fv2031-11618&quot;&gt;&lt;/label&gt;&#10;                            &lt;a href=&quot;/informatique/ordinateur-portable/pc-portable/c4265/+fv2031-11618.html&quot; target=&quot;_blank&quot;&gt;&#10;                                                                                                Intel                                                                &lt;/a&gt;                        &lt;/td&gt;&#10;                    &lt;/tr&gt;&#10;                                                                    &lt;tr&gt;&#10;                                                        &lt;td class=&quot;label&quot; rowspan=&quot;1&quot;&gt;&lt;h3&gt;Processeur&lt;/h3&gt;&lt;/td&gt;&#10;                                                                &lt;td class=&quot;checkbox&quot;&gt;&#10;                            &lt;input type=&quot;checkbox&quot; id=&quot;+fv394-5912&quot;/&gt;                            &lt;label for=&quot;+fv394-5912&quot;&gt;&lt;/label&gt;&#10;                            &lt;a href=&quot;/informatique/ordinateur-portable/pc-portable/c4265/+fv394-5912.html&quot; target=&quot;_blank&quot;&gt;&#10;                                                                                                Intel Core i5                                                                &lt;/a&gt;                        &lt;/td&gt;&#10;                    &lt;/tr&gt;&#10;                                                                    &lt;tr&gt;&#10;                                                        &lt;td class=&quot;label&quot; rowspan=&quot;1&quot;&gt;&lt;h3&gt;Plateforme (Proc.)&lt;/h3&gt;&lt;/td&gt;&#10;                                                                &lt;td class=&quot;checkbox&quot;&gt;&#10;                            &lt;input type=&quot;checkbox&quot; id=&quot;+fv1448-19287&quot;/&gt;                            &lt;label for=&quot;+fv1448-19287&quot;&gt;&lt;/label&gt;&#10;                            &lt;a href=&quot;/informatique/ordinateur-portable/pc-portable/c4265/+fv1448-19287.html&quot; target=&quot;_blank&quot;&gt;&#10;                                                                                                Intel Tiger Lake                                                                &lt;/a&gt;                        &lt;/td&gt;&#10;                    &lt;/tr&gt;&#10;                                                                    &lt;tr&gt;&#10;                                                        &lt;td class=&quot;label&quot; rowspan=&quot;1&quot;&gt;&lt;h3&gt;Type de processeur&lt;/h3&gt;&lt;/td&gt;&#10;                                                                &lt;td class=&quot;no-checkbox&quot;&gt;&#10;                                                        &lt;label for=&quot;&quot;&gt;&lt;/label&gt;&#10;                            Intel Core i5-1135G7 (Quad-Core 0.9 GHz - 2.4 GHz / 4.2 GHz Turbo - 8 Threads - Cache 8 Mo)                        &lt;/td&gt;&#10;                    &lt;/tr&gt;&#10;                                                                    &lt;tr&gt;&#10;                                                        &lt;td class=&quot;label&quot; rowspan=&quot;1&quot;&gt;&lt;h3&gt;Fréquence CPU&lt;/h3&gt;&lt;/td&gt;&#10;                                                                &lt;td class=&quot;checkbox&quot;&gt;&#10;                            &lt;input type=&quot;checkbox&quot; id=&quot;+fi19-l2h3&quot;/&gt;                            &lt;label for=&quot;+fi19-l2h3&quot;&gt;&lt;/label&gt;&#10;                            &lt;a href=&quot;#&quot; rel=&quot;nofollow&quot; data-decode=&quot;true&quot; data-param-slug=&quot;informatique/ordinateur-portable/pc-portable&quot; data-param-category-id=&quot;4265&quot; data-param-filter-url=&quot;+fi19-l2h3&quot; data-route=&quot;listing_page_filtered_fr&quot; target=&quot;_blank&quot;&gt;&#10;                                                                                                2.4                                GHz                                &lt;/a&gt;                        &lt;/td&gt;&#10;                    &lt;/tr&gt;&#10;                                                                    &lt;tr&gt;&#10;                                                        &lt;td class=&quot;label&quot; rowspan=&quot;1&quot;&gt;&lt;h3&gt;Nombre de core&lt;/h3&gt;&lt;/td&gt;&#10;                                                                &lt;td class=&quot;checkbox&quot;&gt;&#10;                            &lt;input type=&quot;checkbox&quot; id=&quot;+fi295-l4h4&quot;/&gt;                            &lt;label for=&quot;+fi295-l4h4&quot;&gt;&lt;/label&gt;&#10;                            &lt;a href=&quot;#&quot; rel=&quot;nofollow&quot; data-decode=&quot;true&quot; data-param-slug=&quot;informatique/ordinateur-portable/pc-portable&quot; data-param-category-id=&quot;4265&quot; data-param-filter-url=&quot;+fi295-l4h4&quot; data-route=&quot;listing_page_filtered_fr&quot; target=&quot;_blank&quot;&gt;&#10;                                                                                                4                                                                &lt;/a&gt;                        &lt;/td&gt;&#10;                    &lt;/tr&gt;&#10;                                                                                &lt;tr class=&quot;feature&quot;&gt;&#10;                        &lt;td class=&quot;title&quot; rowspan=&quot;3&quot;&gt;&lt;h2&gt;Mémoire&lt;/h2&gt;&lt;/td&gt;&#10;                                                                                &lt;td class=&quot;label&quot; rowspan=&quot;1&quot;&gt;&lt;h3&gt;Taille de la mémoire&lt;/h3&gt;&lt;/td&gt;&#10;                                                                &lt;td class=&quot;checkbox&quot;&gt;&#10;                            &lt;input type=&quot;checkbox&quot; id=&quot;+fi395-l16h16&quot;/&gt;                            &lt;label for=&quot;+fi395-l16h16&quot;&gt;&lt;/label&gt;&#10;                            &lt;a href=&quot;/informatique/ordinateur-portable/pc-portable/c4265/+fi395-l16h16.html&quot; target=&quot;_blank&quot;&gt;&#10;                                                                                                16                                Go                                &lt;/a&gt;                        &lt;/td&gt;&#10;                    &lt;/tr&gt;&#10;                                                                    &lt;tr&gt;&#10;                                                        &lt;td class=&quot;label&quot; rowspan=&quot;1&quot;&gt;&lt;h3&gt;Type de mémoire&lt;/h3&gt;&lt;/td&gt;&#10;                                                                &lt;td class=&quot;checkbox&quot;&gt;&#10;                            &lt;input type=&quot;checkbox&quot; id=&quot;+fv133-11607&quot;/&gt;                            &lt;label for=&quot;+fv133-11607&quot;&gt;&lt;/label&gt;&#10;                            &lt;a href=&quot;/informatique/ordinateur-portable/pc-portable/c4265/+fv133-11607.html&quot; target=&quot;_blank&quot;&gt;&#10;                                                                                                DDR4                                                                &lt;/a&gt;                        &lt;/td&gt;&#10;                    &lt;/tr&gt;&#10;                                                                    &lt;tr&gt;&#10;                                                        &lt;td class=&quot;label&quot; rowspan=&quot;1&quot;&gt;&lt;h3&gt;Taille de mémoire Max&lt;/h3&gt;&lt;/td&gt;&#10;                                                                &lt;td class=&quot;checkbox&quot;&gt;&#10;                            &lt;input type=&quot;checkbox&quot; id=&quot;+fi413-l16h16&quot;/&gt;                            &lt;label for=&quot;+fi413-l16h16&quot;&gt;&lt;/label&gt;&#10;                            &lt;a href=&quot;#&quot; rel=&quot;nofollow&quot; data-decode=&quot;true&quot; data-param-slug=&quot;informatique/ordinateur-portable/pc-portable&quot; data-param-category-id=&quot;4265&quot; data-param-filter-url=&quot;+fi413-l16h16&quot; data-route=&quot;listing_page_filtered_fr&quot; target=&quot;_blank&quot;&gt;&#10;                                                                                                16                                Go                                &lt;/a&gt;                        &lt;/td&gt;&#10;                    &lt;/tr&gt;&#10;                                                                                &lt;tr class=&quot;feature&quot;&gt;&#10;                        &lt;td class=&quot;title&quot; rowspan=&quot;4&quot;&gt;&lt;h2&gt;Graphismes&lt;/h2&gt;&lt;/td&gt;&#10;                                                                                &lt;td class=&quot;label&quot; rowspan=&quot;1&quot;&gt;&lt;h3&gt;GPU series&lt;/h3&gt;&lt;/td&gt;&#10;                                                                &lt;td class=&quot;checkbox&quot;&gt;&#10;                            &lt;input type=&quot;checkbox&quot; id=&quot;+fv2840-19553&quot;/&gt;                            &lt;label for=&quot;+fv2840-19553&quot;&gt;&lt;/label&gt;&#10;                            &lt;a href=&quot;#&quot; rel=&quot;nofollow&quot; data-decode=&quot;true&quot; data-param-slug=&quot;informatique/ordinateur-portable/pc-portable&quot; data-param-category-id=&quot;4265&quot; data-param-filter-url=&quot;+fv2840-19553&quot; data-route=&quot;listing_page_filtered_fr&quot; target=&quot;_blank&quot;&gt;&#10;                                                                                                Intel Iris                                                                &lt;/a&gt;                        &lt;/td&gt;&#10;                    &lt;/tr&gt;&#10;                                                                    &lt;tr&gt;&#10;                                                        &lt;td class=&quot;label&quot; rowspan=&quot;1&quot;&gt;&lt;h3&gt;Chipset graphique&lt;/h3&gt;&lt;/td&gt;&#10;                                                                &lt;td class=&quot;checkbox&quot;&gt;&#10;                            &lt;input type=&quot;checkbox&quot; id=&quot;+fv121-19290&quot;/&gt;                            &lt;label for=&quot;+fv121-19290&quot;&gt;&lt;/label&gt;&#10;                            &lt;a href=&quot;/informatique/ordinateur-portable/pc-portable/c4265/+fv121-19290.html&quot; target=&quot;_blank&quot;&gt;&#10;                                                                                                Intel Iris Xe Graphics                                                                &lt;/a&gt;                        &lt;/td&gt;&#10;                    &lt;/tr&gt;&#10;                                                                    &lt;tr&gt;&#10;                                                        &lt;td class=&quot;label&quot; rowspan=&quot;1&quot;&gt;&lt;h3&gt;Max-Q (Design GPU)&lt;/h3&gt;&lt;/td&gt;&#10;                                                                &lt;td class=&quot;checkbox&quot;&gt;&#10;                            &lt;input type=&quot;checkbox&quot; id=&quot;+fc2634-0&quot;/&gt;                            &lt;label for=&quot;+fc2634-0&quot;&gt;&lt;/label&gt;&#10;                            &lt;a href=&quot;#&quot; rel=&quot;nofollow&quot; data-decode=&quot;true&quot; data-param-slug=&quot;informatique/ordinateur-portable/pc-portable&quot; data-param-category-id=&quot;4265&quot; data-param-filter-url=&quot;+fc2634-0&quot; data-route=&quot;listing_page_filtered_fr&quot; target=&quot;_blank&quot;&gt;&#10;                                                                                                Non                                                                &lt;/a&gt;                        &lt;/td&gt;&#10;                    &lt;/tr&gt;&#10;                                                                    &lt;tr&gt;&#10;                                                        &lt;td class=&quot;label&quot; rowspan=&quot;1&quot;&gt;&lt;h3&gt;NVIDIA Studio&lt;/h3&gt;&lt;/td&gt;&#10;                                                                &lt;td class=&quot;checkbox&quot;&gt;&#10;                            &lt;input type=&quot;checkbox&quot; id=&quot;+fc2839-0&quot;/&gt;                            &lt;label for=&quot;+fc2839-0&quot;&gt;&lt;/label&gt;&#10;                            &lt;a href=&quot;#&quot; rel=&quot;nofollow&quot; data-decode=&quot;true&quot; data-param-slug=&quot;informatique/ordinateur-portable/pc-portable&quot; data-param-category-id=&quot;4265&quot; data-param-filter-url=&quot;+fc2839-0&quot; data-route=&quot;listing_page_filtered_fr&quot; target=&quot;_blank&quot;&gt;&#10;                                                                                                Non                                                                &lt;/a&gt;                        &lt;/td&gt;&#10;                    &lt;/tr&gt;&#10;                                                                                &lt;tr class=&quot;feature&quot;&gt;&#10;                        &lt;td class=&quot;title&quot; rowspan=&quot;13&quot;&gt;&lt;h2&gt;Affichage&lt;/h2&gt;&lt;/td&gt;&#10;                                                                                &lt;td class=&quot;label&quot; rowspan=&quot;1&quot;&gt;&lt;h3&gt;Ecran tactile&lt;/h3&gt;&lt;/td&gt;&#10;                                                                &lt;td class=&quot;checkbox&quot;&gt;&#10;                            &lt;input type=&quot;checkbox&quot; id=&quot;+fc587-0&quot;/&gt;                            &lt;label for=&quot;+fc587-0&quot;&gt;&lt;/label&gt;&#10;                            &lt;a href=&quot;#&quot; rel=&quot;nofollow&quot; data-decode=&quot;true&quot; data-param-slug=&quot;informatique/ordinateur-portable/pc-portable&quot; data-param-category-id=&quot;4265&quot; data-param-filter-url=&quot;+fc587-0&quot; data-route=&quot;listing_page_filtered_fr&quot; target=&quot;_blank&quot;&gt;&#10;                                                                                                Non                                                                &lt;/a&gt;                        &lt;/td&gt;&#10;                    &lt;/tr&gt;&#10;                                                                    &lt;tr&gt;&#10;                                                        &lt;td class=&quot;label&quot; rowspan=&quot;1&quot;&gt;&lt;h3&gt;Type de Dalle&lt;/h3&gt;&lt;/td&gt;&#10;                                                                &lt;td class=&quot;checkbox&quot;&gt;&#10;                            &lt;input type=&quot;checkbox&quot; id=&quot;+fv1108-19963&quot;/&gt;                            &lt;label for=&quot;+fv1108-19963&quot;&gt;&lt;/label&gt;&#10;                            &lt;a href=&quot;#&quot; rel=&quot;nofollow&quot; data-decode=&quot;true&quot; data-param-slug=&quot;informatique/ordinateur-portable/pc-portable&quot; data-param-category-id=&quot;4265&quot; data-param-filter-url=&quot;+fv1108-19963&quot; data-route=&quot;listing_page_filtered_fr&quot; target=&quot;_blank&quot;&gt;&#10;                                                                                                Dalle OLED                                                                &lt;/a&gt;                        &lt;/td&gt;&#10;                    &lt;/tr&gt;&#10;                                                                    &lt;tr&gt;&#10;                                                        &lt;td class=&quot;label&quot; rowspan=&quot;1&quot;&gt;&lt;h3&gt;Type d&amp;#039;écran&lt;/h3&gt;&lt;/td&gt;&#10;                                                                &lt;td class=&quot;checkbox&quot;&gt;&#10;                            &lt;input type=&quot;checkbox&quot; id=&quot;+fv553-11898&quot;/&gt;                            &lt;label for=&quot;+fv553-11898&quot;&gt;&lt;/label&gt;&#10;                            &lt;a href=&quot;/informatique/ordinateur-portable/pc-portable/c4265/+fv553-11898.html&quot; target=&quot;_blank&quot;&gt;&#10;                                                                                                OLED                                                                &lt;/a&gt;                        &lt;/td&gt;&#10;                    &lt;/tr&gt;&#10;                                                                    &lt;tr&gt;&#10;                                                        &lt;td class=&quot;label&quot; rowspan=&quot;1&quot;&gt;&lt;h3&gt;Taille de l&amp;#039;écran&lt;/h3&gt;&lt;/td&gt;&#10;                                                                &lt;td class=&quot;checkbox&quot;&gt;&#10;                            &lt;input type=&quot;checkbox&quot; id=&quot;+fi106-l13h14&quot;/&gt;                            &lt;label for=&quot;+fi106-l13h14&quot;&gt;&lt;/label&gt;&#10;                            &lt;a href=&quot;#&quot; rel=&quot;nofollow&quot; data-decode=&quot;true&quot; data-param-slug=&quot;informatique/ordinateur-portable/pc-portable&quot; data-param-category-id=&quot;4265&quot; data-param-filter-url=&quot;+fi106-l13h14&quot; data-route=&quot;listing_page_filtered_fr&quot; target=&quot;_blank&quot;&gt;&#10;                                                                                                13.3                                pouces                                &lt;/a&gt;                        &lt;/td&gt;&#10;                    &lt;/tr&gt;&#10;                                                                    &lt;tr&gt;&#10;                                                        &lt;td class=&quot;label&quot; rowspan=&quot;1&quot;&gt;&lt;h3&gt;Résolution Max&lt;/h3&gt;&lt;/td&gt;&#10;                                                                &lt;td class=&quot;checkbox&quot;&gt;&#10;                            &lt;input type=&quot;checkbox&quot; id=&quot;+fv398-1500&quot;/&gt;                            &lt;label for=&quot;+fv398-1500&quot;&gt;&lt;/label&gt;&#10;                            &lt;a href=&quot;/informatique/ordinateur-portable/pc-portable/c4265/+fv398-1500.html&quot; target=&quot;_blank&quot;&gt;&#10;                                                                                                1920 x 1080 pixels                                                                &lt;/a&gt;                        &lt;/td&gt;&#10;                    &lt;/tr&gt;&#10;                                                                    &lt;tr&gt;&#10;                                                        &lt;td class=&quot;label&quot; rowspan=&quot;1&quot;&gt;&lt;h3&gt;Format de l&amp;#039;écran&lt;/h3&gt;&lt;/td&gt;&#10;                                                                &lt;td class=&quot;checkbox&quot;&gt;&#10;                            &lt;input type=&quot;checkbox&quot; id=&quot;+fv397-1196&quot;/&gt;                            &lt;label for=&quot;+fv397-1196&quot;&gt;&lt;/label&gt;&#10;                            &lt;a href=&quot;/informatique/ordinateur-portable/pc-portable/c4265/+fv397-1196.html&quot; target=&quot;_blank&quot;&gt;&#10;                                                                                                16/9                                                                &lt;/a&gt;                        &lt;/td&gt;&#10;                    &lt;/tr&gt;&#10;                                                                    &lt;tr&gt;&#10;                                                        &lt;td class=&quot;label&quot; rowspan=&quot;1&quot;&gt;&lt;h3&gt;Ecran large&lt;/h3&gt;&lt;/td&gt;&#10;                                                                &lt;td class=&quot;checkbox&quot;&gt;&#10;                            &lt;input type=&quot;checkbox&quot; id=&quot;+fc597-1&quot;/&gt;                            &lt;label for=&quot;+fc597-1&quot;&gt;&lt;/label&gt;&#10;                            &lt;a href=&quot;/informatique/ordinateur-portable/pc-portable/c4265/+fc597-1.html&quot; target=&quot;_blank&quot;&gt;&#10;                                                                                                Oui                                                                &lt;/a&gt;                        &lt;/td&gt;&#10;                    &lt;/tr&gt;&#10;                                                                    &lt;tr&gt;&#10;                                                        &lt;td class=&quot;label&quot; rowspan=&quot;1&quot;&gt;&lt;h3&gt;Dalle mate/antireflets&lt;/h3&gt;&lt;/td&gt;&#10;                                                                &lt;td class=&quot;checkbox&quot;&gt;&#10;                            &lt;input type=&quot;checkbox&quot; id=&quot;+fc1916-0&quot;/&gt;                            &lt;label for=&quot;+fc1916-0&quot;&gt;&lt;/label&gt;&#10;                            &lt;a href=&quot;#&quot; rel=&quot;nofollow&quot; data-decode=&quot;true&quot; data-param-slug=&quot;informatique/ordinateur-portable/pc-portable&quot; data-param-category-id=&quot;4265&quot; data-param-filter-url=&quot;+fc1916-0&quot; data-route=&quot;listing_page_filtered_fr&quot; target=&quot;_blank&quot;&gt;&#10;                                                                                                Non                                                                &lt;/a&gt;                        &lt;/td&gt;&#10;                    &lt;/tr&gt;&#10;                                                                    &lt;tr&gt;&#10;                                                        &lt;td class=&quot;label&quot; rowspan=&quot;1&quot;&gt;&lt;h3&gt;Dalle brillante&lt;/h3&gt;&lt;/td&gt;&#10;                                                                &lt;td class=&quot;checkbox&quot;&gt;&#10;                            &lt;input type=&quot;checkbox&quot; id=&quot;+fc418-1&quot;/&gt;                            &lt;label for=&quot;+fc418-1&quot;&gt;&lt;/label&gt;&#10;                            &lt;a href=&quot;/informatique/ordinateur-portable/pc-portable/c4265/+fc418-1.html&quot; target=&quot;_blank&quot;&gt;&#10;                                                                                                Oui                                                                &lt;/a&gt;                        &lt;/td&gt;&#10;                    &lt;/tr&gt;&#10;                                                                    &lt;tr&gt;&#10;                                                        &lt;td class=&quot;label&quot; rowspan=&quot;1&quot;&gt;&lt;h3&gt;NVIDIA G-SYNC&lt;/h3&gt;&lt;/td&gt;&#10;                                                                &lt;td class=&quot;checkbox&quot;&gt;&#10;                            &lt;input type=&quot;checkbox&quot; id=&quot;+fc2037-0&quot;/&gt;                            &lt;label for=&quot;+fc2037-0&quot;&gt;&lt;/label&gt;&#10;                            &lt;a href=&quot;#&quot; rel=&quot;nofollow&quot; data-decode=&quot;true&quot; data-param-slug=&quot;informatique/ordinateur-portable/pc-portable&quot; data-param-category-id=&quot;4265&quot; data-param-filter-url=&quot;+fc2037-0&quot; data-route=&quot;listing_page_filtered_fr&quot; target=&quot;_blank&quot;&gt;&#10;                                                                                                Non                                                                &lt;/a&gt;                        &lt;/td&gt;&#10;                    &lt;/tr&gt;&#10;                                                                    &lt;tr&gt;&#10;                                                        &lt;td class=&quot;label&quot; rowspan=&quot;1&quot;&gt;&lt;h3&gt;VR Ready (réalité virtuelle)&lt;/h3&gt;&lt;/td&gt;&#10;                                                                &lt;td class=&quot;checkbox&quot;&gt;&#10;                            &lt;input type=&quot;checkbox&quot; id=&quot;+fc2452-0&quot;/&gt;                            &lt;label for=&quot;+fc2452-0&quot;&gt;&lt;/label&gt;&#10;                            &lt;a href=&quot;#&quot; rel=&quot;nofollow&quot; data-decode=&quot;true&quot; data-param-slug=&quot;informatique/ordinateur-portable/pc-portable&quot; data-param-category-id=&quot;4265&quot; data-param-filter-url=&quot;+fc2452-0&quot; data-route=&quot;listing_page_filtered_fr&quot; target=&quot;_blank&quot;&gt;&#10;                                                                                                Non                                                                &lt;/a&gt;                        &lt;/td&gt;&#10;                    &lt;/tr&gt;&#10;                                                                    &lt;tr&gt;&#10;                                                        &lt;td class=&quot;label&quot; rowspan=&quot;1&quot;&gt;&lt;h3&gt;Taux de rafraîchissement&lt;/h3&gt;&lt;/td&gt;&#10;                                                                &lt;td class=&quot;checkbox&quot;&gt;&#10;                            &lt;input type=&quot;checkbox&quot; id=&quot;+fv2531-15317&quot;/&gt;                            &lt;label for=&quot;+fv2531-15317&quot;&gt;&lt;/label&gt;&#10;                            &lt;a href=&quot;#&quot; rel=&quot;nofollow&quot; data-decode=&quot;true&quot; data-param-slug=&quot;informatique/ordinateur-portable/pc-portable&quot; data-param-category-id=&quot;4265&quot; data-param-filter-url=&quot;+fv2531-15317&quot; data-route=&quot;listing_page_filtered_fr&quot; target=&quot;_blank&quot;&gt;&#10;                                                                                                60 Hz                                                                &lt;/a&gt;                        &lt;/td&gt;&#10;                    &lt;/tr&gt;&#10;                                                                    &lt;tr&gt;&#10;                                                        &lt;td class=&quot;label&quot; rowspan=&quot;1&quot;&gt;&lt;h3&gt;Luminosité&lt;/h3&gt;&lt;/td&gt;&#10;                                                                &lt;td class=&quot;checkbox&quot;&gt;&#10;                            &lt;input type=&quot;checkbox&quot; id=&quot;+fi557-l550h550&quot;/&gt;                            &lt;label for=&quot;+fi557-l550h550&quot;&gt;&lt;/label&gt;&#10;                            &lt;a href=&quot;#&quot; rel=&quot;nofollow&quot; data-decode=&quot;true&quot; data-param-slug=&quot;informatique/ordinateur-portable/pc-portable&quot; data-param-category-id=&quot;4265&quot; data-param-filter-url=&quot;+fi557-l550h550&quot; data-route=&quot;listing_page_filtered_fr&quot; target=&quot;_blank&quot;&gt;&#10;                                                                                                550                                nit(s)                                &lt;/a&gt;                        &lt;/td&gt;&#10;                    &lt;/tr&gt;&#10;                                                                                &lt;tr class=&quot;feature&quot;&gt;&#10;                        &lt;td class=&quot;title&quot; rowspan=&quot;9&quot;&gt;&lt;h2&gt;Stockage&lt;/h2&gt;&lt;/td&gt;&#10;                                                                                &lt;td class=&quot;label&quot; rowspan=&quot;1&quot;&gt;&lt;h3&gt;Configuration disque(s)&lt;/h3&gt;&lt;/td&gt;&#10;                                                                &lt;td class=&quot;checkbox&quot;&gt;&#10;                            &lt;input type=&quot;checkbox&quot; id=&quot;+fv2557-15736&quot;/&gt;                            &lt;label for=&quot;+fv2557-15736&quot;&gt;&lt;/label&gt;&#10;                            &lt;a href=&quot;#&quot; rel=&quot;nofollow&quot; data-decode=&quot;true&quot; data-param-slug=&quot;informatique/ordinateur-portable/pc-portable&quot; data-param-category-id=&quot;4265&quot; data-param-filter-url=&quot;+fv2557-15736&quot; data-route=&quot;listing_page_filtered_fr&quot; target=&quot;_blank&quot;&gt;&#10;                                                                                                SSD 512 Go                                                                &lt;/a&gt;                        &lt;/td&gt;&#10;                    &lt;/tr&gt;&#10;                                                                    &lt;tr&gt;&#10;                                                        &lt;td class=&quot;label&quot; rowspan=&quot;1&quot;&gt;&lt;h3&gt;Disque dur&lt;/h3&gt;&lt;/td&gt;&#10;                                                                &lt;td class=&quot;checkbox&quot;&gt;&#10;                            &lt;input type=&quot;checkbox&quot; id=&quot;+fv374-7329&quot;/&gt;                            &lt;label for=&quot;+fv374-7329&quot;&gt;&lt;/label&gt;&#10;                            &lt;a href=&quot;/informatique/ordinateur-portable/pc-portable/c4265/+fv374-7329.html&quot; target=&quot;_blank&quot;&gt;&#10;                                                                                                SSD 512 Go                                                                &lt;/a&gt;                        &lt;/td&gt;&#10;                    &lt;/tr&gt;&#10;                                                                    &lt;tr&gt;&#10;                                                        &lt;td class=&quot;label&quot; rowspan=&quot;1&quot;&gt;&lt;h3&gt;Disque secondaire&lt;/h3&gt;&lt;/td&gt;&#10;                                                                &lt;td class=&quot;checkbox&quot;&gt;&#10;                            &lt;input type=&quot;checkbox&quot; id=&quot;+fv2559-15795&quot;/&gt;                            &lt;label for=&quot;+fv2559-15795&quot;&gt;&lt;/label&gt;&#10;                            &lt;a href=&quot;#&quot; rel=&quot;nofollow&quot; data-decode=&quot;true&quot; data-param-slug=&quot;informatique/ordinateur-portable/pc-portable&quot; data-param-category-id=&quot;4265&quot; data-param-filter-url=&quot;+fv2559-15795&quot; data-route=&quot;listing_page_filtered_fr&quot; target=&quot;_blank&quot;&gt;&#10;                                                                                                Sans disque secondaire                                                                &lt;/a&gt;                        &lt;/td&gt;&#10;                    &lt;/tr&gt;&#10;                                                                    &lt;tr&gt;&#10;                                                        &lt;td class=&quot;label&quot; rowspan=&quot;1&quot;&gt;&lt;h3&gt;Type de Disque&lt;/h3&gt;&lt;/td&gt;&#10;                                                                &lt;td class=&quot;checkbox&quot;&gt;&#10;                            &lt;input type=&quot;checkbox&quot; id=&quot;+fv892-5090&quot;/&gt;                            &lt;label for=&quot;+fv892-5090&quot;&gt;&lt;/label&gt;&#10;                            &lt;a href=&quot;/informatique/ordinateur-portable/pc-portable/c4265/+fv892-5090.html&quot; target=&quot;_blank&quot;&gt;&#10;                                                                                                SSD (Solid State Drive)                                                                &lt;/a&gt;                        &lt;/td&gt;&#10;                    &lt;/tr&gt;&#10;                                                                    &lt;tr&gt;&#10;                                                        &lt;td class=&quot;label&quot; rowspan=&quot;1&quot;&gt;&lt;h3&gt;Interface du disque dur&lt;/h3&gt;&lt;/td&gt;&#10;                                                                &lt;td class=&quot;checkbox&quot;&gt;&#10;                            &lt;input type=&quot;checkbox&quot; id=&quot;+fv1193-10863&quot;/&gt;                            &lt;label for=&quot;+fv1193-10863&quot;&gt;&lt;/label&gt;&#10;                            &lt;a href=&quot;#&quot; rel=&quot;nofollow&quot; data-decode=&quot;true&quot; data-param-slug=&quot;informatique/ordinateur-portable/pc-portable&quot; data-param-category-id=&quot;4265&quot; data-param-filter-url=&quot;+fv1193-10863&quot; data-route=&quot;listing_page_filtered_fr&quot; target=&quot;_blank&quot;&gt;&#10;                                                                                                M.2 - PCI-E                                                                &lt;/a&gt;                        &lt;/td&gt;&#10;                    &lt;/tr&gt;&#10;                                                                    &lt;tr&gt;&#10;                                                        &lt;td class=&quot;label&quot; rowspan=&quot;1&quot;&gt;&lt;h3&gt;Nombre de disques&lt;/h3&gt;&lt;/td&gt;&#10;                                                                &lt;td class=&quot;checkbox&quot;&gt;&#10;                            &lt;input type=&quot;checkbox&quot; id=&quot;+fi785-l1h1&quot;/&gt;                            &lt;label for=&quot;+fi785-l1h1&quot;&gt;&lt;/label&gt;&#10;                            &lt;a href=&quot;#&quot; rel=&quot;nofollow&quot; data-decode=&quot;true&quot; data-param-slug=&quot;informatique/ordinateur-portable/pc-portable&quot; data-param-category-id=&quot;4265&quot; data-param-filter-url=&quot;+fi785-l1h1&quot; data-route=&quot;listing_page_filtered_fr&quot; target=&quot;_blank&quot;&gt;&#10;                                                                                                1                                                                &lt;/a&gt;                        &lt;/td&gt;&#10;                    &lt;/tr&gt;&#10;                                                                    &lt;tr&gt;&#10;                                                        &lt;td class=&quot;label&quot; rowspan=&quot;1&quot;&gt;&lt;h3&gt;Nombre de disques max&lt;/h3&gt;&lt;/td&gt;&#10;                                                                &lt;td class=&quot;checkbox&quot;&gt;&#10;                            &lt;input type=&quot;checkbox&quot; id=&quot;+fi786-l1h1&quot;/&gt;                            &lt;label for=&quot;+fi786-l1h1&quot;&gt;&lt;/label&gt;&#10;                            &lt;a href=&quot;#&quot; rel=&quot;nofollow&quot; data-decode=&quot;true&quot; data-param-slug=&quot;informatique/ordinateur-portable/pc-portable&quot; data-param-category-id=&quot;4265&quot; data-param-filter-url=&quot;+fi786-l1h1&quot; data-route=&quot;listing_page_filtered_fr&quot; target=&quot;_blank&quot;&gt;&#10;                                                                                                1                                                                &lt;/a&gt;                        &lt;/td&gt;&#10;                    &lt;/tr&gt;&#10;                                                                    &lt;tr&gt;&#10;                                                        &lt;td class=&quot;label&quot; rowspan=&quot;1&quot;&gt;&lt;h3&gt;Lecteur Optique&lt;/h3&gt;&lt;/td&gt;&#10;                                                                &lt;td class=&quot;checkbox&quot;&gt;&#10;                            &lt;input type=&quot;checkbox&quot; id=&quot;+fv612-1774&quot;/&gt;                            &lt;label for=&quot;+fv612-1774&quot;&gt;&lt;/label&gt;&#10;                            &lt;a href=&quot;#&quot; rel=&quot;nofollow&quot; data-decode=&quot;true&quot; data-param-slug=&quot;informatique/ordinateur-portable/pc-portable&quot; data-param-category-id=&quot;4265&quot; data-param-filter-url=&quot;+fv612-1774&quot; data-route=&quot;listing_page_filtered_fr&quot; target=&quot;_blank&quot;&gt;&#10;                                                                                                Aucun                                                                &lt;/a&gt;                        &lt;/td&gt;&#10;                    &lt;/tr&gt;&#10;                                                                    &lt;tr&gt;&#10;                                                        &lt;td class=&quot;label&quot; rowspan=&quot;1&quot;&gt;&lt;h3&gt;Lecteur de cartes&lt;/h3&gt;&lt;/td&gt;&#10;                                                                &lt;td class=&quot;checkbox&quot;&gt;&#10;                            &lt;input type=&quot;checkbox&quot; id=&quot;+fv290-1411&quot;/&gt;                            &lt;label for=&quot;+fv290-1411&quot;&gt;&lt;/label&gt;&#10;                            &lt;a href=&quot;#&quot; rel=&quot;nofollow&quot; data-decode=&quot;true&quot; data-param-slug=&quot;informatique/ordinateur-portable/pc-portable&quot; data-param-category-id=&quot;4265&quot; data-param-filter-url=&quot;+fv290-1411&quot; data-route=&quot;listing_page_filtered_fr&quot; target=&quot;_blank&quot;&gt;&#10;                                                                                                micro SD                                                                &lt;/a&gt;                        &lt;/td&gt;&#10;                    &lt;/tr&gt;&#10;                                                                                &lt;tr class=&quot;feature&quot;&gt;&#10;                        &lt;td class=&quot;title&quot; rowspan=&quot;4&quot;&gt;&lt;h2&gt;Communication&lt;/h2&gt;&lt;/td&gt;&#10;                                                                                &lt;td class=&quot;label&quot; rowspan=&quot;1&quot;&gt;&lt;h3&gt;Norme(s) réseau sans-fil&lt;/h3&gt;&lt;/td&gt;&#10;                                                                &lt;td class=&quot;checkbox&quot;&gt;&#10;                            &lt;input type=&quot;checkbox&quot; id=&quot;+fv401-16982&quot;/&gt;                            &lt;label for=&quot;+fv401-16982&quot;&gt;&lt;/label&gt;&#10;                            &lt;a href=&quot;#&quot; rel=&quot;nofollow&quot; data-decode=&quot;true&quot; data-param-slug=&quot;informatique/ordinateur-portable/pc-portable&quot; data-param-category-id=&quot;4265&quot; data-param-filter-url=&quot;+fv401-16982&quot; data-route=&quot;listing_page_filtered_fr&quot; target=&quot;_blank&quot;&gt;&#10;                                                                                                Wi-Fi 6 AX                                                                &lt;/a&gt;                        &lt;/td&gt;&#10;                    &lt;/tr&gt;&#10;                                                                    &lt;tr&gt;&#10;                                                        &lt;td class=&quot;label&quot; rowspan=&quot;1&quot;&gt;&lt;h3&gt;Technologie Bluetooth&lt;/h3&gt;&lt;/td&gt;&#10;                                                                &lt;td class=&quot;checkbox&quot;&gt;&#10;                            &lt;input type=&quot;checkbox&quot; id=&quot;+fv408-19293&quot;/&gt;                            &lt;label for=&quot;+fv408-19293&quot;&gt;&lt;/label&gt;&#10;                            &lt;a href=&quot;#&quot; rel=&quot;nofollow&quot; data-decode=&quot;true&quot; data-param-slug=&quot;informatique/ordinateur-portable/pc-portable&quot; data-param-category-id=&quot;4265&quot; data-param-filter-url=&quot;+fv408-19293&quot; data-route=&quot;listing_page_filtered_fr&quot; target=&quot;_blank&quot;&gt;&#10;                                                                                                Bluetooth 5.2                                                                &lt;/a&gt;                        &lt;/td&gt;&#10;                    &lt;/tr&gt;&#10;                                                                    &lt;tr&gt;&#10;                                                        &lt;td class=&quot;label&quot; rowspan=&quot;1&quot;&gt;&lt;h3&gt;Technologie Intel vPro&lt;/h3&gt;&lt;/td&gt;&#10;                                                                &lt;td class=&quot;checkbox&quot;&gt;&#10;                            &lt;input type=&quot;checkbox&quot; id=&quot;+fc2747-0&quot;/&gt;                            &lt;label for=&quot;+fc2747-0&quot;&gt;&lt;/label&gt;&#10;                            &lt;a href=&quot;#&quot; rel=&quot;nofollow&quot; data-decode=&quot;true&quot; data-param-slug=&quot;informatique/ordinateur-portable/pc-portable&quot; data-param-category-id=&quot;4265&quot; data-param-filter-url=&quot;+fc2747-0&quot; data-route=&quot;listing_page_filtered_fr&quot; target=&quot;_blank&quot;&gt;&#10;                                                                                                Non                                                                &lt;/a&gt;                        &lt;/td&gt;&#10;                    &lt;/tr&gt;&#10;                                                                    &lt;tr&gt;&#10;                                                        &lt;td class=&quot;label&quot; rowspan=&quot;1&quot;&gt;&lt;h3&gt;Sans-fil&lt;/h3&gt;&lt;/td&gt;&#10;                                                                &lt;td class=&quot;checkbox&quot;&gt;&#10;                            &lt;input type=&quot;checkbox&quot; id=&quot;+fc194-1&quot;/&gt;                            &lt;label for=&quot;+fc194-1&quot;&gt;&lt;/label&gt;&#10;                            &lt;a href=&quot;/informatique/ordinateur-portable/pc-portable/c4265/+fc194-1.html&quot; target=&quot;_blank&quot;&gt;&#10;                                                                                                Oui                                                                &lt;/a&gt;                        &lt;/td&gt;&#10;                    &lt;/tr&gt;&#10;                                                                                &lt;tr class=&quot;feature&quot;&gt;&#10;                        &lt;td class=&quot;title&quot; rowspan=&quot;2&quot;&gt;&lt;h2&gt;Multimédia&lt;/h2&gt;&lt;/td&gt;&#10;                                                                                &lt;td class=&quot;label&quot; rowspan=&quot;1&quot;&gt;&lt;h3&gt;Webcam&lt;/h3&gt;&lt;/td&gt;&#10;                                                                &lt;td class=&quot;checkbox&quot;&gt;&#10;                            &lt;input type=&quot;checkbox&quot; id=&quot;+fc406-1&quot;/&gt;                            &lt;label for=&quot;+fc406-1&quot;&gt;&lt;/label&gt;&#10;                            &lt;a href=&quot;/informatique/ordinateur-portable/pc-portable/c4265/+fc406-1.html&quot; target=&quot;_blank&quot;&gt;&#10;                                                                                                Oui                                                                &lt;/a&gt;                        &lt;/td&gt;&#10;                    &lt;/tr&gt;&#10;                                                                    &lt;tr&gt;&#10;                                                        &lt;td class=&quot;label&quot; rowspan=&quot;1&quot;&gt;&lt;h3&gt;Type de H.P&lt;/h3&gt;&lt;/td&gt;&#10;                                                                &lt;td class=&quot;checkbox&quot;&gt;&#10;                            &lt;input type=&quot;checkbox&quot; id=&quot;+fv412-1158&quot;/&gt;                            &lt;label for=&quot;+fv412-1158&quot;&gt;&lt;/label&gt;&#10;                            &lt;a href=&quot;#&quot; rel=&quot;nofollow&quot; data-decode=&quot;true&quot; data-param-slug=&quot;informatique/ordinateur-portable/pc-portable&quot; data-param-category-id=&quot;4265&quot; data-param-filter-url=&quot;+fv412-1158&quot; data-route=&quot;listing_page_filtered_fr&quot; target=&quot;_blank&quot;&gt;&#10;                                                                                                Intégrés                                                                &lt;/a&gt;                        &lt;/td&gt;&#10;                    &lt;/tr&gt;&#10;                                                                                &lt;tr class=&quot;feature&quot;&gt;&#10;                        &lt;td class=&quot;title&quot; rowspan=&quot;9&quot;&gt;&lt;h2&gt;Equipement&lt;/h2&gt;&lt;/td&gt;&#10;                                                                                &lt;td class=&quot;label&quot; rowspan=&quot;1&quot;&gt;&lt;h3&gt;Type d&amp;#039;activités&lt;/h3&gt;&lt;/td&gt;&#10;                                                                &lt;td class=&quot;checkbox&quot;&gt;&#10;                            &lt;input type=&quot;checkbox&quot; id=&quot;+fv417-16678&quot;/&gt;                            &lt;label for=&quot;+fv417-16678&quot;&gt;&lt;/label&gt;&#10;                            &lt;a href=&quot;/informatique/ordinateur-portable/pc-portable/c4265/+fv417-16678.html&quot; target=&quot;_blank&quot;&gt;&#10;                                                                                                Professionnel                                                                &lt;/a&gt;                        &lt;/td&gt;&#10;                    &lt;/tr&gt;&#10;                                                                    &lt;tr&gt;&#10;                                                        &lt;td class=&quot;label&quot; rowspan=&quot;1&quot;&gt;&lt;h3&gt;Intel Evo&lt;/h3&gt;&lt;/td&gt;&#10;                                                                &lt;td class=&quot;checkbox&quot;&gt;&#10;                            &lt;input type=&quot;checkbox&quot; id=&quot;+fc2858-1&quot;/&gt;                            &lt;label for=&quot;+fc2858-1&quot;&gt;&lt;/label&gt;&#10;                            &lt;a href=&quot;/informatique/ordinateur-portable/pc-portable/c4265/+fc2858-1.html&quot; target=&quot;_blank&quot;&gt;&#10;                                                                                                Oui                                                                &lt;/a&gt;                        &lt;/td&gt;&#10;                    &lt;/tr&gt;&#10;                                                                    &lt;tr&gt;&#10;                                                        &lt;td class=&quot;label&quot; rowspan=&quot;1&quot;&gt;&lt;h3&gt;Norme du clavier&lt;/h3&gt;&lt;/td&gt;&#10;                                                                &lt;td class=&quot;checkbox&quot;&gt;&#10;                            &lt;input type=&quot;checkbox&quot; id=&quot;+fv217-911&quot;/&gt;                            &lt;label for=&quot;+fv217-911&quot;&gt;&lt;/label&gt;&#10;                            &lt;a href=&quot;/informatique/ordinateur-portable/pc-portable/c4265/+fv217-911.html&quot; target=&quot;_blank&quot;&gt;&#10;                                                                                                AZERTY                                                                &lt;/a&gt;                        &lt;/td&gt;&#10;                    &lt;/tr&gt;&#10;                                                                    &lt;tr&gt;&#10;                                                        &lt;td class=&quot;label&quot; rowspan=&quot;1&quot;&gt;&lt;h3&gt;Localisation&lt;/h3&gt;&lt;/td&gt;&#10;                                                                &lt;td class=&quot;checkbox&quot;&gt;&#10;                            &lt;input type=&quot;checkbox&quot; id=&quot;+fv216-912&quot;/&gt;                            &lt;label for=&quot;+fv216-912&quot;&gt;&lt;/label&gt;&#10;                            &lt;a href=&quot;#&quot; rel=&quot;nofollow&quot; data-decode=&quot;true&quot; data-param-slug=&quot;informatique/ordinateur-portable/pc-portable&quot; data-param-category-id=&quot;4265&quot; data-param-filter-url=&quot;+fv216-912&quot; data-route=&quot;listing_page_filtered_fr&quot; target=&quot;_blank&quot;&gt;&#10;                                                                                                Français                                                                &lt;/a&gt;                        &lt;/td&gt;&#10;                    &lt;/tr&gt;&#10;                                                                    &lt;tr&gt;&#10;                                                        &lt;td class=&quot;label&quot; rowspan=&quot;1&quot;&gt;&lt;h3&gt;Clavier rétroéclairé&lt;/h3&gt;&lt;/td&gt;&#10;                                                                &lt;td class=&quot;checkbox&quot;&gt;&#10;                            &lt;input type=&quot;checkbox&quot; id=&quot;+fc1011-1&quot;/&gt;                            &lt;label for=&quot;+fc1011-1&quot;&gt;&lt;/label&gt;&#10;                            &lt;a href=&quot;/informatique/ordinateur-portable/pc-portable/c4265/+fc1011-1.html&quot; target=&quot;_blank&quot;&gt;&#10;                                                                                                Oui                                                                &lt;/a&gt;                        &lt;/td&gt;&#10;                    &lt;/tr&gt;&#10;                                                                    &lt;tr&gt;&#10;                                                        &lt;td class=&quot;label&quot; rowspan=&quot;1&quot;&gt;&lt;h3&gt;Clavier RGB&lt;/h3&gt;&lt;/td&gt;&#10;                                                                &lt;td class=&quot;checkbox&quot;&gt;&#10;                            &lt;input type=&quot;checkbox&quot; id=&quot;+fc2665-0&quot;/&gt;                            &lt;label for=&quot;+fc2665-0&quot;&gt;&lt;/label&gt;&#10;                            &lt;a href=&quot;#&quot; rel=&quot;nofollow&quot; data-decode=&quot;true&quot; data-param-slug=&quot;informatique/ordinateur-portable/pc-portable&quot; data-param-category-id=&quot;4265&quot; data-param-filter-url=&quot;+fc2665-0&quot; data-route=&quot;listing_page_filtered_fr&quot; target=&quot;_blank&quot;&gt;&#10;                                                                                                Non                                                                &lt;/a&gt;                        &lt;/td&gt;&#10;                    &lt;/tr&gt;&#10;                                                                    &lt;tr&gt;&#10;                                                        &lt;td class=&quot;label&quot; rowspan=&quot;1&quot;&gt;&lt;h3&gt;Pavé numérique&lt;/h3&gt;&lt;/td&gt;&#10;                                                                &lt;td class=&quot;checkbox&quot;&gt;&#10;                            &lt;input type=&quot;checkbox&quot; id=&quot;+fc410-1&quot;/&gt;                            &lt;label for=&quot;+fc410-1&quot;&gt;&lt;/label&gt;&#10;                            &lt;a href=&quot;/informatique/ordinateur-portable/pc-portable/c4265/+fc410-1.html&quot; target=&quot;_blank&quot;&gt;&#10;                                                                                                Oui                                                                &lt;/a&gt;                        &lt;/td&gt;&#10;                    &lt;/tr&gt;&#10;                                                                    &lt;tr&gt;&#10;                                                        &lt;td class=&quot;label&quot; rowspan=&quot;1&quot;&gt;&lt;h3&gt;Lecteur biométrique&lt;/h3&gt;&lt;/td&gt;&#10;                                                                &lt;td class=&quot;checkbox&quot;&gt;&#10;                            &lt;input type=&quot;checkbox&quot; id=&quot;+fc409-0&quot;/&gt;                            &lt;label for=&quot;+fc409-0&quot;&gt;&lt;/label&gt;&#10;                            &lt;a href=&quot;#&quot; rel=&quot;nofollow&quot; data-decode=&quot;true&quot; data-param-slug=&quot;informatique/ordinateur-portable/pc-portable&quot; data-param-category-id=&quot;4265&quot; data-param-filter-url=&quot;+fc409-0&quot; data-route=&quot;listing_page_filtered_fr&quot; target=&quot;_blank&quot;&gt;&#10;                                                                                                Non                                                                &lt;/a&gt;                        &lt;/td&gt;&#10;                    &lt;/tr&gt;&#10;                                                                    &lt;tr&gt;&#10;                                                        &lt;td class=&quot;label&quot; rowspan=&quot;1&quot;&gt;&lt;h3&gt;Office fourni&lt;/h3&gt;&lt;/td&gt;&#10;                                                                &lt;td class=&quot;checkbox&quot;&gt;&#10;                            &lt;input type=&quot;checkbox&quot; id=&quot;+fv1474-8173&quot;/&gt;                            &lt;label for=&quot;+fv1474-8173&quot;&gt;&lt;/label&gt;&#10;                            &lt;a href=&quot;/informatique/ordinateur-portable/pc-portable/c4265/+fv1474-8173.html&quot; target=&quot;_blank&quot;&gt;&#10;                                                                                                Non                                                                &lt;/a&gt;                        &lt;/td&gt;&#10;                    &lt;/tr&gt;&#10;                                                                                &lt;tr class=&quot;feature&quot;&gt;&#10;                        &lt;td class=&quot;title&quot; rowspan=&quot;3&quot;&gt;&lt;h2&gt;Connectique&lt;/h2&gt;&lt;/td&gt;&#10;                                                                                &lt;td class=&quot;label&quot; rowspan=&quot;3&quot;&gt;&lt;h3&gt;Connecteur(s) disponible(s)&lt;/h3&gt;&lt;/td&gt;&#10;                                                                &lt;td class=&quot;checkbox&quot;&gt;&#10;                            &lt;input type=&quot;checkbox&quot; id=&quot;+fv405-19289&quot;/&gt;                            &lt;label for=&quot;+fv405-19289&quot;&gt;&lt;/label&gt;&#10;                            2 X                                                                                                                                                                                                                         &lt;a href=&quot;#&quot; rel=&quot;nofollow&quot; data-decode=&quot;true&quot; data-param-slug=&quot;informatique/ordinateur-portable/pc-portable&quot; data-param-category-id=&quot;4265&quot; data-param-filter-url=&quot;+fv405-19289&quot; data-route=&quot;listing_page_filtered_fr&quot; target=&quot;_blank&quot;&gt;&#10;                                                                                                Thunderbolt 4/USB-C                                                                &lt;/a&gt;                        &lt;/td&gt;&#10;                    &lt;/tr&gt;&#10;                                                &lt;tr&gt;&#10;                                                        &lt;td class=&quot;checkbox&quot;&gt;&#10;                            &lt;input type=&quot;checkbox&quot; id=&quot;+fv405-17655&quot;/&gt;                            &lt;label for=&quot;+fv405-17655&quot;&gt;&lt;/label&gt;&#10;                            1 X                                                                                                                                                                                                                         &lt;a href=&quot;#&quot; rel=&quot;nofollow&quot; data-decode=&quot;true&quot; data-param-slug=&quot;informatique/ordinateur-portable/pc-portable&quot; data-param-category-id=&quot;4265&quot; data-param-filter-url=&quot;+fv405-17655&quot; data-route=&quot;listing_page_filtered_fr&quot; target=&quot;_blank&quot;&gt;&#10;                                                                                                HDMI 2.1 Femelle                                                                &lt;/a&gt;                        &lt;/td&gt;&#10;                    &lt;/tr&gt;&#10;                                                &lt;tr&gt;&#10;                                                        &lt;td class=&quot;checkbox&quot;&gt;&#10;                            &lt;input type=&quot;checkbox&quot; id=&quot;+fv405-6027&quot;/&gt;                            &lt;label for=&quot;+fv405-6027&quot;&gt;&lt;/label&gt;&#10;                            1 X                                                                                                                                                                                                                         &lt;a href=&quot;#&quot; rel=&quot;nofollow&quot; data-decode=&quot;true&quot; data-param-slug=&quot;informatique/ordinateur-portable/pc-portable&quot; data-param-category-id=&quot;4265&quot; data-param-filter-url=&quot;+fv405-6027&quot; data-route=&quot;listing_page_filtered_fr&quot; target=&quot;_blank&quot;&gt;&#10;                                                                                                USB 3.0                                                                &lt;/a&gt;                        &lt;/td&gt;&#10;                    &lt;/tr&gt;&#10;                                                                                &lt;tr class=&quot;feature&quot;&gt;&#10;                        &lt;td class=&quot;title&quot; rowspan=&quot;12&quot;&gt;&lt;h2&gt;Caractéristiques physiques&lt;/h2&gt;&lt;/td&gt;&#10;                                                                                &lt;td class=&quot;label&quot; rowspan=&quot;1&quot;&gt;&lt;h3&gt;Couleur&lt;/h3&gt;&lt;/td&gt;&#10;                                                                &lt;td class=&quot;checkbox&quot;&gt;&#10;                            &lt;input type=&quot;checkbox&quot; id=&quot;+fv70-47&quot;/&gt;                            &lt;label for=&quot;+fv70-47&quot;&gt;&lt;/label&gt;&#10;                            &lt;a href=&quot;#&quot; rel=&quot;nofollow&quot; data-decode=&quot;true&quot; data-param-slug=&quot;informatique/ordinateur-portable/pc-portable&quot; data-param-category-id=&quot;4265&quot; data-param-filter-url=&quot;+fv70-47&quot; data-route=&quot;listing_page_filtered_fr&quot; target=&quot;_blank&quot;&gt;&#10;                                                                                                Gris                                                                &lt;/a&gt;                        &lt;/td&gt;&#10;                    &lt;/tr&gt;&#10;                                                                    &lt;tr&gt;&#10;                                                        &lt;td class=&quot;label&quot; rowspan=&quot;1&quot;&gt;&lt;h3&gt;Profondeur&lt;/h3&gt;&lt;/td&gt;&#10;                                                                &lt;td class=&quot;checkbox&quot;&gt;&#10;                            &lt;input type=&quot;checkbox&quot; id=&quot;+fi264-l203h203&quot;/&gt;                            &lt;label for=&quot;+fi264-l203h203&quot;&gt;&lt;/label&gt;&#10;                            &lt;a href=&quot;#&quot; rel=&quot;nofollow&quot; data-decode=&quot;true&quot; data-param-slug=&quot;informatique/ordinateur-portable/pc-portable&quot; data-param-category-id=&quot;4265&quot; data-param-filter-url=&quot;+fi264-l203h203&quot; data-route=&quot;listing_page_filtered_fr&quot; target=&quot;_blank&quot;&gt;&#10;                                                                                                203                                mm                                &lt;/a&gt;                        &lt;/td&gt;&#10;                    &lt;/tr&gt;&#10;                                                                    &lt;tr&gt;&#10;                                                        &lt;td class=&quot;label&quot; rowspan=&quot;1&quot;&gt;&lt;h3&gt;Largeur&lt;/h3&gt;&lt;/td&gt;&#10;                                                                &lt;td class=&quot;checkbox&quot;&gt;&#10;                            &lt;input type=&quot;checkbox&quot; id=&quot;+fi263-l304h305&quot;/&gt;                            &lt;label for=&quot;+fi263-l304h305&quot;&gt;&lt;/label&gt;&#10;                            &lt;a href=&quot;#&quot; rel=&quot;nofollow&quot; data-decode=&quot;true&quot; data-param-slug=&quot;informatique/ordinateur-portable/pc-portable&quot; data-param-category-id=&quot;4265&quot; data-param-filter-url=&quot;+fi263-l304h305&quot; data-route=&quot;listing_page_filtered_fr&quot; target=&quot;_blank&quot;&gt;&#10;                                                                                                304.2                                mm                                &lt;/a&gt;                        &lt;/td&gt;&#10;                    &lt;/tr&gt;&#10;                                                                    &lt;tr&gt;&#10;                                                        &lt;td class=&quot;label&quot; rowspan=&quot;1&quot;&gt;&lt;h3&gt;Epaisseur&lt;/h3&gt;&lt;/td&gt;&#10;                                                                &lt;td class=&quot;checkbox&quot;&gt;&#10;                            &lt;input type=&quot;checkbox&quot; id=&quot;+fi382-l13h14&quot;/&gt;                            &lt;label for=&quot;+fi382-l13h14&quot;&gt;&lt;/label&gt;&#10;                            &lt;a href=&quot;#&quot; rel=&quot;nofollow&quot; data-decode=&quot;true&quot; data-param-slug=&quot;informatique/ordinateur-portable/pc-portable&quot; data-param-category-id=&quot;4265&quot; data-param-filter-url=&quot;+fi382-l13h14&quot; data-route=&quot;listing_page_filtered_fr&quot; target=&quot;_blank&quot;&gt;&#10;                                                                                                13.9                                mm                                &lt;/a&gt;                        &lt;/td&gt;&#10;                    &lt;/tr&gt;&#10;                                                                    &lt;tr&gt;&#10;                                                        &lt;td class=&quot;label&quot; rowspan=&quot;1&quot;&gt;&lt;h3&gt;Poids&lt;/h3&gt;&lt;/td&gt;&#10;                                                                &lt;td class=&quot;checkbox&quot;&gt;&#10;                            &lt;input type=&quot;checkbox&quot; id=&quot;+fi416-l1140h1140&quot;/&gt;                            &lt;label for=&quot;+fi416-l1140h1140&quot;&gt;&lt;/label&gt;&#10;                            &lt;a href=&quot;#&quot; rel=&quot;nofollow&quot; data-decode=&quot;true&quot; data-param-slug=&quot;informatique/ordinateur-portable/pc-portable&quot; data-param-category-id=&quot;4265&quot; data-param-filter-url=&quot;+fi416-l1140h1140&quot; data-route=&quot;listing_page_filtered_fr&quot; target=&quot;_blank&quot;&gt;&#10;                                                                                                1.14                                kg                                &lt;/a&gt;                        &lt;/td&gt;&#10;                    &lt;/tr&gt;&#10;                                                                    &lt;tr&gt;&#10;                                                        &lt;td class=&quot;label&quot; rowspan=&quot;1&quot;&gt;&lt;h3&gt;Gamme&lt;/h3&gt;&lt;/td&gt;&#10;                                                                &lt;td class=&quot;checkbox&quot;&gt;&#10;                            &lt;input type=&quot;checkbox&quot; id=&quot;+fv2622-16869&quot;/&gt;                            &lt;label for=&quot;+fv2622-16869&quot;&gt;&lt;/label&gt;&#10;                            &lt;a href=&quot;/informatique/ordinateur-portable/pc-portable/c4265/+fv2622-16869.html&quot; target=&quot;_blank&quot;&gt;&#10;                                                                                                ASUS Zenbook                                                                &lt;/a&gt;                        &lt;/td&gt;&#10;                    &lt;/tr&gt;&#10;                                                                    &lt;tr&gt;&#10;                                                        &lt;td class=&quot;label&quot; rowspan=&quot;1&quot;&gt;&lt;h3&gt;Ultrabook&lt;/h3&gt;&lt;/td&gt;&#10;                                                                &lt;td class=&quot;checkbox&quot;&gt;&#10;                            &lt;input type=&quot;checkbox&quot; id=&quot;+fc1446-1&quot;/&gt;                            &lt;label for=&quot;+fc1446-1&quot;&gt;&lt;/label&gt;&#10;                            &lt;a href=&quot;/informatique/ordinateur-portable/pc-portable/c4265/+fc1446-1.html&quot; target=&quot;_blank&quot;&gt;&#10;                                                                                                Oui                                                                &lt;/a&gt;                        &lt;/td&gt;&#10;                    &lt;/tr&gt;&#10;                                                                    &lt;tr&gt;&#10;                                                        &lt;td class=&quot;label&quot; rowspan=&quot;1&quot;&gt;&lt;h3&gt;Hybride / Convertible&lt;/h3&gt;&lt;/td&gt;&#10;                                                                &lt;td class=&quot;checkbox&quot;&gt;&#10;                            &lt;input type=&quot;checkbox&quot; id=&quot;+fc2574-0&quot;/&gt;                            &lt;label for=&quot;+fc2574-0&quot;&gt;&lt;/label&gt;&#10;                            &lt;a href=&quot;#&quot; rel=&quot;nofollow&quot; data-decode=&quot;true&quot; data-param-slug=&quot;informatique/ordinateur-portable/pc-portable&quot; data-param-category-id=&quot;4265&quot; data-param-filter-url=&quot;+fc2574-0&quot; data-route=&quot;listing_page_filtered_fr&quot; target=&quot;_blank&quot;&gt;&#10;                                                                                                Non                                                                &lt;/a&gt;                        &lt;/td&gt;&#10;                    &lt;/tr&gt;&#10;                                                                    &lt;tr&gt;&#10;                                                        &lt;td class=&quot;label&quot; rowspan=&quot;1&quot;&gt;&lt;h3&gt;DAS tronc&lt;/h3&gt;&lt;/td&gt;&#10;                                                                &lt;td class=&quot;checkbox&quot;&gt;&#10;                            &lt;input type=&quot;checkbox&quot; id=&quot;+fi2773-l0h1&quot;/&gt;                            &lt;label for=&quot;+fi2773-l0h1&quot;&gt;&lt;/label&gt;&#10;                            &lt;a href=&quot;#&quot; rel=&quot;nofollow&quot; data-decode=&quot;true&quot; data-param-slug=&quot;informatique/ordinateur-portable/pc-portable&quot; data-param-category-id=&quot;4265&quot; data-param-filter-url=&quot;+fi2773-l0h1&quot; data-route=&quot;listing_page_filtered_fr&quot; target=&quot;_blank&quot;&gt;&#10;                                                                                                0.315                                W/kg                                &lt;/a&gt;                        &lt;/td&gt;&#10;                    &lt;/tr&gt;&#10;                                                                    &lt;tr&gt;&#10;                                                        &lt;td class=&quot;label&quot; rowspan=&quot;1&quot;&gt;&lt;h3&gt;DAS membres&lt;/h3&gt;&lt;/td&gt;&#10;                                                                &lt;td class=&quot;checkbox&quot;&gt;&#10;                            &lt;input type=&quot;checkbox&quot; id=&quot;+fi2774-l0h1&quot;/&gt;                            &lt;label for=&quot;+fi2774-l0h1&quot;&gt;&lt;/label&gt;&#10;                            &lt;a href=&quot;#&quot; rel=&quot;nofollow&quot; data-decode=&quot;true&quot; data-param-slug=&quot;informatique/ordinateur-portable/pc-portable&quot; data-param-category-id=&quot;4265&quot; data-param-filter-url=&quot;+fi2774-l0h1&quot; data-route=&quot;listing_page_filtered_fr&quot; target=&quot;_blank&quot;&gt;&#10;                                                                                                0.315                                W/kg                                &lt;/a&gt;                        &lt;/td&gt;&#10;                    &lt;/tr&gt;&#10;                                                                    &lt;tr&gt;&#10;                                                        &lt;td class=&quot;label&quot; rowspan=&quot;1&quot;&gt;&lt;h3&gt;Indice réparabilité (sur 10)&lt;/h3&gt;&lt;/td&gt;&#10;                                                                &lt;td class=&quot;checkbox&quot;&gt;&#10;                            &lt;input type=&quot;checkbox&quot; id=&quot;+fi2835-l6h7&quot;/&gt;                            &lt;label for=&quot;+fi2835-l6h7&quot;&gt;&lt;/label&gt;&#10;                            &lt;a href=&quot;#&quot; rel=&quot;nofollow&quot; data-decode=&quot;true&quot; data-param-slug=&quot;informatique/ordinateur-portable/pc-portable&quot; data-param-category-id=&quot;4265&quot; data-param-filter-url=&quot;+fi2835-l6h7&quot; data-route=&quot;listing_page_filtered_fr&quot; target=&quot;_blank&quot;&gt;&#10;                                                                                                6.6                                                                &lt;/a&gt;                        &lt;/td&gt;&#10;                    &lt;/tr&gt;&#10;                                                                    &lt;tr&gt;&#10;                                                        &lt;td class=&quot;label&quot; rowspan=&quot;1&quot;&gt;&lt;h3&gt;Définition de l&amp;#039;indice de réparabilité&lt;/h3&gt;&lt;/td&gt;&#10;                                                                &lt;td class=&quot;no-checkbox&quot;&gt;&#10;                                                        &lt;label for=&quot;&quot;&gt;&lt;/label&gt;&#10;                            L'indice de réparabilité des produits s'inscrit dans le cadre de la LOI n° 2020-105 du 10 février 2020 relative à la lutte contre le gaspillage et à l'économie circulaire. Une note de 1 à 10 est attribuée au produit en fonction de son &quot;degré&quot; de réparabilité. 5 critères sont pris en compte pour établir cette notation (durée de disponibilité de la documentation technique, caractère démontable de l'équipement, durée de disponibilité des pièces détachées, rapport entre le prix de vente des pièces détachées et le prix de vente de l'équipement, critères spécifiques à la catégorie d'équipements concernée). L'indice de réparabilité est obtenu en additionnant les cinq notes obtenues puis en divisant ce total par dix pour exprimer une note synthétique sur une échelle de 1 à 10.                        &lt;/td&gt;&#10;                    &lt;/tr&gt;&#10;                                                                                &lt;tr class=&quot;feature&quot;&gt;&#10;                        &lt;td class=&quot;title&quot; rowspan=&quot;4&quot;&gt;&lt;h2&gt;Alimentation&lt;/h2&gt;&lt;/td&gt;&#10;                                                                                &lt;td class=&quot;label&quot; rowspan=&quot;1&quot;&gt;&lt;h3&gt;Capacité de la batterie&lt;/h3&gt;&lt;/td&gt;&#10;                                                                &lt;td class=&quot;checkbox&quot;&gt;&#10;                            &lt;input type=&quot;checkbox&quot; id=&quot;+fi494-l67000h67000&quot;/&gt;                            &lt;label for=&quot;+fi494-l67000h67000&quot;&gt;&lt;/label&gt;&#10;                            &lt;a href=&quot;#&quot; rel=&quot;nofollow&quot; data-decode=&quot;true&quot; data-param-slug=&quot;informatique/ordinateur-portable/pc-portable&quot; data-param-category-id=&quot;4265&quot; data-param-filter-url=&quot;+fi494-l67000h67000&quot; data-route=&quot;listing_page_filtered_fr&quot; target=&quot;_blank&quot;&gt;&#10;                                                                                                67                                Wh                                &lt;/a&gt;                        &lt;/td&gt;&#10;                    &lt;/tr&gt;&#10;                                                                    &lt;tr&gt;&#10;                                                        &lt;td class=&quot;label&quot; rowspan=&quot;1&quot;&gt;&lt;h3&gt;Nombre de cellules&lt;/h3&gt;&lt;/td&gt;&#10;                                                                &lt;td class=&quot;checkbox&quot;&gt;&#10;                            &lt;input type=&quot;checkbox&quot; id=&quot;+fi495-l4h4&quot;/&gt;                            &lt;label for=&quot;+fi495-l4h4&quot;&gt;&lt;/label&gt;&#10;                            &lt;a href=&quot;#&quot; rel=&quot;nofollow&quot; data-decode=&quot;true&quot; data-param-slug=&quot;informatique/ordinateur-portable/pc-portable&quot; data-param-category-id=&quot;4265&quot; data-param-filter-url=&quot;+fi495-l4h4&quot; data-route=&quot;listing_page_filtered_fr&quot; target=&quot;_blank&quot;&gt;&#10;                                                                                                4                                                                &lt;/a&gt;                        &lt;/td&gt;&#10;                    &lt;/tr&gt;&#10;                                                                    &lt;tr&gt;&#10;                                                        &lt;td class=&quot;label&quot; rowspan=&quot;1&quot;&gt;&lt;h3&gt;Batterie amovible&lt;/h3&gt;&lt;/td&gt;&#10;                                                                &lt;td class=&quot;checkbox&quot;&gt;&#10;                            &lt;input type=&quot;checkbox&quot; id=&quot;+fc1195-0&quot;/&gt;                            &lt;label for=&quot;+fc1195-0&quot;&gt;&lt;/label&gt;&#10;                            &lt;a href=&quot;#&quot; rel=&quot;nofollow&quot; data-decode=&quot;true&quot; data-param-slug=&quot;informatique/ordinateur-portable/pc-portable&quot; data-param-category-id=&quot;4265&quot; data-param-filter-url=&quot;+fc1195-0&quot; data-route=&quot;listing_page_filtered_fr&quot; target=&quot;_blank&quot;&gt;&#10;                                                                                                Non                                                                &lt;/a&gt;                        &lt;/td&gt;&#10;                    &lt;/tr&gt;&#10;                                                                    &lt;tr&gt;&#10;                                                        &lt;td class=&quot;label&quot; rowspan=&quot;1&quot;&gt;&lt;h3&gt;Charge de la batterie par USB-C&lt;/h3&gt;&lt;/td&gt;&#10;                                                                &lt;td class=&quot;checkbox&quot;&gt;&#10;                            &lt;input type=&quot;checkbox&quot; id=&quot;+fc2710-0&quot;/&gt;                            &lt;label for=&quot;+fc2710-0&quot;&gt;&lt;/label&gt;&#10;                            &lt;a href=&quot;#&quot; rel=&quot;nofollow&quot; data-decode=&quot;true&quot; data-param-slug=&quot;informatique/ordinateur-portable/pc-portable&quot; data-param-category-id=&quot;4265&quot; data-param-filter-url=&quot;+fc2710-0&quot; data-route=&quot;listing_page_filtered_fr&quot; target=&quot;_blank&quot;&gt;&#10;                                                                                                Non                                                                &lt;/a&gt;                        &lt;/td&gt;&#10;                    &lt;/tr&gt;&#10;                            &#10;&#10;                                    &#10;        &#10;            &lt;tr&gt;&#10;            &lt;td class=&quot;title&quot; rowspan=&quot;2&quot;&gt;&lt;h2&gt;Garanties&lt;/h2&gt;&lt;/td&gt;&#10;            &lt;td class=&quot;label&quot;&gt;&lt;h3&gt;Garantie commerciale&lt;/h3&gt;&lt;/td&gt;&#10;            &lt;td class=&quot;no-checkbox&quot;&gt;&#10;                                2 ans constructeur&#10;    &#10;    &lt;br/&gt;    &lt;a href=&quot;/aide/50-la-garantie-ldlc/&quot; target=&quot;_blank&quot;&gt;&#10;        3 ans vendeur&#10;    &lt;/a&gt;&#10;&#10;&#10;            &lt;/td&gt;&#10;        &lt;/tr&gt;&#10;                &lt;tr&gt;&#10;                        &lt;td class=&quot;label&quot;&gt;&lt;h3&gt;Garantie légale&lt;/h3&gt;&lt;/td&gt;&#10;            &lt;td class=&quot;no-checkbox&quot;&gt;&#10;                &lt;a href=&quot;/aide/54-garanties-legales/&quot; target=&quot;_blank&quot;&gt;Voir les modalités&lt;/a&gt;            &lt;/td&gt;&#10;        &lt;/tr&gt;&#10;    &#10;                    &#10;                                                                &lt;/tbody&gt;&#10;            &lt;/table&gt;&#10;&#10;            &lt;div class=&quot;pdt-update&quot;&gt;&#10;                &#10;                &lt;div class=&quot;links&quot;&gt;&#10;                                                                                                &#10;                        &lt;p&gt;Voir tous les produits &lt;a href=&quot;/asus/bint000000806/&quot;&gt;ASUS&lt;/a&gt;&lt;/p&gt;&#10;&#10;                                                                &lt;p&gt;Voir le rayon &lt;a href=&quot;/informatique/ordinateur-portable/pc-portable/c4265/+fb-C000000806.html&quot;&gt;PC portable ASUS&lt;/a&gt;&lt;/p&gt;&#10;                    &#10;                                        &#10;                &lt;/div&gt;&#10;                &lt;p class=&quot;pdt-update-infos&quot;&gt;&#10;                    Produit référencé le &lt;span&gt;21/08/2023&lt;/span&gt;&#10;                &lt;/p&gt;&#10;            &lt;/div&gt;&#10;        &lt;/div&gt;&#10;    &lt;/div&gt;&#10;&lt;/div&gt;&#10;                                            &lt;div role=&quot;tabpanel&quot; class=&quot;tab-pane top-products&quot; id=&quot;associated-products&quot;&gt;&#10;    &lt;div class=&quot;title-1&quot;&gt;Produits associés&lt;/div&gt;&#10;    &lt;div class=&quot;tab-pane-content&quot;&gt;&#10;                                                                                                                                                                                                                                                                                    &#10;    &lt;div class=&quot;container-fluid&quot;&gt;&#10;        &lt;div class=&quot;row&quot;&gt;&#10;            &lt;div class=&quot;col-md-6 col-xs-12&quot;&gt;&#10;                &lt;ul class=&quot;list-product&quot;&gt;&#10;                                            &lt;li class=&quot;dsp-table&quot;&gt;&#10;                            &lt;a href=&quot;/fiche/PB00575276.html&quot;&#10;   data-tracking-event=&quot;click&quot;&#10;   data-tracking-category=&quot;Cross_sell&quot;&#10;   data-tracking-action=&quot;Clics&quot;&#10;   data-tracking-label=&quot;AR202304270050&quot;&#10;   data-impression-event=&quot;trackEvent&quot;&#10;   data-impression-category=&quot;Cross_sell&quot;&#10;   data-impression-action=&quot;Impressions&quot;&#10;   data-impression-label=&quot;AR202304270050&quot;&#10;&gt;&#10;    &lt;div class=&quot;pic dsp-cell&quot;&gt;&#10;       &lt;img loading=&quot;lazy&quot; src=&quot;https://media.ldlc.com/r150/ld/products/00/06/07/29/LD0006072988.jpg&quot; alt=&quot;&quot;&gt;&#10;    &lt;/div&gt;&#10;    &lt;div class=&quot;txt dsp-cell&quot;&gt;&#10;        &lt;div class=&quot;title&quot;&gt;INOVU Loop Nomad (Kaki)&lt;/div&gt;&#10;        &lt;div class=&quot;price&quot;&gt; 34€&lt;sup&gt;94&lt;/sup&gt; &lt;/div&gt;&#10;    &lt;/div&gt;&#10;    &lt;div class=&quot;see dsp-cell&quot;&gt;&#10;        &lt;div class=&quot;button outline mini noMarge&quot;&gt;Voir &lt;span class=&quot;fleche&quot;&gt;›&lt;/span&gt;&lt;/div&gt;&#10;    &lt;/div&gt;&#10;&lt;/a&gt;&#10;&#10;                        &lt;/li&gt;&#10;                                            &lt;li class=&quot;dsp-table&quot;&gt;&#10;                            &lt;a href=&quot;/fiche/PB00281365.html&quot;&#10;   data-tracking-event=&quot;click&quot;&#10;   data-tracking-category=&quot;Cross_sell&quot;&#10;   data-tracking-action=&quot;Clics&quot;&#10;   data-tracking-label=&quot;AR201911030001&quot;&#10;   data-impression-event=&quot;trackEvent&quot;&#10;   data-impression-category=&quot;Cross_sell&quot;&#10;   data-impression-action=&quot;Impressions&quot;&#10;   data-impression-label=&quot;AR201911030001&quot;&#10;&gt;&#10;    &lt;div class=&quot;pic dsp-cell&quot;&gt;&#10;       &lt;img loading=&quot;lazy&quot; src=&quot;https://media.ldlc.com/r150/ld/products/00/05/52/14/LD0005521485_2.jpg&quot; alt=&quot;&quot;&gt;&#10;    &lt;/div&gt;&#10;    &lt;div class=&quot;txt dsp-cell&quot;&gt;&#10;        &lt;div class=&quot;title&quot;&gt;ASUS ASUSCARE-NBPHY-PUR3&lt;/div&gt;&#10;        &lt;div class=&quot;price&quot;&gt; 59€&lt;sup&gt;95&lt;/sup&gt; &lt;/div&gt;&#10;    &lt;/div&gt;&#10;    &lt;div class=&quot;see dsp-cell&quot;&gt;&#10;        &lt;div class=&quot;button outline mini noMarge&quot;&gt;Voir &lt;span class=&quot;fleche&quot;&gt;›&lt;/span&gt;&lt;/div&gt;&#10;    &lt;/div&gt;&#10;&lt;/a&gt;&#10;&#10;                        &lt;/li&gt;&#10;                                            &lt;li class=&quot;dsp-table&quot;&gt;&#10;                            &lt;a href=&quot;/fiche/PB00575288.html&quot;&#10;   data-tracking-event=&quot;click&quot;&#10;   data-tracking-category=&quot;Cross_sell&quot;&#10;   data-tracking-action=&quot;Clics&quot;&#10;   data-tracking-label=&quot;AR202304270045&quot;&#10;   data-impression-event=&quot;trackEvent&quot;&#10;   data-impression-category=&quot;Cross_sell&quot;&#10;   data-impression-action=&quot;Impressions&quot;&#10;   data-impression-label=&quot;AR202304270045&quot;&#10;&gt;&#10;    &lt;div class=&quot;pic dsp-cell&quot;&gt;&#10;       &lt;img loading=&quot;lazy&quot; src=&quot;https://media.ldlc.com/r150/ld/products/00/06/07/30/LD0006073041.jpg&quot; alt=&quot;&quot;&gt;&#10;    &lt;/div&gt;&#10;    &lt;div class=&quot;txt dsp-cell&quot;&gt;&#10;        &lt;div class=&quot;title&quot;&gt;INOVU Sacoche Loop Pro (Noir)&lt;/div&gt;&#10;        &lt;div class=&quot;price&quot;&gt; 29€&lt;sup&gt;95&lt;/sup&gt; &lt;/div&gt;&#10;    &lt;/div&gt;&#10;    &lt;div class=&quot;see dsp-cell&quot;&gt;&#10;        &lt;div class=&quot;button outline mini noMarge&quot;&gt;Voir &lt;span class=&quot;fleche&quot;&gt;›&lt;/span&gt;&lt;/div&gt;&#10;    &lt;/div&gt;&#10;&lt;/a&gt;&#10;&#10;                        &lt;/li&gt;&#10;                                            &lt;li class=&quot;dsp-table&quot;&gt;&#10;                            &lt;a href=&quot;/fiche/PB00544468.html&quot;&#10;   data-tracking-event=&quot;click&quot;&#10;   data-tracking-category=&quot;Cross_sell&quot;&#10;   data-tracking-action=&quot;Clics&quot;&#10;   data-tracking-label=&quot;AR202211230019&quot;&#10;   data-impression-event=&quot;trackEvent&quot;&#10;   data-impression-category=&quot;Cross_sell&quot;&#10;   data-impression-action=&quot;Impressions&quot;&#10;   data-impression-label=&quot;AR202211230019&quot;&#10;&gt;&#10;    &lt;div class=&quot;pic dsp-cell&quot;&gt;&#10;       &lt;img loading=&quot;lazy&quot; src=&quot;https://media.ldlc.com/r150/ld/products/00/06/01/75/LD0006017559.jpg&quot; alt=&quot;&quot;&gt;&#10;    &lt;/div&gt;&#10;    &lt;div class=&quot;txt dsp-cell&quot;&gt;&#10;        &lt;div class=&quot;title&quot;&gt;INOVU INHUB4ACP&lt;/div&gt;&#10;        &lt;div class=&quot;price&quot;&gt; 24€&lt;sup&gt;95&lt;/sup&gt; &lt;/div&gt;&#10;    &lt;/div&gt;&#10;    &lt;div class=&quot;see dsp-cell&quot;&gt;&#10;        &lt;div class=&quot;button outline mini noMarge&quot;&gt;Voir &lt;span class=&quot;fleche&quot;&gt;›&lt;/span&gt;&lt;/div&gt;&#10;    &lt;/div&gt;&#10;&lt;/a&gt;&#10;&#10;                        &lt;/li&gt;&#10;                                    &lt;/ul&gt;&#10;            &lt;/div&gt;&#10;            &lt;div class=&quot;col-md-6 col-xs-12&quot;&gt;&#10;                &lt;ul class=&quot;list-product&quot;&gt;&#10;                                            &lt;li class=&quot;dsp-table&quot;&gt;&#10;                            &lt;a href=&quot;/fiche/PB00515305.html&quot;&#10;   data-tracking-event=&quot;click&quot;&#10;   data-tracking-category=&quot;Cross_sell&quot;&#10;   data-tracking-action=&quot;Clics&quot;&#10;   data-tracking-label=&quot;AR202205090076&quot;&#10;   data-impression-event=&quot;trackEvent&quot;&#10;   data-impression-category=&quot;Cross_sell&quot;&#10;   data-impression-action=&quot;Impressions&quot;&#10;   data-impression-label=&quot;AR202205090076&quot;&#10;&gt;&#10;    &lt;div class=&quot;pic dsp-cell&quot;&gt;&#10;       &lt;img loading=&quot;lazy&quot; src=&quot;https://media.ldlc.com/r150/ld/products/00/05/97/61/LD0005976149.jpg&quot; alt=&quot;&quot;&gt;&#10;    &lt;/div&gt;&#10;    &lt;div class=&quot;txt dsp-cell&quot;&gt;&#10;        &lt;div class=&quot;title&quot;&gt;INOVU 23.8&amp;quot; LED - MB24&lt;/div&gt;&#10;        &lt;div class=&quot;price&quot;&gt; 109€&lt;sup&gt;94&lt;/sup&gt; &lt;/div&gt;&#10;    &lt;/div&gt;&#10;    &lt;div class=&quot;see dsp-cell&quot;&gt;&#10;        &lt;div class=&quot;button outline mini noMarge&quot;&gt;Voir &lt;span class=&quot;fleche&quot;&gt;›&lt;/span&gt;&lt;/div&gt;&#10;    &lt;/div&gt;&#10;&lt;/a&gt;&#10;&#10;                        &lt;/li&gt;&#10;                                            &lt;li class=&quot;dsp-table&quot;&gt;&#10;                            &lt;a href=&quot;/fiche/PB00575283.html&quot;&#10;   data-tracking-event=&quot;click&quot;&#10;   data-tracking-category=&quot;Cross_sell&quot;&#10;   data-tracking-action=&quot;Clics&quot;&#10;   data-tracking-label=&quot;AR202304270047&quot;&#10;   data-impression-event=&quot;trackEvent&quot;&#10;   data-impression-category=&quot;Cross_sell&quot;&#10;   data-impression-action=&quot;Impressions&quot;&#10;   data-impression-label=&quot;AR202304270047&quot;&#10;&gt;&#10;    &lt;div class=&quot;pic dsp-cell&quot;&gt;&#10;       &lt;img loading=&quot;lazy&quot; src=&quot;https://media.ldlc.com/r150/ld/products/00/06/07/30/LD0006073023.jpg&quot; alt=&quot;&quot;&gt;&#10;    &lt;/div&gt;&#10;    &lt;div class=&quot;txt dsp-cell&quot;&gt;&#10;        &lt;div class=&quot;title&quot;&gt;INOVU Loop Urban (Gris)&lt;/div&gt;&#10;        &lt;div class=&quot;price&quot;&gt; 49€&lt;sup&gt;94&lt;/sup&gt; &lt;/div&gt;&#10;    &lt;/div&gt;&#10;    &lt;div class=&quot;see dsp-cell&quot;&gt;&#10;        &lt;div class=&quot;button outline mini noMarge&quot;&gt;Voir &lt;span class=&quot;fleche&quot;&gt;›&lt;/span&gt;&lt;/div&gt;&#10;    &lt;/div&gt;&#10;&lt;/a&gt;&#10;&#10;                        &lt;/li&gt;&#10;                                            &lt;li class=&quot;dsp-table&quot;&gt;&#10;                            &lt;a href=&quot;/fiche/PB00575284.html&quot;&#10;   data-tracking-event=&quot;click&quot;&#10;   data-tracking-category=&quot;Cross_sell&quot;&#10;   data-tracking-action=&quot;Clics&quot;&#10;   data-tracking-label=&quot;AR202304270043&quot;&#10;   data-impression-event=&quot;trackEvent&quot;&#10;   data-impression-category=&quot;Cross_sell&quot;&#10;   data-impression-action=&quot;Impressions&quot;&#10;   data-impression-label=&quot;AR202304270043&quot;&#10;&gt;&#10;    &lt;div class=&quot;pic dsp-cell&quot;&gt;&#10;       &lt;img loading=&quot;lazy&quot; src=&quot;https://media.ldlc.com/r150/ld/products/00/06/07/30/LD0006073035.jpg&quot; alt=&quot;&quot;&gt;&#10;    &lt;/div&gt;&#10;    &lt;div class=&quot;txt dsp-cell&quot;&gt;&#10;        &lt;div class=&quot;title&quot;&gt;INOVU Loop Pro (Noir)&lt;/div&gt;&#10;        &lt;div class=&quot;price&quot;&gt; 49€&lt;sup&gt;95&lt;/sup&gt; &lt;/div&gt;&#10;    &lt;/div&gt;&#10;    &lt;div class=&quot;see dsp-cell&quot;&gt;&#10;        &lt;div class=&quot;button outline mini noMarge&quot;&gt;Voir &lt;span class=&quot;fleche&quot;&gt;›&lt;/span&gt;&lt;/div&gt;&#10;    &lt;/div&gt;&#10;&lt;/a&gt;&#10;&#10;                        &lt;/li&gt;&#10;                                            &lt;li class=&quot;dsp-table&quot;&gt;&#10;                            &lt;a href=&quot;/fiche/PB00544466.html&quot;&#10;   data-tracking-event=&quot;click&quot;&#10;   data-tracking-category=&quot;Cross_sell&quot;&#10;   data-tracking-action=&quot;Clics&quot;&#10;   data-tracking-label=&quot;AR202211230010&quot;&#10;   data-impression-event=&quot;trackEvent&quot;&#10;   data-impression-category=&quot;Cross_sell&quot;&#10;   data-impression-action=&quot;Impressions&quot;&#10;   data-impression-label=&quot;AR202211230010&quot;&#10;&gt;&#10;    &lt;div class=&quot;pic dsp-cell&quot;&gt;&#10;       &lt;img loading=&quot;lazy&quot; src=&quot;https://media.ldlc.com/r150/ld/products/00/06/01/75/LD0006017531.jpg&quot; alt=&quot;&quot;&gt;&#10;    &lt;/div&gt;&#10;    &lt;div class=&quot;txt dsp-cell&quot;&gt;&#10;        &lt;div class=&quot;title&quot;&gt;INOVU INST6CG1&lt;/div&gt;&#10;        &lt;div class=&quot;price&quot;&gt; 39€&lt;sup&gt;95&lt;/sup&gt; &lt;/div&gt;&#10;    &lt;/div&gt;&#10;    &lt;div class=&quot;see dsp-cell&quot;&gt;&#10;        &lt;div class=&quot;button outline mini noMarge&quot;&gt;Voir &lt;span class=&quot;fleche&quot;&gt;›&lt;/span&gt;&lt;/div&gt;&#10;    &lt;/div&gt;&#10;&lt;/a&gt;&#10;&#10;                        &lt;/li&gt;&#10;                                    &lt;/ul&gt;&#10;            &lt;/div&gt;&#10;        &lt;/div&gt;&#10;    &lt;/div&gt;&#10;&#10;    &lt;/div&gt;&#10;&lt;/div&gt;&#10;                                                                 &lt;div role=&quot;tabpanel&quot; class=&quot;tab-pane&quot; id=&quot;clients-review&quot;&gt;&#10;    &lt;div class=&quot;title-1&quot;&gt;Avis clients&lt;/div&gt;&#10;    &lt;div class=&quot;tab-pane-content&quot;&gt;&#10;        &lt;div class=&quot;modal modal-full&quot; id=&quot;review-zoom-modal&quot; tabindex=&quot;-1&quot; role=&quot;dialog&quot;&gt;&#10;    &lt;div class=&quot;modal-dialog&quot; role=&quot;document&quot;&gt;&#10;        &lt;div class=&quot;modal-content&quot;&gt;&#10;            &lt;button type=&quot;button&quot; class=&quot;close&quot; data-dismiss=&quot;modal&quot; aria-label=&quot;Close&quot;&gt;&lt;span class=&quot;icon icon-close&quot; aria-hidden=&quot;true&quot;&gt;&lt;/span&gt;&lt;/button&gt;&#10;            &lt;div class=&quot;modal-body&quot;&gt;&#10;                &lt;div id=&quot;ctl00_cphMainContent_pnlReviewPopupZoom&quot; class=&quot;modalZoom modalPopup rounded&quot;&gt;&#10;                    &lt;input type=&quot;submit&quot; name=&quot;ctl00$cphMainContent$mpePopupReviewZoomTargetControlID&quot; value=&quot;&quot; id=&quot;ctl00_cphMainContent_mpePopupReviewZoomTargetControlID&quot; style=&quot;display:none;&quot;&gt;&#10;                    &lt;div id=&quot;review-previews&quot;&gt;&lt;/div&gt;&#10;                    &lt;div id=&quot;review-zoomContainer&quot;&gt;&#10;                        &lt;div id=&quot;review-zoom&quot;&gt;&lt;/div&gt;&#10;                    &lt;/div&gt;&#10;                &lt;/div&gt;&#10;            &lt;/div&gt;&#10;        &lt;/div&gt;&#10;    &lt;/div&gt;&#10;&lt;/div&gt;&#10;&lt;div class=&quot;client-reviews&quot;&gt;&#10;    &lt;div class=&quot;global-reviews&quot;&gt;&#10;                        &#10;&#10;    &lt;div class=&quot;average&quot;&gt;&#10;        &lt;strong&gt;Note générale&lt;/strong&gt;&#10;        &lt;div class=&quot;note&quot;&gt;10&lt;em&gt;/10&lt;/em&gt;&lt;/div&gt;&#10;        &lt;div class=&quot;ratingClient&quot;&gt;&#10;            &lt;span class=&quot;star-10&quot;&gt;&lt;/span&gt;&#10;        &lt;/div&gt;&#10;                &lt;a href=&quot;/avis/PB00561767.html&quot; class=&quot;avis&quot;&gt;&#10;                    &lt;em&gt;sur 10 avis&lt;/em&gt;&#10;                 &lt;/a&gt;&#10;                &lt;a class=&quot;moderation&quot; href=&quot;/aide/51-les-engagements-qualite-de-ldlc-com/&quot; target=&quot;_blank&quot;&gt;Charte de rédaction et de modération&lt;/a&gt;&#10;    &lt;/div&gt;&#10;        &lt;div class=&quot;write-review&quot;&gt;&#10;        &lt;button data-product-id=&quot;AR202306120085&quot;&#10;                class=&quot;button want-to-review&quot;&gt;&#10;            Donner votre avis &lt;span class=&quot;fleche&quot;&gt;›&lt;/span&gt;&#10;        &lt;/button&gt;&#10;    &lt;/div&gt;&#10;&#10;&lt;ul class=&quot;detail-note&quot;&gt;&#10;                    &lt;li&gt;&#10;            &lt;div class=&quot;ratingClient&quot;&gt;&#10;                &lt;span class=&quot;star-10&quot;&gt;&lt;/span&gt;&#10;            &lt;/div&gt;&#10;            &lt;div class=&quot;pull-right&quot;&gt;&#10;                &lt;div class=&quot;pourcentage&quot;&gt;&#10;                    80%&#10;                &lt;/div&gt;&#10;&#10;                                    &lt;span class=&quot;nb-avis&quot;&gt;&#10;                        8 avis&#10;                    &lt;/span&gt;&#10;                            &lt;/div&gt;&#10;            &lt;div class=&quot;progress&quot;&gt;&#10;                &lt;div class=&quot;jauge&quot; style=&quot;width:80%;&quot;&gt;&lt;/div&gt;&#10;            &lt;/div&gt;&#10;        &lt;/li&gt;&#10;                    &lt;li&gt;&#10;            &lt;div class=&quot;ratingClient&quot;&gt;&#10;                &lt;span class=&quot;star-8&quot;&gt;&lt;/span&gt;&#10;            &lt;/div&gt;&#10;            &lt;div class=&quot;pull-right&quot;&gt;&#10;                &lt;div class=&quot;pourcentage&quot;&gt;&#10;                    20%&#10;                &lt;/div&gt;&#10;&#10;                                    &lt;span class=&quot;nb-avis&quot;&gt;&#10;                        2 avis&#10;                    &lt;/span&gt;&#10;                            &lt;/div&gt;&#10;            &lt;div class=&quot;progress&quot;&gt;&#10;                &lt;div class=&quot;jauge&quot; style=&quot;width:20%;&quot;&gt;&lt;/div&gt;&#10;            &lt;/div&gt;&#10;        &lt;/li&gt;&#10;                    &lt;li&gt;&#10;            &lt;div class=&quot;ratingClient&quot;&gt;&#10;                &lt;span class=&quot;star-6&quot;&gt;&lt;/span&gt;&#10;            &lt;/div&gt;&#10;            &lt;div class=&quot;pull-right&quot;&gt;&#10;                &lt;div class=&quot;pourcentage&quot;&gt;&#10;                    0%&#10;                &lt;/div&gt;&#10;&#10;                            &lt;/div&gt;&#10;            &lt;div class=&quot;progress&quot;&gt;&#10;                &lt;div class=&quot;jauge&quot; style=&quot;width:0%;&quot;&gt;&lt;/div&gt;&#10;            &lt;/div&gt;&#10;        &lt;/li&gt;&#10;                    &lt;li&gt;&#10;            &lt;div class=&quot;ratingClient&quot;&gt;&#10;                &lt;span class=&quot;star-4&quot;&gt;&lt;/span&gt;&#10;            &lt;/div&gt;&#10;            &lt;div class=&quot;pull-right&quot;&gt;&#10;                &lt;div class=&quot;pourcentage&quot;&gt;&#10;                    0%&#10;                &lt;/div&gt;&#10;&#10;                            &lt;/div&gt;&#10;            &lt;div class=&quot;progress&quot;&gt;&#10;                &lt;div class=&quot;jauge&quot; style=&quot;width:0%;&quot;&gt;&lt;/div&gt;&#10;            &lt;/div&gt;&#10;        &lt;/li&gt;&#10;                    &lt;li&gt;&#10;            &lt;div class=&quot;ratingClient&quot;&gt;&#10;                &lt;span class=&quot;star-2&quot;&gt;&lt;/span&gt;&#10;            &lt;/div&gt;&#10;            &lt;div class=&quot;pull-right&quot;&gt;&#10;                &lt;div class=&quot;pourcentage&quot;&gt;&#10;                    0%&#10;                &lt;/div&gt;&#10;&#10;                            &lt;/div&gt;&#10;            &lt;div class=&quot;progress&quot;&gt;&#10;                &lt;div class=&quot;jauge&quot; style=&quot;width:0%;&quot;&gt;&lt;/div&gt;&#10;            &lt;/div&gt;&#10;        &lt;/li&gt;&#10;    &lt;/ul&gt;&#10;    &lt;/div&gt;&#10;&#10;    &lt;ul class=&quot;reviews&quot;&gt;&#10;                    &#10;&lt;li data-offer-id=&quot;AR202306120085&quot;&gt;&#10;    &lt;div class=&quot;exif&quot;&gt;&#10;        &lt;div class=&quot;author&quot;&gt;&#10;            &lt;strong&gt;par Jacques F&lt;/strong&gt;&#10;            &lt;div class=&quot;date&quot;&gt;&#10;                Publié le 25/12/2023&#10;            &lt;/div&gt;&#10;                                            &lt;div class=&quot;date&quot;&gt;&#10;                                            Produit acheté chez &lt;em&gt;LDLC le 24/11/2023&lt;/em&gt;&#10;                                    &lt;/div&gt;&#10;                    &lt;/div&gt;&#10;        &lt;div class=&quot;stats&quot;&gt;&#10;            &lt;span&gt;Nombre d'avis&amp;nbsp;: 5&lt;/span&gt;&#10;            &lt;span&gt;Note moyenne&amp;nbsp;: 9&lt;/span&gt;&#10;        &lt;/div&gt;&#10;    &lt;/div&gt;&#10;    &lt;div class=&quot;content&quot;&gt;&#10;        &lt;div class=&quot;ratingClient&quot;&gt;&#10;            &lt;span class=&quot;star-10&quot;&gt;&lt;/span&gt;&#10;        &lt;/div&gt;&#10;        &lt;h2 class=&quot;title&quot;&gt;Très satisfait !!&lt;/h2&gt;&#10;        &lt;p&gt;Je suis très content du délai ( 1 semaine environ pour la Réunion).&lt;br /&gt;&#13;&#10;Excellent produit, l&amp;#039;image est magnifique, les performances énormes.&lt;br /&gt;&#13;&#10;Je recommande vraiment ce produit !!&lt;/p&gt;&#10;        &lt;div class=&quot;review--bottom&quot;&gt;&#10;            &#10;&#10;&lt;div class=&quot;reviewphoto&quot;&gt;&#10;    &lt;/div&gt;&#10;            &lt;div class=&quot;review--action&quot;&gt;&#10;                                &lt;div class=&quot;report&quot;&gt;&#10;                    &lt;span class=&quot;icon icon-info-bold&quot;&#10;                          border-tooltip=&quot;tip&quot; data-placement=&quot;bottom&quot;&#10;                          data-toggle=&quot;modal&quot;&#10;                          data-original-title=&quot;Signaler cet avis comme inapproprié&quot;&#10;                          data-review-id=&quot;PC20067923&quot; data-review-type=&quot;1&quot;&#10;                    &gt;&lt;/span&gt;&#10;                &lt;/div&gt;&#10;                &lt;div class=&quot;like&quot;&gt;&#10;                    &lt;button data-review-id=&quot;PC20067923&quot; class=&quot;nb-like outline&quot;&gt;&#10;                        &lt;span class=&quot;nb&quot;&gt;+&lt;/span&gt;&#10;                        &lt;span class=&quot;icon icon-like-bold&quot;&gt;&lt;/span&gt;&#10;                    &lt;/button&gt;&#10;                &lt;/div&gt;&#10;            &lt;/div&gt;&#10;        &lt;/div&gt;&#10;&#10;            &lt;/div&gt;&#10;&lt;/li&gt;                    &#10;&lt;li data-offer-id=&quot;AR202306120085&quot;&gt;&#10;    &lt;div class=&quot;exif&quot;&gt;&#10;        &lt;div class=&quot;author&quot;&gt;&#10;            &lt;strong&gt;par PhilippeC&lt;/strong&gt;&#10;            &lt;div class=&quot;date&quot;&gt;&#10;                Publié le 19/12/2023&#10;            &lt;/div&gt;&#10;                                            &lt;div class=&quot;date&quot;&gt;&#10;                                            Produit acheté chez &lt;em&gt;LDLC le 19/11/2023&lt;/em&gt;&#10;                                    &lt;/div&gt;&#10;                    &lt;/div&gt;&#10;        &lt;div class=&quot;stats&quot;&gt;&#10;            &lt;span&gt;Nombre d'avis&amp;nbsp;: 1&lt;/span&gt;&#10;            &lt;span&gt;Note moyenne&amp;nbsp;: 10&lt;/span&gt;&#10;        &lt;/div&gt;&#10;    &lt;/div&gt;&#10;    &lt;div class=&quot;content&quot;&gt;&#10;        &lt;div class=&quot;ratingClient&quot;&gt;&#10;            &lt;span class=&quot;star-10&quot;&gt;&lt;/span&gt;&#10;        &lt;/div&gt;&#10;        &lt;h2 class=&quot;title&quot;&gt;Cadeau&lt;/h2&gt;&#10;        &lt;p&gt;Je ne sais pas encore, c&amp;#039;est un cadeau pour Noël......&lt;br /&gt;&#13;&#10;Rappelez moi plus tard.&lt;br /&gt;&#13;&#10;Joyeuses fêtes.....&lt;/p&gt;&#10;        &lt;div class=&quot;review--bottom&quot;&gt;&#10;            &#10;&#10;&lt;div class=&quot;reviewphoto&quot;&gt;&#10;    &lt;/div&gt;&#10;            &lt;div class=&quot;review--action&quot;&gt;&#10;                                &lt;div class=&quot;report&quot;&gt;&#10;                    &lt;span class=&quot;icon icon-info-bold&quot;&#10;                          border-tooltip=&quot;tip&quot; data-placement=&quot;bottom&quot;&#10;                          data-toggle=&quot;modal&quot;&#10;                          data-original-title=&quot;Signaler cet avis comme inapproprié&quot;&#10;                          data-review-id=&quot;PC20067527&quot; data-review-type=&quot;1&quot;&#10;                    &gt;&lt;/span&gt;&#10;                &lt;/div&gt;&#10;                &lt;div class=&quot;like&quot;&gt;&#10;                    &lt;button data-review-id=&quot;PC20067527&quot; class=&quot;nb-like outline&quot;&gt;&#10;                        &lt;span class=&quot;nb&quot;&gt;+&lt;/span&gt;&#10;                        &lt;span class=&quot;icon icon-like-bold&quot;&gt;&lt;/span&gt;&#10;                    &lt;/button&gt;&#10;                &lt;/div&gt;&#10;            &lt;/div&gt;&#10;        &lt;/div&gt;&#10;&#10;            &lt;/div&gt;&#10;&lt;/li&gt;                    &#10;&lt;li data-offer-id=&quot;AR202306120085&quot;&gt;&#10;    &lt;div class=&quot;exif&quot;&gt;&#10;        &lt;div class=&quot;author&quot;&gt;&#10;            &lt;strong&gt;par PJ971&lt;/strong&gt;&#10;            &lt;div class=&quot;date&quot;&gt;&#10;                Publié le 18/12/2023&#10;            &lt;/div&gt;&#10;                                            &lt;div class=&quot;date&quot;&gt;&#10;                                            Produit acheté chez &lt;em&gt;LDLC le 04/10/2023&lt;/em&gt;&#10;                                    &lt;/div&gt;&#10;                    &lt;/div&gt;&#10;        &lt;div class=&quot;stats&quot;&gt;&#10;            &lt;span&gt;Nombre d'avis&amp;nbsp;: 9&lt;/span&gt;&#10;            &lt;span&gt;Note moyenne&amp;nbsp;: 7&lt;/span&gt;&#10;        &lt;/div&gt;&#10;    &lt;/div&gt;&#10;    &lt;div class=&quot;content&quot;&gt;&#10;        &lt;div class=&quot;ratingClient&quot;&gt;&#10;            &lt;span class=&quot;star-10&quot;&gt;&lt;/span&gt;&#10;        &lt;/div&gt;&#10;        &lt;h2 class=&quot;title&quot;&gt;Super!&lt;/h2&gt;&#10;        &lt;p&gt;Je cherchais un ordi léger à pouvoir transporter facilement pour aller en cours et prendre des notes, et je n&amp;#039;ai pas été déçue, c&amp;#039;est un vrai poids plume. Il est élégant, fonctionnel, abordable en terme de prix, j&amp;#039;en suis très satisfaite.&lt;/p&gt;&#10;        &lt;div class=&quot;review--bottom&quot;&gt;&#10;            &#10;&#10;&lt;div class=&quot;reviewphoto&quot;&gt;&#10;    &lt;/div&gt;&#10;            &lt;div class=&quot;review--action&quot;&gt;&#10;                                &lt;div class=&quot;report&quot;&gt;&#10;                    &lt;span class=&quot;icon icon-info-bold&quot;&#10;                          border-tooltip=&quot;tip&quot; data-placement=&quot;bottom&quot;&#10;                          data-toggle=&quot;modal&quot;&#10;                          data-original-title=&quot;Signaler cet avis comme inapproprié&quot;&#10;                          data-review-id=&quot;PC20067400&quot; data-review-type=&quot;1&quot;&#10;                    &gt;&lt;/span&gt;&#10;                &lt;/div&gt;&#10;                &lt;div class=&quot;like&quot;&gt;&#10;                    &lt;button data-review-id=&quot;PC20067400&quot; class=&quot;nb-like outline&quot;&gt;&#10;                        &lt;span class=&quot;nb&quot;&gt;+&lt;/span&gt;&#10;                        &lt;span class=&quot;icon icon-like-bold&quot;&gt;&lt;/span&gt;&#10;                    &lt;/button&gt;&#10;                &lt;/div&gt;&#10;            &lt;/div&gt;&#10;        &lt;/div&gt;&#10;&#10;            &lt;/div&gt;&#10;&lt;/li&gt;                    &#10;&lt;li data-offer-id=&quot;AR202306120085&quot;&gt;&#10;    &lt;div class=&quot;exif&quot;&gt;&#10;        &lt;div class=&quot;author&quot;&gt;&#10;            &lt;strong&gt;par GerardB&lt;/strong&gt;&#10;            &lt;div class=&quot;date&quot;&gt;&#10;                Publié le 18/12/2023&#10;            &lt;/div&gt;&#10;                                            &lt;div class=&quot;date&quot;&gt;&#10;                                            Produit acheté chez &lt;em&gt;LDLC le 19/11/2023&lt;/em&gt;&#10;                                    &lt;/div&gt;&#10;                    &lt;/div&gt;&#10;        &lt;div class=&quot;stats&quot;&gt;&#10;            &lt;span&gt;Nombre d'avis&amp;nbsp;: 1&lt;/span&gt;&#10;            &lt;span&gt;Note moyenne&amp;nbsp;: 8&lt;/span&gt;&#10;        &lt;/div&gt;&#10;    &lt;/div&gt;&#10;    &lt;div class=&quot;content&quot;&gt;&#10;        &lt;div class=&quot;ratingClient&quot;&gt;&#10;            &lt;span class=&quot;star-8&quot;&gt;&lt;/span&gt;&#10;        &lt;/div&gt;&#10;        &lt;h2 class=&quot;title&quot;&gt;Super pour déplacements&lt;/h2&gt;&#10;        &lt;p&gt;Format très pratique pour l&amp;#039;emporter partout,  bel écran.  Idéal pour la bureautique, petits jeux, et pour surfer sur internet,  ainsi que pour le courrier&lt;/p&gt;&#10;        &lt;div class=&quot;review--bottom&quot;&gt;&#10;            &#10;&#10;&lt;div class=&quot;reviewphoto&quot;&gt;&#10;    &lt;/div&gt;&#10;            &lt;div class=&quot;review--action&quot;&gt;&#10;                                &lt;div class=&quot;report&quot;&gt;&#10;                    &lt;span class=&quot;icon icon-info-bold&quot;&#10;                          border-tooltip=&quot;tip&quot; data-placement=&quot;bottom&quot;&#10;                          data-toggle=&quot;modal&quot;&#10;                          data-original-title=&quot;Signaler cet avis comme inapproprié&quot;&#10;                          data-review-id=&quot;PC20067386&quot; data-review-type=&quot;1&quot;&#10;                    &gt;&lt;/span&gt;&#10;                &lt;/div&gt;&#10;                &lt;div class=&quot;like&quot;&gt;&#10;                    &lt;button data-review-id=&quot;PC20067386&quot; class=&quot;nb-like outline&quot;&gt;&#10;                        &lt;span class=&quot;nb&quot;&gt;+&lt;/span&gt;&#10;                        &lt;span class=&quot;icon icon-like-bold&quot;&gt;&lt;/span&gt;&#10;                    &lt;/button&gt;&#10;                &lt;/div&gt;&#10;            &lt;/div&gt;&#10;        &lt;/div&gt;&#10;&#10;            &lt;/div&gt;&#10;&lt;/li&gt;                    &#10;&lt;li data-offer-id=&quot;AR202306120085&quot;&gt;&#10;    &lt;div class=&quot;exif&quot;&gt;&#10;        &lt;div class=&quot;author&quot;&gt;&#10;            &lt;strong&gt;par Arthur&lt;/strong&gt;&#10;            &lt;div class=&quot;date&quot;&gt;&#10;                Publié le 15/12/2023&#10;            &lt;/div&gt;&#10;                                            &lt;div class=&quot;date&quot;&gt;&#10;                                            Produit acheté chez &lt;em&gt;LDLC le 25/08/2023&lt;/em&gt;&#10;                                    &lt;/div&gt;&#10;                    &lt;/div&gt;&#10;        &lt;div class=&quot;stats&quot;&gt;&#10;            &lt;span&gt;Nombre d'avis&amp;nbsp;: 3&lt;/span&gt;&#10;            &lt;span&gt;Note moyenne&amp;nbsp;: 9&lt;/span&gt;&#10;        &lt;/div&gt;&#10;    &lt;/div&gt;&#10;    &lt;div class=&quot;content&quot;&gt;&#10;        &lt;div class=&quot;ratingClient&quot;&gt;&#10;            &lt;span class=&quot;star-8&quot;&gt;&lt;/span&gt;&#10;        &lt;/div&gt;&#10;        &lt;h2 class=&quot;title&quot;&gt;Arthur&lt;/h2&gt;&#10;        &lt;p&gt;très bon pc portable très léger, puissant, ergonomique, très bonne autonomie je recommande fortement&lt;/p&gt;&#10;        &lt;div class=&quot;review--bottom&quot;&gt;&#10;            &#10;&#10;&lt;div class=&quot;reviewphoto&quot;&gt;&#10;    &lt;/div&gt;&#10;            &lt;div class=&quot;review--action&quot;&gt;&#10;                                &lt;div class=&quot;report&quot;&gt;&#10;                    &lt;span class=&quot;icon icon-info-bold&quot;&#10;                          border-tooltip=&quot;tip&quot; data-placement=&quot;bottom&quot;&#10;                          data-toggle=&quot;modal&quot;&#10;                          data-original-title=&quot;Signaler cet avis comme inapproprié&quot;&#10;                          data-review-id=&quot;PC20067236&quot; data-review-type=&quot;1&quot;&#10;                    &gt;&lt;/span&gt;&#10;                &lt;/div&gt;&#10;                &lt;div class=&quot;like&quot;&gt;&#10;                    &lt;button data-review-id=&quot;PC20067236&quot; class=&quot;nb-like outline&quot;&gt;&#10;                        &lt;span class=&quot;nb&quot;&gt;+&lt;/span&gt;&#10;                        &lt;span class=&quot;icon icon-like-bold&quot;&gt;&lt;/span&gt;&#10;                    &lt;/button&gt;&#10;                &lt;/div&gt;&#10;            &lt;/div&gt;&#10;        &lt;/div&gt;&#10;&#10;            &lt;/div&gt;&#10;&lt;/li&gt;            &lt;/ul&gt;&#10;&#10;            &lt;div class=&quot;see-all text-center&quot;&gt;&#10;            &lt;a href=&quot;/avis/PB00561767.html&quot; class=&quot;button&quot;&gt; Voir tous les avis &lt;span class=&quot;fleche&quot;&gt;›&lt;/span&gt;&lt;/a&gt;&#10;        &lt;/div&gt;&#10;    &lt;/div&gt;&#10;&#10;    &lt;/div&gt;&#10;&lt;/div&gt;&#10;                                                                &lt;div role=&quot;tabpanel&quot; class=&quot;tab-pane qa-wrapper&quot; id=&quot;questions-answers&quot;&gt;&#10;    &lt;div class=&quot;title-1&quot;&gt;Questions / Réponses&lt;/div&gt;&#10;    &lt;div class=&quot;tab-pane-content&quot;&gt;&#10;            &lt;div id=&quot;questions-answers-list&quot; data-nb-questions=&quot;2&quot; style=&quot;text-align: left&quot;&gt;&#10;                    &lt;div class=&quot;questions-answers-content&quot;&gt;&#10;    &lt;div class=&quot;question-content&quot;&gt;&#10;        &lt;div class=&quot;question dsp-table&quot;&gt;&#10;            &lt;div class=&quot;dsp-cell question-txt&quot;&gt;bonjour, clavier azerty ?&lt;/div&gt;&#10;                            &lt;div class=&quot;dsp-cell question-action&quot;&gt;&lt;button class=&quot;button mini noMarge button-answer&quot; data-question-id=&quot;9E032654-0887-EE11-8CD7-FF5A66B89B9E&quot;&gt;Répondre&lt;/button&gt;&lt;/div&gt;&#10;                    &lt;/div&gt;&#10;&#10;        &lt;div class=&quot;question-infos dsp-table&quot;&gt;&#10;            &lt;span class=&quot;question-author dsp-cell&quot;&gt;&lt;span class=&quot;hidden-sm-down&quot;&gt;Question de &lt;/span&gt;&lt;em&gt;StephaneB&lt;/em&gt;&lt;/span&gt;&#10;            &lt;span class=&quot;question-date dsp-cell&quot;&gt;19 novembre 2023&lt;/span&gt;&#10;                            &lt;span class=&quot;dsp-cell answer-report&quot;&gt;&#10;                    &lt;span class=&quot;report-qa&quot; data-questionanswer-id=&quot;9E032654-0887-EE11-8CD7-FF5A66B89B9E&quot;&gt;&lt;span title=&quot;Signaler un contenu indésirable&quot; class=&quot;icon icon-warning&quot;&gt;&lt;/span&gt;&lt;/span&gt;&#10;                &lt;/span&gt;&#10;                    &lt;/div&gt;&#10;    &lt;/div&gt;&#10;&#10;                            &lt;div class=&quot;more-bloc&quot;&gt;&#10;&#10;            &#10;&lt;div class=&quot;answer-content&quot;&gt;&#10;    &lt;div class=&quot;answer-header dsp-table&quot;&gt;&#10;        &lt;div class=&quot;best-answer dsp-cell&quot;&gt;Meilleure réponse&lt;/div&gt;            &lt;/div&gt;&#10;    &lt;div class=&quot;answer ldlc dsp-table&quot;&gt;&#10;        &lt;div class=&quot;dsp-cell answer-txt&quot;&gt;Bonjour, oui, toutes nos machines disposent d'un clavier AZERTY. Cordialement, Samuel.&lt;/div&gt;&#10;    &lt;/div&gt;&#10;    &lt;div class=&quot;answer-infos dsp-table&quot;&gt;&#10;        &lt;div class=&quot;dsp-cell&quot;&gt;&#10;            &lt;div class=&quot;dsp-table&quot;&gt;&#10;                &lt;span class=&quot;answer-author dsp-cell&quot;&gt;&lt;span class=&quot;hidden-sm-down&quot;&gt;Réponse de &lt;/span&gt;&lt;em&gt;LDLC&lt;/em&gt;&lt;/span&gt;&#10;                &lt;span class=&quot;answer-date dsp-cell&quot;&gt;21 novembre 2023&lt;/span&gt;&#10;                                    &lt;span class=&quot;dsp-cell answer-report&quot;&gt;&#10;                        &lt;span class=&quot;report-qa&quot; data-questionanswer-id=&quot;85EC3A96-C1E1-4D10-BC4D-FFBE38C52597&quot;&gt;&#10;                            &lt;span title=&quot;Signaler un contenu indésirable&quot; class=&quot;icon icon-warning&quot;&gt;&lt;/span&gt;&#10;                        &lt;/span&gt;&#10;                    &lt;/span&gt;&#10;                            &lt;/div&gt;&#10;        &lt;/div&gt;&#10;                &lt;div class=&quot;dsp-cell like&quot;&gt;&#10;            &lt;button data-answer-id=&quot;85EC3A96-C1E1-4D10-BC4D-FFBE38C52597&quot; class=&quot;nb-like outline&quot;&gt;&#10;                &lt;span class=&quot;nb&quot;&gt;+&lt;/span&gt;&#10;                &lt;span class=&quot;icon icon-like-bold&quot;&gt;&lt;/span&gt;&#10;            &lt;/button&gt;&#10;        &lt;/div&gt;&#10;            &lt;/div&gt;&#10;&lt;/div&gt;&#10;            &lt;div class=&quot;more&quot;&gt;&#10;                            &lt;/div&gt;&#10;                    &lt;/div&gt;&#10;    &lt;/div&gt;                    &lt;div class=&quot;questions-answers-content&quot;&gt;&#10;    &lt;div class=&quot;question-content&quot;&gt;&#10;        &lt;div class=&quot;question dsp-table&quot;&gt;&#10;            &lt;div class=&quot;dsp-cell question-txt&quot;&gt;Bonjour, je souhaite savoir si les ventilateurs sont toujours actifs lors dune utilisation bureautique cest a dire internet, et lors de la lecture d'un film ? Egalement sont ils bruyant ? Merci.&lt;/div&gt;&#10;                            &lt;div class=&quot;dsp-cell question-action&quot;&gt;&lt;button class=&quot;button mini noMarge button-answer&quot; data-question-id=&quot;2748140F-B746-EE11-8CD7-FF5A66B89B9E&quot;&gt;Répondre&lt;/button&gt;&lt;/div&gt;&#10;                    &lt;/div&gt;&#10;&#10;        &lt;div class=&quot;question-infos dsp-table&quot;&gt;&#10;            &lt;span class=&quot;question-author dsp-cell&quot;&gt;&lt;span class=&quot;hidden-sm-down&quot;&gt;Question de &lt;/span&gt;&lt;em&gt;MonsieurL&lt;/em&gt;&lt;/span&gt;&#10;            &lt;span class=&quot;question-date dsp-cell&quot;&gt;29 août 2023&lt;/span&gt;&#10;                            &lt;span class=&quot;dsp-cell answer-report&quot;&gt;&#10;                    &lt;span class=&quot;report-qa&quot; data-questionanswer-id=&quot;2748140F-B746-EE11-8CD7-FF5A66B89B9E&quot;&gt;&lt;span title=&quot;Signaler un contenu indésirable&quot; class=&quot;icon icon-warning&quot;&gt;&lt;/span&gt;&lt;/span&gt;&#10;                &lt;/span&gt;&#10;                    &lt;/div&gt;&#10;    &lt;/div&gt;&#10;&#10;                            &lt;div class=&quot;more-bloc&quot;&gt;&#10;&#10;            &#10;&lt;div class=&quot;answer-content&quot;&gt;&#10;    &lt;div class=&quot;answer-header dsp-table&quot;&gt;&#10;        &lt;div class=&quot;best-answer dsp-cell&quot;&gt;Meilleure réponse&lt;/div&gt;            &lt;/div&gt;&#10;    &lt;div class=&quot;answer  dsp-table&quot;&gt;&#10;        &lt;div class=&quot;dsp-cell answer-txt&quot;&gt;Hello, Lesnumériques n'a rien relevé : https://www.lesnumeriques.com/ordinateur-portable/asus-zenbook-13-oled-ux325ea-p63629/test.html sur les nuisances sonores. Notez que le bruit dépend de la charge de travail, de la température ambiante et du dégagement pour les grilles de ventilation.&lt;/div&gt;&#10;    &lt;/div&gt;&#10;    &lt;div class=&quot;answer-infos dsp-table&quot;&gt;&#10;        &lt;div class=&quot;dsp-cell&quot;&gt;&#10;            &lt;div class=&quot;dsp-table&quot;&gt;&#10;                &lt;span class=&quot;answer-author dsp-cell&quot;&gt;&lt;span class=&quot;hidden-sm-down&quot;&gt;Réponse de &lt;/span&gt;&lt;em&gt;Aknøt&lt;/em&gt;&lt;/span&gt;&#10;                &lt;span class=&quot;answer-date dsp-cell&quot;&gt;3 octobre 2023&lt;/span&gt;&#10;                                    &lt;span class=&quot;dsp-cell answer-report&quot;&gt;&#10;                        &lt;span class=&quot;report-qa&quot; data-questionanswer-id=&quot;031FFB9D-EC61-EE11-8CD7-FF5A66B89B9E&quot;&gt;&#10;                            &lt;span title=&quot;Signaler un contenu indésirable&quot; class=&quot;icon icon-warning&quot;&gt;&lt;/span&gt;&#10;                        &lt;/span&gt;&#10;                    &lt;/span&gt;&#10;                            &lt;/div&gt;&#10;        &lt;/div&gt;&#10;                &lt;div class=&quot;dsp-cell like&quot;&gt;&#10;            &lt;button data-answer-id=&quot;031FFB9D-EC61-EE11-8CD7-FF5A66B89B9E&quot; class=&quot;nb-like outline&quot;&gt;&#10;                &lt;span class=&quot;nb&quot;&gt;+&lt;/span&gt;&#10;                &lt;span class=&quot;icon icon-like-bold&quot;&gt;&lt;/span&gt;&#10;            &lt;/button&gt;&#10;        &lt;/div&gt;&#10;            &lt;/div&gt;&#10;&lt;/div&gt;&#10;            &lt;div class=&quot;more&quot;&gt;&#10;                            &lt;/div&gt;&#10;                    &lt;/div&gt;&#10;    &lt;/div&gt;            &lt;/div&gt;&#10;            &lt;div class=&quot;questions-answers-footer dsp-table&quot;&gt;&#10;            &lt;div class=&quot;dsp-cell&quot;&gt;Vous ne trouvez pas la réponse que vous cherchez ?&lt;/div&gt;&#10;            &lt;div class=&quot;dsp-cell&quot;&gt;&lt;button class=&quot;button noMarge qa-ask-question&quot;&gt;Poser une question&lt;/button&gt;&lt;/div&gt;&#10;        &lt;/div&gt;&#10;    &#10;    &lt;/div&gt;&#10;&lt;/div&gt;&#10;                                    &lt;/div&gt;&#10;            &lt;/div&gt;&#10;        &lt;/div&gt;&#10;                    &#10;&#10;&#10;                &#10;    &#10;&#10;    &lt;div class=&quot;sbloc push-pdt&quot;&gt;&#10;        &lt;div&gt;&#10;            &lt;div class=&quot;nav-tabs-component nav-tabs-component-grey&quot;&gt;&#10;                &lt;ul class=&quot;nav nav-tabs&quot; role=&quot;tablist&quot;&gt;&#10;                                            &lt;li role=&quot;presentation&quot; class=&quot;active&quot;&gt;&#10;                            &lt;span data-target=&quot;#suggestion&quot; aria-controls=&quot;suggestion&quot; role=&quot;tab&quot; data-toggle=&quot;tab&quot;&gt;&#10;                                Produits similaires&#10;                            &lt;/span&gt;&#10;                        &lt;/li&gt;&#10;                                                                &lt;li role=&quot;presentation&quot;&gt;&#10;                            &lt;span data-target=&quot;#best-selling&quot; aria-controls=&quot;best-selling&quot; role=&quot;tab&quot; data-toggle=&quot;tab&quot;&gt;&#10;                                Meilleures ventes&#10;                            &lt;/span&gt;&#10;                        &lt;/li&gt;&#10;                                                    &lt;li role=&quot;presentation&quot;&gt;&#10;                                &lt;span data-target=&quot;#our-brand&quot; aria-controls=&quot;our-brand&quot; role=&quot;tab&quot; data-toggle=&quot;tab&quot;&gt;&#10;                                    Nos marques&#10;                                &lt;/span&gt;&#10;                            &lt;/li&gt;&#10;                                                            &lt;/ul&gt;&#10;            &lt;/div&gt;&#10;&#10;            &lt;div class=&quot;tab-content tab-slider&quot;&gt;&#10;                                    &lt;div role=&quot;tabpanel&quot; class=&quot;tab-pane active&quot; id=&quot;suggestion&quot;&gt;        &#10;    &lt;div class=&quot;sbloc text-center no-padding lbo-filters&quot; data-lbo-active-products-count=&quot;12&quot; data-lbo-inactive-products-count=&quot;12&quot; data-lbo-products-count=&quot;24&quot; &gt;&#10;        &lt;div class=&quot;slider slider-6 pic-label lbo&quot;&gt;&#10;            &lt;div class=&quot;title-1&quot;&gt;Produits similaires&lt;/div&gt;&#10;            &lt;div class=&quot;swiper&quot;&gt;&#10;                &lt;div class=&quot;swiper-wrapper&quot;&gt;&#10;                                                                                            &lt;div class=&quot;swiper-slide&quot;&gt;&#10;                            &lt;a href=&quot;/fiche/PB00455681.html&quot;&gt;&#10;                                                                                                                                                                    &lt;div class=&quot;pic&quot;&gt;&lt;img loading=&quot;lazy&quot; src=&quot;https://media.ldlc.com/r150/ld/products/00/05/87/13/LD0005871399_1.jpg&quot; alt=&quot;Acer Swift 3 SF316-51-52ED&quot; title=&quot;Acer Swift 3 SF316-51-52ED&quot; onerror=&quot;this.src='/build/img/public/no-photo-150.jpg'&quot;&gt;&lt;/div&gt;&#10;                                &lt;div class=&quot;txt&quot;&gt;&lt;span&gt;Acer Swift 3 SF316-51-52ED&lt;/span&gt;&lt;/div&gt;&#10;                            &lt;/a&gt;&#10;                        &lt;/div&gt;&#10;                                                                                            &lt;div class=&quot;swiper-slide&quot;&gt;&#10;                            &lt;a href=&quot;/fiche/PB00561846.html&quot;&gt;&#10;                                                                                                                                                                    &lt;div class=&quot;pic&quot;&gt;&lt;img loading=&quot;lazy&quot; src=&quot;https://media.ldlc.com/r150/ld/products/00/05/97/25/LD0005972597_0006012495_0006050919.jpg&quot; alt=&quot;ASUS Zenbook 14 OLED UX3402ZA-KM378W&quot; title=&quot;ASUS Zenbook 14 OLED UX3402ZA-KM378W&quot; onerror=&quot;this.src='/build/img/public/no-photo-150.jpg'&quot;&gt;&lt;/div&gt;&#10;                                &lt;div class=&quot;txt&quot;&gt;&lt;span&gt;ASUS Zenbook 14 OLED UX3402ZA-KM378W&lt;/span&gt;&lt;/div&gt;&#10;                            &lt;/a&gt;&#10;                        &lt;/div&gt;&#10;                                                                                            &lt;div class=&quot;swiper-slide&quot;&gt;&#10;                            &lt;a href=&quot;/fiche/PB00579284.html&quot;&gt;&#10;                                                                                                                                                                    &lt;div class=&quot;pic&quot;&gt;&lt;img loading=&quot;lazy&quot; src=&quot;https://media.ldlc.com/r150/ld/products/00/06/03/50/LD0006035083_0006059491_0006078317.jpg&quot; alt=&quot;ASUS Zenbook S 13 OLED UX5304VA-NQ189X&quot; title=&quot;ASUS Zenbook S 13 OLED UX5304VA-NQ189X&quot; onerror=&quot;this.src='/build/img/public/no-photo-150.jpg'&quot;&gt;&lt;/div&gt;&#10;                                &lt;div class=&quot;txt&quot;&gt;&lt;span&gt;ASUS Zenbook S 13 OLED UX5304VA-NQ189X&lt;/span&gt;&lt;/div&gt;&#10;                            &lt;/a&gt;&#10;                        &lt;/div&gt;&#10;                                                                                            &lt;div class=&quot;swiper-slide&quot;&gt;&#10;                            &lt;a href=&quot;/fiche/PB00556474.html&quot;&gt;&#10;                                                                                                                                                                    &lt;div class=&quot;pic&quot;&gt;&lt;img loading=&quot;lazy&quot; src=&quot;https://media.ldlc.com/r150/ld/products/00/06/06/90/LD0006069049.jpg&quot; alt=&quot;Acer Aspire Vero AV15-52-561U&quot; title=&quot;Acer Aspire Vero AV15-52-561U&quot; onerror=&quot;this.src='/build/img/public/no-photo-150.jpg'&quot;&gt;&lt;/div&gt;&#10;                                &lt;div class=&quot;txt&quot;&gt;&lt;span&gt;Acer Aspire Vero AV15-52-561U&lt;/span&gt;&lt;/div&gt;&#10;                            &lt;/a&gt;&#10;                        &lt;/div&gt;&#10;                                                                                            &lt;div class=&quot;swiper-slide&quot;&gt;&#10;                            &lt;a href=&quot;/fiche/PB00587179.html&quot;&gt;&#10;                                                                                                                                                                    &lt;div class=&quot;pic&quot;&gt;&lt;img loading=&quot;lazy&quot; src=&quot;https://media.ldlc.com/r150/ld/products/00/06/09/37/LD0006093797_0006095313.jpg&quot; alt=&quot;ASUS Zenbook 14 OLED UX3450MA-QD074W&quot; title=&quot;ASUS Zenbook 14 OLED UX3450MA-QD074W&quot; onerror=&quot;this.src='/build/img/public/no-photo-150.jpg'&quot;&gt;&lt;/div&gt;&#10;                                &lt;div class=&quot;txt&quot;&gt;&lt;span&gt;ASUS Zenbook 14 OLED UX3450MA-QD074W&lt;/span&gt;&lt;/div&gt;&#10;                            &lt;/a&gt;&#10;                        &lt;/div&gt;&#10;                                                                                            &lt;div class=&quot;swiper-slide&quot;&gt;&#10;                            &lt;a href=&quot;/fiche/PB00586594.html&quot;&gt;&#10;                                                                                                                                                                    &lt;div class=&quot;pic&quot;&gt;&lt;img loading=&quot;lazy&quot; src=&quot;https://media.ldlc.com/r150/ld/products/00/06/06/96/LD0006069607_0006092923.jpg&quot; alt=&quot;Lenovo ThinkBook 14s Yoga Gen 3 (21JG0007FR)&quot; title=&quot;Lenovo ThinkBook 14s Yoga Gen 3 (21JG0007FR)&quot; onerror=&quot;this.src='/build/img/public/no-photo-150.jpg'&quot;&gt;&lt;/div&gt;&#10;                                &lt;div class=&quot;txt&quot;&gt;&lt;span&gt;Lenovo ThinkBook 14s Yoga Gen 3 (21JG0007FR)&lt;/span&gt;&lt;/div&gt;&#10;                            &lt;/a&gt;&#10;                        &lt;/div&gt;&#10;                                                                                            &lt;div class=&quot;swiper-slide&quot;&gt;&#10;                            &lt;a href=&quot;/fiche/PB00557993.html&quot;&gt;&#10;                                                                                                                                                                    &lt;div class=&quot;pic&quot;&gt;&lt;img loading=&quot;lazy&quot; src=&quot;https://media.ldlc.com/r150/ld/products/00/06/03/43/LD0006034368_0006042593_0006044605.jpg&quot; alt=&quot;Acer Aspire 5 A517-53-54GR&quot; title=&quot;Acer Aspire 5 A517-53-54GR&quot; onerror=&quot;this.src='/build/img/public/no-photo-150.jpg'&quot;&gt;&lt;/div&gt;&#10;                                &lt;div class=&quot;txt&quot;&gt;&lt;span&gt;Acer Aspire 5 A517-53-54GR&lt;/span&gt;&lt;/div&gt;&#10;                            &lt;/a&gt;&#10;                        &lt;/div&gt;&#10;                                                                                            &lt;div class=&quot;swiper-slide&quot;&gt;&#10;                            &lt;a href=&quot;/fiche/PB00587128.html&quot;&gt;&#10;                                                                                                                                                                    &lt;div class=&quot;pic&quot;&gt;&lt;img loading=&quot;lazy&quot; src=&quot;https://media.ldlc.com/r150/ld/products/00/06/05/61/LD0006056195_0006095132.jpg&quot; alt=&quot;HP Dragonfly 13.5&amp;quot; G4 (8A424EA)&quot; title=&quot;HP Dragonfly 13.5&amp;quot; G4 (8A424EA)&quot; onerror=&quot;this.src='/build/img/public/no-photo-150.jpg'&quot;&gt;&lt;/div&gt;&#10;                                &lt;div class=&quot;txt&quot;&gt;&lt;span&gt;HP Dragonfly 13.5&amp;quot; G4 (8A424EA)&lt;/span&gt;&lt;/div&gt;&#10;                            &lt;/a&gt;&#10;                        &lt;/div&gt;&#10;                                                                                            &lt;div class=&quot;swiper-slide&quot;&gt;&#10;                            &lt;a href=&quot;/fiche/PB00583530.html&quot;&gt;&#10;                                                                                                                                                                    &lt;div class=&quot;pic&quot;&gt;&lt;img loading=&quot;lazy&quot; src=&quot;https://media.ldlc.com/r150/ld/products/00/05/99/18/LD0005991841_0005991906_0006041588_0006086891.jpg&quot; alt=&quot;ASUS ExpertBook B5 B5402CVA-KI0260X&quot; title=&quot;ASUS ExpertBook B5 B5402CVA-KI0260X&quot; onerror=&quot;this.src='/build/img/public/no-photo-150.jpg'&quot;&gt;&lt;/div&gt;&#10;                                &lt;div class=&quot;txt&quot;&gt;&lt;span&gt;ASUS ExpertBook B5 B5402CVA-KI0260X&lt;/span&gt;&lt;/div&gt;&#10;                            &lt;/a&gt;&#10;                        &lt;/div&gt;&#10;                                                                                            &lt;div class=&quot;swiper-slide&quot;&gt;&#10;                            &lt;a href=&quot;/fiche/PB00524925.html&quot;&gt;&#10;                                                                                                                                                                    &lt;div class=&quot;pic&quot;&gt;&lt;img loading=&quot;lazy&quot; src=&quot;https://media.ldlc.com/r150/ld/products/00/05/98/84/LD0005988439_0005989082.jpg&quot; alt=&quot;Lenovo ThinkPad E14 Gen 4 (21E3005DFR)&quot; title=&quot;Lenovo ThinkPad E14 Gen 4 (21E3005DFR)&quot; onerror=&quot;this.src='/build/img/public/no-photo-150.jpg'&quot;&gt;&lt;/div&gt;&#10;                                &lt;div class=&quot;txt&quot;&gt;&lt;span&gt;Lenovo ThinkPad E14 Gen 4 (21E3005DFR)&lt;/span&gt;&lt;/div&gt;&#10;                            &lt;/a&gt;&#10;                        &lt;/div&gt;&#10;                                                                                            &lt;div class=&quot;swiper-slide&quot;&gt;&#10;                            &lt;a href=&quot;/fiche/PB00562328.html&quot;&gt;&#10;                                                                                                                                                                    &lt;div class=&quot;pic&quot;&gt;&lt;img loading=&quot;lazy&quot; src=&quot;https://media.ldlc.com/r150/ld/products/00/05/97/49/LD0005974917_0006051626_0006051669.jpg&quot; alt=&quot;Lenovo ThinkPad L13 Gen 4 (21FG000BFR)&quot; title=&quot;Lenovo ThinkPad L13 Gen 4 (21FG000BFR)&quot; onerror=&quot;this.src='/build/img/public/no-photo-150.jpg'&quot;&gt;&lt;/div&gt;&#10;                                &lt;div class=&quot;txt&quot;&gt;&lt;span&gt;Lenovo ThinkPad L13 Gen 4 (21FG000BFR)&lt;/span&gt;&lt;/div&gt;&#10;                            &lt;/a&gt;&#10;                        &lt;/div&gt;&#10;                                                                                            &lt;div class=&quot;swiper-slide&quot;&gt;&#10;                            &lt;a href=&quot;/fiche/PB00575182.html&quot;&gt;&#10;                                                                                                                                                                    &lt;div class=&quot;pic&quot;&gt;&lt;img loading=&quot;lazy&quot; src=&quot;https://media.ldlc.com/r150/ld/products/00/06/07/26/LD0006072676.jpg&quot; alt=&quot;Lenovo ThinkPad E16 Gen 1 (21JN004RFR)&quot; title=&quot;Lenovo ThinkPad E16 Gen 1 (21JN004RFR)&quot; onerror=&quot;this.src='/build/img/public/no-photo-150.jpg'&quot;&gt;&lt;/div&gt;&#10;                                &lt;div class=&quot;txt&quot;&gt;&lt;span&gt;Lenovo ThinkPad E16 Gen 1 (21JN004RFR)&lt;/span&gt;&lt;/div&gt;&#10;                            &lt;/a&gt;&#10;                        &lt;/div&gt;&#10;                    &#10;                                                                                            &lt;div class=&quot;swiper-slide&quot;&gt;&#10;                            &lt;a href=&quot;/fiche/PB00459514.html&quot;&gt;&#10;                                                                                                                                                                    &lt;div class=&quot;pic&quot;&gt;&lt;img loading=&quot;lazy&quot; src=&quot;https://media.ldlc.com/r150/ld/products/00/05/70/41/LD0005704195_1_0005759418_0005844383_0005883335.jpg&quot; alt=&quot;ASUS Zenbook 14 BX425EA-KI622R avec NumPad&quot; title=&quot;ASUS Zenbook 14 BX425EA-KI622R avec NumPad&quot; onerror=&quot;this.src='/build/img/public/no-photo-150.jpg'&quot;&gt;&lt;/div&gt;&#10;                                &lt;div class=&quot;txt&quot;&gt;&lt;span&gt;ASUS Zenbook 14 BX425EA-KI622R avec NumPad&lt;/span&gt;&lt;/div&gt;&#10;                            &lt;/a&gt;&#10;                        &lt;/div&gt;&#10;&#10;                                                                                            &lt;div class=&quot;swiper-slide&quot;&gt;&#10;                            &lt;a href=&quot;/fiche/PB00440644.html&quot;&gt;&#10;                                                                                                                                                                    &lt;div class=&quot;pic&quot;&gt;&lt;img loading=&quot;lazy&quot; src=&quot;https://media.ldlc.com/r150/ld/products/00/05/70/41/LD0005704195_1_0005759418_0005844383.jpg&quot; alt=&quot;ASUS Zenbook 14 BX425EA-KI522R avec NumPad&quot; title=&quot;ASUS Zenbook 14 BX425EA-KI522R avec NumPad&quot; onerror=&quot;this.src='/build/img/public/no-photo-150.jpg'&quot;&gt;&lt;/div&gt;&#10;                                &lt;div class=&quot;txt&quot;&gt;&lt;span&gt;ASUS Zenbook 14 BX425EA-KI522R avec NumPad&lt;/span&gt;&lt;/div&gt;&#10;                            &lt;/a&gt;&#10;                        &lt;/div&gt;&#10;&#10;                                                                                            &lt;div class=&quot;swiper-slide&quot;&gt;&#10;                            &lt;a href=&quot;/fiche/PB00503436.html&quot;&gt;&#10;                                                                                                                                                                    &lt;div class=&quot;pic&quot;&gt;&lt;img loading=&quot;lazy&quot; src=&quot;https://media.ldlc.com/r150/ld/products/00/05/96/24/LD0005962409.jpg&quot; alt=&quot;ASUS Zenbook 13 BX325JA-KG288R avec NumPad&quot; title=&quot;ASUS Zenbook 13 BX325JA-KG288R avec NumPad&quot; onerror=&quot;this.src='/build/img/public/no-photo-150.jpg'&quot;&gt;&lt;/div&gt;&#10;                                &lt;div class=&quot;txt&quot;&gt;&lt;span&gt;ASUS Zenbook 13 BX325JA-KG288R avec NumPad&lt;/span&gt;&lt;/div&gt;&#10;                            &lt;/a&gt;&#10;                        &lt;/div&gt;&#10;&#10;                                                                                            &lt;div class=&quot;swiper-slide&quot;&gt;&#10;                            &lt;a href=&quot;/fiche/PB00457901.html&quot;&gt;&#10;                                                                                                                                                                    &lt;div class=&quot;pic&quot;&gt;&lt;img loading=&quot;lazy&quot; src=&quot;https://media.ldlc.com/r150/ld/products/00/05/70/41/LD0005704195_1_0005759418_0005844408_0005876621.jpg&quot; alt=&quot;ASUS Zenbook 14 BX425EA-KI621R avec NumPad&quot; title=&quot;ASUS Zenbook 14 BX425EA-KI621R avec NumPad&quot; onerror=&quot;this.src='/build/img/public/no-photo-150.jpg'&quot;&gt;&lt;/div&gt;&#10;                                &lt;div class=&quot;txt&quot;&gt;&lt;span&gt;ASUS Zenbook 14 BX425EA-KI621R avec NumPad&lt;/span&gt;&lt;/div&gt;&#10;                            &lt;/a&gt;&#10;                        &lt;/div&gt;&#10;&#10;                                                                                            &lt;div class=&quot;swiper-slide&quot;&gt;&#10;                            &lt;a href=&quot;/fiche/PB00440645.html&quot;&gt;&#10;                                                                                                                                                                    &lt;div class=&quot;pic&quot;&gt;&lt;img loading=&quot;lazy&quot; src=&quot;https://media.ldlc.com/r150/ld/products/00/05/70/41/LD0005704195_1_0005759418_0005844408.jpg&quot; alt=&quot;ASUS Zenbook 14 BX425EA-KI521R avec NumPad&quot; title=&quot;ASUS Zenbook 14 BX425EA-KI521R avec NumPad&quot; onerror=&quot;this.src='/build/img/public/no-photo-150.jpg'&quot;&gt;&lt;/div&gt;&#10;                                &lt;div class=&quot;txt&quot;&gt;&lt;span&gt;ASUS Zenbook 14 BX425EA-KI521R avec NumPad&lt;/span&gt;&lt;/div&gt;&#10;                            &lt;/a&gt;&#10;                        &lt;/div&gt;&#10;&#10;                                                                                            &lt;div class=&quot;swiper-slide&quot;&gt;&#10;                            &lt;a href=&quot;/fiche/PB00395850.html&quot;&gt;&#10;                                                                                                                                                                    &lt;div class=&quot;pic&quot;&gt;&lt;img loading=&quot;lazy&quot; src=&quot;https://media.ldlc.com/r150/ld/products/00/05/70/41/LD0005704195_1_0005759418.jpg&quot; alt=&quot;ASUS Zenbook 14 BX425EA-BM102R avec NumPad&quot; title=&quot;ASUS Zenbook 14 BX425EA-BM102R avec NumPad&quot; onerror=&quot;this.src='/build/img/public/no-photo-150.jpg'&quot;&gt;&lt;/div&gt;&#10;                                &lt;div class=&quot;txt&quot;&gt;&lt;span&gt;ASUS Zenbook 14 BX425EA-BM102R avec NumPad&lt;/span&gt;&lt;/div&gt;&#10;                            &lt;/a&gt;&#10;                        &lt;/div&gt;&#10;&#10;                                                                                            &lt;div class=&quot;swiper-slide&quot;&gt;&#10;                            &lt;a href=&quot;/fiche/PB00455606.html&quot;&gt;&#10;                                                                                                                                                                    &lt;div class=&quot;pic&quot;&gt;&lt;img loading=&quot;lazy&quot; src=&quot;https://media.ldlc.com/r150/ld/products/00/05/75/00/LD0005750083_1_0005803806_0005871095.jpg&quot; alt=&quot;ASUS Zenbook Flip 13 BX371EA-HR401R avec NumberPad&quot; title=&quot;ASUS Zenbook Flip 13 BX371EA-HR401R avec NumberPad&quot; onerror=&quot;this.src='/build/img/public/no-photo-150.jpg'&quot;&gt;&lt;/div&gt;&#10;                                &lt;div class=&quot;txt&quot;&gt;&lt;span&gt;ASUS Zenbook Flip 13 BX371EA-HR401R avec NumberPad&lt;/span&gt;&lt;/div&gt;&#10;                            &lt;/a&gt;&#10;                        &lt;/div&gt;&#10;&#10;                                                                                            &lt;div class=&quot;swiper-slide&quot;&gt;&#10;                            &lt;a href=&quot;/fiche/PB00553876.html&quot;&gt;&#10;                                                                                                                                                                    &lt;div class=&quot;pic&quot;&gt;&lt;img loading=&quot;lazy&quot; src=&quot;https://media.ldlc.com/r150/ld/products/00/06/03/76/LD0006037620.jpg&quot; alt=&quot;ASUS Zenbook 14 OLED UX3402ZA-KM516W&quot; title=&quot;ASUS Zenbook 14 OLED UX3402ZA-KM516W&quot; onerror=&quot;this.src='/build/img/public/no-photo-150.jpg'&quot;&gt;&lt;/div&gt;&#10;                                &lt;div class=&quot;txt&quot;&gt;&lt;span&gt;ASUS Zenbook 14 OLED UX3402ZA-KM516W&lt;/span&gt;&lt;/div&gt;&#10;                            &lt;/a&gt;&#10;                        &lt;/div&gt;&#10;&#10;                                                                                            &lt;div class=&quot;swiper-slide&quot;&gt;&#10;                            &lt;a href=&quot;/fiche/PB00501330.html&quot;&gt;&#10;                                                                                                                                                                    &lt;div class=&quot;pic&quot;&gt;&lt;img loading=&quot;lazy&quot; src=&quot;https://media.ldlc.com/r150/ld/products/00/05/70/47/LD0005704725_1_0005855724_0005909087_0005959954.jpg&quot; alt=&quot;ASUS Zenbook 13 BX325EA-KG379R avec NumPad&quot; title=&quot;ASUS Zenbook 13 BX325EA-KG379R avec NumPad&quot; onerror=&quot;this.src='/build/img/public/no-photo-150.jpg'&quot;&gt;&lt;/div&gt;&#10;                                &lt;div class=&quot;txt&quot;&gt;&lt;span&gt;ASUS Zenbook 13 BX325EA-KG379R avec NumPad&lt;/span&gt;&lt;/div&gt;&#10;                            &lt;/a&gt;&#10;                        &lt;/div&gt;&#10;&#10;                                                                                            &lt;div class=&quot;swiper-slide&quot;&gt;&#10;                            &lt;a href=&quot;/fiche/PB00458442.html&quot;&gt;&#10;                                                                                                                                                                    &lt;div class=&quot;pic&quot;&gt;&lt;img loading=&quot;lazy&quot; src=&quot;https://media.ldlc.com/r150/ld/products/00/05/58/81/LD0005588132_2_0005590101_0005752499_0005776600_0005878653.jpg&quot; alt=&quot;Acer TravelMate P2 P215-53 (NX.VQBEF.00H)&quot; title=&quot;Acer TravelMate P2 P215-53 (NX.VQBEF.00H)&quot; onerror=&quot;this.src='/build/img/public/no-photo-150.jpg'&quot;&gt;&lt;/div&gt;&#10;                                &lt;div class=&quot;txt&quot;&gt;&lt;span&gt;Acer TravelMate P2 P215-53 (NX.VQBEF.00H)&lt;/span&gt;&lt;/div&gt;&#10;                            &lt;/a&gt;&#10;                        &lt;/div&gt;&#10;&#10;                                                                                            &lt;div class=&quot;swiper-slide&quot;&gt;&#10;                            &lt;a href=&quot;/fiche/PB00404417.html&quot;&gt;&#10;                                                                                                                                                                    &lt;div class=&quot;pic&quot;&gt;&lt;img loading=&quot;lazy&quot; src=&quot;https://media.ldlc.com/r150/ld/products/00/05/77/56/LD0005775611_1_0005776043.jpg&quot; alt=&quot;ASUS Zenbook Flip 13 Evo UX363EA-HP043T&quot; title=&quot;ASUS Zenbook Flip 13 Evo UX363EA-HP043T&quot; onerror=&quot;this.src='/build/img/public/no-photo-150.jpg'&quot;&gt;&lt;/div&gt;&#10;                                &lt;div class=&quot;txt&quot;&gt;&lt;span&gt;ASUS Zenbook Flip 13 Evo UX363EA-HP043T&lt;/span&gt;&lt;/div&gt;&#10;                            &lt;/a&gt;&#10;                        &lt;/div&gt;&#10;&#10;                                                                                            &lt;div class=&quot;swiper-slide&quot;&gt;&#10;                            &lt;a href=&quot;/fiche/PB00385054.html&quot;&gt;&#10;                                                                                                                                                                    &lt;div class=&quot;pic&quot;&gt;&lt;img loading=&quot;lazy&quot; src=&quot;https://media.ldlc.com/r150/ld/products/00/05/73/83/LD0005738308_1_0005738794.jpg&quot; alt=&quot;ASUS Zenbook Flip 13 BX363JA-EM074R&quot; title=&quot;ASUS Zenbook Flip 13 BX363JA-EM074R&quot; onerror=&quot;this.src='/build/img/public/no-photo-150.jpg'&quot;&gt;&lt;/div&gt;&#10;                                &lt;div class=&quot;txt&quot;&gt;&lt;span&gt;ASUS Zenbook Flip 13 BX363JA-EM074R&lt;/span&gt;&lt;/div&gt;&#10;                            &lt;/a&gt;&#10;                        &lt;/div&gt;&#10;&#10;                                    &lt;/div&gt;&#10;                &lt;div class=&quot;swiper-button-next&quot;&gt;&lt;/div&gt;&#10;                &lt;div class=&quot;swiper-button-prev&quot;&gt;&lt;/div&gt;&#10;            &lt;/div&gt;&#10;        &lt;/div&gt;&#10;    &lt;/div&gt;&#10;    &lt;/div&gt;                                &lt;div role=&quot;tabpanel&quot; class=&quot;tab-pane active&quot; id=&quot;best-selling&quot;&gt;&lt;div class=&quot;slider slider-6 more-product&quot;&gt;&lt;div class=&quot;title-1&quot;&gt;Meilleures ventes&lt;/div&gt;&lt;div class=&quot;swiper&quot;&gt;&lt;div class=&quot;swiper-wrapper&quot;&gt;&lt;div class=&quot;swiper-slide&quot;&gt;&lt;a href=&quot;/fiche/PB00574469.html&quot;&gt;&lt;div class=&quot;pic&quot;&gt;&lt;img src=&quot;https://media.ldlc.com/r150/ld/products/00/06/07/81/LD0006078123.jpg&quot; loading=&quot;lazy&quot; onerror=&quot;this.src='/build/img/public/no-photo-150.jpg'&quot; alt=&quot;ASUS VivoBook 15 N1502ZA-LP1741W&quot;&gt;&lt;/div&gt;&lt;div class=&quot;txt&quot;&gt;&lt;span&gt;ASUS VivoBook 15 N1502ZA-LP1741W&lt;/span&gt;&lt;div class=&quot;price&quot;&gt; 699€&lt;sup&gt;95&lt;/sup&gt;&lt;/div&gt;&lt;/div&gt;&lt;/a&gt;&lt;/div&gt;&lt;div class=&quot;swiper-slide&quot;&gt;&lt;a href=&quot;/fiche/PB00564340.html&quot;&gt;&lt;div class=&quot;pic&quot;&gt;&lt;img src=&quot;https://media.ldlc.com/r150/ld/products/00/06/05/59/LD0006055952.jpg&quot; loading=&quot;lazy&quot; onerror=&quot;this.src='/build/img/public/no-photo-150.jpg'&quot; alt=&quot;MSI Cyborg 15 A12VF-483FR&quot;&gt;&lt;/div&gt;&lt;div class=&quot;txt&quot;&gt;&lt;span&gt;MSI Cyborg 15 A12VF-483FR&lt;/span&gt;&lt;div class=&quot;price&quot;&gt; 1&amp;nbsp;399€&lt;sup&gt;94&lt;/sup&gt;&lt;/div&gt;&lt;/div&gt;&lt;/a&gt;&lt;/div&gt;&lt;div class=&quot;swiper-slide&quot;&gt;&lt;a href=&quot;/fiche/PB00585567.html&quot;&gt;&lt;div class=&quot;pic&quot;&gt;&lt;img src=&quot;https://media.ldlc.com/r150/ld/products/00/06/09/14/LD0006091436.jpg&quot; loading=&quot;lazy&quot; onerror=&quot;this.src='/build/img/public/no-photo-150.jpg'&quot; alt=&quot;Gigabyte G6 KF-H3FR854SH&quot;&gt;&lt;/div&gt;&lt;div class=&quot;txt&quot;&gt;&lt;span&gt;Gigabyte G6 KF-H3FR854SH&lt;/span&gt;&lt;div class=&quot;price&quot;&gt; 1&amp;nbsp;199€&lt;sup&gt;95&lt;/sup&gt;&lt;/div&gt;&lt;/div&gt;&lt;/a&gt;&lt;/div&gt;&lt;div class=&quot;swiper-slide&quot;&gt;&lt;a href=&quot;/fiche/PB00546988.html&quot;&gt;&lt;div class=&quot;pic&quot;&gt;&lt;img src=&quot;https://media.ldlc.com/r150/ld/products/00/06/02/35/LD0006023568.jpg&quot; loading=&quot;lazy&quot; onerror=&quot;this.src='/build/img/public/no-photo-150.jpg'&quot; alt=&quot;LDLC SPC-I3-8-240-N&quot;&gt;&lt;/div&gt;&lt;div class=&quot;txt&quot;&gt;&lt;span&gt;LDLC SPC-I3-8-240-N&lt;/span&gt;&lt;div class=&quot;price&quot;&gt; 339€&lt;sup&gt;95&lt;/sup&gt;&lt;/div&gt;&lt;/div&gt;&lt;/a&gt;&lt;/div&gt;&lt;div class=&quot;swiper-slide&quot;&gt;&lt;a href=&quot;/fiche/PB00577649.html&quot;&gt;&lt;div class=&quot;pic&quot;&gt;&lt;img src=&quot;https://media.ldlc.com/r150/ld/products/00/06/04/51/LD0006045123_0006072343_0006072538_0006072548_0006075893.jpg&quot; loading=&quot;lazy&quot; onerror=&quot;this.src='/build/img/public/no-photo-150.jpg'&quot; alt=&quot;MSI Modern 15 B12MO-689FR&quot;&gt;&lt;/div&gt;&lt;div class=&quot;txt&quot;&gt;&lt;span&gt;MSI Modern 15 B12MO-689FR&lt;/span&gt;&lt;div class=&quot;price&quot;&gt; 619€&lt;sup&gt;95&lt;/sup&gt;&lt;/div&gt;&lt;/div&gt;&lt;/a&gt;&lt;/div&gt;&lt;div class=&quot;swiper-slide&quot;&gt;&lt;a href=&quot;/fiche/PB00546989.html&quot;&gt;&lt;div class=&quot;pic&quot;&gt;&lt;img src=&quot;https://media.ldlc.com/r150/ld/products/00/06/02/35/LD0006023574.jpg&quot; loading=&quot;lazy&quot; onerror=&quot;this.src='/build/img/public/no-photo-150.jpg'&quot; alt=&quot;LDLC SPC-N-8-240-N&quot;&gt;&lt;/div&gt;&lt;div class=&quot;txt&quot;&gt;&lt;span&gt;LDLC SPC-N-8-240-N&lt;/span&gt;&lt;div class=&quot;price&quot;&gt; 239€&lt;sup&gt;95&lt;/sup&gt;&lt;/div&gt;&lt;/div&gt;&lt;/a&gt;&lt;/div&gt;&lt;div class=&quot;swiper-slide&quot;&gt;&lt;a href=&quot;/fiche/PB00561767.html&quot;&gt;&lt;div class=&quot;pic&quot;&gt;&lt;img src=&quot;https://media.ldlc.com/r150/ld/products/00/05/96/24/LD0005962409_0006050652.jpg&quot; loading=&quot;lazy&quot; onerror=&quot;this.src='/build/img/public/no-photo-150.jpg'&quot; alt=&quot;ASUS Zenbook 13 OLED UX325EA-KG907W-EVO avec NumPad&quot;&gt;&lt;/div&gt;&lt;div class=&quot;txt&quot;&gt;&lt;span&gt;ASUS Zenbook 13 OLED UX325EA-KG907W-EVO avec NumPad&lt;/span&gt;&lt;div class=&quot;price&quot;&gt; 799€&lt;sup&gt;95&lt;/sup&gt;&lt;/div&gt;&lt;/div&gt;&lt;/a&gt;&lt;/div&gt;&lt;div class=&quot;swiper-slide&quot;&gt;&lt;a href=&quot;/fiche/PB00585829.html&quot;&gt;&lt;div class=&quot;pic&quot;&gt;&lt;img src=&quot;https://media.ldlc.com/r150/ld/products/00/06/09/37/LD0006093797.jpg&quot; loading=&quot;lazy&quot; onerror=&quot;this.src='/build/img/public/no-photo-150.jpg'&quot; alt=&quot;ASUS Zenbook 14 OLED UX3450MA-PP016W&quot;&gt;&lt;/div&gt;&lt;div class=&quot;txt&quot;&gt;&lt;span&gt;ASUS Zenbook 14 OLED UX3450MA-PP016W&lt;/span&gt;&lt;div class=&quot;price&quot;&gt; 1&amp;nbsp;299€&lt;sup&gt;95&lt;/sup&gt;&lt;/div&gt;&lt;/div&gt;&lt;/a&gt;&lt;/div&gt;&lt;div class=&quot;swiper-slide&quot;&gt;&lt;a href=&quot;/fiche/PB00574480.html&quot;&gt;&lt;div class=&quot;pic&quot;&gt;&lt;img src=&quot;https://media.ldlc.com/r150/ld/products/00/06/07/11/LD0006071194.jpg&quot; loading=&quot;lazy&quot; onerror=&quot;this.src='/build/img/public/no-photo-150.jpg'&quot; alt=&quot;ASUS Zenbook 14 UM3402YA-KP394W avec NumPad&quot;&gt;&lt;/div&gt;&lt;div class=&quot;txt&quot;&gt;&lt;span&gt;ASUS Zenbook 14 UM3402YA-KP394W avec NumPad&lt;/span&gt;&lt;div class=&quot;price&quot;&gt; 799€&lt;sup&gt;96&lt;/sup&gt;&lt;/div&gt;&lt;/div&gt;&lt;/a&gt;&lt;/div&gt;&lt;div class=&quot;swiper-slide&quot;&gt;&lt;a href=&quot;/fiche/PB00584663.html&quot;&gt;&lt;div class=&quot;pic&quot;&gt;&lt;img src=&quot;https://media.ldlc.com/r150/ld/products/00/06/04/51/LD0006045123_0006072343_0006072538_0006089253.jpg&quot; loading=&quot;lazy&quot; onerror=&quot;this.src='/build/img/public/no-photo-150.jpg'&quot; alt=&quot;MSI Modern 15 B12MO-699FR&quot;&gt;&lt;/div&gt;&lt;div class=&quot;txt&quot;&gt;&lt;span&gt;MSI Modern 15 B12MO-699FR&lt;/span&gt;&lt;div class=&quot;price&quot;&gt; 519€&lt;sup&gt;95&lt;/sup&gt;&lt;/div&gt;&lt;/div&gt;&lt;/a&gt;&lt;/div&gt;&lt;div class=&quot;swiper-slide&quot;&gt;&lt;a href=&quot;/fiche/PB00542058.html&quot;&gt;&lt;div class=&quot;pic&quot;&gt;&lt;img src=&quot;https://media.ldlc.com/r150/ld/products/00/06/01/35/LD0006013511.jpg&quot; loading=&quot;lazy&quot; onerror=&quot;this.src='/build/img/public/no-photo-150.jpg'&quot; alt=&quot;MSI Katana 17 B12VFK-206FR&quot;&gt;&lt;/div&gt;&lt;div class=&quot;txt&quot;&gt;&lt;span&gt;MSI Katana 17 B12VFK-206FR&lt;/span&gt;&lt;div class=&quot;price&quot;&gt; 1&amp;nbsp;599€&lt;sup&gt;95&lt;/sup&gt;&lt;/div&gt;&lt;/div&gt;&lt;/a&gt;&lt;/div&gt;&lt;div class=&quot;swiper-slide&quot;&gt;&lt;a href=&quot;/fiche/PB00574474.html&quot;&gt;&lt;div class=&quot;pic&quot;&gt;&lt;img src=&quot;https://media.ldlc.com/r150/ld/products/00/06/07/11/LD0006071179.jpg&quot; loading=&quot;lazy&quot; onerror=&quot;this.src='/build/img/public/no-photo-150.jpg'&quot; alt=&quot;ASUS Vivobook S15 S1504FA-NJ179W&quot;&gt;&lt;/div&gt;&lt;div class=&quot;txt&quot;&gt;&lt;span&gt;ASUS Vivobook S15 S1504FA-NJ179W&lt;/span&gt;&lt;div class=&quot;price&quot;&gt; 499€&lt;sup&gt;95&lt;/sup&gt;&lt;/div&gt;&lt;/div&gt;&lt;/a&gt;&lt;/div&gt;&lt;div class=&quot;swiper-slide&quot;&gt;&lt;a href=&quot;/fiche/PB00555496.html&quot;&gt;&lt;div class=&quot;pic&quot;&gt;&lt;img src=&quot;https://media.ldlc.com/r150/ld/products/00/06/03/82/LD0006038244.jpg&quot; loading=&quot;lazy&quot; onerror=&quot;this.src='/build/img/public/no-photo-150.jpg'&quot; alt=&quot;Acer Nitro 5 AN517-54-53A2&quot;&gt;&lt;/div&gt;&lt;div class=&quot;txt&quot;&gt;&lt;span&gt;Acer Nitro 5 AN517-54-53A2&lt;/span&gt;&lt;div class=&quot;price&quot;&gt; 849€&lt;sup&gt;95&lt;/sup&gt;&lt;/div&gt;&lt;/div&gt;&lt;/a&gt;&lt;/div&gt;&lt;div class=&quot;swiper-slide&quot;&gt;&lt;a href=&quot;/fiche/PB00577157.html&quot;&gt;&lt;div class=&quot;pic&quot;&gt;&lt;img src=&quot;https://media.ldlc.com/r150/ld/products/00/06/07/51/LD0006075122.jpg&quot; loading=&quot;lazy&quot; onerror=&quot;this.src='/build/img/public/no-photo-150.jpg'&quot; alt=&quot;ASUS Vivobook S15 OLED S1504FA-L1112W&quot;&gt;&lt;/div&gt;&lt;div class=&quot;txt&quot;&gt;&lt;span&gt;ASUS Vivobook S15 OLED S1504FA-L1112W&lt;/span&gt;&lt;div class=&quot;price&quot;&gt; 599€&lt;sup&gt;95&lt;/sup&gt;&lt;/div&gt;&lt;/div&gt;&lt;/a&gt;&lt;/div&gt;&lt;div class=&quot;swiper-slide&quot;&gt;&lt;a href=&quot;/fiche/PB00549774.html&quot;&gt;&lt;div class=&quot;pic&quot;&gt;&lt;img src=&quot;https://media.ldlc.com/r150/ld/products/00/06/03/08/LD0006030846_0006030866_0006030871.jpg&quot; loading=&quot;lazy&quot; onerror=&quot;this.src='/build/img/public/no-photo-150.jpg'&quot; alt=&quot;MSI Stealth 16 Studio A13VG-004FR&quot;&gt;&lt;/div&gt;&lt;div class=&quot;txt&quot;&gt;&lt;span&gt;MSI Stealth 16 Studio A13VG-004FR&lt;/span&gt;&lt;div class=&quot;price&quot;&gt; 2&amp;nbsp;499€&lt;sup&gt;95&lt;/sup&gt;&lt;/div&gt;&lt;/div&gt;&lt;/a&gt;&lt;/div&gt;&lt;div class=&quot;swiper-slide&quot;&gt;&lt;a href=&quot;/fiche/PB00580657.html&quot;&gt;&lt;div class=&quot;pic&quot;&gt;&lt;img src=&quot;https://media.ldlc.com/r150/ld/products/00/06/08/10/LD0006081075.jpg&quot; loading=&quot;lazy&quot; onerror=&quot;this.src='/build/img/public/no-photo-150.jpg'&quot; alt=&quot;ASUS TUF F15 506HE-HN397W&quot;&gt;&lt;/div&gt;&lt;div class=&quot;txt&quot;&gt;&lt;span&gt;ASUS TUF F15 506HE-HN397W&lt;/span&gt;&lt;div class=&quot;price&quot;&gt; 999€&lt;sup&gt;95&lt;/sup&gt;&lt;/div&gt;&lt;/div&gt;&lt;/a&gt;&lt;/div&gt;&lt;div class=&quot;swiper-slide&quot;&gt;&lt;a href=&quot;/fiche/PB00515258.html&quot;&gt;&lt;div class=&quot;pic&quot;&gt;&lt;img src=&quot;https://media.ldlc.com/r150/ld/products/00/05/97/60/LD0005976016.jpg&quot; loading=&quot;lazy&quot; onerror=&quot;this.src='/build/img/public/no-photo-150.jpg'&quot; alt=&quot;LDLC SPC-I3-8-240&quot;&gt;&lt;/div&gt;&lt;div class=&quot;txt&quot;&gt;&lt;span&gt;LDLC SPC-I3-8-240&lt;/span&gt;&lt;div class=&quot;price&quot;&gt; 349€&lt;sup&gt;94&lt;/sup&gt;&lt;/div&gt;&lt;/div&gt;&lt;/a&gt;&lt;/div&gt;&lt;div class=&quot;swiper-slide&quot;&gt;&lt;a href=&quot;/fiche/PB00543638.html&quot;&gt;&lt;div class=&quot;pic&quot;&gt;&lt;img src=&quot;https://media.ldlc.com/r150/ld/products/00/05/93/31/LD0005933107_1_0006016465.jpg&quot; loading=&quot;lazy&quot; onerror=&quot;this.src='/build/img/public/no-photo-150.jpg'&quot; alt=&quot;ASUS F17-TUF706HF-HX014&quot;&gt;&lt;/div&gt;&lt;div class=&quot;txt&quot;&gt;&lt;span&gt;ASUS F17-TUF706HF-HX014&lt;/span&gt;&lt;div class=&quot;price&quot;&gt; 799€&lt;sup&gt;96&lt;/sup&gt;&lt;/div&gt;&lt;/div&gt;&lt;/a&gt;&lt;/div&gt;&lt;/div&gt;&lt;div class=&quot;swiper-button-next&quot;&gt;&lt;/div&gt;&lt;div class=&quot;swiper-button-prev&quot;&gt;&lt;/div&gt;&lt;/div&gt;&lt;/div&gt;&lt;/div&gt;&lt;div role=&quot;tabpanel&quot; class=&quot;tab-pane active&quot; id=&quot;our-brand&quot;&gt;&lt;div class=&quot;slider slider-6 pic-label&quot;&gt;&lt;div class=&quot;title-1&quot;&gt;Nos marques&lt;/div&gt;&lt;div class=&quot;swiper&quot;&gt;&lt;div class=&quot;swiper-wrapper&quot;&gt;&lt;div class=&quot;swiper-slide&quot;&gt;&lt;a href=&quot;/informatique/ordinateur-portable/pc-portable/c4265/+fb-C000000806.html&quot;&gt;&lt;div class=&quot;pic&quot;&gt;&lt;img src=&quot;https://media.ldlc.com/v3/marque/bo/00/05/62/42/V30005624251_2.jpg&quot; loading=&quot;lazy&quot; alt=&quot;ASUS&quot;&gt;&lt;/div&gt;&lt;div class=&quot;txt&quot;&gt;PC portable&lt;br /&gt;ASUS&lt;/div&gt;&lt;/a&gt;&lt;/div&gt;&lt;div class=&quot;swiper-slide&quot;&gt;&lt;a href=&quot;/informatique/ordinateur-portable/pc-portable/c4265/+fb-C000000992.html&quot;&gt;&lt;div class=&quot;pic&quot;&gt;&lt;img src=&quot;https://media.ldlc.com/v3/marque/bo/00/05/99/39/V30005993997.gif&quot; loading=&quot;lazy&quot; alt=&quot;MSI&quot;&gt;&lt;/div&gt;&lt;div class=&quot;txt&quot;&gt;PC portable&lt;br /&gt;MSI&lt;/div&gt;&lt;/a&gt;&lt;/div&gt;&lt;div class=&quot;swiper-slide&quot;&gt;&lt;a href=&quot;/informatique/ordinateur-portable/pc-portable/c4265/+fb-C000033945.html&quot;&gt;&lt;div class=&quot;pic&quot;&gt;&lt;img src=&quot;https://media.ldlc.com/v3/marque/bo/00/03/12/03/V30003120395_2.jpg&quot; loading=&quot;lazy&quot; alt=&quot;Lenovo&quot;&gt;&lt;/div&gt;&lt;div class=&quot;txt&quot;&gt;PC portable&lt;br /&gt;Lenovo&lt;/div&gt;&lt;/a&gt;&lt;/div&gt;&lt;div class=&quot;swiper-slide&quot;&gt;&lt;a href=&quot;/informatique/ordinateur-portable/pc-portable/c4265/+fb-C000001041.html&quot;&gt;&lt;div class=&quot;pic&quot;&gt;&lt;img src=&quot;https://media.ldlc.com/v3/marque/190/C000001041.gif&quot; loading=&quot;lazy&quot; alt=&quot;Acer&quot;&gt;&lt;/div&gt;&lt;div class=&quot;txt&quot;&gt;PC portable&lt;br /&gt;Acer&lt;/div&gt;&lt;/a&gt;&lt;/div&gt;&lt;div class=&quot;swiper-slide&quot;&gt;&lt;a href=&quot;/informatique/ordinateur-portable/pc-portable/c4265/+fb-C000004770.html&quot;&gt;&lt;div class=&quot;pic&quot;&gt;&lt;img src=&quot;https://media.ldlc.com/v3/marque/bo/00/03/15/98/V30003159855_2.jpg&quot; loading=&quot;lazy&quot; alt=&quot;HP&quot;&gt;&lt;/div&gt;&lt;div class=&quot;txt&quot;&gt;PC portable&lt;br /&gt;HP&lt;/div&gt;&lt;/a&gt;&lt;/div&gt;&lt;div class=&quot;swiper-slide&quot;&gt;&lt;a href=&quot;/informatique/ordinateur-portable/pc-portable/c4265/+fb-C000000220.html&quot;&gt;&lt;div class=&quot;pic&quot;&gt;&lt;img src=&quot;https://media.ldlc.com/v3/marque/bo/00/02/41/31/V30002413153_2.jpg&quot; loading=&quot;lazy&quot; alt=&quot;Microsoft&quot;&gt;&lt;/div&gt;&lt;div class=&quot;txt&quot;&gt;PC portable&lt;br /&gt;Microsoft&lt;/div&gt;&lt;/a&gt;&lt;/div&gt;&lt;div class=&quot;swiper-slide&quot;&gt;&lt;a href=&quot;/informatique/ordinateur-portable/pc-portable/c4265/+fb-C000000888.html&quot;&gt;&lt;div class=&quot;pic&quot;&gt;&lt;img src=&quot;https://media.ldlc.com/v3/marque/bo/00/02/91/96/V30002919683_2.gif&quot; loading=&quot;lazy&quot; alt=&quot;LDLC&quot;&gt;&lt;/div&gt;&lt;div class=&quot;txt&quot;&gt;PC portable&lt;br /&gt;LDLC&lt;/div&gt;&lt;/a&gt;&lt;/div&gt;&lt;div class=&quot;swiper-slide&quot;&gt;&lt;a href=&quot;/informatique/ordinateur-portable/pc-portable/c4265/+fb-C000001080.html&quot;&gt;&lt;div class=&quot;pic&quot;&gt;&lt;img src=&quot;https://media.ldlc.com/v3/marque/bo/00/06/07/33/V30006073318.jpg&quot; loading=&quot;lazy&quot; alt=&quot;Samsung&quot;&gt;&lt;/div&gt;&lt;div class=&quot;txt&quot;&gt;PC portable&lt;br /&gt;Samsung&lt;/div&gt;&lt;/a&gt;&lt;/div&gt;&lt;div class=&quot;swiper-slide&quot;&gt;&lt;a href=&quot;/informatique/ordinateur-portable/pc-portable/c4265/+fb-C000038265.html&quot;&gt;&lt;div class=&quot;pic&quot;&gt;&lt;img src=&quot;https://media.ldlc.com/v3/marque/bo/00/05/69/22/V30005692294_2.jpg&quot; loading=&quot;lazy&quot; alt=&quot;ALTYK&quot;&gt;&lt;/div&gt;&lt;div class=&quot;txt&quot;&gt;PC portable&lt;br /&gt;ALTYK&lt;/div&gt;&lt;/a&gt;&lt;/div&gt;&lt;div class=&quot;swiper-slide&quot;&gt;&lt;a href=&quot;/informatique/ordinateur-portable/pc-portable/c4265/+fb-C000005597.html&quot;&gt;&lt;div class=&quot;pic&quot;&gt;&lt;img src=&quot;https://media.ldlc.com/v3/marque/bo/00/05/32/41/V30005324130_2.jpg&quot; loading=&quot;lazy&quot; alt=&quot;Dell&quot;&gt;&lt;/div&gt;&lt;div class=&quot;txt&quot;&gt;PC portable&lt;br /&gt;Dell&lt;/div&gt;&lt;/a&gt;&lt;/div&gt;&lt;div class=&quot;swiper-slide&quot;&gt;&lt;a href=&quot;/informatique/ordinateur-portable/pc-portable/c4265/+fb-C000000920.html&quot;&gt;&lt;div class=&quot;pic&quot;&gt;&lt;img src=&quot;https://media.ldlc.com/v3/marque/bo/00/05/97/25/V30005972551.png&quot; loading=&quot;lazy&quot; alt=&quot;Razer&quot;&gt;&lt;/div&gt;&lt;div class=&quot;txt&quot;&gt;PC portable&lt;br /&gt;Razer&lt;/div&gt;&lt;/a&gt;&lt;/div&gt;&lt;div class=&quot;swiper-slide&quot;&gt;&lt;a href=&quot;/informatique/ordinateur-portable/pc-portable/c4265/+fb-C000000990.html&quot;&gt;&lt;div class=&quot;pic&quot;&gt;&lt;img src=&quot;https://media.ldlc.com/v3/marque/190/C000000990.gif&quot; loading=&quot;lazy&quot; alt=&quot;Gigabyte&quot;&gt;&lt;/div&gt;&lt;div class=&quot;txt&quot;&gt;PC portable&lt;br /&gt;Gigabyte&lt;/div&gt;&lt;/a&gt;&lt;/div&gt;&lt;div class=&quot;swiper-slide&quot;&gt;&lt;a href=&quot;/informatique/ordinateur-portable/pc-portable/c4265/+fb-C000035990.html&quot;&gt;&lt;div class=&quot;pic&quot;&gt;&lt;img src=&quot;https://media.ldlc.com/v3/marque/bo/00/01/48/87/V30001488794_2.jpg&quot; loading=&quot;lazy&quot; alt=&quot;AORUS&quot;&gt;&lt;/div&gt;&lt;div class=&quot;txt&quot;&gt;PC portable&lt;br /&gt;AORUS&lt;/div&gt;&lt;/a&gt;&lt;/div&gt;&lt;div class=&quot;swiper-slide&quot;&gt;&lt;a href=&quot;/informatique/ordinateur-portable/pc-portable/c4265/+fb-C000033946.html&quot;&gt;&lt;div class=&quot;pic&quot;&gt;&lt;img src=&quot;https://media.ldlc.com/v3/marque/190/C000033946.gif&quot; loading=&quot;lazy&quot; alt=&quot;Medion&quot;&gt;&lt;/div&gt;&lt;div class=&quot;txt&quot;&gt;PC portable&lt;br /&gt;Medion&lt;/div&gt;&lt;/a&gt;&lt;/div&gt;&lt;div class=&quot;swiper-slide&quot;&gt;&lt;a href=&quot;/informatique/ordinateur-portable/pc-portable/c4265/+fb-C000037334.html&quot;&gt;&lt;div class=&quot;pic&quot;&gt;&lt;img src=&quot;https://media.ldlc.com/v3/marque/bo/00/05/49/52/V30005495257_2.jpg&quot; loading=&quot;lazy&quot; alt=&quot;Toshiba / Dynabook&quot;&gt;&lt;/div&gt;&lt;div class=&quot;txt&quot;&gt;PC portable&lt;br /&gt;Toshiba / Dynabook&lt;/div&gt;&lt;/a&gt;&lt;/div&gt;&lt;div class=&quot;swiper-slide&quot;&gt;&lt;a href=&quot;/informatique/ordinateur-portable/pc-portable/c4265/+fb-C000039193.html&quot;&gt;&lt;div class=&quot;pic&quot;&gt;&lt;img src=&quot;https://media.ldlc.com/v3/marque/bo/00/06/01/85/V30006018539.jpg&quot; loading=&quot;lazy&quot; alt=&quot;Miraxess&quot;&gt;&lt;/div&gt;&lt;div class=&quot;txt&quot;&gt;PC portable&lt;br /&gt;Miraxess&lt;/div&gt;&lt;/a&gt;&lt;/div&gt;&lt;/div&gt;&lt;div class=&quot;swiper-button-next&quot;&gt;&lt;/div&gt;&lt;div class=&quot;swiper-button-prev&quot;&gt;&lt;/div&gt;&lt;/div&gt;&lt;/div&gt;&lt;/div&gt;            &lt;/div&gt;&#10;        &lt;/div&gt;&#10;    &lt;/div&gt;&#10;        &#10;&#10;        &lt;div class=&quot;bloc-tendances-thematiques&quot;&gt;&#10;                &lt;div class=&quot;row content&quot;&gt;&#10;        &lt;div class=&quot;col-xs-12&quot;&gt;&#10;            &lt;p&gt;&#10;                &lt;span class=&quot;bloc-tendances-thematiques--title&quot;&gt;Dans la même thématique&amp;nbsp;:&lt;/span&gt;&#10;                                    &lt;span&gt;oled&lt;/span&gt;&#10;                     |                                     &lt;span&gt;zenbook 13&lt;/span&gt;&#10;                     |                                     &lt;span&gt;asus oled&lt;/span&gt;&#10;                     |                                     &lt;span&gt;asus zenbook 13 oled&lt;/span&gt;&#10;                     |                                     &lt;span&gt;asus zenbook 13&lt;/span&gt;&#10;                     |                                     &lt;span&gt;ordinateur portable&lt;/span&gt;&#10;                     |                                     &lt;span&gt;pc portable&lt;/span&gt;&#10;                     |                                     &lt;span&gt;asus&lt;/span&gt;&#10;                     |                                     &lt;span&gt;zenbook&lt;/span&gt;&#10;                     |                                     &lt;span&gt;asus zenbook&lt;/span&gt;&#10;                                                &lt;/p&gt;&#10;        &lt;/div&gt;&#10;    &lt;/div&gt;&#10;                        &lt;div class=&quot;row content&quot;&gt;&#10;                &lt;div class=&quot;col-xs-12&quot;&gt;&#10;                    &lt;p&gt;&#10;                        &lt;span class=&quot;bloc-tendances-thematiques--title&quot;&gt;Tendances actuelles&amp;nbsp;:&lt;/span&gt;&#10;                                                    &lt;a href=&quot;/informatique/ordinateur-portable/pc-portable/c4265/+fv417-946.html&quot;&gt;&lt;span&gt;PC portable gamer&lt;/span&gt;&lt;/a&gt;&#10;                             |                                                     &lt;a href=&quot;/informatique/ordinateur-portable/pc-portable/c4265/+fv417-941.html&quot;&gt;&lt;span&gt;PC portable bureautique&lt;/span&gt;&lt;/a&gt;&#10;                             |                                                     &lt;a href=&quot;/informatique/ordinateur-portable/pc-portable/c4265/+fv417-16678.html&quot;&gt;&lt;span&gt;PC portable professionnel&lt;/span&gt;&lt;/a&gt;&#10;                             |                                                     &lt;a href=&quot;/informatique/ordinateur-portable/pc-portable/c4265/+fc1446-1.html&quot;&gt;&lt;span&gt;Notebook&lt;/span&gt;&lt;/a&gt;&#10;                             |                                                     &lt;a href=&quot;/informatique/ordinateur-portable/pc-portable/c4265/+fc2574-1.html&quot;&gt;&lt;span&gt;PC portable hybride&lt;/span&gt;&lt;/a&gt;&#10;                             |                                                     &lt;a href=&quot;/informatique/ordinateur-portable/pc-portable/c4265/+fc2452-1.html&quot;&gt;&lt;span&gt;PC portable VR Ready&lt;/span&gt;&lt;/a&gt;&#10;                             |                                                     &lt;a href=&quot;/informatique/ordinateur-portable/pc-portable/c4265/+fc587-1.html&quot;&gt;&lt;span&gt;PC portable tactile&lt;/span&gt;&lt;/a&gt;&#10;                             |                                                     &lt;a href=&quot;/informatique/ordinateur-portable/pc-portable/c4265/+fv553-11898.html&quot;&gt;&lt;span&gt;PC portable OLED&lt;/span&gt;&lt;/a&gt;&#10;                             |                                                     &lt;a href=&quot;/informatique/ordinateur-portable/pc-portable/c4265/+fv403-937.html&quot;&gt;&lt;span&gt;PC portable sans OS&lt;/span&gt;&lt;/a&gt;&#10;                             |                                                     &lt;a href=&quot;/informatique/ordinateur-portable/pc-portable/c4265/+fv892-5090.html&quot;&gt;&lt;span&gt;PC portable SSD&lt;/span&gt;&lt;/a&gt;&#10;                             |                                                     &lt;a href=&quot;/informatique/ordinateur-portable/pc-portable/c4265/+fv889-4927.html&quot;&gt;&lt;span&gt;PC portable 13 pouces&lt;/span&gt;&lt;/a&gt;&#10;                             |                                                     &lt;a href=&quot;/informatique/ordinateur-portable/pc-portable/c4265/+fv889-4928.html&quot;&gt;&lt;span&gt;PC portable 14 pouces&lt;/span&gt;&lt;/a&gt;&#10;                             |                                                     &lt;a href=&quot;/informatique/ordinateur-portable/pc-portable/c4265/+fv889-4949.html&quot;&gt;&lt;span&gt;PC portable 15 à 16 pouces&lt;/span&gt;&lt;/a&gt;&#10;                             |                                                     &lt;a href=&quot;/informatique/ordinateur-portable/pc-portable/c4265/+fv889-4930.html&quot;&gt;&lt;span&gt;PC portable 17 pouces&lt;/span&gt;&lt;/a&gt;&#10;                             |                                                     &lt;a href=&quot;/informatique/ordinateur-portable/pc-portable/c4265/+fv398-8206.html&quot;&gt;&lt;span&gt;PC portable 4K&lt;/span&gt;&lt;/a&gt;&#10;                             |                                                     &lt;a href=&quot;/informatique/ordinateur-portable/pc-portable/c4265/+fv394-6114.html&quot;&gt;&lt;span&gt;PC portable i3&lt;/span&gt;&lt;/a&gt;&#10;                             |                                                     &lt;a href=&quot;/informatique/ordinateur-portable/pc-portable/c4265/+fv394-5912.html&quot;&gt;&lt;span&gt;PC portable i5&lt;/span&gt;&lt;/a&gt;&#10;                             |                                                     &lt;a href=&quot;/informatique/ordinateur-portable/pc-portable/c4265/+fv394-5524.html&quot;&gt;&lt;span&gt;PC portable i7&lt;/span&gt;&lt;/a&gt;&#10;                             |                                                     &lt;a href=&quot;/informatique/ordinateur-portable/pc-portable/c4265/+fv394-15953.html&quot;&gt;&lt;span&gt;PC portable i9&lt;/span&gt;&lt;/a&gt;&#10;                             |                                                     &lt;a href=&quot;/informatique/ordinateur-portable/pc-portable/c4265/+fv403-10705.html&quot;&gt;&lt;span&gt;Chromebook&lt;/span&gt;&lt;/a&gt;&#10;                             |                                                     &lt;a href=&quot;/informatique/ordinateur-portable/pc-portable/c4265/+fv2622-16653.html&quot;&gt;&lt;span&gt;Razer Blade&lt;/span&gt;&lt;/a&gt;&#10;                             |                                                     &lt;a href=&quot;/informatique/ordinateur-portable/pc-portable/c4265/+fv2622-16854.html&quot;&gt;&lt;span&gt;Asus ROG&lt;/span&gt;&lt;/a&gt;&#10;                             |                                                     &lt;a href=&quot;/informatique/ordinateur-portable/pc-portable/c4265/+fv2622-16873.html&quot;&gt;&lt;span&gt;ASUSPRO&lt;/span&gt;&lt;/a&gt;&#10;                             |                                                     &lt;a href=&quot;/informatique/ordinateur-portable/pc-portable/c4265/+fv2622-16869.html&quot;&gt;&lt;span&gt;Asus ZenBook&lt;/span&gt;&lt;/a&gt;&#10;                             |                                                     &lt;a href=&quot;/informatique/ordinateur-portable/pc-portable/c4265/+fv2622-16870.html&quot;&gt;&lt;span&gt;Asus Vivobook&lt;/span&gt;&lt;/a&gt;&#10;                             |                                                     &lt;a href=&quot;/informatique/ordinateur-portable/pc-portable/c4265/+fv2622-16874.html&quot;&gt;&lt;span&gt;ASUS TUF&lt;/span&gt;&lt;/a&gt;&#10;                             |                                                     &lt;a href=&quot;/informatique/ordinateur-portable/pc-portable/c4265/+fv2622-16883.html&quot;&gt;&lt;span&gt;Acer Swift&lt;/span&gt;&lt;/a&gt;&#10;                             |                                                     &lt;a href=&quot;/informatique/ordinateur-portable/pc-portable/c4265/+fv2622-16891.html&quot;&gt;&lt;span&gt;Dell XPS&lt;/span&gt;&lt;/a&gt;&#10;                             |                                                     &lt;a href=&quot;/informatique/ordinateur-portable/pc-portable/c4265/+fv2622-17366.html&quot;&gt;&lt;span&gt;Microsoft Surface Pro&lt;/span&gt;&lt;/a&gt;&#10;                             |                                                     &lt;a href=&quot;/informatique/ordinateur-portable/pc-portable/c4265/+fv2622-16909.html&quot;&gt;&lt;span&gt;Lenovo IdeaPad&lt;/span&gt;&lt;/a&gt;&#10;                             |                                                     &lt;a href=&quot;/informatique/ordinateur-portable/pc-portable/c4265/+fv2622-16912.html&quot;&gt;&lt;span&gt;Lenovo ThinkPad&lt;/span&gt;&lt;/a&gt;&#10;                             |                                                     &lt;a href=&quot;/informatique/ordinateur-portable/pc-portable/c4265/+fv2622-21012.html&quot;&gt;&lt;span&gt;MSI Katana&lt;/span&gt;&lt;/a&gt;&#10;                                                                        &lt;/p&gt;&#10;                &lt;/div&gt;&#10;            &lt;/div&gt;&#10;                    &lt;/div&gt;&#10;&#10;&#10;        &lt;div id=&quot;mentions&quot; class=&quot;mentions&quot;&gt;&lt;p&gt;&lt;/p&gt;&#10;            &lt;div class=&quot;wrap-compare-product&quot;&gt;&#10;                &lt;div class=&quot;wrap-button&quot;&gt;&#10;                    &lt;a href=&quot;#&quot; id=&quot;filter-product&quot; class=&quot;button maxi&quot;&gt;Voir les produits correspondants&lt;/a&gt;&#10;                &lt;/div&gt;&#10;            &lt;/div&gt;&#10;        &lt;/div&gt;&#10;    &lt;/div&gt;&#10;            &lt;div class=&quot;modal modal-full&quot; id=&quot;product-zoom&quot; tabindex=&quot;-1&quot; role=&quot;dialog&quot; aria-labelledby=&quot;myModalLabel&quot;&gt;&#10;    &lt;div class=&quot;modal-dialog&quot; role=&quot;document&quot;&gt;&#10;        &lt;div class=&quot;modal-content&quot;&gt;&#10;            &lt;button type=&quot;button&quot; class=&quot;close&quot; data-dismiss=&quot;modal&quot; aria-label=&quot;Close&quot;&gt;&lt;span class=&quot;icon icon-close&quot; aria-hidden=&quot;true&quot;&gt;&lt;/span&gt;&lt;/button&gt;&#10;            &lt;div class=&quot;modal-body&quot;&gt;&#10;                &lt;div id=&quot;ctl00_cphMainContent_pnlPopupZoom&quot; class=&quot;modalZoom modalPopup rounded&quot;&gt;&#10;                    &lt;input type=&quot;submit&quot; name=&quot;ctl00$cphMainContent$mpePopupZoomTargetControlID&quot; value=&quot;&quot; id=&quot;ctl00_cphMainContent_mpePopupZoomTargetControlID&quot; style=&quot;display: none&quot;&gt;&#10;                    &lt;div id=&quot;previews&quot;&gt;&lt;/div&gt;&#10;                    &lt;div id=&quot;zoomContainer&quot;&gt;&#10;                        &lt;div id=&quot;zoom&quot;&gt;&lt;/div&gt;&#10;                    &lt;/div&gt;&#10;                &lt;/div&gt;&#10;            &lt;/div&gt;&#10;        &lt;/div&gt;&#10;    &lt;/div&gt;&#10;&lt;/div&gt;    &lt;div class=&quot;modal&quot; id=&quot;error-modal&quot; tabindex=&quot;-1&quot; role=&quot;dialog&quot; aria-labelledby=&quot;myModalLabel&quot;&gt;&#10;    &lt;div class=&quot;modal-dialog&quot; role=&quot;document&quot;&gt;&#10;        &lt;div class=&quot;modal-content&quot;&gt;&lt;/div&gt;&#10;    &lt;/div&gt;&#10;&lt;/div&gt;&#10;&#10;    &lt;div class=&quot;modal fade&quot; id=&quot;modal-translation&quot; tabindex=&quot;-1&quot; role=&quot;dialog&quot;&gt;&#10;        &lt;div class=&quot;modal-dialog modal-md&quot; role=&quot;document&quot;&gt;&#10;            &lt;div class=&quot;modal-content&quot;&gt;&#10;            &lt;/div&gt;&#10;        &lt;/div&gt;&#10;    &lt;/div&gt;&#10;    &lt;div class=&quot;modal&quot; id=&quot;modal-default&quot; tabindex=&quot;-1&quot; role=&quot;dialog&quot; aria-labelledby=&quot;myModalLabel&quot;&gt;&#10;    &lt;div class=&quot;modal-dialog&quot; role=&quot;document&quot;&gt;&#10;        &lt;div class=&quot;modal-content&quot;&gt;&lt;/div&gt;&#10;    &lt;/div&gt;&#10;&lt;/div&gt;&#10;        &lt;div class=&quot;modal modal-alert&quot; id=&quot;error-generic-modal&quot; tabindex=&quot;-1&quot; role=&quot;dialog&quot; aria-labelledby=&quot;myModalLabel&quot;&gt;&#10;    &lt;div class=&quot;modal-dialog&quot; role=&quot;document&quot;&gt;&#10;        &lt;div class=&quot;modal-content&quot;&gt;&#10;            &lt;button type=&quot;button&quot; class=&quot;close&quot; data-dismiss=&quot;modal&quot; aria-label=&quot;Close&quot;&gt;&lt;span class=&quot;icon icon-close&quot; aria-hidden=&quot;true&quot;&gt;&lt;/span&gt;&lt;/button&gt;&#10;            &lt;h2 class=&quot;title-2&quot;&gt;Une erreur est survenue&lt;/h2&gt;&#10;            &lt;div class=&quot;modal-body padding text-center&quot;&gt;&#10;                Veuillez nous excuser pour la gêne occasionnée&#10;            &lt;/div&gt;&#10;        &lt;/div&gt;&#10;    &lt;/div&gt;&#10;&lt;/div&gt;&#10;&lt;div class=&quot;modal&quot; id=&quot;modal-login&quot; tabindex=&quot;-1&quot; role=&quot;dialog&quot; aria-labelledby=&quot;myModalLabel&quot;&gt;&#10;    &lt;div class=&quot;modal-dialog&quot; role=&quot;document&quot;&gt;&#10;        &lt;div class=&quot;modal-content&quot;&gt;&#10;            &lt;button type=&quot;button&quot; class=&quot;close&quot; data-dismiss=&quot;modal&quot; aria-label=&quot;Close&quot;&gt;&lt;span class=&quot;icon icon-close&quot; aria-hidden=&quot;true&quot;&gt;&lt;/span&gt;&lt;/button&gt;&#10;                                                                &lt;div class=&quot;modal-body padding text-center&quot;&gt;&lt;/div&gt;&#10;        &lt;/div&gt;&#10;    &lt;/div&gt;&#10;&lt;/div&gt;&#10;    &lt;div class=&quot;modal&quot; id=&quot;shop-choice-multiple&quot; tabindex=&quot;-1&quot; role=&quot;dialog&quot; aria-labelledby=&quot;ShopSelection&quot;&gt;&#10;    &lt;div class=&quot;modal-dialog modal-md modal-xs&quot; role=&quot;document&quot;&gt;&#10;        &lt;div class=&quot;modal-content&quot;&gt;&#10;            &lt;button type=&quot;button&quot; class=&quot;close&quot; data-dismiss=&quot;modal&quot; aria-label=&quot;Close&quot;&gt;&lt;span class=&quot;icon icon-close&quot; aria-hidden=&quot;true&quot;&gt;&lt;/span&gt;&lt;/button&gt;&#10;            &lt;h3 class=&quot;title-2&quot;&gt;Choix de votre boutique préférée&amp;nbsp;:&lt;/h3&gt;&#10;            &lt;div class=&quot;modal-body padding&quot;&gt;&#10;                &lt;div class=&quot;pic col-sm-6&quot;&gt;&#10;                    &lt;img loading=&quot;lazy&quot; src=&quot;/build/img/public/country-map-fr.jpg&quot; alt=&quot;&quot;&gt;&#10;                &lt;/div&gt;&#10;                &lt;div class=&quot;shop-choice col-sm-6&quot;&gt;&#10;                    &lt;label&gt;Choix de votre boutique préférée&amp;nbsp;:&lt;/label&gt;&#10;&#10;                    &lt;select data-placeholder=&quot;Sélectionnez une boutique&quot; data-out-of-stock=&quot;Rupture&quot; id=&quot;shopSelection&quot; class=&quot;select2 autocomplete select-shop&quot;&gt;&#10;                        &lt;option&gt;&lt;/option&gt;&#10;                    &lt;/select&gt;&#10;&#10;                    &lt;div class=&quot;geolocation-button text-center&quot;&gt;&#10;                        &lt;button class=&quot;button outline noMarge&quot; id=&quot;shop-product-findme&quot;&gt;Géolocalisez-moi&lt;/button&gt;&#10;                    &lt;/div&gt;&#10;                &lt;/div&gt;&#10;                &lt;div class=&quot;result sbloc text-center&quot;&gt;&#10;                    &lt;strong&gt;Vous avez sélectionné la boutique&amp;nbsp;: &lt;span class=&quot;shop&quot;&gt;&lt;/span&gt;&lt;/strong&gt;&#10;&lt;div class=&quot;address&quot;&gt;&lt;/div&gt;&#10;&lt;div class=&quot;opening&quot;&gt;&#10;    &lt;p class=&quot;opening&quot;&gt;&lt;/p&gt;&#10;&lt;/div&gt;&#10;                &lt;/div&gt;&#10;                &lt;div class=&quot;geoloc-result&quot;&gt;&#10;                &lt;/div&gt;&#10;                &lt;div class=&quot;bottom-button button-shop-choice&quot;&gt;&#10;                    &lt;button class=&quot;button&quot;&gt;Choisir &lt;em&gt;cette boutique&lt;/em&gt;&lt;/button&gt;&#10;                &lt;/div&gt;&#10;            &lt;/div&gt;&#10;        &lt;/div&gt;&#10;    &lt;/div&gt;&#10;&lt;/div&gt;&#10;&#10;&lt;footer&gt;&#10;    &lt;div class=&quot;top&quot;&gt;&#10;    &lt;div class=&quot;container&quot;&gt;&#10;        &lt;div class=&quot;row f1&quot;&gt;&#10;                            &lt;div class=&quot;col-md-3 col-xs-6&quot;&gt;&#10;                    &lt;strong&gt;Qui sommes nous ?&lt;/strong&gt;&#10;                    &lt;ul&gt;&#13;&#10;&#9;&lt;li&gt;&lt;a href=&quot;https://www.ldlc.com/aide/52-qui-sommes-nous/&quot;&gt;Notre Histoire&lt;/a&gt;&lt;/li&gt;&#13;&#10;&#9;&lt;li&gt;&lt;a href=&quot;https://www.ldlc.com/aide/58-nos-conditions-generales-de-vente/&quot; rel=&quot;nofollow&quot;&gt;CGV&lt;/a&gt;&amp;nbsp;/ &lt;a href=&quot;https://www.ldlc.com/aide/51-les-engagements-qualite-de-ldlc-com/&quot; rel=&quot;nofollow&quot;&gt;Avis clients&lt;/a&gt;&lt;/li&gt;&#13;&#10;&#9;&lt;li&gt;&lt;a href=&quot;https://www.groupe-ldlc.com/donnees-personnelles/&quot; rel=&quot;nofollow&quot;&gt;Donn&amp;eacute;es personnelles&lt;/a&gt; et &lt;a href=&quot;https://www.ldlc.com/aide/69-declaration-relative-aux-cookies/&quot; rel=&quot;nofollow&quot;&gt;Cookies&lt;/a&gt;&lt;/li&gt;&#13;&#10;&#9;&lt;li&gt;&lt;a class=&quot;js-no-scroll&quot; data-target=&quot;#modal-cookies&quot; data-toggle=&quot;modal&quot; href=&quot;#CookiesPreferences&quot; rel=&quot;nofollow&quot;&gt;G&amp;eacute;rer mes cookies&lt;/a&gt;&lt;/li&gt;&#13;&#10;&#9;&lt;li&gt;&lt;a href=&quot;https://www.ldlc.com/aide/53-informations-legales/&quot; rel=&quot;nofollow&quot;&gt;Mentions l&amp;eacute;gales&lt;/a&gt;&lt;/li&gt;&#13;&#10;&lt;/ul&gt;&#10;                &lt;/div&gt;&#10;                            &lt;div class=&quot;col-md-3 col-xs-6&quot;&gt;&#10;                    &lt;strong&gt;Nous rejoindre&lt;/strong&gt;&#10;                    &lt;ul&gt;&#13;&#10;&#9;&lt;li&gt;&lt;a href=&quot;https://www.ldlc.com/n4894/marketplace/&quot; rel=&quot;nofollow&quot;&gt;Vendez sur LDLC&lt;/a&gt;&lt;/li&gt;&#13;&#10;&#9;&lt;li&gt;&lt;a href=&quot;https://carrieres.groupe-ldlc.com/fr&quot; rel=&quot;nofollow&quot; target=&quot;_blank&quot;&gt;Recrutement&lt;/a&gt;&lt;/li&gt;&#13;&#10;&#9;&lt;li&gt;&lt;a href=&quot;https://affiliation-createurs.groupe-ldlc.com/&quot; target=&quot;_blank&quot;&gt;Programme cr&amp;eacute;ateurs&lt;/a&gt;&lt;/li&gt;&#13;&#10;&#9;&lt;li&gt;&lt;a href=&quot;https://www.lecole-ldlc.com/&quot; rel=&quot;nofollow&quot; target=&quot;_blank&quot;&gt;l&amp;#39;&amp;Eacute;cole LDLC&lt;/a&gt;&lt;/li&gt;&#13;&#10;&#9;&lt;li&gt;&lt;a href=&quot;https://www.ldlc.com/aide/215-cgu-marketplace/&quot; rel=&quot;nofollow&quot;&gt;Marketplace&lt;/a&gt;&lt;/li&gt;&#13;&#10;&lt;/ul&gt;&#10;                &lt;/div&gt;&#10;                            &lt;div class=&quot;col-md-3 col-xs-6&quot;&gt;&#10;                    &lt;strong&gt;Besoin d&amp;#039;aide ?&lt;/strong&gt;&#10;                    &lt;ul&gt;&#13;&#10;&#9;&lt;li&gt;&lt;a href=&quot;https://www.ldlc.com/aide/&quot; rel=&quot;nofollow&quot;&gt;Questions fr&amp;eacute;quentes&lt;/a&gt;&lt;/li&gt;&#13;&#10;&#9;&lt;li&gt;&lt;a href=&quot;https://www.ldlc.com/aide/u1-avant-vente/#modes-de-livraison&quot; rel=&quot;nofollow&quot;&gt;Modes de livraison&lt;/a&gt;&lt;/li&gt;&#13;&#10;&#9;&lt;li&gt;&lt;a href=&quot;https://www.ldlc.com/aide/u1-avant-vente/#modes-de-reglement&quot; rel=&quot;nofollow&quot;&gt;Modes&amp;nbsp;de r&amp;egrave;glement&lt;/a&gt;&lt;/li&gt;&#13;&#10;&#9;&lt;li&gt;&lt;a href=&quot;https://www.ldlc.com/aide/u10-garantie-retours/#nos-garanties&quot; rel=&quot;nofollow&quot;&gt;Garanties&lt;/a&gt;&amp;nbsp;et &lt;a href=&quot;https://www.ldlc.com/aide/218-pack-confort/&quot; rel=&quot;nofollow&quot;&gt;Pack Confort&lt;/a&gt;&lt;/li&gt;&#13;&#10;&#9;&lt;li&gt;&lt;a href=&quot;https://www.ldlc.com/aide/u10-garantie-retours/#retour-de-produit-s-&quot; rel=&quot;nofollow&quot;&gt;Demander un retour&lt;/a&gt;&lt;/li&gt;&#13;&#10;&lt;/ul&gt;&#10;                &lt;/div&gt;&#10;                        &lt;div class=&quot;col-md-3 col-xs-6 fcontact&quot;&gt;&#10;                                                    &lt;div class=&quot;pic&quot;&gt;&#10;                                                                                                        &lt;a href=&quot;https://www.ldlc.com/n3220/service-client/&quot;&#10;                                title=&quot;Élu Service clients de l&amp;#039;année&quot; &gt;&#10;                                                                                &lt;img loading=&quot;lazy&quot; src=&quot;https://media.ldlc.com/nbo/ldlc/footer/eeb415060d356be407d0029cde99096b73bda352.png&quot; alt=&quot;Élu Service clients de l&amp;#039;année&quot; width=&quot;98&quot; height=&quot;100&quot;&gt;&#10;                                                    &lt;/a&gt;&#10;                                            &lt;/div&gt;&#10;                &#10;                &lt;div class=&quot;txt&quot; id=&quot;client-service-wrapper&quot;&#10;                                                                                    data-day1-am-start=&quot;800&quot;&#10;                                data-day1-am-end=&quot;1650&quot;&#10;                                                                                                                                            data-day2-am-start=&quot;800&quot;&#10;                                data-day2-am-end=&quot;1650&quot;&#10;                                                                                                                                            data-day3-am-start=&quot;800&quot;&#10;                                data-day3-am-end=&quot;1650&quot;&#10;                                                                                                                                            data-day4-am-start=&quot;800&quot;&#10;                                data-day4-am-end=&quot;1650&quot;&#10;                                                                                                                                            data-day5-am-start=&quot;800&quot;&#10;                                data-day5-am-end=&quot;1650&quot;&#10;                                                                                                                                            data-day6-am-start=&quot;800&quot;&#10;                                data-day6-am-end=&quot;1200&quot;&#10;                                                                                        data-day6-pm-start=&quot;1300&quot;&#10;                                data-day6-pm-end=&quot;1650&quot;&#10;                                                                                                                                                    &gt;&#10;                    &lt;strong&gt;Nous contacter :&lt;/strong&gt;&#10;&#10;                    &lt;div id=&quot;phone-client-service&quot; class=&quot;hidden&quot;&gt;&#10;                        &lt;a href=&quot;tel:+33427466000&quot; class=&quot;phone&quot;&gt;&#10;                            &lt;span class=&quot;icon icon-phone-bold&quot;&gt;&lt;/span&gt;&#10;                            04 27 46 60 00&#10;                        &lt;/a&gt;&#10;                        &lt;p class=&quot;small&quot;&gt;Appel non surtaxé&lt;/p&gt;&#10;                    &lt;/div&gt;&#10;&#10;                    &lt;div id=&quot;mail-client-service&quot; class=&quot;mail-client-service&quot;&gt;&#10;                        &lt;a href=&quot;https://www.ldlc.com/aide/57-nous-contacter/&quot; class=&quot;mail&quot;&gt;&#10;                            &lt;span class=&quot;icon icon-mail-bold&quot;&gt;&lt;/span&gt;&#10;                            Par email&#10;                        &lt;/a&gt;&#10;                    &lt;/div&gt;&#10;                &lt;/div&gt;&#10;                                                &lt;div class=&quot;mentions text-center&quot;&gt;&#10;                    *Étude BVA – Viséo CI – Plus d’infos sur escda.fr&#10;                &lt;/div&gt;&#10;                            &lt;/div&gt;&#10;        &lt;/div&gt;&#10;        &lt;div class=&quot;dsp-table f2&quot;&gt;&#10;                            &lt;div class=&quot;dsp-cell hidden-xs hidden-sm&quot;&gt;&#10;                    &lt;span class=&quot;icon icon-3x&quot;&gt;&lt;/span&gt;&#10;                    &lt;div class=&quot;txt&quot;&gt;&#10;                        &lt;strong&gt;Paiement en 3 fois&lt;/strong&gt;&#10;                        &lt;p&gt;Par carte bancaire à partir de 100€ d&amp;#039;achat.&lt;/p&gt;&#10;                    &lt;/div&gt;&#10;                &lt;/div&gt;&#10;                            &lt;div class=&quot;dsp-cell hidden-xs hidden-sm&quot;&gt;&#10;                    &lt;span class=&quot;icon icon-dom-tom&quot;&gt;&lt;/span&gt;&#10;                    &lt;div class=&quot;txt&quot;&gt;&#10;                        &lt;strong&gt;Livraison DOM-TOM&lt;/strong&gt;&#10;                        &lt;p&gt;Nous livrons dans les DOM-TOM en HT !&lt;/p&gt;&#10;                    &lt;/div&gt;&#10;                &lt;/div&gt;&#10;                            &lt;div class=&quot;dsp-cell hidden-xs hidden-sm&quot;&gt;&#10;                    &lt;span class=&quot;icon icon-express&quot;&gt;&lt;/span&gt;&#10;                    &lt;div class=&quot;txt&quot;&gt;&#10;                        &lt;strong&gt;Livraison express&lt;/strong&gt;&#10;                        &lt;p&gt;Livré demain avant 13h !&lt;/p&gt;&#10;                    &lt;/div&gt;&#10;                &lt;/div&gt;&#10;                    &lt;/div&gt;&#10;        &lt;div class=&quot;row f3&quot;&gt;&#10;            &lt;div class=&quot;col-xs-12 text-center&quot;&gt;&#10;                &lt;img loading=&quot;lazy&quot; src=&quot;https://www.ldlc.com/build/img/common/LDLC-logo.gif&quot; alt=&quot;LDLC.com&quot; width=&quot;137px&quot;&gt;&#10;                                                                                                                                                                                                                                                                                                                                                                                                &lt;div data-locales=&quot;{&amp;quot;fr-fr&amp;quot;:&amp;quot;France&amp;quot;,&amp;quot;fr-be&amp;quot;:&amp;quot;Belgique&amp;quot;,&amp;quot;fr-lu&amp;quot;:&amp;quot;Luxembourg&amp;quot;,&amp;quot;fr-ch&amp;quot;:&amp;quot;Suisse&amp;quot;,&amp;quot;es-es&amp;quot;:&amp;quot;Espagne&amp;quot;,&amp;quot;it-it&amp;quot;:&amp;quot;Italie&amp;quot;,&amp;quot;en&amp;quot;:&amp;quot;International (Anglais)&amp;quot;}&quot;&gt;&lt;/div&gt;&#10;&#10;                                                &lt;/div&gt;&#10;                                                                    &lt;/div&gt;&#10;            &lt;/div&gt;&#10;&lt;/div&gt;&#10;&#10;    &lt;div class=&quot;middle&quot;&gt;&#10;        &lt;div class=&quot;container&quot;&gt;&#10;                            &#10;        &lt;/div&gt;&#10;    &lt;/div&gt;&#10;    &lt;/footer&gt;&#10;&#10;    &lt;script type=&quot;text/javascript&quot;&gt;&#10;        var ctl00_cphMainContent = [&#10;                                                    {&quot;Image&quot;:&quot;https://media.ldlc.com/r374/ld/products/00/05/96/24/LD0005962409_0006050652.jpg&quot;,&quot;Url&quot;:&quot;https://media.ldlc.com/r1600/ld/products/00/05/96/24/LD0005962409_0006050652.jpg&quot;},&#10;                                            {&quot;Image&quot;:&quot;https://media.ldlc.com/r374/ld/products/00/05/96/24/LD0005962410_0006050653.jpg&quot;,&quot;Url&quot;:&quot;https://media.ldlc.com/r1600/ld/products/00/05/96/24/LD0005962410_0006050653.jpg&quot;},&#10;                                            {&quot;Image&quot;:&quot;https://media.ldlc.com/r374/ld/products/00/05/96/24/LD0005962411_0006050654.jpg&quot;,&quot;Url&quot;:&quot;https://media.ldlc.com/r1600/ld/products/00/05/96/24/LD0005962411_0006050654.jpg&quot;},&#10;                                            {&quot;Image&quot;:&quot;https://media.ldlc.com/r374/ld/products/00/05/96/24/LD0005962412_0006050655.jpg&quot;,&quot;Url&quot;:&quot;https://media.ldlc.com/r1600/ld/products/00/05/96/24/LD0005962412_0006050655.jpg&quot;},&#10;                                            {&quot;Image&quot;:&quot;https://media.ldlc.com/r374/ld/products/00/05/96/24/LD0005962413_0006050656.jpg&quot;,&quot;Url&quot;:&quot;https://media.ldlc.com/r1600/ld/products/00/05/96/24/LD0005962413_0006050656.jpg&quot;},&#10;                            ];&#10;        if ($(document).find('.videoPicto').length &gt; 0) {&#10;            ctl00_cphMainContent.push({});&#10;        }&#10;        if ($(document).find('.demoPicto').length &gt; 0) {&#10;            ctl00_cphMainContent.push({});&#10;        }&#10;        if ($(document).find('.demoPicto3d').length &gt; 0) {&#10;            ctl00_cphMainContent.push({});&#10;        }&#10;    &lt;/script&gt;&#10;&#10;        &lt;script&gt;&#10;        var request_locale = 'fr';&#10;        var request_country = 'fr';&#10;    &lt;/script&gt;&#10;    &lt;script src=&quot;/build/runtime.17079101.js&quot;&gt;&lt;/script&gt;&lt;script src=&quot;/build/9755.b60b25cc.js&quot;&gt;&lt;/script&gt;&lt;script src=&quot;/build/9621.d236b7f3.js&quot;&gt;&lt;/script&gt;&lt;script src=&quot;/build/3409.713dfbe9.js&quot;&gt;&lt;/script&gt;&lt;script src=&quot;/build/4804.597b3be2.js&quot;&gt;&lt;/script&gt;&lt;script src=&quot;/build/7625.d28bd3f8.js&quot;&gt;&lt;/script&gt;&lt;script src=&quot;/build/8930.83ef5599.js&quot;&gt;&lt;/script&gt;&lt;script src=&quot;/build/48.ebeaa1de.js&quot;&gt;&lt;/script&gt;&lt;script src=&quot;/build/8939.0ac1d154.js&quot;&gt;&lt;/script&gt;&lt;script src=&quot;/build/1598.f94359a4.js&quot;&gt;&lt;/script&gt;&lt;script src=&quot;/build/3706.103d6c1e.js&quot;&gt;&lt;/script&gt;&lt;script src=&quot;/build/4278.96a563de.js&quot;&gt;&lt;/script&gt;&lt;script src=&quot;/build/js/app.26474f62.js&quot;&gt;&lt;/script&gt;&#10;    &lt;script src=&quot;/build/js/front.b5d9b7f6.js&quot;&gt;&lt;/script&gt;&#10;    &lt;script type=&quot;text/javascript&quot; src=&quot;/bundles/fosjsrouting/js/router.min.js?5.19.24&quot;&gt;&lt;/script&gt;&#10;    &lt;script type=&quot;text/javascript&quot; src=&quot;/js/routing?callback=fos.Router.setData&amp;amp;5.19.24&quot;&gt;&lt;/script&gt;&#10;    &lt;script type=&quot;text/javascript&quot; src=&quot;/js/base.min.js?5.19.24&quot;&gt;&lt;/script&gt;&#10;&#10;&#10;    &lt;script src=&quot;/build/7831.5362395f.js&quot; defer&gt;&lt;/script&gt;&lt;script src=&quot;/build/1625.7b399a2b.js&quot; defer&gt;&lt;/script&gt;&lt;script src=&quot;/build/5848.7d0cc7c9.js&quot; defer&gt;&lt;/script&gt;&lt;script src=&quot;/build/js/product-page.ee1b2c8a.js&quot; defer&gt;&lt;/script&gt;&#10;    &lt;/body&gt;&#10;&lt;/html&gt;&#10;" calcext:value-type="string">
            <text:p>&lt;!DOCTYPE html&gt;</text:p>
            <text:p>&lt;html class="no-js" lang="fr-FR"&gt;</text:p>
            <text:p>&lt;head&gt;</text:p>
            <text:p>            </text:p>
            <text:p>        &lt;title&gt;ASUS Zenbook 13 OLED UX325EA-KG907W-EVO avec NumPad - PC portable - Garantie 3 ans LDLC&lt;/title&gt;</text:p>
            <text:p>        &lt;meta charset="utf-8" /&gt;</text:p>
            <text:p>&lt;meta name="viewport" content="width=device-width, initial-scale=1.0" /&gt;</text:p>
            <text:p>&lt;meta name="theme-color" content="#243774" /&gt;</text:p>
            <text:p>&lt;meta name="description" content="Achat PC portable ASUS Zenbook 13 OLED UX325EA-KG907W-EVO avec NumPad (90NB0SL1-M00T00) sur LDLC, n°1 du high-tech. Intel Core i5-1135G7 16 Go SSD 512 Go 13.3&amp;quot; OLED Full HD Wi-Fi 6/Bluetooth Webcam Windows 11 Famille." /&gt;</text:p>
            <text:p>&lt;meta http-equiv="X-UA-Compatible" content="IE=edge" /&gt;</text:p>
            <text:p>&lt;meta property="og:description" content="Achat PC portable ASUS Zenbook 13 OLED UX325EA-KG907W-EVO avec NumPad (90NB0SL1-M00T00) sur LDLC, n°1 du high-tech. Intel Core i5-1135G7 16 Go SSD 512 Go 13.3&amp;quot; OLED Full HD Wi-Fi 6/Bluetooth Webcam Windows 11 Famille." /&gt;</text:p>
            <text:p>&lt;meta property="og:title" content="ASUS Zenbook 13 OLED UX325EA-KG907W-EVO avec NumPad - PC portable - Garantie 3 ans LDLC" /&gt;</text:p>
            <text:p>&lt;meta property="og:image" content="https://media.ldlc.com/r1600/ld/products/00/05/96/24/LD0005962409_0006050652.jpg" /&gt;</text:p>
            <text:p>&lt;meta property="og:url" content="https://www.ldlc.com/fiche/PB00561767.html" /&gt;</text:p>
            <text:p>&lt;meta property="store:url_fr-fr" content="url=https://www.ldlc.com/fiche/PB00561767.html, locale=fr-fr" /&gt;</text:p>
            <text:p>&lt;meta property="store:url_en" content="url=https://www.ldlc.com/en/product/PB00561767.html, locale=en" /&gt;</text:p>
            <text:p>&lt;meta property="store:url_fr-be" content="url=https://www.ldlc.com/fr-be/fiche/PB00561767.html, locale=fr-be" /&gt;</text:p>
            <text:p>&lt;meta property="store:url_fr-lu" content="url=https://www.ldlc.com/fr-lu/fiche/PB00561767.html, locale=fr-lu" /&gt;</text:p>
            <text:p>&lt;meta property="store:url_fr-ch" content="url=https://www.ldlc.com/fr-ch/fiche/PB00561767.html, locale=fr-ch" /&gt;</text:p>
            <text:p/>
            <text:p>        &lt;link rel="canonical" href="https://www.ldlc.com/fiche/PB00561767.html"/&gt;</text:p>
            <text:p/>
            <text:p>        &lt;link rel="alternate" href="https://www.ldlc.com/fiche/PB00561767.html" hreflang="fr-fr"/&gt;</text:p>
            <text:p>&lt;link rel="alternate" href="https://www.ldlc.com/en/product/PB00561767.html" hreflang="en"/&gt;</text:p>
            <text:p>&lt;link rel="alternate" href="https://www.ldlc.com/fr-be/fiche/PB00561767.html" hreflang="fr-be"/&gt;</text:p>
            <text:p>&lt;link rel="alternate" href="https://www.ldlc.com/fr-lu/fiche/PB00561767.html" hreflang="fr-lu"/&gt;</text:p>
            <text:p>&lt;link rel="alternate" href="https://www.ldlc.com/fr-ch/fiche/PB00561767.html" hreflang="fr-ch"/&gt;</text:p>
            <text:p/>
            <text:p>    </text:p>
            <text:p>    </text:p>
            <text:p>    &lt;meta http-equiv="content-language" content="fr-FR" /&gt;</text:p>
            <text:p/>
            <text:p>            &lt;link rel="preload" href="/bundles/fosjsrouting/js/router.min.js?5.19.24" as="script"&gt;</text:p>
            <text:p>        &lt;link rel="preload" href="/js/routing?callback=fos.Router.setData&amp;amp;5.19.24" as="script"&gt;</text:p>
            <text:p>        &lt;link rel="preload" href="/js/base.min.js?5.19.24" as="script"&gt;</text:p>
            <text:p>                &lt;link rel="dns-prefetch" href="https://media.ldlc.com" /&gt;</text:p>
            <text:p>                &lt;link rel="stylesheet" href="/build/7308.c94e02f3.css"&gt;</text:p>
            <text:p>        &lt;link rel="apple-touch-icon" sizes="180x180" href="/build/img/common/favicon/apple-touch-icon.png"&gt;</text:p>
            <text:p>    &lt;link rel="icon" type="image/png" href="/build/img/common/favicon/favicon-32x32.png" sizes="32x32"&gt;</text:p>
            <text:p>    &lt;link rel="icon" type="image/png" href="/build/img/common/favicon/favicon-16x16.png" sizes="16x16"&gt;</text:p>
            <text:p>    &lt;link rel="manifest" href="/build/img/common/favicon/manifest.json"&gt;</text:p>
            <text:p>    &lt;link rel="mask-icon" href="/build/img/common/favicon/safari-pinned-tab.svg" color="#243774"&gt;</text:p>
            <text:p>    &lt;script type="text/javascript" src="/js/libs/jquery-3.6.1.min.js?5.19.24"&gt;&lt;/script&gt;</text:p>
            <text:p>    &lt;script src="/V4px/js/ldlcmachine.js" async&gt;&lt;/script&gt;</text:p>
            <text:p>            </text:p>
            <text:p>                &lt;script type="application/ld+json"&gt;</text:p>
            <text:p>{</text:p>
            <text:p>    "@context": "https://schema.org/",</text:p>
            <text:p>    "@type": "Product",</text:p>
            <text:p>    "name": "ASUS Zenbook 13 OLED UX325EA-KG907W-EVO avec NumPad",</text:p>
            <text:p>    "gtin13": "4711387146811",</text:p>
            <text:p>    "image": ["https://media.ldlc.com/r1600/ld/products/00/05/96/24/LD0005962409_0006050652.jpg", "https://media.ldlc.com/r1600/ld/products/00/05/96/24/LD0005962410_0006050653.jpg", "https://media.ldlc.com/r1600/ld/products/00/05/96/24/LD0005962411_0006050654.jpg", "https://media.ldlc.com/r1600/ld/products/00/05/96/24/LD0005962412_0006050655.jpg", "https://media.ldlc.com/r1600/ld/products/00/05/96/24/LD0005962413_0006050656.jpg"],</text:p>
            <text:p>    "description": "Taillé pour la performance et la mobilité, le PC portable ASUS Zenbook 13 OLED UX325EA bénéficie d&amp;#039;un design remarquable. Combinant châssis compact et écran OLED à bords fins, il maximise à la fois le confort et la mobilité !",</text:p>
            <text:p>    "mpn": "90NB0SL1-M00T00",</text:p>
            <text:p>    "sku": "AR202306120085",</text:p>
            <text:p>    "brand": {</text:p>
            <text:p>        "@type": "Brand",</text:p>
            <text:p>        "name": "ASUS"</text:p>
            <text:p>    },</text:p>
            <text:p>    "aggregateRating": {</text:p>
            <text:p>        "@type": "AggregateRating",</text:p>
            <text:p>        "ratingValue": "10",</text:p>
            <text:p>        "reviewCount": "10",</text:p>
            <text:p>        "bestRating": "10",</text:p>
            <text:p>        "worstRating": "0"</text:p>
            <text:p>    },</text:p>
            <text:p>    "offers": {</text:p>
            <text:p>        "@type": "Offer",</text:p>
            <text:p>        "priceCurrency": "EUR",</text:p>
            <text:p>        "availability": "https://schema.org/InStock",</text:p>
            <text:p>        "itemCondition": "https://schema.org/NewCondition",</text:p>
            <text:p>        "price": "799.95",</text:p>
            <text:p>        "url": "https://www.ldlc.com/fiche/PB00561767.html"</text:p>
            <text:p>    }</text:p>
            <text:p>}</text:p>
            <text:p>&lt;/script&gt;</text:p>
            <text:p/>
            <text:p>        &lt;script type="application/ld+json"&gt; {</text:p>
            <text:p>    "@context": "https://schema.org/",</text:p>
            <text:p>    "@type": "BreadcrumbList",</text:p>
            <text:p>    "itemListElement": [</text:p>
            <text:p>                    {</text:p>
            <text:p>                "@type": "ListItem",</text:p>
            <text:p>                "position": 1,</text:p>
            <text:p>                "item": {</text:p>
            <text:p>                    "@id":"https://www.ldlc.com/informatique/cint3063/",</text:p>
            <text:p>                    "name": "Informatique"</text:p>
            <text:p>                }</text:p>
            <text:p>            },                    {</text:p>
            <text:p>                "@type": "ListItem",</text:p>
            <text:p>                "position": 2,</text:p>
            <text:p>                "item": {</text:p>
            <text:p>                    "@id":"https://www.ldlc.com/informatique/ordinateur-portable/cint4195/",</text:p>
            <text:p>                    "name": "Ordinateur portable"</text:p>
            <text:p>                }</text:p>
            <text:p>            },                    {</text:p>
            <text:p>                "@type": "ListItem",</text:p>
            <text:p>                "position": 3,</text:p>
            <text:p>                "item": {</text:p>
            <text:p>                    "@id":"https://www.ldlc.com/informatique/ordinateur-portable/pc-portable/c4265/",</text:p>
            <text:p>                    "name": "PC portable"</text:p>
            <text:p>                }</text:p>
            <text:p>            },                    {</text:p>
            <text:p>                "@type": "ListItem",</text:p>
            <text:p>                "position": 4,</text:p>
            <text:p>                "item": {</text:p>
            <text:p>                    "@id":"/fiche/PB00561767.html",</text:p>
            <text:p>                    "name": "ASUS Zenbook 13 OLED UX325EA-KG907W-EVO avec NumPad"</text:p>
            <text:p>                }</text:p>
            <text:p>            }            ]</text:p>
            <text:p>}</text:p>
            <text:p>&lt;/script&gt;</text:p>
            <text:p/>
            <text:p>            &lt;!-- Google Tag Manager --&gt;</text:p>
            <text:p>        &lt;script&gt;</text:p>
            <text:p>            (function(w,d,s,l,i){w[l]=w[l]||[];w[l].push({'gtm.start':</text:p>
            <text:p>                    new Date().getTime(),event:'gtm.js'});var f=d.getElementsByTagName(s)[0],</text:p>
            <text:p>                j=d.createElement(s),dl=l!='dataLayer'?'&amp;l='+l:'';j.async=true;j.src=</text:p>
            <text:p>                'https://www.googletagmanager.com/gtm.js?id='+i+dl;f.parentNode.insertBefore(j,f);</text:p>
            <text:p>            })(window,document,'script','dataLayer','GTM-MFCHFFT');</text:p>
            <text:p>        &lt;/script&gt;</text:p>
            <text:p>        &lt;!-- End Google Tag Manager --&gt;</text:p>
            <text:p>        &lt;!-- Matomo --&gt;</text:p>
            <text:p>    &lt;script&gt;</text:p>
            <text:p>        var _paq = window._paq = window._paq || [];</text:p>
            <text:p>        _paq.push(['setCookieDomain', '*.ldlc.com']);</text:p>
            <text:p>        _paq.push(['setDomains', '*.ldlc.com']);</text:p>
            <text:p>        _paq.push(['enableLinkTracking']);</text:p>
            <text:p>        _paq.push(['trackVisibleContentImpressions']);</text:p>
            <text:p>        _paq.push(['setConversionAttributionFirstReferrer', true]);</text:p>
            <text:p>        _paq.push(['trackPageView']);</text:p>
            <text:p>        (function() {</text:p>
            <text:p>            var u="https://tracking.groupe-ldlc.com/";</text:p>
            <text:p>            _paq.push(['setTrackerUrl', u+'matomo.php']);</text:p>
            <text:p>            _paq.push(['setSiteId', '1']);</text:p>
            <text:p>            var d=document, g=d.createElement('script'), s=d.getElementsByTagName('script')[0];</text:p>
            <text:p>            g.async=true; g.src=u+'matomo.js'; s.parentNode.insertBefore(g,s);</text:p>
            <text:p>        })();</text:p>
            <text:p>    &lt;/script&gt;</text:p>
            <text:p>    &lt;!-- End Matomo Code --&gt;</text:p>
            <text:p>        </text:p>
            <text:p>    </text:p>
            <text:p>&lt;/head&gt;</text:p>
            <text:p>&lt;body  data-language="fr" data-country="fr"</text:p>
            <text:p>                                         data-country-code="270001"</text:p>
            <text:p>                                         data-country-label="France"</text:p>
            <text:p>                                         data-error="Une erreur est survenue"</text:p>
            <text:p>        &gt;</text:p>
            <text:p>    &lt;script&gt;</text:p>
            <text:p>    let body = document.querySelector('body');</text:p>
            <text:p>    body.setAttribute('data-favorite-shop-id', '-1');</text:p>
            <text:p>    body.setAttribute('data-favorite-shop-title', '');</text:p>
            <text:p>    body.setAttribute('data-favorite-shop-city', '');</text:p>
            <text:p>    body.setAttribute('data-favorite-shop-in-configurator', '');</text:p>
            <text:p>&lt;/script&gt;</text:p>
            <text:p/>
            <text:p>&lt;!-- Google Tag Manager (noscript) --&gt;</text:p>
            <text:p>&lt;noscript&gt;</text:p>
            <text:p>        &lt;iframe src="https://www.googletagmanager.com/ns.html?id=GTM-MFCHFFT" height="0" width="0" style="display:none;visibility:hidden"&gt;&lt;/iframe&gt;</text:p>
            <text:p>&lt;/noscript&gt;</text:p>
            <text:p>&lt;!-- End Google Tag Manager (noscript) --&gt;</text:p>
            <text:p/>
            <text:p>&lt;div id="cookieConsent"&gt;&lt;/div&gt;</text:p>
            <text:p>            </text:p>
            <text:p>        &lt;header&gt;</text:p>
            <text:p>    &lt;div class="alert-country-banner" id="localisation-banner"&gt;&lt;/div&gt;</text:p>
            <text:p>    &lt;div class="top"&gt;</text:p>
            <text:p>        &lt;div class="container"&gt;</text:p>
            <text:p>            &lt;div class="wrap-header"&gt;</text:p>
            <text:p>                &lt;div class="hidden-l burger-menu"&gt;</text:p>
            <text:p>                    &lt;a href="#" class="toggle-menu dl-trigger"&gt;</text:p>
            <text:p>                        &lt;span class="icon-burger"&gt;&lt;/span&gt;</text:p>
            <text:p>                        &lt;span class="txt"&gt;MENU&lt;/span&gt;</text:p>
            <text:p>                    &lt;/a&gt;</text:p>
            <text:p>                &lt;/div&gt;</text:p>
            <text:p>                &lt;div class="logo"&gt;</text:p>
            <text:p>                                        &lt;a href="https://www.ldlc.com/"&gt;</text:p>
            <text:p>                        &lt;img src="https://media.ldlc.com/nbo/ldlc/logo/e53b63e8-7c44-44c0-b59e-2018dc654c95logo-g3ans.gif" alt="Logo LDLC" /&gt;</text:p>
            <text:p>                    &lt;/a&gt;</text:p>
            <text:p>                &lt;/div&gt;</text:p>
            <text:p/>
            <text:p>                &lt;form name="search" method="post" action="https://www.ldlc.com/recherche/" id="formSearch" novalidate="novalidate"&gt;</text:p>
            <text:p>&lt;div class="search-block"&gt;</text:p>
            <text:p>        &lt;div class="universes"&gt;</text:p>
            <text:p>        &lt;div class="form-group select-group"&gt;</text:p>
            <text:p>            &lt;select id="search_universe" name="search[universe]" class="select2"&gt;&lt;option value="all" selected="selected"&gt;Tous les univers&lt;/option&gt;&lt;option value="3063"&gt;Informatique&lt;/option&gt;&lt;option value="3064"&gt;Image &amp;amp; Son&lt;/option&gt;&lt;option value="3065"&gt;Téléphonie &amp;amp; Auto&lt;/option&gt;&lt;option value="3067"&gt;Jeux &amp;amp; loisirs&lt;/option&gt;&lt;option value="7641"&gt;Objets connectés&lt;/option&gt;&lt;option value="3068"&gt;Consommables&lt;/option&gt;&lt;option value="3888"&gt;Connectique&lt;/option&gt;&lt;/select&gt;</text:p>
            <text:p>        &lt;/div&gt;</text:p>
            <text:p>    &lt;/div&gt;</text:p>
            <text:p>        &lt;div class="wrap-search"&gt;</text:p>
            <text:p>        &lt;div class="search"&gt;</text:p>
            <text:p>            &lt;input type="text" id="search_search_text" name="search[search_text]" required="required" placeholder="Chercher un produit, une marque, une catégorie..." data-placeholder="Chercher un produit, une marque, une catégorie..." data-mobile-placeholder="Rechercher" autocomplete="off" /&gt;</text:p>
            <text:p>            &lt;button type="submit" class="submit"&gt;</text:p>
            <text:p>                &lt;span class="icon icon-zoom"&gt;&lt;/span&gt;</text:p>
            <text:p>            &lt;/button&gt;</text:p>
            <text:p>        &lt;/div&gt;</text:p>
            <text:p>        &lt;div class="search-engine"&gt;&lt;/div&gt;</text:p>
            <text:p>        &lt;a href="#" class="close-se"&gt; Fermer &lt;span class="icon icon-close"&gt;&lt;/span&gt;&lt;/a&gt;</text:p>
            <text:p>    &lt;/div&gt;</text:p>
            <text:p>&lt;/div&gt;</text:p>
            <text:p>&lt;/form&gt;</text:p>
            <text:p/>
            <text:p/>
            <text:p>                &lt;div id="user_cart"&gt;&lt;/div&gt;</text:p>
            <text:p/>
            <text:p>                &lt;div id="shop-menu-item" class="select-shop" data-shop="Boutique" data-shops="Boutiques"&gt;</text:p>
            <text:p>        &lt;a href="https://www.ldlc.com/magasins-ldlc/" class="shop-icon hide"&gt;</text:p>
            <text:p>        &lt;span class="icon icon-geo"&gt;&lt;/span&gt;</text:p>
            <text:p>        &lt;span class="txt" data-shop="Boutique" data-shops="Boutiques"&gt;Boutiques&lt;/span&gt;</text:p>
            <text:p>        &lt;span class="icon icon-success"&gt;&lt;/span&gt;</text:p>
            <text:p>    &lt;/a&gt;</text:p>
            <text:p>&lt;/div&gt;</text:p>
            <text:p>&lt;div id="account-menu-item" class="account"&gt;</text:p>
            <text:p>    &lt;a id="compte" class="hide" href="https://secure2.ldlc.com/fr-fr/Account" rel="nofollow"&gt;</text:p>
            <text:p>        &lt;span class="icon icon-user"&gt;&lt;/span&gt;</text:p>
            <text:p>        &lt;span class="txt"&gt;Compte&lt;/span&gt;</text:p>
            <text:p>        &lt;span id="logged-user-icon" class="icon icon-link"&gt;&lt;/span&gt;</text:p>
            <text:p>    &lt;/a&gt;</text:p>
            <text:p>&lt;/div&gt;</text:p>
            <text:p>&lt;div class="basket"&gt;</text:p>
            <text:p>    &lt;a id="panier" class="hide" href="https://secure2.ldlc.com/fr-fr/Cart" rel="nofollow"&gt;</text:p>
            <text:p>        &lt;span class="icon icon-basket"&gt;&lt;/span&gt;</text:p>
            <text:p>        &lt;span class="txt"&gt;Panier&lt;/span&gt;</text:p>
            <text:p>    &lt;/a&gt;</text:p>
            <text:p>&lt;/div&gt;</text:p>
            <text:p>            &lt;/div&gt;</text:p>
            <text:p>        &lt;/div&gt;</text:p>
            <text:p>    &lt;/div&gt;</text:p>
            <text:p>            &lt;nav&gt;</text:p>
            <text:p>    &lt;div class="container" data-loading-ajax="1" data-loading-ajax-mode-all="1"&gt;</text:p>
            <text:p>        &lt;div class="cat-menu"&gt;</text:p>
            <text:p>            &lt;ul&gt;&lt;li class="cat submenu-picto" data-id-trigger="trigger-c1"&gt;&lt;div class="cat-arrow"&gt;&lt;span style="font-size:13px;"&gt;Tous nos produits&lt;/span&gt; &lt;span class="icon icon-arrow-bottom-extrabold"&gt;&lt;/span&gt;&lt;/div&gt;&lt;div class="main-menu dl-menuwrapper" data-back="Retour" id="dl-menu"&gt;&lt;ul class="dl-menu"&gt;&lt;li class="active" data-submenu-id="c-1"&gt;&lt;a href="https://www.ldlc.com/informatique/cint3063/"&gt;&lt;img alt="" data-entity-type="file" data-entity-uuid="bc1e8b82-e395-4711-8cae-e869d29eb170" height="100" src="https://media.ldlc.com/nbo/ldlc/menu/editor/2b468fe63e216f132cbec236f3f65dc993d4eff1.png" width="100" /&gt;Informatique&lt;span class="icon icon-arrow-right-extrabold"&gt;&amp;nbsp;&lt;/span&gt;&lt;/a&gt;&lt;div class="sub submenu-container sub-5" data-id-ajax="ajax-c1" id="c-1"&gt;&amp;nbsp;&lt;/div&gt;&lt;/li&gt;&lt;li data-id-trigger="trigger-c2" data-submenu-id="c-2"&gt;&lt;a href="https://www.ldlc.com/image-son/cint3064/"&gt;&lt;img alt="" data-entity-type="file" data-entity-uuid="094d17fe-7043-443e-b3fb-4183641cd8f8" height="100" src="https://media.ldlc.com/nbo/ldlc/menu/editor/44c67de987bc0ca4f9d2e291d7902b42383b5c7e.png" width="100" /&gt;Image &amp;amp; son &lt;span class="icon icon-arrow-right-extrabold"&gt;&amp;nbsp;&lt;/span&gt;&lt;/a&gt;&lt;div class="sub submenu-container sub-5" data-id-ajax="ajax-c2" id="c-2"&gt;&amp;nbsp;&lt;/div&gt;&lt;/li&gt;&lt;li data-id-trigger="trigger-c3" data-submenu-id="c-3"&gt;&lt;a href="https://www.ldlc.com/telephonie/cint3065/"&gt;&lt;img alt="" data-entity-type="file" data-entity-uuid="aa01e5cd-9cf4-4eb8-a1f9-42e356164fd7" height="100" src="https://media.ldlc.com/nbo/ldlc/menu/editor/56cd2ed57bdfac0428f38d28bbfc2401471c61c7.png" width="100" /&gt;Téléphonie &amp;amp; auto &lt;span class="icon icon-arrow-right-extrabold"&gt;&amp;nbsp;&lt;/span&gt;&lt;/a&gt;&lt;div class="sub submenu-container sub-3" data-id-ajax="ajax-c3" id="c-3"&gt;&amp;nbsp;&lt;/div&gt;&lt;/li&gt;&lt;li data-id-trigger="trigger-c8" data-submenu-id="c-8"&gt;&lt;a href="https://www.ldlc.com/n6222/"&gt;&lt;img alt="" class="picto" data-entity-type="" data-entity-uuid="" src="https://media.ldlc.com/nbo/ldlc/menu/editor/ab29cb074bc4b2569b7641b8f2f0f339425eea3f.png" /&gt;Seconde vie&amp;nbsp;&lt;span class="icon icon-arrow-right-extrabold"&gt;&amp;nbsp;&lt;/span&gt;&lt;/a&gt;&lt;div class="sub submenu-container sub-2" data-id-ajax="ajax-c8" id="c-8"&gt;&amp;nbsp;&lt;/div&gt;&lt;/li&gt;&lt;li data-id-trigger="trigger-c4" data-submenu-id="c-4"&gt;&lt;a href="https://www.ldlc.com/jeux-loisirs/cint3067/"&gt;&lt;img alt="" data-entity-type="file" data-entity-uuid="e2a14c44-b1de-4176-8b51-9c3c451ec858" height="100" src="https://media.ldlc.com/nbo/ldlc/menu/editor/b65cad83c0cd63bf21e69b8d7f8104de98092e21.png" width="100" /&gt;Jeux &amp;amp; loisirs&amp;nbsp;&lt;span class="icon icon-arrow-right-extrabold"&gt;&amp;nbsp;&lt;/span&gt;&lt;/a&gt;&lt;div class="sub submenu-container sub-4" data-id-ajax="ajax-c4" id="c-4"&gt;&amp;nbsp;&lt;/div&gt;&lt;/li&gt;&lt;li data-id-trigger="trigger-c5" data-submenu-id="c-5"&gt;&lt;a href="https://www.ldlc.com/objets-connectes/cint7641/"&gt;&lt;img alt="" data-entity-type="file" data-entity-uuid="076a82b6-59fc-4688-8c87-ed09320aadd1" height="100" src="https://media.ldlc.com/nbo/ldlc/menu/editor/04bfbc4b5241d0d26f849a38de4abd1475068c3d.png" width="100" /&gt;Objets connectés &lt;span class="icon icon-arrow-right-extrabold"&gt;&amp;nbsp;&lt;/span&gt;&lt;/a&gt;&lt;div class="sub submenu-container sub-4" data-id-ajax="ajax-c5" id="c-5"&gt;&amp;nbsp;&lt;/div&gt;&lt;/li&gt;&lt;li data-id-trigger="trigger-c7" data-submenu-id="c-7"&gt;&lt;a href="https://www.ldlc.com/consommables/cint3068/"&gt;&lt;img alt="" data-entity-type="file" data-entity-uuid="e810fbb4-e186-48ec-9b06-8dc51a177c6c" height="100" src="https://media.ldlc.com/nbo/ldlc/menu/editor/e53e2df26ff5e75c66099e4a63ec6ab49c3ca1c6.png" width="100" /&gt;Consommables&lt;span class="icon icon-arrow-right-extrabold"&gt;&amp;nbsp;&lt;/span&gt;&lt;/a&gt;&lt;div class="sub submenu-container sub-4" data-id-ajax="ajax-c7" id="c-7"&gt;&amp;nbsp;&lt;/div&gt;&lt;/li&gt;&lt;li data-id-trigger="trigger-c6" data-submenu-id="c-6"&gt;&lt;a href="https://www.ldlc.com/connectiques/cint3888/"&gt;&lt;img alt="" data-entity-type="file" data-entity-uuid="caee6fb1-afd9-4473-b42d-c34e98766e50" height="100" src="https://media.ldlc.com/nbo/ldlc/menu/editor/953e6667dcb2f1a909c1f5993ffb08c91cec554f.png" width="100" /&gt;Connectique&lt;span class="icon icon-arrow-right-extrabold"&gt;&amp;nbsp;&lt;/span&gt;&lt;/a&gt;&lt;div class="sub submenu-container sub-4" data-id-ajax="ajax-c6" id="c-6"&gt;&amp;nbsp;&lt;/div&gt;&lt;/li&gt;&lt;li class="MobileOnly" data-submenu-id="c-8"&gt;&lt;a href="https://www.ldlc.com/n5351/tech-it-easy/"&gt;Nos guides d'achat&lt;/a&gt;&lt;/li&gt;&lt;/ul&gt;&lt;/div&gt;&lt;/li&gt;&lt;li&gt;&lt;a href="https://www.ldlc.com/configurateur/"&gt;&lt;span class="icon icon-cat icon-tools"&gt;&amp;nbsp;&lt;/span&gt; &lt;span&gt;Configurateur PC&lt;/span&gt; &lt;/a&gt;&lt;/li&gt;&lt;!--&lt;li&gt;&lt;a href="https://www.ldlc.com/n2193/coin-des-affaires/"&gt;&lt;span class="icon icon-cat icon-eur" style="color: #FFC800;"&gt;&amp;nbsp;&lt;/span&gt;&lt;span style="color: #FFC800;"&gt;Soldes&lt;/span&gt; &lt;/a&gt;&lt;/li&gt;--&gt;&lt;li&gt;&lt;a href="https://www.ldlc.com/n6222/"&gt;&lt;span class="icon icon-cat icon-loop"&gt;&amp;nbsp;&lt;/span&gt; &lt;span&gt;Seconde vie&lt;/span&gt; &lt;/a&gt;&lt;/li&gt;&lt;li class="nav_promo cat" data-id-trigger="trigger-promo"&gt;&lt;div class="cat-arrow"&gt;&lt;span class="icon icon-cat icon-percent"&gt;&amp;nbsp;&lt;/span&gt; &lt;span&gt;Promotions&lt;/span&gt; &lt;span class="icon icon-arrow-bottom-extrabold"&gt;&amp;nbsp;&lt;/span&gt;&lt;/div&gt;&lt;div class="sub-cat center-sub dsp-table" data-id-ajax="ajax-promo"&gt;&amp;nbsp;&lt;/div&gt;&lt;/li&gt;&lt;li&gt;&lt;a href="https://www.ldlc.com/nouveautes/"&gt;&lt;span class="icon icon-cat icon-new"&gt;&amp;nbsp;&lt;/span&gt; &lt;span&gt;Nouveautés&lt;/span&gt; &lt;/a&gt;&lt;/li&gt;&lt;li&gt;&lt;a href="https://www.ldlc.com/n5816/"&gt;&lt;span class="icon icon-cat icon-like"&gt;&amp;nbsp;&lt;/span&gt; &lt;span&gt;Services&lt;/span&gt; &lt;/a&gt;&lt;/li&gt;&lt;li&gt;&lt;a href="https://www.ldlc.com/aide/"&gt;&lt;span class="icon icon-cat icon-question"&gt;&amp;nbsp;&lt;/span&gt; &lt;span&gt;Besoin d'aide&lt;/span&gt; &lt;/a&gt;&lt;/li&gt;&lt;!--&lt;li&gt;&lt;a href="https://www.ldlc.com/aide/219-informations-covid-19/"&gt;&lt;span class="icon icon-cat icon-error" style="color: #FFC800;"&gt;&amp;nbsp;&lt;/span&gt; &lt;span style="color: #FFC800;"&gt;Infos COVID-19&lt;/span&gt; &lt;/a&gt;&lt;/li&gt;--&gt;&lt;/ul&gt;</text:p>
            <text:p>        &lt;/div&gt;</text:p>
            <text:p>        &lt;a href="#" class="back-top"&gt;</text:p>
            <text:p>            &lt;span class="icon icon-arrow-top"&gt;&lt;/span&gt;</text:p>
            <text:p>        &lt;/a&gt;</text:p>
            <text:p>    &lt;/div&gt;</text:p>
            <text:p>&lt;/nav&gt;</text:p>
            <text:p/>
            <text:p>&lt;script&gt;</text:p>
            <text:p>            if (document.querySelector('.wrap-stock .stock-shop')) {</text:p>
            <text:p>            document.querySelector('.wrap-stock .stocks').append('&lt;div class="stock-shop"&gt;&lt;strong&gt;Boutique&lt;/strong&gt;&lt;div&gt;&lt;/div&gt;&lt;/div&gt;');</text:p>
            <text:p>        }</text:p>
            <text:p>        if ( document.querySelector('.wrap-stock .stocks')) {</text:p>
            <text:p>            document.querySelector('.wrap-stock .stocks').classList.add('info-stock-shop');</text:p>
            <text:p>        }</text:p>
            <text:p>            &lt;/script&gt;</text:p>
            <text:p/>
            <text:p>    &lt;/header&gt;</text:p>
            <text:p/>
            <text:p>&lt;div class="ajaxWait" style="display:none;"&gt;&lt;/div&gt;</text:p>
            <text:p>                    &lt;div class="main product-detail"</text:p>
            <text:p>         data-product-id="AR202306120085"</text:p>
            <text:p>         data-product-url-id="PB00561767"</text:p>
            <text:p>         data-offer-is-master="1"</text:p>
            <text:p>         data-offer-is-marketplace="0"</text:p>
            <text:p>         data-offer-id="AR202306120085"</text:p>
            <text:p>         data-product-is-clearance="0"</text:p>
            <text:p>         data-product-is-secondhand="0"</text:p>
            <text:p>         data-product-typology=""</text:p>
            <text:p>         data-category-id="4265"</text:p>
            <text:p>         data-category-route="listing_page_filtered_"</text:p>
            <text:p>         data-category-slug="informatique/ordinateur-portable/pc-portable"</text:p>
            <text:p>         data-constructor-id="90NB0SL1-M00T00"</text:p>
            <text:p>         data-variant-group-code=""</text:p>
            <text:p>    &gt;</text:p>
            <text:p>                        &lt;div class="breadcrumb"&gt;</text:p>
            <text:p>        &lt;a href="/" class="back"&gt;Retour&lt;/a&gt;</text:p>
            <text:p>        &lt;ul&gt;</text:p>
            <text:p>            &lt;li class="home"&gt;</text:p>
            <text:p>                &lt;a href="https://www.ldlc.com/"&gt;</text:p>
            <text:p>                    &lt;span class="icon icon-home-bold"&gt;&lt;/span&gt;</text:p>
            <text:p>                &lt;/a&gt;</text:p>
            <text:p>            &lt;/li&gt;</text:p>
            <text:p>                                                                        &lt;li&gt;</text:p>
            <text:p>                                            &lt;a href="https://www.ldlc.com/informatique/cint3063/"&gt;</text:p>
            <text:p>                            Informatique</text:p>
            <text:p>                        &lt;/a&gt;</text:p>
            <text:p>                                                &lt;span class="icon icon-arrow-right-extrabold"&gt;&lt;/span&gt;</text:p>
            <text:p>                                                                            &lt;ul class="bc-nav"&gt;</text:p>
            <text:p>                                &lt;li&gt;</text:p>
            <text:p>                                                                                                                    &lt;a href="https://www.ldlc.com/informatique/pieces-informatique/cint4197/"&gt;Pièces informatique&lt;/a&gt;</text:p>
            <text:p>                                                                                                                                                            &lt;a href="https://www.ldlc.com/informatique/peripherique-pc/cint4196/"&gt;Périphériques&lt;/a&gt;</text:p>
            <text:p>                                                                                                                                                            &lt;a href="https://www.ldlc.com/informatique/ordinateur-portable/cint4195/"&gt;Ordinateur portable&lt;/a&gt;</text:p>
            <text:p>                                                                                                                                                            &lt;a href="https://www.ldlc.com/informatique/ordinateur-de-bureau/cint4194/"&gt;Ordinateur de bureau&lt;/a&gt;</text:p>
            <text:p>                                                                                                                                                            &lt;a href="https://www.ldlc.com/informatique/tablette/cint7630/"&gt;Tablette&lt;/a&gt;</text:p>
            <text:p>                                                                                                                                                            &lt;a href="https://www.ldlc.com/informatique/reseau/cint4198/"&gt;Réseau&lt;/a&gt;</text:p>
            <text:p>                                                                                                                                                            &lt;a href="https://www.ldlc.com/informatique/raspberry-pi/cint7706/"&gt;Raspberry Pi&lt;/a&gt;</text:p>
            <text:p>                                                                                                                                                            &lt;a href="https://www.ldlc.com/informatique/realite-virtuelle/cint7935/"&gt;Réalité virtuelle&lt;/a&gt;</text:p>
            <text:p>                                                                                                                                                            &lt;a href="https://www.ldlc.com/informatique/logiciel/cint4193/"&gt;Logiciels&lt;/a&gt;</text:p>
            <text:p>                                                                                                                                                            &lt;a href="https://www.ldlc.com/informatique/pc-caisse/cint5129/"&gt;Matériel pour Point de Vente (POS)&lt;/a&gt;</text:p>
            <text:p>                                                                                                            &lt;/li&gt;</text:p>
            <text:p>                            &lt;/ul&gt;</text:p>
            <text:p>                                                            &lt;/li&gt;</text:p>
            <text:p>                                                                            &lt;li&gt;</text:p>
            <text:p>                                            &lt;a href="https://www.ldlc.com/informatique/ordinateur-portable/cint4195/"&gt;</text:p>
            <text:p>                            Ordinateur portable</text:p>
            <text:p>                        &lt;/a&gt;</text:p>
            <text:p>                                                &lt;span class="icon icon-arrow-right-extrabold"&gt;&lt;/span&gt;</text:p>
            <text:p>                                                                            &lt;ul class="bc-nav"&gt;</text:p>
            <text:p>                                &lt;li&gt;</text:p>
            <text:p>                                                                                                                    &lt;a href="https://www.ldlc.com/informatique/ordinateur-portable/pc-portable/c4265/"&gt;PC portable&lt;/a&gt;</text:p>
            <text:p>                                                                                                                                                            &lt;a href="https://www.ldlc.com/informatique/ordinateur-portable/portable-mac/c4266/"&gt;MacBook&lt;/a&gt;</text:p>
            <text:p>                                                                                                                                                            &lt;a href="https://www.ldlc.com/informatique/ordinateur-portable/sac-sacoche-housse/c4267/"&gt;Sac, sacoche, housse&lt;/a&gt;</text:p>
            <text:p>                                                                                                                                                            &lt;a href="https://www.ldlc.com/informatique/ordinateur-portable/pc-portable-reconditionne/c7855/"&gt;PC portable reconditionné&lt;/a&gt;</text:p>
            <text:p>                                                                                                                                                            &lt;a href="https://www.ldlc.com/informatique/ordinateur-portable/macbook-reconditionne/c7856/"&gt;MacBook reconditionné&lt;/a&gt;</text:p>
            <text:p>                                                                                                                                                            &lt;a href="https://www.ldlc.com/informatique/ordinateur-portable/support-pc-portable/c4270/"&gt;Ventilateur PC portable&lt;/a&gt;</text:p>
            <text:p>                                                                                                                                                            &lt;a href="https://www.ldlc.com/informatique/ordinateur-portable/station-d-accueil/c4269/"&gt;Station d&amp;#039;accueil PC portable&lt;/a&gt;</text:p>
            <text:p>                                                                                                                                                            &lt;a href="https://www.ldlc.com/informatique/ordinateur-portable/accessoires-pc-portable/c4257/"&gt;Accessoires PC portable&lt;/a&gt;</text:p>
            <text:p>                                                                                                                                                            &lt;a href="https://www.ldlc.com/informatique/ordinateur-portable/accessoire-apple/c4256/"&gt;Accessoires Apple&lt;/a&gt;</text:p>
            <text:p>                                                                                                                                                            &lt;a href="https://www.ldlc.com/informatique/ordinateur-portable/disque-dur-2-1-2/c4260/"&gt;Disque dur 2&amp;quot;1/2&lt;/a&gt;</text:p>
            <text:p>                                                                                                                                                            &lt;a href="https://www.ldlc.com/informatique/ordinateur-portable/memoire-pc-portable/c4262/"&gt;Mémoire PC portable&lt;/a&gt;</text:p>
            <text:p>                                                                                                                                                            &lt;a href="https://www.ldlc.com/informatique/ordinateur-portable/garanties/c4261/"&gt;Garanties PC portable&lt;/a&gt;</text:p>
            <text:p>                                                                                                                                                            &lt;a href="https://www.ldlc.com/informatique/ordinateur-portable/adaptateur-secteur/c4258/"&gt;Chargeur PC portable&lt;/a&gt;</text:p>
            <text:p>                                                                                                                                                            &lt;a href="https://www.ldlc.com/informatique/ordinateur-portable/batterie-pc-portable/c4259/"&gt;Batterie PC portable&lt;/a&gt;</text:p>
            <text:p>                                                                                                            &lt;/li&gt;</text:p>
            <text:p>                            &lt;/ul&gt;</text:p>
            <text:p>                                                            &lt;/li&gt;</text:p>
            <text:p>                                                                            &lt;li class="alone"&gt;</text:p>
            <text:p>                                            &lt;a href="https://www.ldlc.com/informatique/ordinateur-portable/pc-portable/c4265/"&gt;</text:p>
            <text:p>                            PC portable</text:p>
            <text:p>                        &lt;/a&gt;</text:p>
            <text:p>                                                &lt;span class="icon icon-arrow-right-extrabold"&gt;&lt;/span&gt;</text:p>
            <text:p>                                                                                    &lt;/li&gt;</text:p>
            <text:p>                                                                            &lt;li class="alone"&gt;</text:p>
            <text:p>                                                                    &lt;strong class="lastBreadcrumb"&gt;ASUS Zenbook 13 OLED UX325EA-KG907W-EVO avec NumPad&lt;/strong&gt;</text:p>
            <text:p>                                                            &lt;/li&gt;</text:p>
            <text:p>                                    &lt;/ul&gt;</text:p>
            <text:p>    &lt;/div&gt;</text:p>
            <text:p/>
            <text:p/>
            <text:p>        </text:p>
            <text:p>                    &lt;div class="sbloc product-bloc" id="activeOffer"&gt;</text:p>
            <text:p>    &lt;div class="title"&gt;</text:p>
            <text:p>                    &lt;div class="share-btn"&gt;</text:p>
            <text:p>                                &lt;ul&gt;</text:p>
            <text:p>                    &lt;li class="share-mail"&gt;</text:p>
            <text:p>                        &lt;a href="#" id="share-product" data-product-id="AR202306120085" data-offer-id="AR202306120085" data-tracking-event="click" data-tracking-category="Partage" data-tracking-action="Mail" data-tracking-label="Page produit"&gt;</text:p>
            <text:p>                            &lt;span class="icon icon-mail"&gt;&lt;/span&gt;</text:p>
            <text:p>                        &lt;/a&gt;</text:p>
            <text:p>                    &lt;/li&gt;</text:p>
            <text:p>                    &lt;li class="share-fb"&gt;</text:p>
            <text:p>                        &lt;a href="https://www.facebook.com/sharer/sharer.php?u=https%3A%2F%2Fwww.ldlc.com%2Ffiche%2FPB00561767.html" target="_blank" title="Facebook" data-tracking-event="click" data-tracking-category="Partage" data-tracking-action="Facebook" data-tracking-label="Page produit"&gt;</text:p>
            <text:p>                            &lt;span class="icon icon-fb"&gt;&lt;/span&gt;</text:p>
            <text:p>                        &lt;/a&gt;</text:p>
            <text:p>                    &lt;/li&gt;</text:p>
            <text:p>                    &lt;li class="share-tw"&gt;</text:p>
            <text:p>                        &lt;a href="https://twitter.com/intent/tweet?url=https%3A%2F%2Fwww.ldlc.com%2Ffiche%2FPB00561767.html&amp;amp;text=ASUS%20Zenbook%2013%20OLED%20UX325EA-KG907W-EVO%20avec%20NumPad" target="_blank" title="Twitter" data-tracking-event="click" data-tracking-category="Partage" data-tracking-action="Twitter" data-tracking-label="Page produit"&gt;</text:p>
            <text:p>                            &lt;span class="icon icon-twitter"&gt;&lt;/span&gt;</text:p>
            <text:p>                        &lt;/a&gt;</text:p>
            <text:p>                    &lt;/li&gt;</text:p>
            <text:p>                &lt;/ul&gt;</text:p>
            <text:p>            &lt;/div&gt;</text:p>
            <text:p>                &lt;h1 class="title-1"&gt;</text:p>
            <text:p>            ASUS Zenbook 13 OLED UX325EA-KG907W-EVO avec NumPad</text:p>
            <text:p>        &lt;/h1&gt;</text:p>
            <text:p>                    &lt;h2&gt;Intel Core i5-1135G7 16 Go SSD 512 Go 13.3&amp;quot; OLED Full HD Wi-Fi 6/Bluetooth Webcam Windows 11 Famille&lt;/h2&gt;</text:p>
            <text:p>            &lt;/div&gt;</text:p>
            <text:p>    &lt;div class="product-info"&gt;</text:p>
            <text:p>        &lt;div class="pic"&gt;</text:p>
            <text:p>            </text:p>
            <text:p>    </text:p>
            <text:p/>
            <text:p>    </text:p>
            <text:p>&lt;div id="productphoto" data-ean="4711387146811" data-language="fr"&gt;</text:p>
            <text:p>    &lt;div class="product"&gt;</text:p>
            <text:p>        &lt;a href="" class="photodefault clearfix" id="ctl00_cphMainContent_hplZoom" tabindex="0"&gt;</text:p>
            <text:p>            &lt;img loading="lazy" id="ctl00_cphMainContent_ImgProduct" alt="ASUS Zenbook 13 OLED UX325EA-KG907W-EVO avec NumPad" src="https://media.ldlc.com/r374/ld/products/00/05/96/24/LD0005962409_0006050652.jpg" title="ASUS Zenbook 13 OLED UX325EA-KG907W-EVO avec NumPad"&gt;</text:p>
            <text:p>        &lt;/a&gt;</text:p>
            <text:p>            &lt;/div&gt;</text:p>
            <text:p/>
            <text:p>    </text:p>
            <text:p>    &lt;div class="zoom"&gt;</text:p>
            <text:p>        &lt;ul class="clearfix"&gt;</text:p>
            <text:p>                                                                                &lt;li class="zoomboxover vignette selected" data-index="0" data-type="photo"</text:p>
            <text:p>                        id="liZoom_0" &gt;</text:p>
            <text:p>                        &lt;a href="https://media.ldlc.com/r1600/ld/products/00/05/96/24/LD0005962409_0006050652.jpg" class="pVignette photo" rel="photopopup" tabindex="0"&gt;</text:p>
            <text:p>                            &lt;img alt="ASUS Zenbook 13 OLED UX325EA-KG907W-EVO avec NumPad Intel Core i5-1135G7 16 Go SSD 512 Go 13.3&amp;quot; OLED Full HD Wi-Fi 6/Bluetooth Webcam Windows 11 Famille" loading="lazy" src="https://media.ldlc.com/r80/ld/products/00/05/96/24/LD0005962409_0006050652.jpg" onerror="this.src='/build/img/public/no-photo.jpg'" title="ASUS Zenbook 13 OLED UX325EA-KG907W-EVO avec NumPad Intel Core i5-1135G7 16 Go SSD 512 Go 13.3&amp;quot; OLED Full HD Wi-Fi 6/Bluetooth Webcam Windows 11 Famille"&gt;</text:p>
            <text:p>                        &lt;/a&gt;</text:p>
            <text:p>                    &lt;/li&gt;</text:p>
            <text:p>                                                                            &lt;li class="zoomboxover vignette " data-index="1" data-type="photo"</text:p>
            <text:p>                        id="liZoom_1" &gt;</text:p>
            <text:p>                        &lt;a href="https://media.ldlc.com/r1600/ld/products/00/05/96/24/LD0005962410_0006050653.jpg" class="pVignette photo" rel="photopopup" tabindex="0"&gt;</text:p>
            <text:p>                            &lt;img alt="PC portable" loading="lazy" src="https://media.ldlc.com/r80/ld/products/00/05/96/24/LD0005962410_0006050653.jpg" onerror="this.src='/build/img/public/no-photo.jpg'" title="PC portable"&gt;</text:p>
            <text:p>                        &lt;/a&gt;</text:p>
            <text:p>                    &lt;/li&gt;</text:p>
            <text:p>                                                                            &lt;li class="zoomboxover vignette " data-index="2" data-type="photo"</text:p>
            <text:p>                        id="liZoom_2" &gt;</text:p>
            <text:p>                        &lt;a href="https://media.ldlc.com/r1600/ld/products/00/05/96/24/LD0005962411_0006050654.jpg" class="pVignette photo" rel="photopopup" tabindex="0"&gt;</text:p>
            <text:p>                            &lt;img alt="Avis ASUS Zenbook 13 OLED UX325EA-KG907W-EVO avec NumPad" loading="lazy" src="https://media.ldlc.com/r80/ld/products/00/05/96/24/LD0005962411_0006050654.jpg" onerror="this.src='/build/img/public/no-photo.jpg'" title="Avis ASUS Zenbook 13 OLED UX325EA-KG907W-EVO avec NumPad"&gt;</text:p>
            <text:p>                        &lt;/a&gt;</text:p>
            <text:p>                    &lt;/li&gt;</text:p>
            <text:p>                                                                            &lt;li class="zoomboxover vignette " data-index="3" data-type="photo"</text:p>
            <text:p>                        id="liZoom_3" &gt;</text:p>
            <text:p>                        &lt;a href="https://media.ldlc.com/r1600/ld/products/00/05/96/24/LD0005962412_0006050655.jpg" class="pVignette photo" rel="photopopup" tabindex="0"&gt;</text:p>
            <text:p>                            &lt;img alt="Acheter ASUS Zenbook 13 OLED UX325EA-KG907W-EVO avec NumPad" loading="lazy" src="https://media.ldlc.com/r80/ld/products/00/05/96/24/LD0005962412_0006050655.jpg" onerror="this.src='/build/img/public/no-photo.jpg'" title="Acheter ASUS Zenbook 13 OLED UX325EA-KG907W-EVO avec NumPad"&gt;</text:p>
            <text:p>                        &lt;/a&gt;</text:p>
            <text:p>                    &lt;/li&gt;</text:p>
            <text:p>                                                                            &lt;li class="zoomboxover vignette " data-index="4" data-type="photo"</text:p>
            <text:p>                        id="liZoom_4" &gt;</text:p>
            <text:p>                        &lt;a href="https://media.ldlc.com/r1600/ld/products/00/05/96/24/LD0005962413_0006050656.jpg" class="pVignette photo" rel="photopopup" tabindex="0"&gt;</text:p>
            <text:p>                            &lt;img alt="ASUS Zenbook 13 OLED UX325EA-KG907W-EVO avec NumPad pas cher" loading="lazy" src="https://media.ldlc.com/r80/ld/products/00/05/96/24/LD0005962413_0006050656.jpg" onerror="this.src='/build/img/public/no-photo.jpg'" title="ASUS Zenbook 13 OLED UX325EA-KG907W-EVO avec NumPad pas cher"&gt;</text:p>
            <text:p>                        &lt;/a&gt;</text:p>
            <text:p>                    &lt;/li&gt;</text:p>
            <text:p>                                                                        </text:p>
            <text:p>        &lt;/ul&gt;</text:p>
            <text:p>    &lt;/div&gt;</text:p>
            <text:p>&lt;/div&gt;</text:p>
            <text:p>&lt;div class="swiper-product"&gt;</text:p>
            <text:p>    &lt;div class="swiper"&gt;</text:p>
            <text:p>        &lt;div class="swiper-wrapper"&gt;</text:p>
            <text:p>                                                                    &lt;div class="swiper-slide"&gt;</text:p>
            <text:p>                        &lt;a href="https://media.ldlc.com/r1600/ld/products/00/05/96/24/LD0005962409_0006050652.jpg" class="photodefault clearfix"</text:p>
            <text:p>                           rel="photopopup" tabindex="0"&gt;</text:p>
            <text:p>                            &lt;img loading="lazy" alt="ASUS Zenbook 13 OLED UX325EA-KG907W-EVO avec NumPad Intel Core i5-1135G7 16 Go SSD 512 Go 13.3&amp;quot; OLED Full HD Wi-Fi 6/Bluetooth Webcam Windows 11 Famille" src="https://media.ldlc.com/r374/ld/products/00/05/96/24/LD0005962409_0006050652.jpg"</text:p>
            <text:p>                                 onerror="this.src='/build/img/public/no-photo.jpg'"</text:p>
            <text:p>                                 title="ASUS Zenbook 13 OLED UX325EA-KG907W-EVO avec NumPad Intel Core i5-1135G7 16 Go SSD 512 Go 13.3&amp;quot; OLED Full HD Wi-Fi 6/Bluetooth Webcam Windows 11 Famille"&gt;</text:p>
            <text:p>                        &lt;/a&gt;</text:p>
            <text:p>                    &lt;/div&gt;</text:p>
            <text:p>                                                        &lt;div class="swiper-slide"&gt;</text:p>
            <text:p>                        &lt;a href="https://media.ldlc.com/r1600/ld/products/00/05/96/24/LD0005962410_0006050653.jpg" class="photodefault clearfix"</text:p>
            <text:p>                           rel="photopopup" tabindex="0"&gt;</text:p>
            <text:p>                            &lt;img loading="lazy" alt="PC portable" src="https://media.ldlc.com/r374/ld/products/00/05/96/24/LD0005962410_0006050653.jpg"</text:p>
            <text:p>                                 onerror="this.src='/build/img/public/no-photo.jpg'"</text:p>
            <text:p>                                 title="PC portable"&gt;</text:p>
            <text:p>                        &lt;/a&gt;</text:p>
            <text:p>                    &lt;/div&gt;</text:p>
            <text:p>                                                        &lt;div class="swiper-slide"&gt;</text:p>
            <text:p>                        &lt;a href="https://media.ldlc.com/r1600/ld/products/00/05/96/24/LD0005962411_0006050654.jpg" class="photodefault clearfix"</text:p>
            <text:p>                           rel="photopopup" tabindex="0"&gt;</text:p>
            <text:p>                            &lt;img loading="lazy" alt="Avis ASUS Zenbook 13 OLED UX325EA-KG907W-EVO avec NumPad" src="https://media.ldlc.com/r374/ld/products/00/05/96/24/LD0005962411_0006050654.jpg"</text:p>
            <text:p>                                 onerror="this.src='/build/img/public/no-photo.jpg'"</text:p>
            <text:p>                                 title="Avis ASUS Zenbook 13 OLED UX325EA-KG907W-EVO avec NumPad"&gt;</text:p>
            <text:p>                        &lt;/a&gt;</text:p>
            <text:p>                    &lt;/div&gt;</text:p>
            <text:p>                                                        &lt;div class="swiper-slide"&gt;</text:p>
            <text:p>                        &lt;a href="https://media.ldlc.com/r1600/ld/products/00/05/96/24/LD0005962412_0006050655.jpg" class="photodefault clearfix"</text:p>
            <text:p>                           rel="photopopup" tabindex="0"&gt;</text:p>
            <text:p>                            &lt;img loading="lazy" alt="Acheter ASUS Zenbook 13 OLED UX325EA-KG907W-EVO avec NumPad" src="https://media.ldlc.com/r374/ld/products/00/05/96/24/LD0005962412_0006050655.jpg"</text:p>
            <text:p>                                 onerror="this.src='/build/img/public/no-photo.jpg'"</text:p>
            <text:p>                                 title="Acheter ASUS Zenbook 13 OLED UX325EA-KG907W-EVO avec NumPad"&gt;</text:p>
            <text:p>                        &lt;/a&gt;</text:p>
            <text:p>                    &lt;/div&gt;</text:p>
            <text:p>                                                        &lt;div class="swiper-slide"&gt;</text:p>
            <text:p>                        &lt;a href="https://media.ldlc.com/r1600/ld/products/00/05/96/24/LD0005962413_0006050656.jpg" class="photodefault clearfix"</text:p>
            <text:p>                           rel="photopopup" tabindex="0"&gt;</text:p>
            <text:p>                            &lt;img loading="lazy" alt="ASUS Zenbook 13 OLED UX325EA-KG907W-EVO avec NumPad pas cher" src="https://media.ldlc.com/r374/ld/products/00/05/96/24/LD0005962413_0006050656.jpg"</text:p>
            <text:p>                                 onerror="this.src='/build/img/public/no-photo.jpg'"</text:p>
            <text:p>                                 title="ASUS Zenbook 13 OLED UX325EA-KG907W-EVO avec NumPad pas cher"&gt;</text:p>
            <text:p>                        &lt;/a&gt;</text:p>
            <text:p>                    &lt;/div&gt;</text:p>
            <text:p>                                                &lt;/div&gt;</text:p>
            <text:p>        &lt;div class="swiper-pagination"&gt;&lt;/div&gt;</text:p>
            <text:p>    &lt;/div&gt;</text:p>
            <text:p>&lt;/div&gt;</text:p>
            <text:p>&lt;p class="mention"&gt;Photos non contractuelles&lt;/p&gt;</text:p>
            <text:p>        &lt;/div&gt;</text:p>
            <text:p>        &lt;div class="description"&gt;</text:p>
            <text:p>            &lt;div class="additionalInformation"&gt;</text:p>
            <text:p>                                                                                        &lt;div class="ratingClient"&gt;</text:p>
            <text:p>                                                                &lt;a href="/fiche/PB00561767.html#clients-review"&gt;</text:p>
            <text:p>                                    &lt;span class="star-10"&gt;&lt;/span&gt;</text:p>
            <text:p>                                    10 avis clients</text:p>
            <text:p>                                &lt;/a&gt;</text:p>
            <text:p>                            &lt;/div&gt;</text:p>
            <text:p>                                            </text:p>
            <text:p>                                            &lt;div class="additionalInformation-QandA hide"&gt;</text:p>
            <text:p>                            &lt;a class="qa-ask-question-head" href="#" &gt;</text:p>
            <text:p>                                &lt;span class="icon icon-bubble"&gt;&lt;/span&gt;&lt;span class="nb-questions-answers"&gt;&lt;/span&gt; &lt;span class="questions-answers-label"&gt;question / réponse&lt;/span&gt;</text:p>
            <text:p>                            &lt;/a&gt;</text:p>
            <text:p>                        &lt;/div&gt;</text:p>
            <text:p>                                                &lt;/div&gt;</text:p>
            <text:p>                            &lt;p class="desc"&gt;Taillé pour la performance et la mobilité, le PC portable ASUS Zenbook 13 OLED UX325EA bénéficie d'un design remarquable. Combinant châssis compact et écran OLED à bords fins, il maximise à la fois le confort et la mobilité !&lt;/p&gt;</text:p>
            <text:p>                        &lt;p class="desc desc_mobile"&gt;Intel Core i5-1135G7 16 Go SSD 512 Go 13.3&amp;quot; OLED Full HD Wi-Fi 6/Bluetooth Webcam Windows 11 Famille&lt;/p&gt;</text:p>
            <text:p/>
            <text:p>            </text:p>
            <text:p>                        </text:p>
            <text:p>            </text:p>
            <text:p>                        </text:p>
            <text:p>            &lt;ul class="specs-infos"&gt;</text:p>
            <text:p>                                                    &lt;li&gt;</text:p>
            <text:p>                        &lt;img src="https://media.ldlc.com/r100-60/bo/repairindex/fr/fr/repairability-index-6.6.png" /&gt;</text:p>
            <text:p>                    &lt;/li&gt;</text:p>
            <text:p>                                                    &lt;li&gt;</text:p>
            <text:p>                                                &lt;img src="https://media.ldlc.com/v3/specs/20013.gif" alt="Windows 11" /&gt;</text:p>
            <text:p>                    &lt;/li&gt;</text:p>
            <text:p>                                    &lt;li&gt;</text:p>
            <text:p>                                                &lt;img src="https://media.ldlc.com/v3/specs/20089.gif" alt="Intel Evo Core i5" /&gt;</text:p>
            <text:p>                    &lt;/li&gt;</text:p>
            <text:p>                </text:p>
            <text:p>                    &lt;li&gt;</text:p>
            <text:p>                    &lt;a href="/aide/50-la-garantie-ldlc/" target="_blank"&gt;</text:p>
            <text:p>                &lt;img src="https://media.ldlc.com/bo/guarantee/fr/fr/guarantee-ldlc.png" /&gt;</text:p>
            <text:p>            &lt;/a&gt;</text:p>
            <text:p>            &lt;/li&gt;</text:p>
            <text:p/>
            <text:p>            &lt;/ul&gt;</text:p>
            <text:p/>
            <text:p>            </text:p>
            <text:p>            </text:p>
            <text:p>                                                   </text:p>
            <text:p>            </text:p>
            <text:p>            </text:p>
            <text:p>            </text:p>
            <text:p>            </text:p>
            <text:p>            </text:p>
            <text:p>                                                                    &lt;div class="shipping"&gt;</text:p>
            <text:p>        &lt;ul&gt;</text:p>
            <text:p>                            &lt;li&gt;</text:p>
            <text:p>                           </text:p>
            <text:p>    </text:p>
            <text:p>    </text:p>
            <text:p>&lt;img src="/build/img/common/ico-livraison-express-fiche.jpg" alt="Livraison possible le 19/01/2024 avant 13h"&gt;</text:p>
            <text:p>&lt;p&gt;</text:p>
            <text:p>    Livraison possible le 19/01/2024 avant 13h</text:p>
            <text:p>        &lt;/p&gt;</text:p>
            <text:p>                &lt;/li&gt;</text:p>
            <text:p>                            &lt;li&gt;</text:p>
            <text:p>                           </text:p>
            <text:p>                </text:p>
            <text:p>    </text:p>
            <text:p>&lt;img src="/build/img/common/ico-sameday-fiche.jpg" alt="Livraison possible en soirée"&gt;</text:p>
            <text:p>&lt;p&gt;</text:p>
            <text:p>    Livraison possible en soirée</text:p>
            <text:p>                &lt;br /&gt;&lt;span class="link-open-modal" id="modal-verif-370090"&gt;Vérifier mon code postal&lt;/&gt;</text:p>
            <text:p>    &lt;/p&gt;</text:p>
            <text:p>                &lt;/li&gt;</text:p>
            <text:p>                            &lt;li&gt;</text:p>
            <text:p>                           </text:p>
            <text:p>                </text:p>
            <text:p>                </text:p>
            <text:p>&lt;img src="/build/img/common/ico-chronorelais.png" alt="Livraison possible en Chrono Relais"&gt;</text:p>
            <text:p>&lt;p&gt;</text:p>
            <text:p>    Livraison possible en Chrono Relais</text:p>
            <text:p>        &lt;/p&gt;</text:p>
            <text:p>                &lt;/li&gt;</text:p>
            <text:p>                    &lt;/ul&gt;</text:p>
            <text:p>    &lt;/div&gt;</text:p>
            <text:p/>
            <text:p>                            </text:p>
            <text:p>                    </text:p>
            <text:p>    &lt;div class="recycle"&gt;</text:p>
            <text:p>        &lt;img src="/build/img/common/ico-recycle.png"&gt;</text:p>
            <text:p>        &lt;p&gt;Reprise de votre ancien produit&lt;br/&gt;</text:p>
            <text:p>            &lt;a  href="#" class="link-open-modal recyclable_modal"&gt;En savoir plus&lt;/a&gt;</text:p>
            <text:p>        &lt;/p&gt;</text:p>
            <text:p>    &lt;/div&gt;</text:p>
            <text:p>        &lt;/div&gt;</text:p>
            <text:p/>
            <text:p>        &lt;div class="wrap-aside"&gt;</text:p>
            <text:p>                            &lt;aside&gt;</text:p>
            <text:p>            </text:p>
            <text:p>    </text:p>
            <text:p>    </text:p>
            <text:p/>
            <text:p>                &lt;div class="price"&gt;&lt;div class="price"&gt;799€&lt;sup&gt;95&lt;/sup&gt;&lt;/div&gt;&lt;/div&gt;</text:p>
            <text:p>                        </text:p>
            <text:p>                &lt;div class="payment-option text-center" data-price="799.95"&gt;</text:p>
            <text:p>        &lt;div class="nav-tabs-component overflow-hidden"&gt;</text:p>
            <text:p>            &lt;ul class="nav nav-tabs" role="tablist"&gt;</text:p>
            <text:p>                                                        &lt;li role="presentation" class="active"&gt;</text:p>
            <text:p>                        &lt;a href="#cb3" aria-controls="cb3"</text:p>
            <text:p>                           role="tab" data-toggle="tab" aria-expanded="true"&gt;</text:p>
            <text:p>                            En 3x</text:p>
            <text:p>                        &lt;/a&gt;</text:p>
            <text:p>                    &lt;/li&gt;</text:p>
            <text:p>                                                        &lt;li role="presentation"&gt;</text:p>
            <text:p>                        &lt;a href="#oney" aria-controls="oney"</text:p>
            <text:p>                           role="tab" data-toggle="tab" aria-expanded="true"&gt;</text:p>
            <text:p>                            En 10x</text:p>
            <text:p>                        &lt;/a&gt;</text:p>
            <text:p>                    &lt;/li&gt;</text:p>
            <text:p>                            &lt;/ul&gt;</text:p>
            <text:p>        &lt;/div&gt;</text:p>
            <text:p>        &lt;div class="tab-content"&gt;</text:p>
            <text:p>                                            &lt;div role="tabpanel"</text:p>
            <text:p>                     class="tab-pane active"</text:p>
            <text:p>                     id="cb3"&gt;</text:p>
            <text:p>                                        &lt;div class="payment-option--3x"&gt;</text:p>
            <text:p>                                                                                </text:p>
            <text:p>                            &lt;div class="payment-option--price"&gt;</text:p>
            <text:p>                                                                                                        &lt;span class="price"&gt;272€&lt;sup&gt;78&lt;/sup&gt;&lt;/span&gt; x3</text:p>
            <text:p>                                                            &lt;/div&gt;</text:p>
            <text:p>                                                        &lt;div class="payment-option--information"&gt;</text:p>
            <text:p>                                dont 18€39 de frais</text:p>
            <text:p>                            &lt;/div&gt;</text:p>
            <text:p>                                            &lt;/div&gt;</text:p>
            <text:p>                &lt;/div&gt;</text:p>
            <text:p>                                            &lt;div role="tabpanel"</text:p>
            <text:p>                     class="tab-pane"</text:p>
            <text:p>                     id="oney"&gt;</text:p>
            <text:p>                                        &lt;div class="payment-option--10x"&gt;</text:p>
            <text:p>                                            &lt;/div&gt;</text:p>
            <text:p>                &lt;/div&gt;</text:p>
            <text:p>                    &lt;/div&gt;</text:p>
            <text:p>    &lt;/div&gt;</text:p>
            <text:p/>
            <text:p>                    &lt;div class="saleBlock invisible" id="product-page-price" data-price="799.95"</text:p>
            <text:p>                 data-vat="20" data-cart-minimum-amount="0"</text:p>
            <text:p>                 data-product-price-vat-on="799.95" data-product-price-vat-off="666.625"</text:p>
            <text:p>            &gt;</text:p>
            <text:p>                &lt;div class="qty-selector" &gt;</text:p>
            <text:p>                    &lt;span class="txt"&gt;Quantité&lt;/span&gt;</text:p>
            <text:p>                    &lt;div class="quantity"&gt;</text:p>
            <text:p>                        &lt;div class="dropdown active"&gt;</text:p>
            <text:p>                            &lt;div class="input"&gt;</text:p>
            <text:p>                                &lt;span class="hida"&gt;1&lt;/span&gt;</text:p>
            <text:p>                                &lt;p class="multiSel"&gt;&lt;/p&gt;</text:p>
            <text:p>                                &lt;span class="icon icon icon-arrow-bottom-bold"&gt;&lt;/span&gt;</text:p>
            <text:p>                            &lt;/div&gt;</text:p>
            <text:p>                            &lt;div class="list"&gt;</text:p>
            <text:p>                                &lt;div class="mutliSelect"&gt;</text:p>
            <text:p>                                    &lt;div class="drop"&gt;</text:p>
            <text:p>                                        &lt;ul&gt;</text:p>
            <text:p>                                                                                                                                                                                    &lt;li class=""&gt;&lt;span&gt;1&lt;/span&gt;&lt;/li&gt;</text:p>
            <text:p>                                                                                            &lt;li class=""&gt;&lt;span&gt;2&lt;/span&gt;&lt;/li&gt;</text:p>
            <text:p>                                                                                            &lt;li class=""&gt;&lt;span&gt;3&lt;/span&gt;&lt;/li&gt;</text:p>
            <text:p>                                                                                            &lt;li class=""&gt;&lt;span&gt;4&lt;/span&gt;&lt;/li&gt;</text:p>
            <text:p>                                                                                            &lt;li class=""&gt;&lt;span&gt;5&lt;/span&gt;&lt;/li&gt;</text:p>
            <text:p>                                                                                            &lt;li class=""&gt;&lt;span&gt;6&lt;/span&gt;&lt;/li&gt;</text:p>
            <text:p>                                                                                            &lt;li class=""&gt;&lt;span&gt;7&lt;/span&gt;&lt;/li&gt;</text:p>
            <text:p>                                                                                            &lt;li class=""&gt;&lt;span&gt;8&lt;/span&gt;&lt;/li&gt;</text:p>
            <text:p>                                                                                            &lt;li class=""&gt;&lt;span&gt;9&lt;/span&gt;&lt;/li&gt;</text:p>
            <text:p>                                                                                    &lt;/ul&gt;</text:p>
            <text:p>                                                                                    &lt;span class="more"&gt;+10&lt;/span&gt;</text:p>
            <text:p>                                                                            &lt;/div&gt;</text:p>
            <text:p>                                &lt;/div&gt;</text:p>
            <text:p>                            &lt;/div&gt;</text:p>
            <text:p>                        &lt;/div&gt;</text:p>
            <text:p>                        &lt;input id="qty-for-AR202306120085" type="number" class="text qty" data-max="100"</text:p>
            <text:p>                               value="1"&gt;</text:p>
            <text:p>                    &lt;/div&gt;</text:p>
            <text:p>                    &lt;span id="qty-max-alert" class="helper"&gt;</text:p>
            <text:p>                        La quantité maximum autorisée est 100</text:p>
            <text:p>                    &lt;/span&gt;</text:p>
            <text:p>                &lt;/div&gt;</text:p>
            <text:p/>
            <text:p>                &lt;div class="add-to-cart-bloc"&gt;</text:p>
            <text:p>                    &lt;button class="button picto color2 noMarge add-to-cart"</text:p>
            <text:p>                            data-product-id="AR202306120085"</text:p>
            <text:p>                            data-offer-id="AR202306120085"</text:p>
            <text:p>                            data-is-marketplace="0"</text:p>
            <text:p>                            data-add-offer-key=""</text:p>
            <text:p>                            data-tracking-event="click"</text:p>
            <text:p>                            data-tracking-category="Ajout panier"</text:p>
            <text:p>                            data-tracking-action="Page produit bouton principal"</text:p>
            <text:p>                            data-tracking-label="AR202306120085"&gt;</text:p>
            <text:p>                        &lt;span class="icon icon-basket-bold"&gt;&lt;/span&gt;</text:p>
            <text:p>                        Ajouter au panier</text:p>
            <text:p>                    &lt;/button&gt;</text:p>
            <text:p>                    &lt;button class="button picto color2 noMarge add-to-cart-oneclic hide"</text:p>
            <text:p>                            data-product-id="AR202306120085"</text:p>
            <text:p>                            data-offer-id="AR202306120085"</text:p>
            <text:p>                            data-is-marketplace="0"</text:p>
            <text:p>                            data-add-offer-key=""</text:p>
            <text:p>                            data-tracking-event="click"</text:p>
            <text:p>                            data-tracking-category="Ajout panier"</text:p>
            <text:p>                            data-tracking-action="Page produit bouton oneclick"</text:p>
            <text:p>                            data-tracking-label="AR202306120085"&gt;</text:p>
            <text:p>                        &lt;span class="icon icon-flash"&gt;&lt;/span&gt;</text:p>
            <text:p>                        Acheter cet article</text:p>
            <text:p>                    &lt;/button&gt;</text:p>
            <text:p>                &lt;/div&gt;</text:p>
            <text:p>                &lt;div class="add-to-cart-bloc-mobile"&gt;</text:p>
            <text:p>                    &lt;div class="price"&gt;&lt;div class="price"&gt;799€&lt;sup&gt;95&lt;/sup&gt;&lt;/div&gt;&lt;/div&gt;</text:p>
            <text:p>                    &lt;button class="button picto color2 noMarge add-to-cart"</text:p>
            <text:p>                            data-product-id="AR202306120085"</text:p>
            <text:p>                            data-offer-id="AR202306120085"</text:p>
            <text:p>                            data-is-marketplace="0"</text:p>
            <text:p>                            data-add-offer-key=""</text:p>
            <text:p>                            data-tracking-event="click"</text:p>
            <text:p>                            data-tracking-category="Ajout panier"</text:p>
            <text:p>                            data-tracking-action="Page produit sticky mobile"</text:p>
            <text:p>                            data-tracking-label="AR202306120085"&gt;</text:p>
            <text:p>                        &lt;span class="icon icon-basket-bold"&gt;&lt;/span&gt;</text:p>
            <text:p>                        Ajouter au panier</text:p>
            <text:p>                    &lt;/button&gt;</text:p>
            <text:p>                &lt;/div&gt;</text:p>
            <text:p>            &lt;/div&gt;</text:p>
            <text:p>                            &lt;span class="link-open-modal price-alert hidden-l-down"</text:p>
            <text:p>                  id="price-alert"&gt;Être informé d&amp;#039;une baisse de prix&lt;/span&gt;</text:p>
            <text:p>                            &lt;div class="stocks stock-info" id="product-page-stock" data-stockcode="1"&gt;</text:p>
            <text:p>                &lt;div class="website"&gt;</text:p>
            <text:p>            &lt;div class="title"&gt;</text:p>
            <text:p>                Dispo web&amp;nbsp;:            &lt;/div&gt;</text:p>
            <text:p>            &lt;div class="content"&gt;</text:p>
            <text:p>                &lt;div class="modal-stock-web pointer stock stock-1" data-stock-web="1"&gt;&lt;span&gt;En &lt;em&gt;stock&lt;/em&gt;&lt;/span&gt;&lt;/div&gt;</text:p>
            <text:p>                            &lt;/div&gt;</text:p>
            <text:p>        &lt;/div&gt;</text:p>
            <text:p>    </text:p>
            <text:p>                            &lt;div class="shop"&gt;</text:p>
            <text:p>                &lt;div class="title"&gt;Dispo boutique&amp;nbsp;:&amp;nbsp;&lt;/div&gt;</text:p>
            <text:p>                &lt;div class="content"&gt;</text:p>
            <text:p>                    &lt;div class="info no-favorite-shop"&gt;</text:p>
            <text:p>                                                    &lt;span class="pointer modal-shop-choice link-open-modal"</text:p>
            <text:p>                                  data-offer-id="AR202306120085"</text:p>
            <text:p>                                  data-is-marketplace="0"</text:p>
            <text:p>                            &gt;</text:p>
            <text:p>                                Dispo dans &lt;span&gt;34 boutiques&lt;/span&gt;</text:p>
            <text:p>                            &lt;/span&gt;</text:p>
            <text:p>                                            &lt;/div&gt;</text:p>
            <text:p>                &lt;/div&gt;</text:p>
            <text:p>            &lt;/div&gt;</text:p>
            <text:p>            &lt;/div&gt;</text:p>
            <text:p/>
            <text:p>    &lt;/aside&gt;</text:p>
            <text:p>                </text:p>
            <text:p/>
            <text:p>                    &lt;/div&gt;</text:p>
            <text:p>    &lt;/div&gt;</text:p>
            <text:p>    &lt;div id="compare_offer"&gt;&lt;/div&gt;</text:p>
            <text:p>&lt;/div&gt;</text:p>
            <text:p/>
            <text:p>&lt;div id="adsProduct" class="ad"&gt;</text:p>
            <text:p>                    &lt;div class="advertising-banner" id="pubContentproductTop" data-url="https://pub.groupe-ldlc.com/www/delivery/ajs.php" data-banner-parent-id="adsProduct" data-banner-custom='&amp;#x7B;&amp;quot;zoneid&amp;quot;&amp;#x3A;25,&amp;quot;pays&amp;quot;&amp;#x3A;270001,&amp;quot;c&amp;quot;&amp;#x3A;&amp;quot;4265&amp;quot;,&amp;quot;u&amp;quot;&amp;#x3A;&amp;quot;3063,4195,4265&amp;quot;,&amp;quot;p&amp;quot;&amp;#x3A;&amp;quot;AR202306120085&amp;quot;,&amp;quot;b&amp;quot;&amp;#x3A;&amp;quot;C000000806&amp;quot;,&amp;quot;store&amp;quot;&amp;#x3A;&amp;quot;&amp;quot;&amp;#x7D;'&gt;</text:p>
            <text:p>&lt;/div&gt;</text:p>
            <text:p/>
            <text:p>    &lt;/div&gt;</text:p>
            <text:p/>
            <text:p/>
            <text:p>&lt;div class="modal" id="modal-pack-confort" tabindex="-1" role="dialog" aria-labelledby="myModalLabel"&gt;</text:p>
            <text:p>    &lt;div class="modal-dialog" role="document"&gt;</text:p>
            <text:p>        &lt;div class="modal-content"&gt;&lt;/div&gt;</text:p>
            <text:p>    &lt;/div&gt;</text:p>
            <text:p>&lt;/div&gt;</text:p>
            <text:p>        </text:p>
            <text:p>        &lt;div class="sbloc details-pdt"&gt;</text:p>
            <text:p>                        </text:p>
            <text:p>                                                        </text:p>
            <text:p>            &lt;div class="detail tabs-component-collapse"&gt;</text:p>
            <text:p>                &lt;div class="nav-tabs-component nav-tabs-component-grey"&gt;</text:p>
            <text:p>    &lt;ul class="nav nav-tabs nav-tab-collapse"&gt;</text:p>
            <text:p>        &lt;li role="presentation" class="active"&gt;</text:p>
            <text:p>            &lt;h2&gt;</text:p>
            <text:p>                &lt;a href="#descriptif"</text:p>
            <text:p>                   data-tracking-event="click" data-tracking-category="Onglets fiche produit" data-tracking-action="click" data-tracking-label="Descriptif"</text:p>
            <text:p>                   data-toggle="tab"&gt;Descriptif&lt;/a&gt;</text:p>
            <text:p>            &lt;/h2&gt;</text:p>
            <text:p>        &lt;/li&gt;</text:p>
            <text:p>        &lt;li role="presentation"&gt;</text:p>
            <text:p>            &lt;h2&gt;</text:p>
            <text:p>                &lt;a href="#specs-tech"</text:p>
            <text:p>                   data-tracking-event="click" data-tracking-category="Onglets fiche produit" data-tracking-action="click" data-tracking-label="Fiche technique"</text:p>
            <text:p>                   data-toggle="tab"&gt;Fiche technique&lt;/a&gt;</text:p>
            <text:p>            &lt;/h2&gt;</text:p>
            <text:p>        &lt;/li&gt;</text:p>
            <text:p>                &lt;li role="presentation"&gt;</text:p>
            <text:p>            &lt;h2&gt;</text:p>
            <text:p>                &lt;a href="#associated-products"</text:p>
            <text:p>                   data-tracking-event="click" data-tracking-category="Onglets fiche produit" data-tracking-action="click" data-tracking-label="Produits associés"</text:p>
            <text:p>                   data-toggle="tab"&gt;Produits associés&lt;/a&gt;</text:p>
            <text:p>            &lt;/h2&gt;</text:p>
            <text:p>        &lt;/li&gt;</text:p>
            <text:p>                            &lt;li role="presentation"&gt;</text:p>
            <text:p>                &lt;h2&gt;</text:p>
            <text:p>                    &lt;a id="clients-review-label-wrapper" href="#clients-review"</text:p>
            <text:p>                       data-tracking-event="click" data-tracking-category="Onglets fiche produit" data-tracking-action="click"</text:p>
            <text:p>                       data-tracking-label="Avis clients"</text:p>
            <text:p>                       data-toggle="tab"&gt;Avis clients&lt;/a&gt;</text:p>
            <text:p>                &lt;/h2&gt;</text:p>
            <text:p>            &lt;/li&gt;</text:p>
            <text:p>                            &lt;li role="presentation"&gt;</text:p>
            <text:p>                &lt;h2&gt;</text:p>
            <text:p>                    &lt;a id="questions-answers-label-wrapper" href="#questions-answers"</text:p>
            <text:p>                       data-tracking-event="click" data-tracking-category="Onglets fiche produit" data-tracking-action="click" data-tracking-label="Question / Réponse"</text:p>
            <text:p>                       data-label-singulier="question / réponse"</text:p>
            <text:p>                       data-label-pluriel="questions / réponses"</text:p>
            <text:p>                       data-label-none="Poser une question"</text:p>
            <text:p>                       data-toggle="tab"&gt;</text:p>
            <text:p>                        &lt;span class="nb-questions-answers"&gt;&lt;/span&gt; &lt;span class="questions-answers-label"&gt;question / réponse&lt;/span&gt;</text:p>
            <text:p>                    &lt;/a&gt;</text:p>
            <text:p>                &lt;/h2&gt;</text:p>
            <text:p>            &lt;/li&gt;</text:p>
            <text:p>        </text:p>
            <text:p>    &lt;/ul&gt;</text:p>
            <text:p>&lt;/div&gt;</text:p>
            <text:p>                &lt;div class="tab-content tab-collapse"&gt;</text:p>
            <text:p>                    &lt;div role="tabpanel" class="tab-pane active" id="descriptif"&gt;</text:p>
            <text:p>    &lt;div class="title-1"&gt;Descriptif&lt;/div&gt;</text:p>
            <text:p>    &lt;div class="tab-pane-content"&gt;</text:p>
            <text:p>        &lt;div class="logo"&gt;</text:p>
            <text:p>                                                                </text:p>
            <text:p>            &lt;a href="/asus/bint000000806/" rel="nofollow"&gt;</text:p>
            <text:p>                                                    &lt;img loading="lazy"  src="https://media.ldlc.com/v3/marque/bo/00/05/62/42/V30005624251_2.jpg" alt="ASUS"&gt;</text:p>
            <text:p>                                            &lt;/a&gt;</text:p>
            <text:p>                    &lt;/div&gt;</text:p>
            <text:p>        &lt;div class="brand-logo"&gt;ASUS&lt;/div&gt;</text:p>
            <text:p>                    &lt;div id="description" class="description"&gt;</text:p>
            <text:p>                &lt;div class="details-pdt-desc"&gt;</text:p>
            <text:p>&lt;h2 class="h2-master"&gt;Performance, &amp;eacute;cran OLED ultra-mince et autonomie longue dur&amp;eacute;e&lt;/h2&gt;</text:p>
            <text:p></text:p>
            <text:p>&lt;section&gt;</text:p>
            <text:p>&lt;p&gt;Taill&amp;eacute; pour la performance et la mobilit&amp;eacute;, le &lt;strong&gt;PC portable ASUS Zenbook 13 OLED UX325EA&lt;/strong&gt; b&amp;eacute;n&amp;eacute;ficie d&amp;#39;un design remarquable. Combinant ch&amp;acirc;ssis compact et &amp;eacute;cran OLED &amp;agrave; bords fins, il maximise &amp;agrave; la fois le confort et la mobilit&amp;eacute; ! Parfaitement adapt&amp;eacute; pour le travail et le divertissement occasionnel, cet ordinateur portable sera un achat id&amp;eacute;al pour les d&amp;eacute;placements fr&amp;eacute;quents !&lt;br /&gt;</text:p>
            <text:p>&amp;nbsp;&lt;/p&gt;</text:p>
            <text:p>&lt;/section&gt;</text:p>
            <text:p></text:p>
            <text:p>&lt;section&gt;</text:p>
            <text:p>&lt;div class="desc-image"&gt;&lt;span&gt;&lt;img alt="" loading="lazy" src="https://media.ldlc.com/bo/images/fiches/pc_portables/asus/bx425/801.jpg" /&gt;&lt;/span&gt;&lt;/div&gt;</text:p>
            <text:p></text:p>
            <text:p>&lt;div class="desc-text"&gt;</text:p>
            <text:p>&lt;h2&gt;Mobilit&amp;eacute; et autonomie&lt;/h2&gt;</text:p>
            <text:p></text:p>
            <text:p>&lt;p&gt;Le ZenBook 13 UX325 est le compagnon de route id&amp;eacute;al gr&amp;acirc;ce &amp;agrave; son format compact de 13.3&amp;quot;, son profil ultrafin et son poids plume. Il int&amp;egrave;gre de nombreux ports d&amp;#39;E/S (dont HDMI et Thunderbolt 4) afin que vous puissiez vous servir de votre ordinateur portable en toute circonstance. Par ailleurs, avec l&amp;#39;autonomie exceptionnelle du ZenBook 13, partir en d&amp;eacute;placement sans votre chargeur ne sera pas catastrophique. &amp;Agrave; d&amp;#39;autres occasions, si le temps vous manque, vous pouvez charger votre batterie &amp;agrave; 60 % en seulement 40 minutes gr&amp;acirc;ce &amp;agrave; sa fonctionnalit&amp;eacute; de rechargement rapide.&lt;/p&gt;</text:p>
            <text:p>&lt;/div&gt;</text:p>
            <text:p>&lt;/section&gt;</text:p>
            <text:p></text:p>
            <text:p>&lt;section&gt;</text:p>
            <text:p>&lt;div class="desc-text"&gt;</text:p>
            <text:p>&lt;h2&gt;Ecran OLED NanoEdge&lt;/h2&gt;</text:p>
            <text:p></text:p>
            <text:p>&lt;p&gt;Le ZenBook 13 arbore un &amp;eacute;cran NanoEdge avec cadre fin et b&amp;eacute;n&amp;eacute;ficie d&amp;#39;un rapport &amp;eacute;cran/appareil de 88%, pour une exp&amp;eacute;rience visuelle plus immersive. Gr&amp;acirc;ce &amp;agrave; la technologie OLED, l&amp;#39;&amp;eacute;cran offre un affichage particuli&amp;egrave;rement lumineux et riche en couleurs, avec notamment une couverture &amp;agrave; 100% de l&amp;#39;espace couleur DCI-P3.&lt;/p&gt;</text:p>
            <text:p>&lt;/div&gt;</text:p>
            <text:p></text:p>
            <text:p>&lt;div class="desc-image"&gt;&lt;span&gt;&lt;img alt="" loading="lazy" src="https://media.ldlc.com/bo/images/fiches/pc_portables/asus/bx425/802.jpg" /&gt;&lt;/span&gt;&lt;/div&gt;</text:p>
            <text:p>&lt;/section&gt;</text:p>
            <text:p></text:p>
            <text:p>&lt;section&gt;</text:p>
            <text:p>&lt;div class="desc-image"&gt;&lt;span&gt;&lt;img alt="" loading="lazy" src="https://media.ldlc.com/bo/images/fiches/pc_portables/asus/bx425/803.jpg" /&gt;&lt;/span&gt;&lt;/div&gt;</text:p>
            <text:p></text:p>
            <text:p>&lt;div class="desc-text"&gt;</text:p>
            <text:p>&lt;h2&gt;Performance et confort&lt;/h2&gt;</text:p>
            <text:p></text:p>
            <text:p>&lt;p&gt;Le processeur Intel Core dont le ZenBook 13 est dot&amp;eacute;, d&amp;eacute;livre des performances &amp;eacute;lev&amp;eacute;es qui simplifient le multit&amp;acirc;che tout en am&amp;eacute;liorant votre productivit&amp;eacute; ainsi que la qualit&amp;eacute; de vos divertissements. D&amp;#39;autre part, le ZenBook 13 int&amp;egrave;gre un SSD PCIe ainsi que le Wi-Fi 6, qui boostent &amp;eacute;galement les performances du syst&amp;egrave;me. Pour votre confort, le ZenBook 13 b&amp;eacute;n&amp;eacute;ficie de l&amp;#39;innovant NumPad, un pav&amp;eacute; tactile &amp;agrave; double fonctionnalit&amp;eacute; qui comprend un pav&amp;eacute; num&amp;eacute;rique r&amp;eacute;tro&amp;eacute;clair&amp;eacute;. Gr&amp;acirc;ce &amp;agrave; son logiciel intelligent, le pav&amp;eacute; tactile peut contr&amp;ocirc;ler les mouvements du curseur m&amp;ecirc;me lorsque le NumPad est activ&amp;eacute;.&lt;/p&gt;</text:p>
            <text:p>&lt;/div&gt;</text:p>
            <text:p>&lt;/section&gt;</text:p>
            <text:p></text:p>
            <text:p>&lt;section class="list"&gt;</text:p>
            <text:p>&lt;h2&gt;Caract&amp;eacute;ristiques principales :&lt;/h2&gt;</text:p>
            <text:p></text:p>
            <text:p>&lt;ul&gt;</text:p>
            <text:p>	&lt;li&gt;Design &amp;eacute;l&amp;eacute;gant et ultra-l&amp;eacute;ger&lt;/li&gt;</text:p>
            <text:p>	&lt;li&gt;&lt;strong&gt;Processeur Intel Core i5-1135G7&lt;/strong&gt; (Quad-Core 0.9 GHz - 2.4 GHz / 4.2 GHz Turbo - 8 Threads - Cache 8 Mo)&lt;/li&gt;</text:p>
            <text:p>	&lt;li&gt;16 Go de m&amp;eacute;moire DDR4&lt;/li&gt;</text:p>
            <text:p>	&lt;li&gt;&amp;Eacute;cran OLED de 13.3&amp;quot; brillante avec&lt;strong&gt; &lt;/strong&gt;r&amp;eacute;solution &lt;strong&gt;Full HD&lt;/strong&gt; (1920 x 1080)&lt;/li&gt;</text:p>
            <text:p>	&lt;li&gt;&lt;strong&gt;SSD M.2 PCIe de 512 Go&lt;/strong&gt;&lt;/li&gt;</text:p>
            <text:p>	&lt;li&gt;Connexion sans fil performante avec les technologies &lt;strong&gt;Wi-Fi 6&lt;/strong&gt; et &lt;strong&gt;Bluetooth 5.2&lt;/strong&gt;&lt;/li&gt;</text:p>
            <text:p>	&lt;li&gt;&lt;strong&gt;Clavier chiclet r&amp;eacute;tro&amp;eacute;clair&amp;eacute;&lt;/strong&gt;, pour un parfait confort de frappe&lt;/li&gt;</text:p>
            <text:p>	&lt;li&gt;Webcam HD IR int&amp;eacute;gr&amp;eacute;e&lt;/li&gt;</text:p>
            <text:p>	&lt;li&gt;Pav&amp;eacute; tactile avec pav&amp;eacute; num&amp;eacute;rique &amp;quot;NumPad&amp;quot; int&amp;eacute;gr&amp;eacute;&lt;/li&gt;</text:p>
            <text:p>	&lt;li&gt;Haut-parleurs certifi&amp;eacute;s par Harman Kardon avec technologie ASUS SonicMaster&lt;/li&gt;</text:p>
            <text:p>	&lt;li&gt;Adaptateur USB-C vers audio jack fourni&lt;/li&gt;</text:p>
            <text:p>	&lt;li&gt;&lt;strong&gt;Windows 11 Famille&lt;/strong&gt;&lt;/li&gt;</text:p>
            <text:p>	&lt;li&gt;Garantie constructeur 2 ans (enl&amp;egrave;vement et retour sur site en France m&amp;eacute;tropolitaine)&lt;/li&gt;</text:p>
            <text:p>&lt;/ul&gt;</text:p>
            <text:p>&lt;/section&gt;</text:p>
            <text:p>&lt;/div&gt;</text:p>
            <text:p></text:p>
            <text:p>&lt;div class="emphasis"&gt;&lt;strong&gt;Qu&amp;#39;est-ce que le DAS ou D&amp;eacute;bit d&amp;#39;Absorption Sp&amp;eacute;cifique ?&lt;/strong&gt;</text:p>
            <text:p></text:p>
            <text:p>&lt;p&gt;Le d&amp;eacute;bit d&amp;#39;absorption sp&amp;eacute;cifique (DAS) local quantifie l&amp;#39;exposition de l&amp;#39;utilisateur aux ondes &amp;eacute;lectromagn&amp;eacute;tiques de l&amp;#39;&amp;eacute;quipement concern&amp;eacute;. Le DAS maximal autoris&amp;eacute; est de 2 W/kg pour la t&amp;ecirc;te et le tronc et de 4 W/kg pour les membres.&lt;/p&gt;</text:p>
            <text:p></text:p>
            <text:p>&lt;p&gt;&lt;em&gt;Tous les produits vendus sur le site LDLC.com sont conformes &amp;agrave; cette r&amp;eacute;glementation. Les valeurs DAS des produits concern&amp;eacute;s sont indiqu&amp;eacute;es au niveau des fiches produits dans la partie fiche technique.&lt;/em&gt;&lt;/p&gt;</text:p>
            <text:p>&lt;/div&gt;</text:p>
            <text:p/>
            <text:p>            &lt;/div&gt;</text:p>
            <text:p>                    </text:p>
            <text:p>        </text:p>
            <text:p>        </text:p>
            <text:p>        </text:p>
            <text:p>            &lt;/div&gt;</text:p>
            <text:p>&lt;/div&gt;</text:p>
            <text:p>                            </text:p>
            <text:p/>
            <text:p>&lt;div role="tabpanel" class="tab-pane" id="specs-tech"</text:p>
            <text:p>     data-tracking-event="click"</text:p>
            <text:p>     data-tracking-category="Onglets fiche produit"</text:p>
            <text:p>     data-tracking-action="click"</text:p>
            <text:p>     data-tracking-label="Fiche technique"</text:p>
            <text:p>&gt;</text:p>
            <text:p>    &lt;div class="title-1"&gt;Fiche technique&lt;/div&gt;</text:p>
            <text:p>    &lt;div class="tab-pane-content"&gt;</text:p>
            <text:p>        &lt;div class="specsTech"&gt;</text:p>
            <text:p>                            &lt;div class="select-critere"&gt;</text:p>
            <text:p>                    &lt;img loading="lazy" src="/build/img/public/arrowCriteres.png" alt="" /&gt;</text:p>
            <text:p>                    &lt;span&gt;Sélectionnez vos critères&lt;/span&gt;</text:p>
            <text:p>                &lt;/div&gt;</text:p>
            <text:p>                        &lt;table id="product-parameters"&gt;</text:p>
            <text:p>                &lt;tbody&gt;</text:p>
            <text:p>                </text:p>
            <text:p>&lt;tr class="feature"&gt;</text:p>
            <text:p>    &lt;td class="title" rowspan="3"&gt;&lt;h2&gt;Informations générales&lt;/h2&gt;&lt;/td&gt;</text:p>
            <text:p>    &lt;td class="label"&gt;&lt;h3&gt;Désignation&lt;/h3&gt;&lt;/td&gt;</text:p>
            <text:p>    &lt;td class="checkbox"&gt;ASUS Zenbook 13 OLED UX325EA-KG907W-EVO avec NumPad&lt;/td&gt;</text:p>
            <text:p>&lt;/tr&gt;</text:p>
            <text:p>    &lt;tr&gt;</text:p>
            <text:p>        &lt;td class="label"&gt;&lt;h3&gt;Marque&lt;/h3&gt;&lt;/td&gt;</text:p>
            <text:p>        &lt;td class="checkbox"&gt;</text:p>
            <text:p>                            &lt;input type="checkbox" id="+fb-C000000806"/&gt;</text:p>
            <text:p>                &lt;label for="+fb-C000000806"&gt;ASUS&lt;/label&gt;</text:p>
            <text:p>                                                                &lt;a href="/informatique/ordinateur-portable/pc-portable/c4265/+fb-C000000806.html" &gt;</text:p>
            <text:p>                      ASUS</text:p>
            <text:p>                            &lt;/a&gt;</text:p>
            <text:p>                    &lt;/td&gt;</text:p>
            <text:p>    &lt;/tr&gt;</text:p>
            <text:p>    &lt;tr&gt;</text:p>
            <text:p>        &lt;td class="label"&gt;&lt;h3&gt;Modèle&lt;/h3&gt;&lt;/td&gt;</text:p>
            <text:p>        &lt;td class="checkbox"&gt;90NB0SL1-M00T00&lt;/td&gt;</text:p>
            <text:p>    &lt;/tr&gt;</text:p>
            <text:p/>
            <text:p/>
            <text:p>                        </text:p>
            <text:p>                                                            &lt;tr class="feature"&gt;</text:p>
            <text:p>                        &lt;td class="title" rowspan="4"&gt;&lt;h2&gt;Système d&amp;#039;exploitation&lt;/h2&gt;&lt;/td&gt;</text:p>
            <text:p>                                                                                &lt;td class="label" rowspan="1"&gt;&lt;h3&gt;Système d&amp;#039;exploitation&lt;/h3&gt;&lt;/td&gt;</text:p>
            <text:p>                                                                &lt;td class="checkbox"&gt;</text:p>
            <text:p>                            &lt;input type="checkbox" id="+fv403-19990"/&gt;                            &lt;label for="+fv403-19990"&gt;&lt;/label&gt;</text:p>
            <text:p>                            &lt;a href="#" rel="nofollow" data-decode="true" data-param-slug="informatique/ordinateur-portable/pc-portable" data-param-category-id="4265" data-param-filter-url="+fv403-19990" data-route="listing_page_filtered_fr" target="_blank"&gt;</text:p>
            <text:p>                                                                                                Windows 11 Famille                                                                &lt;/a&gt;                        &lt;/td&gt;</text:p>
            <text:p>                    &lt;/tr&gt;</text:p>
            <text:p>                                                                    &lt;tr&gt;</text:p>
            <text:p>                                                        &lt;td class="label" rowspan="1"&gt;&lt;h3&gt;Famille OS&lt;/h3&gt;&lt;/td&gt;</text:p>
            <text:p>                                                                &lt;td class="checkbox"&gt;</text:p>
            <text:p>                            &lt;input type="checkbox" id="+fv1050-19987"/&gt;                            &lt;label for="+fv1050-19987"&gt;&lt;/label&gt;</text:p>
            <text:p>                            &lt;a href="#" rel="nofollow" data-decode="true" data-param-slug="informatique/ordinateur-portable/pc-portable" data-param-category-id="4265" data-param-filter-url="+fv1050-19987" data-route="listing_page_filtered_fr" target="_blank"&gt;</text:p>
            <text:p>                                                                                                Microsoft Windows 11                                                                &lt;/a&gt;                        &lt;/td&gt;</text:p>
            <text:p>                    &lt;/tr&gt;</text:p>
            <text:p>                                                                    &lt;tr&gt;</text:p>
            <text:p>                                                        &lt;td class="label" rowspan="1"&gt;&lt;h3&gt;Langue de l&amp;#039;OS&lt;/h3&gt;&lt;/td&gt;</text:p>
            <text:p>                                                                &lt;td class="checkbox"&gt;</text:p>
            <text:p>                            &lt;input type="checkbox" id="+fv570-912"/&gt;                            &lt;label for="+fv570-912"&gt;&lt;/label&gt;</text:p>
            <text:p>                            &lt;a href="#" rel="nofollow" data-decode="true" data-param-slug="informatique/ordinateur-portable/pc-portable" data-param-category-id="4265" data-param-filter-url="+fv570-912" data-route="listing_page_filtered_fr" target="_blank"&gt;</text:p>
            <text:p>                                                                                                Français                                                                &lt;/a&gt;                        &lt;/td&gt;</text:p>
            <text:p>                    &lt;/tr&gt;</text:p>
            <text:p>                                                                    &lt;tr&gt;</text:p>
            <text:p>                                                        &lt;td class="label" rowspan="1"&gt;&lt;h3&gt;Système d&amp;#039;exploitation fourni&lt;/h3&gt;&lt;/td&gt;</text:p>
            <text:p>                                                                &lt;td class="checkbox"&gt;</text:p>
            <text:p>                            &lt;input type="checkbox" id="+fc598-1"/&gt;                            &lt;label for="+fc598-1"&gt;&lt;/label&gt;</text:p>
            <text:p>                            &lt;a href="#" rel="nofollow" data-decode="true" data-param-slug="informatique/ordinateur-portable/pc-portable" data-param-category-id="4265" data-param-filter-url="+fc598-1" data-route="listing_page_filtered_fr" target="_blank"&gt;</text:p>
            <text:p>                                                                                                Oui                                                                &lt;/a&gt;                        &lt;/td&gt;</text:p>
            <text:p>                    &lt;/tr&gt;</text:p>
            <text:p>                                                                                &lt;tr class="feature"&gt;</text:p>
            <text:p>                        &lt;td class="title" rowspan="6"&gt;&lt;h2&gt;Processeur et chipset&lt;/h2&gt;&lt;/td&gt;</text:p>
            <text:p>                                                                                &lt;td class="label" rowspan="1"&gt;&lt;h3&gt;Marque processeur&lt;/h3&gt;&lt;/td&gt;</text:p>
            <text:p>                                                                &lt;td class="checkbox"&gt;</text:p>
            <text:p>                            &lt;input type="checkbox" id="+fv2031-11618"/&gt;                            &lt;label for="+fv2031-11618"&gt;&lt;/label&gt;</text:p>
            <text:p>                            &lt;a href="/informatique/ordinateur-portable/pc-portable/c4265/+fv2031-11618.html" target="_blank"&gt;</text:p>
            <text:p>                                                                                                Intel                                                                &lt;/a&gt;                        &lt;/td&gt;</text:p>
            <text:p>                    &lt;/tr&gt;</text:p>
            <text:p>                                                                    &lt;tr&gt;</text:p>
            <text:p>                                                        &lt;td class="label" rowspan="1"&gt;&lt;h3&gt;Processeur&lt;/h3&gt;&lt;/td&gt;</text:p>
            <text:p>                                                                &lt;td class="checkbox"&gt;</text:p>
            <text:p>                            &lt;input type="checkbox" id="+fv394-5912"/&gt;                            &lt;label for="+fv394-5912"&gt;&lt;/label&gt;</text:p>
            <text:p>                            &lt;a href="/informatique/ordinateur-portable/pc-portable/c4265/+fv394-5912.html" target="_blank"&gt;</text:p>
            <text:p>                                                                                                Intel Core i5                                                                &lt;/a&gt;                        &lt;/td&gt;</text:p>
            <text:p>                    &lt;/tr&gt;</text:p>
            <text:p>                                                                    &lt;tr&gt;</text:p>
            <text:p>                                                        &lt;td class="label" rowspan="1"&gt;&lt;h3&gt;Plateforme (Proc.)&lt;/h3&gt;&lt;/td&gt;</text:p>
            <text:p>                                                                &lt;td class="checkbox"&gt;</text:p>
            <text:p>                            &lt;input type="checkbox" id="+fv1448-19287"/&gt;                            &lt;label for="+fv1448-19287"&gt;&lt;/label&gt;</text:p>
            <text:p>                            &lt;a href="/informatique/ordinateur-portable/pc-portable/c4265/+fv1448-19287.html" target="_blank"&gt;</text:p>
            <text:p>                                                                                                Intel Tiger Lake                                                                &lt;/a&gt;                        &lt;/td&gt;</text:p>
            <text:p>                    &lt;/tr&gt;</text:p>
            <text:p>                                                                    &lt;tr&gt;</text:p>
            <text:p>                                                        &lt;td class="label" rowspan="1"&gt;&lt;h3&gt;Type de processeur&lt;/h3&gt;&lt;/td&gt;</text:p>
            <text:p>                                                                &lt;td class="no-checkbox"&gt;</text:p>
            <text:p>                                                        &lt;label for=""&gt;&lt;/label&gt;</text:p>
            <text:p>                            Intel Core i5-1135G7 (Quad-Core 0.9 GHz - 2.4 GHz / 4.2 GHz Turbo - 8 Threads - Cache 8 Mo)                        &lt;/td&gt;</text:p>
            <text:p>                    &lt;/tr&gt;</text:p>
            <text:p>                                                                    &lt;tr&gt;</text:p>
            <text:p>                                                        &lt;td class="label" rowspan="1"&gt;&lt;h3&gt;Fréquence CPU&lt;/h3&gt;&lt;/td&gt;</text:p>
            <text:p>                                                                &lt;td class="checkbox"&gt;</text:p>
            <text:p>                            &lt;input type="checkbox" id="+fi19-l2h3"/&gt;                            &lt;label for="+fi19-l2h3"&gt;&lt;/label&gt;</text:p>
            <text:p>                            &lt;a href="#" rel="nofollow" data-decode="true" data-param-slug="informatique/ordinateur-portable/pc-portable" data-param-category-id="4265" data-param-filter-url="+fi19-l2h3" data-route="listing_page_filtered_fr" target="_blank"&gt;</text:p>
            <text:p>                                                                                                2.4                                GHz                                &lt;/a&gt;                        &lt;/td&gt;</text:p>
            <text:p>                    &lt;/tr&gt;</text:p>
            <text:p>                                                                    &lt;tr&gt;</text:p>
            <text:p>                                                        &lt;td class="label" rowspan="1"&gt;&lt;h3&gt;Nombre de core&lt;/h3&gt;&lt;/td&gt;</text:p>
            <text:p>                                                                &lt;td class="checkbox"&gt;</text:p>
            <text:p>                            &lt;input type="checkbox" id="+fi295-l4h4"/&gt;                            &lt;label for="+fi295-l4h4"&gt;&lt;/label&gt;</text:p>
            <text:p>                            &lt;a href="#" rel="nofollow" data-decode="true" data-param-slug="informatique/ordinateur-portable/pc-portable" data-param-category-id="4265" data-param-filter-url="+fi295-l4h4" data-route="listing_page_filtered_fr" target="_blank"&gt;</text:p>
            <text:p>                                                                                                4                                                                &lt;/a&gt;                        &lt;/td&gt;</text:p>
            <text:p>                    &lt;/tr&gt;</text:p>
            <text:p>                                                                                &lt;tr class="feature"&gt;</text:p>
            <text:p>                        &lt;td class="title" rowspan="3"&gt;&lt;h2&gt;Mémoire&lt;/h2&gt;&lt;/td&gt;</text:p>
            <text:p>                                                                                &lt;td class="label" rowspan="1"&gt;&lt;h3&gt;Taille de la mémoire&lt;/h3&gt;&lt;/td&gt;</text:p>
            <text:p>                                                                &lt;td class="checkbox"&gt;</text:p>
            <text:p>                            &lt;input type="checkbox" id="+fi395-l16h16"/&gt;                            &lt;label for="+fi395-l16h16"&gt;&lt;/label&gt;</text:p>
            <text:p>                            &lt;a href="/informatique/ordinateur-portable/pc-portable/c4265/+fi395-l16h16.html" target="_blank"&gt;</text:p>
            <text:p>                                                                                                16                                Go                                &lt;/a&gt;                        &lt;/td&gt;</text:p>
            <text:p>                    &lt;/tr&gt;</text:p>
            <text:p>                                                                    &lt;tr&gt;</text:p>
            <text:p>                                                        &lt;td class="label" rowspan="1"&gt;&lt;h3&gt;Type de mémoire&lt;/h3&gt;&lt;/td&gt;</text:p>
            <text:p>                                                                &lt;td class="checkbox"&gt;</text:p>
            <text:p>                            &lt;input type="checkbox" id="+fv133-11607"/&gt;                            &lt;label for="+fv133-11607"&gt;&lt;/label&gt;</text:p>
            <text:p>                            &lt;a href="/informatique/ordinateur-portable/pc-portable/c4265/+fv133-11607.html" target="_blank"&gt;</text:p>
            <text:p>                                                                                                DDR4                                                                &lt;/a&gt;                        &lt;/td&gt;</text:p>
            <text:p>                    &lt;/tr&gt;</text:p>
            <text:p>                                                                    &lt;tr&gt;</text:p>
            <text:p>                                                        &lt;td class="label" rowspan="1"&gt;&lt;h3&gt;Taille de mémoire Max&lt;/h3&gt;&lt;/td&gt;</text:p>
            <text:p>                                                                &lt;td class="checkbox"&gt;</text:p>
            <text:p>                            &lt;input type="checkbox" id="+fi413-l16h16"/&gt;                            &lt;label for="+fi413-l16h16"&gt;&lt;/label&gt;</text:p>
            <text:p>                            &lt;a href="#" rel="nofollow" data-decode="true" data-param-slug="informatique/ordinateur-portable/pc-portable" data-param-category-id="4265" data-param-filter-url="+fi413-l16h16" data-route="listing_page_filtered_fr" target="_blank"&gt;</text:p>
            <text:p>                                                                                                16                                Go                                &lt;/a&gt;                        &lt;/td&gt;</text:p>
            <text:p>                    &lt;/tr&gt;</text:p>
            <text:p>                                                                                &lt;tr class="feature"&gt;</text:p>
            <text:p>                        &lt;td class="title" rowspan="4"&gt;&lt;h2&gt;Graphismes&lt;/h2&gt;&lt;/td&gt;</text:p>
            <text:p>                                                                                &lt;td class="label" rowspan="1"&gt;&lt;h3&gt;GPU series&lt;/h3&gt;&lt;/td&gt;</text:p>
            <text:p>                                                                &lt;td class="checkbox"&gt;</text:p>
            <text:p>                            &lt;input type="checkbox" id="+fv2840-19553"/&gt;                            &lt;label for="+fv2840-19553"&gt;&lt;/label&gt;</text:p>
            <text:p>                            &lt;a href="#" rel="nofollow" data-decode="true" data-param-slug="informatique/ordinateur-portable/pc-portable" data-param-category-id="4265" data-param-filter-url="+fv2840-19553" data-route="listing_page_filtered_fr" target="_blank"&gt;</text:p>
            <text:p>                                                                                                Intel Iris                                                                &lt;/a&gt;                        &lt;/td&gt;</text:p>
            <text:p>                    &lt;/tr&gt;</text:p>
            <text:p>                                                                    &lt;tr&gt;</text:p>
            <text:p>                                                        &lt;td class="label" rowspan="1"&gt;&lt;h3&gt;Chipset graphique&lt;/h3&gt;&lt;/td&gt;</text:p>
            <text:p>                                                                &lt;td class="checkbox"&gt;</text:p>
            <text:p>                            &lt;input type="checkbox" id="+fv121-19290"/&gt;                            &lt;label for="+fv121-19290"&gt;&lt;/label&gt;</text:p>
            <text:p>                            &lt;a href="/informatique/ordinateur-portable/pc-portable/c4265/+fv121-19290.html" target="_blank"&gt;</text:p>
            <text:p>                                                                                                Intel Iris Xe Graphics                                                                &lt;/a&gt;                        &lt;/td&gt;</text:p>
            <text:p>                    &lt;/tr&gt;</text:p>
            <text:p>                                                                    &lt;tr&gt;</text:p>
            <text:p>                                                        &lt;td class="label" rowspan="1"&gt;&lt;h3&gt;Max-Q (Design GPU)&lt;/h3&gt;&lt;/td&gt;</text:p>
            <text:p>                                                                &lt;td class="checkbox"&gt;</text:p>
            <text:p>                            &lt;input type="checkbox" id="+fc2634-0"/&gt;                            &lt;label for="+fc2634-0"&gt;&lt;/label&gt;</text:p>
            <text:p>                            &lt;a href="#" rel="nofollow" data-decode="true" data-param-slug="informatique/ordinateur-portable/pc-portable" data-param-category-id="4265" data-param-filter-url="+fc2634-0" data-route="listing_page_filtered_fr" target="_blank"&gt;</text:p>
            <text:p>                                                                                                Non                                                                &lt;/a&gt;                        &lt;/td&gt;</text:p>
            <text:p>                    &lt;/tr&gt;</text:p>
            <text:p>                                                                    &lt;tr&gt;</text:p>
            <text:p>                                                        &lt;td class="label" rowspan="1"&gt;&lt;h3&gt;NVIDIA Studio&lt;/h3&gt;&lt;/td&gt;</text:p>
            <text:p>                                                                &lt;td class="checkbox"&gt;</text:p>
            <text:p>                            &lt;input type="checkbox" id="+fc2839-0"/&gt;                            &lt;label for="+fc2839-0"&gt;&lt;/label&gt;</text:p>
            <text:p>                            &lt;a href="#" rel="nofollow" data-decode="true" data-param-slug="informatique/ordinateur-portable/pc-portable" data-param-category-id="4265" data-param-filter-url="+fc2839-0" data-route="listing_page_filtered_fr" target="_blank"&gt;</text:p>
            <text:p>                                                                                                Non                                                                &lt;/a&gt;                        &lt;/td&gt;</text:p>
            <text:p>                    &lt;/tr&gt;</text:p>
            <text:p>                                                                                &lt;tr class="feature"&gt;</text:p>
            <text:p>                        &lt;td class="title" rowspan="13"&gt;&lt;h2&gt;Affichage&lt;/h2&gt;&lt;/td&gt;</text:p>
            <text:p>                                                                                &lt;td class="label" rowspan="1"&gt;&lt;h3&gt;Ecran tactile&lt;/h3&gt;&lt;/td&gt;</text:p>
            <text:p>                                                                &lt;td class="checkbox"&gt;</text:p>
            <text:p>                            &lt;input type="checkbox" id="+fc587-0"/&gt;                            &lt;label for="+fc587-0"&gt;&lt;/label&gt;</text:p>
            <text:p>                            &lt;a href="#" rel="nofollow" data-decode="true" data-param-slug="informatique/ordinateur-portable/pc-portable" data-param-category-id="4265" data-param-filter-url="+fc587-0" data-route="listing_page_filtered_fr" target="_blank"&gt;</text:p>
            <text:p>                                                                                                Non                                                                &lt;/a&gt;                        &lt;/td&gt;</text:p>
            <text:p>                    &lt;/tr&gt;</text:p>
            <text:p>                                                                    &lt;tr&gt;</text:p>
            <text:p>                                                        &lt;td class="label" rowspan="1"&gt;&lt;h3&gt;Type de Dalle&lt;/h3&gt;&lt;/td&gt;</text:p>
            <text:p>                                                                &lt;td class="checkbox"&gt;</text:p>
            <text:p>                            &lt;input type="checkbox" id="+fv1108-19963"/&gt;                            &lt;label for="+fv1108-19963"&gt;&lt;/label&gt;</text:p>
            <text:p>                            &lt;a href="#" rel="nofollow" data-decode="true" data-param-slug="informatique/ordinateur-portable/pc-portable" data-param-category-id="4265" data-param-filter-url="+fv1108-19963" data-route="listing_page_filtered_fr" target="_blank"&gt;</text:p>
            <text:p>                                                                                                Dalle OLED                                                                &lt;/a&gt;                        &lt;/td&gt;</text:p>
            <text:p>                    &lt;/tr&gt;</text:p>
            <text:p>                                                                    &lt;tr&gt;</text:p>
            <text:p>                                                        &lt;td class="label" rowspan="1"&gt;&lt;h3&gt;Type d&amp;#039;écran&lt;/h3&gt;&lt;/td&gt;</text:p>
            <text:p>                                                                &lt;td class="checkbox"&gt;</text:p>
            <text:p>                            &lt;input type="checkbox" id="+fv553-11898"/&gt;                            &lt;label for="+fv553-11898"&gt;&lt;/label&gt;</text:p>
            <text:p>                            &lt;a href="/informatique/ordinateur-portable/pc-portable/c4265/+fv553-11898.html" target="_blank"&gt;</text:p>
            <text:p>                                                                                                OLED                                                                &lt;/a&gt;                        &lt;/td&gt;</text:p>
            <text:p>                    &lt;/tr&gt;</text:p>
            <text:p>                                                                    &lt;tr&gt;</text:p>
            <text:p>                                                        &lt;td class="label" rowspan="1"&gt;&lt;h3&gt;Taille de l&amp;#039;écran&lt;/h3&gt;&lt;/td&gt;</text:p>
            <text:p>                                                                &lt;td class="checkbox"&gt;</text:p>
            <text:p>                            &lt;input type="checkbox" id="+fi106-l13h14"/&gt;                            &lt;label for="+fi106-l13h14"&gt;&lt;/label&gt;</text:p>
            <text:p>                            &lt;a href="#" rel="nofollow" data-decode="true" data-param-slug="informatique/ordinateur-portable/pc-portable" data-param-category-id="4265" data-param-filter-url="+fi106-l13h14" data-route="listing_page_filtered_fr" target="_blank"&gt;</text:p>
            <text:p>                                                                                                13.3                                pouces                                &lt;/a&gt;                        &lt;/td&gt;</text:p>
            <text:p>                    &lt;/tr&gt;</text:p>
            <text:p>                                                                    &lt;tr&gt;</text:p>
            <text:p>                                                        &lt;td class="label" rowspan="1"&gt;&lt;h3&gt;Résolution Max&lt;/h3&gt;&lt;/td&gt;</text:p>
            <text:p>                                                                &lt;td class="checkbox"&gt;</text:p>
            <text:p>                            &lt;input type="checkbox" id="+fv398-1500"/&gt;                            &lt;label for="+fv398-1500"&gt;&lt;/label&gt;</text:p>
            <text:p>                            &lt;a href="/informatique/ordinateur-portable/pc-portable/c4265/+fv398-1500.html" target="_blank"&gt;</text:p>
            <text:p>                                                                                                1920 x 1080 pixels                                                                &lt;/a&gt;                        &lt;/td&gt;</text:p>
            <text:p>                    &lt;/tr&gt;</text:p>
            <text:p>                                                                    &lt;tr&gt;</text:p>
            <text:p>                                                        &lt;td class="label" rowspan="1"&gt;&lt;h3&gt;Format de l&amp;#039;écran&lt;/h3&gt;&lt;/td&gt;</text:p>
            <text:p>                                                                &lt;td class="checkbox"&gt;</text:p>
            <text:p>                            &lt;input type="checkbox" id="+fv397-1196"/&gt;                            &lt;label for="+fv397-1196"&gt;&lt;/label&gt;</text:p>
            <text:p>                            &lt;a href="/informatique/ordinateur-portable/pc-portable/c4265/+fv397-1196.html" target="_blank"&gt;</text:p>
            <text:p>                                                                                                16/9                                                                &lt;/a&gt;                        &lt;/td&gt;</text:p>
            <text:p>                    &lt;/tr&gt;</text:p>
            <text:p>                                                                    &lt;tr&gt;</text:p>
            <text:p>                                                        &lt;td class="label" rowspan="1"&gt;&lt;h3&gt;Ecran large&lt;/h3&gt;&lt;/td&gt;</text:p>
            <text:p>                                                                &lt;td class="checkbox"&gt;</text:p>
            <text:p>                            &lt;input type="checkbox" id="+fc597-1"/&gt;                            &lt;label for="+fc597-1"&gt;&lt;/label&gt;</text:p>
            <text:p>                            &lt;a href="/informatique/ordinateur-portable/pc-portable/c4265/+fc597-1.html" target="_blank"&gt;</text:p>
            <text:p>                                                                                                Oui                                                                &lt;/a&gt;                        &lt;/td&gt;</text:p>
            <text:p>                    &lt;/tr&gt;</text:p>
            <text:p>                                                                    &lt;tr&gt;</text:p>
            <text:p>                                                        &lt;td class="label" rowspan="1"&gt;&lt;h3&gt;Dalle mate/antireflets&lt;/h3&gt;&lt;/td&gt;</text:p>
            <text:p>                                                                &lt;td class="checkbox"&gt;</text:p>
            <text:p>                            &lt;input type="checkbox" id="+fc1916-0"/&gt;                            &lt;label for="+fc1916-0"&gt;&lt;/label&gt;</text:p>
            <text:p>                            &lt;a href="#" rel="nofollow" data-decode="true" data-param-slug="informatique/ordinateur-portable/pc-portable" data-param-category-id="4265" data-param-filter-url="+fc1916-0" data-route="listing_page_filtered_fr" target="_blank"&gt;</text:p>
            <text:p>                                                                                                Non                                                                &lt;/a&gt;                        &lt;/td&gt;</text:p>
            <text:p>                    &lt;/tr&gt;</text:p>
            <text:p>                                                                    &lt;tr&gt;</text:p>
            <text:p>                                                        &lt;td class="label" rowspan="1"&gt;&lt;h3&gt;Dalle brillante&lt;/h3&gt;&lt;/td&gt;</text:p>
            <text:p>                                                                &lt;td class="checkbox"&gt;</text:p>
            <text:p>                            &lt;input type="checkbox" id="+fc418-1"/&gt;                            &lt;label for="+fc418-1"&gt;&lt;/label&gt;</text:p>
            <text:p>                            &lt;a href="/informatique/ordinateur-portable/pc-portable/c4265/+fc418-1.html" target="_blank"&gt;</text:p>
            <text:p>                                                                                                Oui                                                                &lt;/a&gt;                        &lt;/td&gt;</text:p>
            <text:p>                    &lt;/tr&gt;</text:p>
            <text:p>                                                                    &lt;tr&gt;</text:p>
            <text:p>                                                        &lt;td class="label" rowspan="1"&gt;&lt;h3&gt;NVIDIA G-SYNC&lt;/h3&gt;&lt;/td&gt;</text:p>
            <text:p>                                                                &lt;td class="checkbox"&gt;</text:p>
            <text:p>                            &lt;input type="checkbox" id="+fc2037-0"/&gt;                            &lt;label for="+fc2037-0"&gt;&lt;/label&gt;</text:p>
            <text:p>                            &lt;a href="#" rel="nofollow" data-decode="true" data-param-slug="informatique/ordinateur-portable/pc-portable" data-param-category-id="4265" data-param-filter-url="+fc2037-0" data-route="listing_page_filtered_fr" target="_blank"&gt;</text:p>
            <text:p>                                                                                                Non                                                                &lt;/a&gt;                        &lt;/td&gt;</text:p>
            <text:p>                    &lt;/tr&gt;</text:p>
            <text:p>                                                                    &lt;tr&gt;</text:p>
            <text:p>                                                        &lt;td class="label" rowspan="1"&gt;&lt;h3&gt;VR Ready (réalité virtuelle)&lt;/h3&gt;&lt;/td&gt;</text:p>
            <text:p>                                                                &lt;td class="checkbox"&gt;</text:p>
            <text:p>                            &lt;input type="checkbox" id="+fc2452-0"/&gt;                            &lt;label for="+fc2452-0"&gt;&lt;/label&gt;</text:p>
            <text:p>                            &lt;a href="#" rel="nofollow" data-decode="true" data-param-slug="informatique/ordinateur-portable/pc-portable" data-param-category-id="4265" data-param-filter-url="+fc2452-0" data-route="listing_page_filtered_fr" target="_blank"&gt;</text:p>
            <text:p>                                                                                                Non                                                                &lt;/a&gt;                        &lt;/td&gt;</text:p>
            <text:p>                    &lt;/tr&gt;</text:p>
            <text:p>                                                                    &lt;tr&gt;</text:p>
            <text:p>                                                        &lt;td class="label" rowspan="1"&gt;&lt;h3&gt;Taux de rafraîchissement&lt;/h3&gt;&lt;/td&gt;</text:p>
            <text:p>                                                                &lt;td class="checkbox"&gt;</text:p>
            <text:p>                            &lt;input type="checkbox" id="+fv2531-15317"/&gt;                            &lt;label for="+fv2531-15317"&gt;&lt;/label&gt;</text:p>
            <text:p>                            &lt;a href="#" rel="nofollow" data-decode="true" data-param-slug="informatique/ordinateur-portable/pc-portable" data-param-category-id="4265" data-param-filter-url="+fv2531-15317" data-route="listing_page_filtered_fr" target="_blank"&gt;</text:p>
            <text:p>                                                                                                60 Hz                                                                &lt;/a&gt;                        &lt;/td&gt;</text:p>
            <text:p>                    &lt;/tr&gt;</text:p>
            <text:p>                                                                    &lt;tr&gt;</text:p>
            <text:p>                                                        &lt;td class="label" rowspan="1"&gt;&lt;h3&gt;Luminosité&lt;/h3&gt;&lt;/td&gt;</text:p>
            <text:p>                                                                &lt;td class="checkbox"&gt;</text:p>
            <text:p>                            &lt;input type="checkbox" id="+fi557-l550h550"/&gt;                            &lt;label for="+fi557-l550h550"&gt;&lt;/label&gt;</text:p>
            <text:p>                            &lt;a href="#" rel="nofollow" data-decode="true" data-param-slug="informatique/ordinateur-portable/pc-portable" data-param-category-id="4265" data-param-filter-url="+fi557-l550h550" data-route="listing_page_filtered_fr" target="_blank"&gt;</text:p>
            <text:p>                                                                                                550                                nit(s)                                &lt;/a&gt;                        &lt;/td&gt;</text:p>
            <text:p>                    &lt;/tr&gt;</text:p>
            <text:p>                                                                                &lt;tr class="feature"&gt;</text:p>
            <text:p>                        &lt;td class="title" rowspan="9"&gt;&lt;h2&gt;Stockage&lt;/h2&gt;&lt;/td&gt;</text:p>
            <text:p>                                                                                &lt;td class="label" rowspan="1"&gt;&lt;h3&gt;Configuration disque(s)&lt;/h3&gt;&lt;/td&gt;</text:p>
            <text:p>                                                                &lt;td class="checkbox"&gt;</text:p>
            <text:p>                            &lt;input type="checkbox" id="+fv2557-15736"/&gt;                            &lt;label for="+fv2557-15736"&gt;&lt;/label&gt;</text:p>
            <text:p>                            &lt;a href="#" rel="nofollow" data-decode="true" data-param-slug="informatique/ordinateur-portable/pc-portable" data-param-category-id="4265" data-param-filter-url="+fv2557-15736" data-route="listing_page_filtered_fr" target="_blank"&gt;</text:p>
            <text:p>                                                                                                SSD 512 Go                                                                &lt;/a&gt;                        &lt;/td&gt;</text:p>
            <text:p>                    &lt;/tr&gt;</text:p>
            <text:p>                                                                    &lt;tr&gt;</text:p>
            <text:p>                                                        &lt;td class="label" rowspan="1"&gt;&lt;h3&gt;Disque dur&lt;/h3&gt;&lt;/td&gt;</text:p>
            <text:p>                                                                &lt;td class="checkbox"&gt;</text:p>
            <text:p>                            &lt;input type="checkbox" id="+fv374-7329"/&gt;                            &lt;label for="+fv374-7329"&gt;&lt;/label&gt;</text:p>
            <text:p>                            &lt;a href="/informatique/ordinateur-portable/pc-portable/c4265/+fv374-7329.html" target="_blank"&gt;</text:p>
            <text:p>                                                                                                SSD 512 Go                                                                &lt;/a&gt;                        &lt;/td&gt;</text:p>
            <text:p>                    &lt;/tr&gt;</text:p>
            <text:p>                                                                    &lt;tr&gt;</text:p>
            <text:p>                                                        &lt;td class="label" rowspan="1"&gt;&lt;h3&gt;Disque secondaire&lt;/h3&gt;&lt;/td&gt;</text:p>
            <text:p>                                                                &lt;td class="checkbox"&gt;</text:p>
            <text:p>                            &lt;input type="checkbox" id="+fv2559-15795"/&gt;                            &lt;label for="+fv2559-15795"&gt;&lt;/label&gt;</text:p>
            <text:p>                            &lt;a href="#" rel="nofollow" data-decode="true" data-param-slug="informatique/ordinateur-portable/pc-portable" data-param-category-id="4265" data-param-filter-url="+fv2559-15795" data-route="listing_page_filtered_fr" target="_blank"&gt;</text:p>
            <text:p>                                                                                                Sans disque secondaire                                                                &lt;/a&gt;                        &lt;/td&gt;</text:p>
            <text:p>                    &lt;/tr&gt;</text:p>
            <text:p>                                                                    &lt;tr&gt;</text:p>
            <text:p>                                                        &lt;td class="label" rowspan="1"&gt;&lt;h3&gt;Type de Disque&lt;/h3&gt;&lt;/td&gt;</text:p>
            <text:p>                                                                &lt;td class="checkbox"&gt;</text:p>
            <text:p>                            &lt;input type="checkbox" id="+fv892-5090"/&gt;                            &lt;label for="+fv892-5090"&gt;&lt;/label&gt;</text:p>
            <text:p>                            &lt;a href="/informatique/ordinateur-portable/pc-portable/c4265/+fv892-5090.html" target="_blank"&gt;</text:p>
            <text:p>                                                                                                SSD (Solid State Drive)                                                                &lt;/a&gt;                        &lt;/td&gt;</text:p>
            <text:p>                    &lt;/tr&gt;</text:p>
            <text:p>                                                                    &lt;tr&gt;</text:p>
            <text:p>                                                        &lt;td class="label" rowspan="1"&gt;&lt;h3&gt;Interface du disque dur&lt;/h3&gt;&lt;/td&gt;</text:p>
            <text:p>                                                                &lt;td class="checkbox"&gt;</text:p>
            <text:p>                            &lt;input type="checkbox" id="+fv1193-10863"/&gt;                            &lt;label for="+fv1193-10863"&gt;&lt;/label&gt;</text:p>
            <text:p>                            &lt;a href="#" rel="nofollow" data-decode="true" data-param-slug="informatique/ordinateur-portable/pc-portable" data-param-category-id="4265" data-param-filter-url="+fv1193-10863" data-route="listing_page_filtered_fr" target="_blank"&gt;</text:p>
            <text:p>                                                                                                M.2 - PCI-E                                                                &lt;/a&gt;                        &lt;/td&gt;</text:p>
            <text:p>                    &lt;/tr&gt;</text:p>
            <text:p>                                                                    &lt;tr&gt;</text:p>
            <text:p>                                                        &lt;td class="label" rowspan="1"&gt;&lt;h3&gt;Nombre de disques&lt;/h3&gt;&lt;/td&gt;</text:p>
            <text:p>                                                                &lt;td class="checkbox"&gt;</text:p>
            <text:p>                            &lt;input type="checkbox" id="+fi785-l1h1"/&gt;                            &lt;label for="+fi785-l1h1"&gt;&lt;/label&gt;</text:p>
            <text:p>                            &lt;a href="#" rel="nofollow" data-decode="true" data-param-slug="informatique/ordinateur-portable/pc-portable" data-param-category-id="4265" data-param-filter-url="+fi785-l1h1" data-route="listing_page_filtered_fr" target="_blank"&gt;</text:p>
            <text:p>                                                                                                1                                                                &lt;/a&gt;                        &lt;/td&gt;</text:p>
            <text:p>                    &lt;/tr&gt;</text:p>
            <text:p>                                                                    &lt;tr&gt;</text:p>
            <text:p>                                                        &lt;td class="label" rowspan="1"&gt;&lt;h3&gt;Nombre de disques max&lt;/h3&gt;&lt;/td&gt;</text:p>
            <text:p>                                                                &lt;td class="checkbox"&gt;</text:p>
            <text:p>                            &lt;input type="checkbox" id="+fi786-l1h1"/&gt;                            &lt;label for="+fi786-l1h1"&gt;&lt;/label&gt;</text:p>
            <text:p>                            &lt;a href="#" rel="nofollow" data-decode="true" data-param-slug="informatique/ordinateur-portable/pc-portable" data-param-category-id="4265" data-param-filter-url="+fi786-l1h1" data-route="listing_page_filtered_fr" target="_blank"&gt;</text:p>
            <text:p>                                                                                                1                                                                &lt;/a&gt;                        &lt;/td&gt;</text:p>
            <text:p>                    &lt;/tr&gt;</text:p>
            <text:p>                                                                    &lt;tr&gt;</text:p>
            <text:p>                                                        &lt;td class="label" rowspan="1"&gt;&lt;h3&gt;Lecteur Optique&lt;/h3&gt;&lt;/td&gt;</text:p>
            <text:p>                                                                &lt;td class="checkbox"&gt;</text:p>
            <text:p>                            &lt;input type="checkbox" id="+fv612-1774"/&gt;                            &lt;label for="+fv612-1774"&gt;&lt;/label&gt;</text:p>
            <text:p>                            &lt;a href="#" rel="nofollow" data-decode="true" data-param-slug="informatique/ordinateur-portable/pc-portable" data-param-category-id="4265" data-param-filter-url="+fv612-1774" data-route="listing_page_filtered_fr" target="_blank"&gt;</text:p>
            <text:p>                                                                                                Aucun                                                                &lt;/a&gt;                        &lt;/td&gt;</text:p>
            <text:p>                    &lt;/tr&gt;</text:p>
            <text:p>                                                                    &lt;tr&gt;</text:p>
            <text:p>                                                        &lt;td class="label" rowspan="1"&gt;&lt;h3&gt;Lecteur de cartes&lt;/h3&gt;&lt;/td&gt;</text:p>
            <text:p>                                                                &lt;td class="checkbox"&gt;</text:p>
            <text:p>                            &lt;input type="checkbox" id="+fv290-1411"/&gt;                            &lt;label for="+fv290-1411"&gt;&lt;/label&gt;</text:p>
            <text:p>                            &lt;a href="#" rel="nofollow" data-decode="true" data-param-slug="informatique/ordinateur-portable/pc-portable" data-param-category-id="4265" data-param-filter-url="+fv290-1411" data-route="listing_page_filtered_fr" target="_blank"&gt;</text:p>
            <text:p>                                                                                                micro SD                                                                &lt;/a&gt;                        &lt;/td&gt;</text:p>
            <text:p>                    &lt;/tr&gt;</text:p>
            <text:p>                                                                                &lt;tr class="feature"&gt;</text:p>
            <text:p>                        &lt;td class="title" rowspan="4"&gt;&lt;h2&gt;Communication&lt;/h2&gt;&lt;/td&gt;</text:p>
            <text:p>                                                                                &lt;td class="label" rowspan="1"&gt;&lt;h3&gt;Norme(s) réseau sans-fil&lt;/h3&gt;&lt;/td&gt;</text:p>
            <text:p>                                                                &lt;td class="checkbox"&gt;</text:p>
            <text:p>                            &lt;input type="checkbox" id="+fv401-16982"/&gt;                            &lt;label for="+fv401-16982"&gt;&lt;/label&gt;</text:p>
            <text:p>                            &lt;a href="#" rel="nofollow" data-decode="true" data-param-slug="informatique/ordinateur-portable/pc-portable" data-param-category-id="4265" data-param-filter-url="+fv401-16982" data-route="listing_page_filtered_fr" target="_blank"&gt;</text:p>
            <text:p>                                                                                                Wi-Fi 6 AX                                                                &lt;/a&gt;                        &lt;/td&gt;</text:p>
            <text:p>                    &lt;/tr&gt;</text:p>
            <text:p>                                                                    &lt;tr&gt;</text:p>
            <text:p>                                                        &lt;td class="label" rowspan="1"&gt;&lt;h3&gt;Technologie Bluetooth&lt;/h3&gt;&lt;/td&gt;</text:p>
            <text:p>                                                                &lt;td class="checkbox"&gt;</text:p>
            <text:p>                            &lt;input type="checkbox" id="+fv408-19293"/&gt;                            &lt;label for="+fv408-19293"&gt;&lt;/label&gt;</text:p>
            <text:p>                            &lt;a href="#" rel="nofollow" data-decode="true" data-param-slug="informatique/ordinateur-portable/pc-portable" data-param-category-id="4265" data-param-filter-url="+fv408-19293" data-route="listing_page_filtered_fr" target="_blank"&gt;</text:p>
            <text:p>                                                                                                Bluetooth 5.2                                                                &lt;/a&gt;                        &lt;/td&gt;</text:p>
            <text:p>                    &lt;/tr&gt;</text:p>
            <text:p>                                                                    &lt;tr&gt;</text:p>
            <text:p>                                                        &lt;td class="label" rowspan="1"&gt;&lt;h3&gt;Technologie Intel vPro&lt;/h3&gt;&lt;/td&gt;</text:p>
            <text:p>                                                                &lt;td class="checkbox"&gt;</text:p>
            <text:p>                            &lt;input type="checkbox" id="+fc2747-0"/&gt;                            &lt;label for="+fc2747-0"&gt;&lt;/label&gt;</text:p>
            <text:p>                            &lt;a href="#" rel="nofollow" data-decode="true" data-param-slug="informatique/ordinateur-portable/pc-portable" data-param-category-id="4265" data-param-filter-url="+fc2747-0" data-route="listing_page_filtered_fr" target="_blank"&gt;</text:p>
            <text:p>                                                                                                Non                                                                &lt;/a&gt;                        &lt;/td&gt;</text:p>
            <text:p>                    &lt;/tr&gt;</text:p>
            <text:p>                                                                    &lt;tr&gt;</text:p>
            <text:p>                                                        &lt;td class="label" rowspan="1"&gt;&lt;h3&gt;Sans-fil&lt;/h3&gt;&lt;/td&gt;</text:p>
            <text:p>                                                                &lt;td class="checkbox"&gt;</text:p>
            <text:p>                            &lt;input type="checkbox" id="+fc194-1"/&gt;                            &lt;label for="+fc194-1"&gt;&lt;/label&gt;</text:p>
            <text:p>                            &lt;a href="/informatique/ordinateur-portable/pc-portable/c4265/+fc194-1.html" target="_blank"&gt;</text:p>
            <text:p>                                                                                                Oui                                                                &lt;/a&gt;                        &lt;/td&gt;</text:p>
            <text:p>                    &lt;/tr&gt;</text:p>
            <text:p>                                                                                &lt;tr class="feature"&gt;</text:p>
            <text:p>                        &lt;td class="title" rowspan="2"&gt;&lt;h2&gt;Multimédia&lt;/h2&gt;&lt;/td&gt;</text:p>
            <text:p>                                                                                &lt;td class="label" rowspan="1"&gt;&lt;h3&gt;Webcam&lt;/h3&gt;&lt;/td&gt;</text:p>
            <text:p>                                                                &lt;td class="checkbox"&gt;</text:p>
            <text:p>                            &lt;input type="checkbox" id="+fc406-1"/&gt;                            &lt;label for="+fc406-1"&gt;&lt;/label&gt;</text:p>
            <text:p>                            &lt;a href="/informatique/ordinateur-portable/pc-portable/c4265/+fc406-1.html" target="_blank"&gt;</text:p>
            <text:p>                                                                                                Oui                                                                &lt;/a&gt;                        &lt;/td&gt;</text:p>
            <text:p>                    &lt;/tr&gt;</text:p>
            <text:p>                                                                    &lt;tr&gt;</text:p>
            <text:p>                                                        &lt;td class="label" rowspan="1"&gt;&lt;h3&gt;Type de H.P&lt;/h3&gt;&lt;/td&gt;</text:p>
            <text:p>                                                                &lt;td class="checkbox"&gt;</text:p>
            <text:p>                            &lt;input type="checkbox" id="+fv412-1158"/&gt;                            &lt;label for="+fv412-1158"&gt;&lt;/label&gt;</text:p>
            <text:p>                            &lt;a href="#" rel="nofollow" data-decode="true" data-param-slug="informatique/ordinateur-portable/pc-portable" data-param-category-id="4265" data-param-filter-url="+fv412-1158" data-route="listing_page_filtered_fr" target="_blank"&gt;</text:p>
            <text:p>                                                                                                Intégrés                                                                &lt;/a&gt;                        &lt;/td&gt;</text:p>
            <text:p>                    &lt;/tr&gt;</text:p>
            <text:p>                                                                                &lt;tr class="feature"&gt;</text:p>
            <text:p>                        &lt;td class="title" rowspan="9"&gt;&lt;h2&gt;Equipement&lt;/h2&gt;&lt;/td&gt;</text:p>
            <text:p>                                                                                &lt;td class="label" rowspan="1"&gt;&lt;h3&gt;Type d&amp;#039;activités&lt;/h3&gt;&lt;/td&gt;</text:p>
            <text:p>                                                                &lt;td class="checkbox"&gt;</text:p>
            <text:p>                            &lt;input type="checkbox" id="+fv417-16678"/&gt;                            &lt;label for="+fv417-16678"&gt;&lt;/label&gt;</text:p>
            <text:p>                            &lt;a href="/informatique/ordinateur-portable/pc-portable/c4265/+fv417-16678.html" target="_blank"&gt;</text:p>
            <text:p>                                                                                                Professionnel                                                                &lt;/a&gt;                        &lt;/td&gt;</text:p>
            <text:p>                    &lt;/tr&gt;</text:p>
            <text:p>                                                                    &lt;tr&gt;</text:p>
            <text:p>                                                        &lt;td class="label" rowspan="1"&gt;&lt;h3&gt;Intel Evo&lt;/h3&gt;&lt;/td&gt;</text:p>
            <text:p>                                                                &lt;td class="checkbox"&gt;</text:p>
            <text:p>                            &lt;input type="checkbox" id="+fc2858-1"/&gt;                            &lt;label for="+fc2858-1"&gt;&lt;/label&gt;</text:p>
            <text:p>                            &lt;a href="/informatique/ordinateur-portable/pc-portable/c4265/+fc2858-1.html" target="_blank"&gt;</text:p>
            <text:p>                                                                                                Oui                                                                &lt;/a&gt;                        &lt;/td&gt;</text:p>
            <text:p>                    &lt;/tr&gt;</text:p>
            <text:p>                                                                    &lt;tr&gt;</text:p>
            <text:p>                                                        &lt;td class="label" rowspan="1"&gt;&lt;h3&gt;Norme du clavier&lt;/h3&gt;&lt;/td&gt;</text:p>
            <text:p>                                                                &lt;td class="checkbox"&gt;</text:p>
            <text:p>                            &lt;input type="checkbox" id="+fv217-911"/&gt;                            &lt;label for="+fv217-911"&gt;&lt;/label&gt;</text:p>
            <text:p>                            &lt;a href="/informatique/ordinateur-portable/pc-portable/c4265/+fv217-911.html" target="_blank"&gt;</text:p>
            <text:p>                                                                                                AZERTY                                                                &lt;/a&gt;                        &lt;/td&gt;</text:p>
            <text:p>                    &lt;/tr&gt;</text:p>
            <text:p>                                                                    &lt;tr&gt;</text:p>
            <text:p>                                                        &lt;td class="label" rowspan="1"&gt;&lt;h3&gt;Localisation&lt;/h3&gt;&lt;/td&gt;</text:p>
            <text:p>                                                                &lt;td class="checkbox"&gt;</text:p>
            <text:p>                            &lt;input type="checkbox" id="+fv216-912"/&gt;                            &lt;label for="+fv216-912"&gt;&lt;/label&gt;</text:p>
            <text:p>                            &lt;a href="#" rel="nofollow" data-decode="true" data-param-slug="informatique/ordinateur-portable/pc-portable" data-param-category-id="4265" data-param-filter-url="+fv216-912" data-route="listing_page_filtered_fr" target="_blank"&gt;</text:p>
            <text:p>                                                                                                Français                                                                &lt;/a&gt;                        &lt;/td&gt;</text:p>
            <text:p>                    &lt;/tr&gt;</text:p>
            <text:p>                                                                    &lt;tr&gt;</text:p>
            <text:p>                                                        &lt;td class="label" rowspan="1"&gt;&lt;h3&gt;Clavier rétroéclairé&lt;/h3&gt;&lt;/td&gt;</text:p>
            <text:p>                                                                &lt;td class="checkbox"&gt;</text:p>
            <text:p>                            &lt;input type="checkbox" id="+fc1011-1"/&gt;                            &lt;label for="+fc1011-1"&gt;&lt;/label&gt;</text:p>
            <text:p>                            &lt;a href="/informatique/ordinateur-portable/pc-portable/c4265/+fc1011-1.html" target="_blank"&gt;</text:p>
            <text:p>                                                                                                Oui                                                                &lt;/a&gt;                        &lt;/td&gt;</text:p>
            <text:p>                    &lt;/tr&gt;</text:p>
            <text:p>                                                                    &lt;tr&gt;</text:p>
            <text:p>                                                        &lt;td class="label" rowspan="1"&gt;&lt;h3&gt;Clavier RGB&lt;/h3&gt;&lt;/td&gt;</text:p>
            <text:p>                                                                &lt;td class="checkbox"&gt;</text:p>
            <text:p>                            &lt;input type="checkbox" id="+fc2665-0"/&gt;                            &lt;label for="+fc2665-0"&gt;&lt;/label&gt;</text:p>
            <text:p>                            &lt;a href="#" rel="nofollow" data-decode="true" data-param-slug="informatique/ordinateur-portable/pc-portable" data-param-category-id="4265" data-param-filter-url="+fc2665-0" data-route="listing_page_filtered_fr" target="_blank"&gt;</text:p>
            <text:p>                                                                                                Non                                                                &lt;/a&gt;                        &lt;/td&gt;</text:p>
            <text:p>                    &lt;/tr&gt;</text:p>
            <text:p>                                                                    &lt;tr&gt;</text:p>
            <text:p>                                                        &lt;td class="label" rowspan="1"&gt;&lt;h3&gt;Pavé numérique&lt;/h3&gt;&lt;/td&gt;</text:p>
            <text:p>                                                                &lt;td class="checkbox"&gt;</text:p>
            <text:p>                            &lt;input type="checkbox" id="+fc410-1"/&gt;                            &lt;label for="+fc410-1"&gt;&lt;/label&gt;</text:p>
            <text:p>                            &lt;a href="/informatique/ordinateur-portable/pc-portable/c4265/+fc410-1.html" target="_blank"&gt;</text:p>
            <text:p>                                                                                                Oui                                                                &lt;/a&gt;                        &lt;/td&gt;</text:p>
            <text:p>                    &lt;/tr&gt;</text:p>
            <text:p>                                                                    &lt;tr&gt;</text:p>
            <text:p>                                                        &lt;td class="label" rowspan="1"&gt;&lt;h3&gt;Lecteur biométrique&lt;/h3&gt;&lt;/td&gt;</text:p>
            <text:p>                                                                &lt;td class="checkbox"&gt;</text:p>
            <text:p>                            &lt;input type="checkbox" id="+fc409-0"/&gt;                            &lt;label for="+fc409-0"&gt;&lt;/label&gt;</text:p>
            <text:p>                            &lt;a href="#" rel="nofollow" data-decode="true" data-param-slug="informatique/ordinateur-portable/pc-portable" data-param-category-id="4265" data-param-filter-url="+fc409-0" data-route="listing_page_filtered_fr" target="_blank"&gt;</text:p>
            <text:p>                                                                                                Non                                                                &lt;/a&gt;                        &lt;/td&gt;</text:p>
            <text:p>                    &lt;/tr&gt;</text:p>
            <text:p>                                                                    &lt;tr&gt;</text:p>
            <text:p>                                                        &lt;td class="label" rowspan="1"&gt;&lt;h3&gt;Office fourni&lt;/h3&gt;&lt;/td&gt;</text:p>
            <text:p>                                                                &lt;td class="checkbox"&gt;</text:p>
            <text:p>                            &lt;input type="checkbox" id="+fv1474-8173"/&gt;                            &lt;label for="+fv1474-8173"&gt;&lt;/label&gt;</text:p>
            <text:p>                            &lt;a href="/informatique/ordinateur-portable/pc-portable/c4265/+fv1474-8173.html" target="_blank"&gt;</text:p>
            <text:p>                                                                                                Non                                                                &lt;/a&gt;                        &lt;/td&gt;</text:p>
            <text:p>                    &lt;/tr&gt;</text:p>
            <text:p>                                                                                &lt;tr class="feature"&gt;</text:p>
            <text:p>                        &lt;td class="title" rowspan="3"&gt;&lt;h2&gt;Connectique&lt;/h2&gt;&lt;/td&gt;</text:p>
            <text:p>                                                                                &lt;td class="label" rowspan="3"&gt;&lt;h3&gt;Connecteur(s) disponible(s)&lt;/h3&gt;&lt;/td&gt;</text:p>
            <text:p>                                                                &lt;td class="checkbox"&gt;</text:p>
            <text:p>                            &lt;input type="checkbox" id="+fv405-19289"/&gt;                            &lt;label for="+fv405-19289"&gt;&lt;/label&gt;</text:p>
            <text:p>                            2 X                                                                                                                                                                                                                         &lt;a href="#" rel="nofollow" data-decode="true" data-param-slug="informatique/ordinateur-portable/pc-portable" data-param-category-id="4265" data-param-filter-url="+fv405-19289" data-route="listing_page_filtered_fr" target="_blank"&gt;</text:p>
            <text:p>                                                                                                Thunderbolt 4/USB-C                                                                &lt;/a&gt;                        &lt;/td&gt;</text:p>
            <text:p>                    &lt;/tr&gt;</text:p>
            <text:p>                                                &lt;tr&gt;</text:p>
            <text:p>                                                        &lt;td class="checkbox"&gt;</text:p>
            <text:p>                            &lt;input type="checkbox" id="+fv405-17655"/&gt;                            &lt;label for="+fv405-17655"&gt;&lt;/label&gt;</text:p>
            <text:p>                            1 X                                                                                                                                                                                                                         &lt;a href="#" rel="nofollow" data-decode="true" data-param-slug="informatique/ordinateur-portable/pc-portable" data-param-category-id="4265" data-param-filter-url="+fv405-17655" data-route="listing_page_filtered_fr" target="_blank"&gt;</text:p>
            <text:p>                                                                                                HDMI 2.1 Femelle                                                                &lt;/a&gt;                        &lt;/td&gt;</text:p>
            <text:p>                    &lt;/tr&gt;</text:p>
            <text:p>                                                &lt;tr&gt;</text:p>
            <text:p>                                                        &lt;td class="checkbox"&gt;</text:p>
            <text:p>                            &lt;input type="checkbox" id="+fv405-6027"/&gt;                            &lt;label for="+fv405-6027"&gt;&lt;/label&gt;</text:p>
            <text:p>                            1 X                                                                                                                                                                                                                         &lt;a href="#" rel="nofollow" data-decode="true" data-param-slug="informatique/ordinateur-portable/pc-portable" data-param-category-id="4265" data-param-filter-url="+fv405-6027" data-route="listing_page_filtered_fr" target="_blank"&gt;</text:p>
            <text:p>                                                                                                USB 3.0                                                                &lt;/a&gt;                        &lt;/td&gt;</text:p>
            <text:p>                    &lt;/tr&gt;</text:p>
            <text:p>                                                                                &lt;tr class="feature"&gt;</text:p>
            <text:p>                        &lt;td class="title" rowspan="12"&gt;&lt;h2&gt;Caractéristiques physiques&lt;/h2&gt;&lt;/td&gt;</text:p>
            <text:p>                                                                                &lt;td class="label" rowspan="1"&gt;&lt;h3&gt;Couleur&lt;/h3&gt;&lt;/td&gt;</text:p>
            <text:p>                                                                &lt;td class="checkbox"&gt;</text:p>
            <text:p>                            &lt;input type="checkbox" id="+fv70-47"/&gt;                            &lt;label for="+fv70-47"&gt;&lt;/label&gt;</text:p>
            <text:p>                            &lt;a href="#" rel="nofollow" data-decode="true" data-param-slug="informatique/ordinateur-portable/pc-portable" data-param-category-id="4265" data-param-filter-url="+fv70-47" data-route="listing_page_filtered_fr" target="_blank"&gt;</text:p>
            <text:p>                                                                                                Gris                                                                &lt;/a&gt;                        &lt;/td&gt;</text:p>
            <text:p>                    &lt;/tr&gt;</text:p>
            <text:p>                                                                    &lt;tr&gt;</text:p>
            <text:p>                                                        &lt;td class="label" rowspan="1"&gt;&lt;h3&gt;Profondeur&lt;/h3&gt;&lt;/td&gt;</text:p>
            <text:p>                                                                &lt;td class="checkbox"&gt;</text:p>
            <text:p>                            &lt;input type="checkbox" id="+fi264-l203h203"/&gt;                            &lt;label for="+fi264-l203h203"&gt;&lt;/label&gt;</text:p>
            <text:p>                            &lt;a href="#" rel="nofollow" data-decode="true" data-param-slug="informatique/ordinateur-portable/pc-portable" data-param-category-id="4265" data-param-filter-url="+fi264-l203h203" data-route="listing_page_filtered_fr" target="_blank"&gt;</text:p>
            <text:p>                                                                                                203                                mm                                &lt;/a&gt;                        &lt;/td&gt;</text:p>
            <text:p>                    &lt;/tr&gt;</text:p>
            <text:p>                                                                    &lt;tr&gt;</text:p>
            <text:p>                                                        &lt;td class="label" rowspan="1"&gt;&lt;h3&gt;Largeur&lt;/h3&gt;&lt;/td&gt;</text:p>
            <text:p>                                                                &lt;td class="checkbox"&gt;</text:p>
            <text:p>                            &lt;input type="checkbox" id="+fi263-l304h305"/&gt;                            &lt;label for="+fi263-l304h305"&gt;&lt;/label&gt;</text:p>
            <text:p>                            &lt;a href="#" rel="nofollow" data-decode="true" data-param-slug="informatique/ordinateur-portable/pc-portable" data-param-category-id="4265" data-param-filter-url="+fi263-l304h305" data-route="listing_page_filtered_fr" target="_blank"&gt;</text:p>
            <text:p>                                                                                                304.2                                mm                                &lt;/a&gt;                        &lt;/td&gt;</text:p>
            <text:p>                    &lt;/tr&gt;</text:p>
            <text:p>                                                                    &lt;tr&gt;</text:p>
            <text:p>                                                        &lt;td class="label" rowspan="1"&gt;&lt;h3&gt;Epaisseur&lt;/h3&gt;&lt;/td&gt;</text:p>
            <text:p>                                                                &lt;td class="checkbox"&gt;</text:p>
            <text:p>                            &lt;input type="checkbox" id="+fi382-l13h14"/&gt;                            &lt;label for="+fi382-l13h14"&gt;&lt;/label&gt;</text:p>
            <text:p>                            &lt;a href="#" rel="nofollow" data-decode="true" data-param-slug="informatique/ordinateur-portable/pc-portable" data-param-category-id="4265" data-param-filter-url="+fi382-l13h14" data-route="listing_page_filtered_fr" target="_blank"&gt;</text:p>
            <text:p>                                                                                                13.9                                mm                                &lt;/a&gt;                        &lt;/td&gt;</text:p>
            <text:p>                    &lt;/tr&gt;</text:p>
            <text:p>                                                                    &lt;tr&gt;</text:p>
            <text:p>                                                        &lt;td class="label" rowspan="1"&gt;&lt;h3&gt;Poids&lt;/h3&gt;&lt;/td&gt;</text:p>
            <text:p>                                                                &lt;td class="checkbox"&gt;</text:p>
            <text:p>                            &lt;input type="checkbox" id="+fi416-l1140h1140"/&gt;                            &lt;label for="+fi416-l1140h1140"&gt;&lt;/label&gt;</text:p>
            <text:p>                            &lt;a href="#" rel="nofollow" data-decode="true" data-param-slug="informatique/ordinateur-portable/pc-portable" data-param-category-id="4265" data-param-filter-url="+fi416-l1140h1140" data-route="listing_page_filtered_fr" target="_blank"&gt;</text:p>
            <text:p>                                                                                                1.14                                kg                                &lt;/a&gt;                        &lt;/td&gt;</text:p>
            <text:p>                    &lt;/tr&gt;</text:p>
            <text:p>                                                                    &lt;tr&gt;</text:p>
            <text:p>                                                        &lt;td class="label" rowspan="1"&gt;&lt;h3&gt;Gamme&lt;/h3&gt;&lt;/td&gt;</text:p>
            <text:p>                                                                &lt;td class="checkbox"&gt;</text:p>
            <text:p>                            &lt;input type="checkbox" id="+fv2622-16869"/&gt;                            &lt;label for="+fv2622-16869"&gt;&lt;/label&gt;</text:p>
            <text:p>                            &lt;a href="/informatique/ordinateur-portable/pc-portable/c4265/+fv2622-16869.html" target="_blank"&gt;</text:p>
            <text:p>                                                                                                ASUS Zenbook                                                                &lt;/a&gt;                        &lt;/td&gt;</text:p>
            <text:p>                    &lt;/tr&gt;</text:p>
            <text:p>                                                                    &lt;tr&gt;</text:p>
            <text:p>                                                        &lt;td class="label" rowspan="1"&gt;&lt;h3&gt;Ultrabook&lt;/h3&gt;&lt;/td&gt;</text:p>
            <text:p>                                                                &lt;td class="checkbox"&gt;</text:p>
            <text:p>                            &lt;input type="checkbox" id="+fc1446-1"/&gt;                            &lt;label for="+fc1446-1"&gt;&lt;/label&gt;</text:p>
            <text:p>                            &lt;a href="/informatique/ordinateur-portable/pc-portable/c4265/+fc1446-1.html" target="_blank"&gt;</text:p>
            <text:p>                                                                                                Oui                                                                &lt;/a&gt;                        &lt;/td&gt;</text:p>
            <text:p>                    &lt;/tr&gt;</text:p>
            <text:p>                                                                    &lt;tr&gt;</text:p>
            <text:p>                                                        &lt;td class="label" rowspan="1"&gt;&lt;h3&gt;Hybride / Convertible&lt;/h3&gt;&lt;/td&gt;</text:p>
            <text:p>                                                                &lt;td class="checkbox"&gt;</text:p>
            <text:p>                            &lt;input type="checkbox" id="+fc2574-0"/&gt;                            &lt;label for="+fc2574-0"&gt;&lt;/label&gt;</text:p>
            <text:p>                            &lt;a href="#" rel="nofollow" data-decode="true" data-param-slug="informatique/ordinateur-portable/pc-portable" data-param-category-id="4265" data-param-filter-url="+fc2574-0" data-route="listing_page_filtered_fr" target="_blank"&gt;</text:p>
            <text:p>                                                                                                Non                                                                &lt;/a&gt;                        &lt;/td&gt;</text:p>
            <text:p>                    &lt;/tr&gt;</text:p>
            <text:p>                                                                    &lt;tr&gt;</text:p>
            <text:p>                                                        &lt;td class="label" rowspan="1"&gt;&lt;h3&gt;DAS tronc&lt;/h3&gt;&lt;/td&gt;</text:p>
            <text:p>                                                                &lt;td class="checkbox"&gt;</text:p>
            <text:p>                            &lt;input type="checkbox" id="+fi2773-l0h1"/&gt;                            &lt;label for="+fi2773-l0h1"&gt;&lt;/label&gt;</text:p>
            <text:p>                            &lt;a href="#" rel="nofollow" data-decode="true" data-param-slug="informatique/ordinateur-portable/pc-portable" data-param-category-id="4265" data-param-filter-url="+fi2773-l0h1" data-route="listing_page_filtered_fr" target="_blank"&gt;</text:p>
            <text:p>                                                                                                0.315                                W/kg                                &lt;/a&gt;                        &lt;/td&gt;</text:p>
            <text:p>                    &lt;/tr&gt;</text:p>
            <text:p>                                                                    &lt;tr&gt;</text:p>
            <text:p>                                                        &lt;td class="label" rowspan="1"&gt;&lt;h3&gt;DAS membres&lt;/h3&gt;&lt;/td&gt;</text:p>
            <text:p>                                                                &lt;td class="checkbox"&gt;</text:p>
            <text:p>                            &lt;input type="checkbox" id="+fi2774-l0h1"/&gt;                            &lt;label for="+fi2774-l0h1"&gt;&lt;/label&gt;</text:p>
            <text:p>                            &lt;a href="#" rel="nofollow" data-decode="true" data-param-slug="informatique/ordinateur-portable/pc-portable" data-param-category-id="4265" data-param-filter-url="+fi2774-l0h1" data-route="listing_page_filtered_fr" target="_blank"&gt;</text:p>
            <text:p>                                                                                                0.315                                W/kg                                &lt;/a&gt;                        &lt;/td&gt;</text:p>
            <text:p>                    &lt;/tr&gt;</text:p>
            <text:p>                                                                    &lt;tr&gt;</text:p>
            <text:p>                                                        &lt;td class="label" rowspan="1"&gt;&lt;h3&gt;Indice réparabilité (sur 10)&lt;/h3&gt;&lt;/td&gt;</text:p>
            <text:p>                                                                &lt;td class="checkbox"&gt;</text:p>
            <text:p>                            &lt;input type="checkbox" id="+fi2835-l6h7"/&gt;                            &lt;label for="+fi2835-l6h7"&gt;&lt;/label&gt;</text:p>
            <text:p>                            &lt;a href="#" rel="nofollow" data-decode="true" data-param-slug="informatique/ordinateur-portable/pc-portable" data-param-category-id="4265" data-param-filter-url="+fi2835-l6h7" data-route="listing_page_filtered_fr" target="_blank"&gt;</text:p>
            <text:p>                                                                                                6.6                                                                &lt;/a&gt;                        &lt;/td&gt;</text:p>
            <text:p>                    &lt;/tr&gt;</text:p>
            <text:p>                                                                    &lt;tr&gt;</text:p>
            <text:p>                                                        &lt;td class="label" rowspan="1"&gt;&lt;h3&gt;Définition de l&amp;#039;indice de réparabilité&lt;/h3&gt;&lt;/td&gt;</text:p>
            <text:p>                                                                &lt;td class="no-checkbox"&gt;</text:p>
            <text:p>                                                        &lt;label for=""&gt;&lt;/label&gt;</text:p>
            <text:p>                            L'indice de réparabilité des produits s'inscrit dans le cadre de la LOI n° 2020-105 du 10 février 2020 relative à la lutte contre le gaspillage et à l'économie circulaire. Une note de 1 à 10 est attribuée au produit en fonction de son "degré" de réparabilité. 5 critères sont pris en compte pour établir cette notation (durée de disponibilité de la documentation technique, caractère démontable de l'équipement, durée de disponibilité des pièces détachées, rapport entre le prix de vente des pièces détachées et le prix de vente de l'équipement, critères spécifiques à la catégorie d'équipements concernée). L'indice de réparabilité est obtenu en additionnant les cinq notes obtenues puis en divisant ce total par dix pour exprimer une note synthétique sur une échelle de 1 à 10.                        &lt;/td&gt;</text:p>
            <text:p>                    &lt;/tr&gt;</text:p>
            <text:p>                                                                                &lt;tr class="feature"&gt;</text:p>
            <text:p>                        &lt;td class="title" rowspan="4"&gt;&lt;h2&gt;Alimentation&lt;/h2&gt;&lt;/td&gt;</text:p>
            <text:p>                                                                                &lt;td class="label" rowspan="1"&gt;&lt;h3&gt;Capacité de la batterie&lt;/h3&gt;&lt;/td&gt;</text:p>
            <text:p>                                                                &lt;td class="checkbox"&gt;</text:p>
            <text:p>                            &lt;input type="checkbox" id="+fi494-l67000h67000"/&gt;                            &lt;label for="+fi494-l67000h67000"&gt;&lt;/label&gt;</text:p>
            <text:p>                            &lt;a href="#" rel="nofollow" data-decode="true" data-param-slug="informatique/ordinateur-portable/pc-portable" data-param-category-id="4265" data-param-filter-url="+fi494-l67000h67000" data-route="listing_page_filtered_fr" target="_blank"&gt;</text:p>
            <text:p>                                                                                                67                                Wh                                &lt;/a&gt;                        &lt;/td&gt;</text:p>
            <text:p>                    &lt;/tr&gt;</text:p>
            <text:p>                                                                    &lt;tr&gt;</text:p>
            <text:p>                                                        &lt;td class="label" rowspan="1"&gt;&lt;h3&gt;Nombre de cellules&lt;/h3&gt;&lt;/td&gt;</text:p>
            <text:p>                                                                &lt;td class="checkbox"&gt;</text:p>
            <text:p>                            &lt;input type="checkbox" id="+fi495-l4h4"/&gt;                            &lt;label for="+fi495-l4h4"&gt;&lt;/label&gt;</text:p>
            <text:p>                            &lt;a href="#" rel="nofollow" data-decode="true" data-param-slug="informatique/ordinateur-portable/pc-portable" data-param-category-id="4265" data-param-filter-url="+fi495-l4h4" data-route="listing_page_filtered_fr" target="_blank"&gt;</text:p>
            <text:p>                                                                                                4                                                                &lt;/a&gt;                        &lt;/td&gt;</text:p>
            <text:p>                    &lt;/tr&gt;</text:p>
            <text:p>                                                                    &lt;tr&gt;</text:p>
            <text:p>                                                        &lt;td class="label" rowspan="1"&gt;&lt;h3&gt;Batterie amovible&lt;/h3&gt;&lt;/td&gt;</text:p>
            <text:p>                                                                &lt;td class="checkbox"&gt;</text:p>
            <text:p>                            &lt;input type="checkbox" id="+fc1195-0"/&gt;                            &lt;label for="+fc1195-0"&gt;&lt;/label&gt;</text:p>
            <text:p>                            &lt;a href="#" rel="nofollow" data-decode="true" data-param-slug="informatique/ordinateur-portable/pc-portable" data-param-category-id="4265" data-param-filter-url="+fc1195-0" data-route="listing_page_filtered_fr" target="_blank"&gt;</text:p>
            <text:p>                                                                                                Non                                                                &lt;/a&gt;                        &lt;/td&gt;</text:p>
            <text:p>                    &lt;/tr&gt;</text:p>
            <text:p>                                                                    &lt;tr&gt;</text:p>
            <text:p>                                                        &lt;td class="label" rowspan="1"&gt;&lt;h3&gt;Charge de la batterie par USB-C&lt;/h3&gt;&lt;/td&gt;</text:p>
            <text:p>                                                                &lt;td class="checkbox"&gt;</text:p>
            <text:p>                            &lt;input type="checkbox" id="+fc2710-0"/&gt;                            &lt;label for="+fc2710-0"&gt;&lt;/label&gt;</text:p>
            <text:p>                            &lt;a href="#" rel="nofollow" data-decode="true" data-param-slug="informatique/ordinateur-portable/pc-portable" data-param-category-id="4265" data-param-filter-url="+fc2710-0" data-route="listing_page_filtered_fr" target="_blank"&gt;</text:p>
            <text:p>                                                                                                Non                                                                &lt;/a&gt;                        &lt;/td&gt;</text:p>
            <text:p>                    &lt;/tr&gt;</text:p>
            <text:p>                            </text:p>
            <text:p/>
            <text:p>                                    </text:p>
            <text:p>        </text:p>
            <text:p>            &lt;tr&gt;</text:p>
            <text:p>            &lt;td class="title" rowspan="2"&gt;&lt;h2&gt;Garanties&lt;/h2&gt;&lt;/td&gt;</text:p>
            <text:p>            &lt;td class="label"&gt;&lt;h3&gt;Garantie commerciale&lt;/h3&gt;&lt;/td&gt;</text:p>
            <text:p>            &lt;td class="no-checkbox"&gt;</text:p>
            <text:p>                                2 ans constructeur</text:p>
            <text:p>    </text:p>
            <text:p>    &lt;br/&gt;    &lt;a href="/aide/50-la-garantie-ldlc/" target="_blank"&gt;</text:p>
            <text:p>        3 ans vendeur</text:p>
            <text:p>    &lt;/a&gt;</text:p>
            <text:p/>
            <text:p/>
            <text:p>            &lt;/td&gt;</text:p>
            <text:p>        &lt;/tr&gt;</text:p>
            <text:p>                &lt;tr&gt;</text:p>
            <text:p>                        &lt;td class="label"&gt;&lt;h3&gt;Garantie légale&lt;/h3&gt;&lt;/td&gt;</text:p>
            <text:p>            &lt;td class="no-checkbox"&gt;</text:p>
            <text:p>                &lt;a href="/aide/54-garanties-legales/" target="_blank"&gt;Voir les modalités&lt;/a&gt;            &lt;/td&gt;</text:p>
            <text:p>        &lt;/tr&gt;</text:p>
            <text:p>    </text:p>
            <text:p>                    </text:p>
            <text:p>                                                                &lt;/tbody&gt;</text:p>
            <text:p>            &lt;/table&gt;</text:p>
            <text:p/>
            <text:p>            &lt;div class="pdt-update"&gt;</text:p>
            <text:p>                </text:p>
            <text:p>                &lt;div class="links"&gt;</text:p>
            <text:p>                                                                                                </text:p>
            <text:p>                        &lt;p&gt;Voir tous les produits &lt;a href="/asus/bint000000806/"&gt;ASUS&lt;/a&gt;&lt;/p&gt;</text:p>
            <text:p/>
            <text:p>                                                                &lt;p&gt;Voir le rayon &lt;a href="/informatique/ordinateur-portable/pc-portable/c4265/+fb-C000000806.html"&gt;PC portable ASUS&lt;/a&gt;&lt;/p&gt;</text:p>
            <text:p>                    </text:p>
            <text:p>                                        </text:p>
            <text:p>                &lt;/div&gt;</text:p>
            <text:p>                &lt;p class="pdt-update-infos"&gt;</text:p>
            <text:p>                    Produit référencé le &lt;span&gt;21/08/2023&lt;/span&gt;</text:p>
            <text:p>                &lt;/p&gt;</text:p>
            <text:p>            &lt;/div&gt;</text:p>
            <text:p>        &lt;/div&gt;</text:p>
            <text:p>    &lt;/div&gt;</text:p>
            <text:p>&lt;/div&gt;</text:p>
            <text:p>                                            &lt;div role="tabpanel" class="tab-pane top-products" id="associated-products"&gt;</text:p>
            <text:p>    &lt;div class="title-1"&gt;Produits associés&lt;/div&gt;</text:p>
            <text:p>    &lt;div class="tab-pane-content"&gt;</text:p>
            <text:p>                                                                                                                                                                                                                                                                                    </text:p>
            <text:p>    &lt;div class="container-fluid"&gt;</text:p>
            <text:p>        &lt;div class="row"&gt;</text:p>
            <text:p>            &lt;div class="col-md-6 col-xs-12"&gt;</text:p>
            <text:p>                &lt;ul class="list-product"&gt;</text:p>
            <text:p>                                            &lt;li class="dsp-table"&gt;</text:p>
            <text:p>                            &lt;a href="/fiche/PB00575276.html"</text:p>
            <text:p>   data-tracking-event="click"</text:p>
            <text:p>   data-tracking-category="Cross_sell"</text:p>
            <text:p>   data-tracking-action="Clics"</text:p>
            <text:p>   data-tracking-label="AR202304270050"</text:p>
            <text:p>   data-impression-event="trackEvent"</text:p>
            <text:p>   data-impression-category="Cross_sell"</text:p>
            <text:p>   data-impression-action="Impressions"</text:p>
            <text:p>   data-impression-label="AR202304270050"</text:p>
            <text:p>&gt;</text:p>
            <text:p>    &lt;div class="pic dsp-cell"&gt;</text:p>
            <text:p>       &lt;img loading="lazy" src="https://media.ldlc.com/r150/ld/products/00/06/07/29/LD0006072988.jpg" alt=""&gt;</text:p>
            <text:p>    &lt;/div&gt;</text:p>
            <text:p>    &lt;div class="txt dsp-cell"&gt;</text:p>
            <text:p>        &lt;div class="title"&gt;INOVU Loop Nomad (Kaki)&lt;/div&gt;</text:p>
            <text:p>        &lt;div class="price"&gt; 34€&lt;sup&gt;94&lt;/sup&gt; &lt;/div&gt;</text:p>
            <text:p>    &lt;/div&gt;</text:p>
            <text:p>    &lt;div class="see dsp-cell"&gt;</text:p>
            <text:p>        &lt;div class="button outline mini noMarge"&gt;Voir &lt;span class="fleche"&gt;›&lt;/span&gt;&lt;/div&gt;</text:p>
            <text:p>    &lt;/div&gt;</text:p>
            <text:p>&lt;/a&gt;</text:p>
            <text:p/>
            <text:p>                        &lt;/li&gt;</text:p>
            <text:p>                                            &lt;li class="dsp-table"&gt;</text:p>
            <text:p>                            &lt;a href="/fiche/PB00281365.html"</text:p>
            <text:p>   data-tracking-event="click"</text:p>
            <text:p>   data-tracking-category="Cross_sell"</text:p>
            <text:p>   data-tracking-action="Clics"</text:p>
            <text:p>   data-tracking-label="AR201911030001"</text:p>
            <text:p>   data-impression-event="trackEvent"</text:p>
            <text:p>   data-impression-category="Cross_sell"</text:p>
            <text:p>   data-impression-action="Impressions"</text:p>
            <text:p>   data-impression-label="AR201911030001"</text:p>
            <text:p>&gt;</text:p>
            <text:p>    &lt;div class="pic dsp-cell"&gt;</text:p>
            <text:p>       &lt;img loading="lazy" src="https://media.ldlc.com/r150/ld/products/00/05/52/14/LD0005521485_2.jpg" alt=""&gt;</text:p>
            <text:p>    &lt;/div&gt;</text:p>
            <text:p>    &lt;div class="txt dsp-cell"&gt;</text:p>
            <text:p>        &lt;div class="title"&gt;ASUS ASUSCARE-NBPHY-PUR3&lt;/div&gt;</text:p>
            <text:p>        &lt;div class="price"&gt; 59€&lt;sup&gt;95&lt;/sup&gt; &lt;/div&gt;</text:p>
            <text:p>    &lt;/div&gt;</text:p>
            <text:p>    &lt;div class="see dsp-cell"&gt;</text:p>
            <text:p>        &lt;div class="button outline mini noMarge"&gt;Voir &lt;span class="fleche"&gt;›&lt;/span&gt;&lt;/div&gt;</text:p>
            <text:p>    &lt;/div&gt;</text:p>
            <text:p>&lt;/a&gt;</text:p>
            <text:p/>
            <text:p>                        &lt;/li&gt;</text:p>
            <text:p>                                            &lt;li class="dsp-table"&gt;</text:p>
            <text:p>                            &lt;a href="/fiche/PB00575288.html"</text:p>
            <text:p>   data-tracking-event="click"</text:p>
            <text:p>   data-tracking-category="Cross_sell"</text:p>
            <text:p>   data-tracking-action="Clics"</text:p>
            <text:p>   data-tracking-label="AR202304270045"</text:p>
            <text:p>   data-impression-event="trackEvent"</text:p>
            <text:p>   data-impression-category="Cross_sell"</text:p>
            <text:p>   data-impression-action="Impressions"</text:p>
            <text:p>   data-impression-label="AR202304270045"</text:p>
            <text:p>&gt;</text:p>
            <text:p>    &lt;div class="pic dsp-cell"&gt;</text:p>
            <text:p>       &lt;img loading="lazy" src="https://media.ldlc.com/r150/ld/products/00/06/07/30/LD0006073041.jpg" alt=""&gt;</text:p>
            <text:p>    &lt;/div&gt;</text:p>
            <text:p>    &lt;div class="txt dsp-cell"&gt;</text:p>
            <text:p>        &lt;div class="title"&gt;INOVU Sacoche Loop Pro (Noir)&lt;/div&gt;</text:p>
            <text:p>        &lt;div class="price"&gt; 29€&lt;sup&gt;95&lt;/sup&gt; &lt;/div&gt;</text:p>
            <text:p>    &lt;/div&gt;</text:p>
            <text:p>    &lt;div class="see dsp-cell"&gt;</text:p>
            <text:p>        &lt;div class="button outline mini noMarge"&gt;Voir &lt;span class="fleche"&gt;›&lt;/span&gt;&lt;/div&gt;</text:p>
            <text:p>    &lt;/div&gt;</text:p>
            <text:p>&lt;/a&gt;</text:p>
            <text:p/>
            <text:p>                        &lt;/li&gt;</text:p>
            <text:p>                                            &lt;li class="dsp-table"&gt;</text:p>
            <text:p>                            &lt;a href="/fiche/PB00544468.html"</text:p>
            <text:p>   data-tracking-event="click"</text:p>
            <text:p>   data-tracking-category="Cross_sell"</text:p>
            <text:p>   data-tracking-action="Clics"</text:p>
            <text:p>   data-tracking-label="AR202211230019"</text:p>
            <text:p>   data-impression-event="trackEvent"</text:p>
            <text:p>   data-impression-category="Cross_sell"</text:p>
            <text:p>   data-impression-action="Impressions"</text:p>
            <text:p>   data-impression-label="AR202211230019"</text:p>
            <text:p>&gt;</text:p>
            <text:p>    &lt;div class="pic dsp-cell"&gt;</text:p>
            <text:p>       &lt;img loading="lazy" src="https://media.ldlc.com/r150/ld/products/00/06/01/75/LD0006017559.jpg" alt=""&gt;</text:p>
            <text:p>    &lt;/div&gt;</text:p>
            <text:p>    &lt;div class="txt dsp-cell"&gt;</text:p>
            <text:p>        &lt;div class="title"&gt;INOVU INHUB4ACP&lt;/div&gt;</text:p>
            <text:p>        &lt;div class="price"&gt; 24€&lt;sup&gt;95&lt;/sup&gt; &lt;/div&gt;</text:p>
            <text:p>    &lt;/div&gt;</text:p>
            <text:p>    &lt;div class="see dsp-cell"&gt;</text:p>
            <text:p>        &lt;div class="button outline mini noMarge"&gt;Voir &lt;span class="fleche"&gt;›&lt;/span&gt;&lt;/div&gt;</text:p>
            <text:p>    &lt;/div&gt;</text:p>
            <text:p>&lt;/a&gt;</text:p>
            <text:p/>
            <text:p>                        &lt;/li&gt;</text:p>
            <text:p>                                    &lt;/ul&gt;</text:p>
            <text:p>            &lt;/div&gt;</text:p>
            <text:p>            &lt;div class="col-md-6 col-xs-12"&gt;</text:p>
            <text:p>                &lt;ul class="list-product"&gt;</text:p>
            <text:p>                                            &lt;li class="dsp-table"&gt;</text:p>
            <text:p>                            &lt;a href="/fiche/PB00515305.html"</text:p>
            <text:p>   data-tracking-event="click"</text:p>
            <text:p>   data-tracking-category="Cross_sell"</text:p>
            <text:p>   data-tracking-action="Clics"</text:p>
            <text:p>   data-tracking-label="AR202205090076"</text:p>
            <text:p>   data-impression-event="trackEvent"</text:p>
            <text:p>   data-impression-category="Cross_sell"</text:p>
            <text:p>   data-impression-action="Impressions"</text:p>
            <text:p>   data-impression-label="AR202205090076"</text:p>
            <text:p>&gt;</text:p>
            <text:p>    &lt;div class="pic dsp-cell"&gt;</text:p>
            <text:p>       &lt;img loading="lazy" src="https://media.ldlc.com/r150/ld/products/00/05/97/61/LD0005976149.jpg" alt=""&gt;</text:p>
            <text:p>    &lt;/div&gt;</text:p>
            <text:p>    &lt;div class="txt dsp-cell"&gt;</text:p>
            <text:p>        &lt;div class="title"&gt;INOVU 23.8&amp;quot; LED - MB24&lt;/div&gt;</text:p>
            <text:p>        &lt;div class="price"&gt; 109€&lt;sup&gt;94&lt;/sup&gt; &lt;/div&gt;</text:p>
            <text:p>    &lt;/div&gt;</text:p>
            <text:p>    &lt;div class="see dsp-cell"&gt;</text:p>
            <text:p>        &lt;div class="button outline mini noMarge"&gt;Voir &lt;span class="fleche"&gt;›&lt;/span&gt;&lt;/div&gt;</text:p>
            <text:p>    &lt;/div&gt;</text:p>
            <text:p>&lt;/a&gt;</text:p>
            <text:p/>
            <text:p>                        &lt;/li&gt;</text:p>
            <text:p>                                            &lt;li class="dsp-table"&gt;</text:p>
            <text:p>                            &lt;a href="/fiche/PB00575283.html"</text:p>
            <text:p>   data-tracking-event="click"</text:p>
            <text:p>   data-tracking-category="Cross_sell"</text:p>
            <text:p>   data-tracking-action="Clics"</text:p>
            <text:p>   data-tracking-label="AR202304270047"</text:p>
            <text:p>   data-impression-event="trackEvent"</text:p>
            <text:p>   data-impression-category="Cross_sell"</text:p>
            <text:p>   data-impression-action="Impressions"</text:p>
            <text:p>   data-impression-label="AR202304270047"</text:p>
            <text:p>&gt;</text:p>
            <text:p>    &lt;div class="pic dsp-cell"&gt;</text:p>
            <text:p>       &lt;img loading="lazy" src="https://media.ldlc.com/r150/ld/products/00/06/07/30/LD0006073023.jpg" alt=""&gt;</text:p>
            <text:p>    &lt;/div&gt;</text:p>
            <text:p>    &lt;div class="txt dsp-cell"&gt;</text:p>
            <text:p>        &lt;div class="title"&gt;INOVU Loop Urban (Gris)&lt;/div&gt;</text:p>
            <text:p>        &lt;div class="price"&gt; 49€&lt;sup&gt;94&lt;/sup&gt; &lt;/div&gt;</text:p>
            <text:p>    &lt;/div&gt;</text:p>
            <text:p>    &lt;div class="see dsp-cell"&gt;</text:p>
            <text:p>        &lt;div class="button outline mini noMarge"&gt;Voir &lt;span class="fleche"&gt;›&lt;/span&gt;&lt;/div&gt;</text:p>
            <text:p>    &lt;/div&gt;</text:p>
            <text:p>&lt;/a&gt;</text:p>
            <text:p/>
            <text:p>                        &lt;/li&gt;</text:p>
            <text:p>                                            &lt;li class="dsp-table"&gt;</text:p>
            <text:p>                            &lt;a href="/fiche/PB00575284.html"</text:p>
            <text:p>   data-tracking-event="click"</text:p>
            <text:p>   data-tracking-category="Cross_sell"</text:p>
            <text:p>   data-tracking-action="Clics"</text:p>
            <text:p>   data-tracking-label="AR202304270043"</text:p>
            <text:p>   data-impression-event="trackEvent"</text:p>
            <text:p>   data-impression-category="Cross_sell"</text:p>
            <text:p>   data-impression-action="Impressions"</text:p>
            <text:p>   data-impression-label="AR202304270043"</text:p>
            <text:p>&gt;</text:p>
            <text:p>    &lt;div class="pic dsp-cell"&gt;</text:p>
            <text:p>       &lt;img loading="lazy" src="https://media.ldlc.com/r150/ld/products/00/06/07/30/LD0006073035.jpg" alt=""&gt;</text:p>
            <text:p>    &lt;/div&gt;</text:p>
            <text:p>    &lt;div class="txt dsp-cell"&gt;</text:p>
            <text:p>        &lt;div class="title"&gt;INOVU Loop Pro (Noir)&lt;/div&gt;</text:p>
            <text:p>        &lt;div class="price"&gt; 49€&lt;sup&gt;95&lt;/sup&gt; &lt;/div&gt;</text:p>
            <text:p>    &lt;/div&gt;</text:p>
            <text:p>    &lt;div class="see dsp-cell"&gt;</text:p>
            <text:p>        &lt;div class="button outline mini noMarge"&gt;Voir &lt;span class="fleche"&gt;›&lt;/span&gt;&lt;/div&gt;</text:p>
            <text:p>    &lt;/div&gt;</text:p>
            <text:p>&lt;/a&gt;</text:p>
            <text:p/>
            <text:p>                        &lt;/li&gt;</text:p>
            <text:p>                                            &lt;li class="dsp-table"&gt;</text:p>
            <text:p>                            &lt;a href="/fiche/PB00544466.html"</text:p>
            <text:p>   data-tracking-event="click"</text:p>
            <text:p>   data-tracking-category="Cross_sell"</text:p>
            <text:p>   data-tracking-action="Clics"</text:p>
            <text:p>   data-tracking-label="AR202211230010"</text:p>
            <text:p>   data-impression-event="trackEvent"</text:p>
            <text:p>   data-impression-category="Cross_sell"</text:p>
            <text:p>   data-impression-action="Impressions"</text:p>
            <text:p>   data-impression-label="AR202211230010"</text:p>
            <text:p>&gt;</text:p>
            <text:p>    &lt;div class="pic dsp-cell"&gt;</text:p>
            <text:p>       &lt;img loading="lazy" src="https://media.ldlc.com/r150/ld/products/00/06/01/75/LD0006017531.jpg" alt=""&gt;</text:p>
            <text:p>    &lt;/div&gt;</text:p>
            <text:p>    &lt;div class="txt dsp-cell"&gt;</text:p>
            <text:p>        &lt;div class="title"&gt;INOVU INST6CG1&lt;/div&gt;</text:p>
            <text:p>        &lt;div class="price"&gt; 39€&lt;sup&gt;95&lt;/sup&gt; &lt;/div&gt;</text:p>
            <text:p>    &lt;/div&gt;</text:p>
            <text:p>    &lt;div class="see dsp-cell"&gt;</text:p>
            <text:p>        &lt;div class="button outline mini noMarge"&gt;Voir &lt;span class="fleche"&gt;›&lt;/span&gt;&lt;/div&gt;</text:p>
            <text:p>    &lt;/div&gt;</text:p>
            <text:p>&lt;/a&gt;</text:p>
            <text:p/>
            <text:p>                        &lt;/li&gt;</text:p>
            <text:p>                                    &lt;/ul&gt;</text:p>
            <text:p>            &lt;/div&gt;</text:p>
            <text:p>        &lt;/div&gt;</text:p>
            <text:p>    &lt;/div&gt;</text:p>
            <text:p/>
            <text:p>    &lt;/div&gt;</text:p>
            <text:p>&lt;/div&gt;</text:p>
            <text:p>                                                                 &lt;div role="tabpanel" class="tab-pane" id="clients-review"&gt;</text:p>
            <text:p>    &lt;div class="title-1"&gt;Avis clients&lt;/div&gt;</text:p>
            <text:p>    &lt;div class="tab-pane-content"&gt;</text:p>
            <text:p>        &lt;div class="modal modal-full" id="review-zoom-modal" tabindex="-1" role="dialog"&gt;</text:p>
            <text:p>    &lt;div class="modal-dialog" role="document"&gt;</text:p>
            <text:p>        &lt;div class="modal-content"&gt;</text:p>
            <text:p>            &lt;button type="button" class="close" data-dismiss="modal" aria-label="Close"&gt;&lt;span class="icon icon-close" aria-hidden="true"&gt;&lt;/span&gt;&lt;/button&gt;</text:p>
            <text:p>            &lt;div class="modal-body"&gt;</text:p>
            <text:p>                &lt;div id="ctl00_cphMainContent_pnlReviewPopupZoom" class="modalZoom modalPopup rounded"&gt;</text:p>
            <text:p>                    &lt;input type="submit" name="ctl00$cphMainContent$mpePopupReviewZoomTargetControlID" value="" id="ctl00_cphMainContent_mpePopupReviewZoomTargetControlID" style="display:none;"&gt;</text:p>
            <text:p>                    &lt;div id="review-previews"&gt;&lt;/div&gt;</text:p>
            <text:p>                    &lt;div id="review-zoomContainer"&gt;</text:p>
            <text:p>                        &lt;div id="review-zoom"&gt;&lt;/div&gt;</text:p>
            <text:p>                    &lt;/div&gt;</text:p>
            <text:p>                &lt;/div&gt;</text:p>
            <text:p>            &lt;/div&gt;</text:p>
            <text:p>        &lt;/div&gt;</text:p>
            <text:p>    &lt;/div&gt;</text:p>
            <text:p>&lt;/div&gt;</text:p>
            <text:p>&lt;div class="client-reviews"&gt;</text:p>
            <text:p>    &lt;div class="global-reviews"&gt;</text:p>
            <text:p>                        </text:p>
            <text:p/>
            <text:p>    &lt;div class="average"&gt;</text:p>
            <text:p>        &lt;strong&gt;Note générale&lt;/strong&gt;</text:p>
            <text:p>        &lt;div class="note"&gt;10&lt;em&gt;/10&lt;/em&gt;&lt;/div&gt;</text:p>
            <text:p>        &lt;div class="ratingClient"&gt;</text:p>
            <text:p>            &lt;span class="star-10"&gt;&lt;/span&gt;</text:p>
            <text:p>        &lt;/div&gt;</text:p>
            <text:p>                &lt;a href="/avis/PB00561767.html" class="avis"&gt;</text:p>
            <text:p>                    &lt;em&gt;sur 10 avis&lt;/em&gt;</text:p>
            <text:p>                 &lt;/a&gt;</text:p>
            <text:p>                &lt;a class="moderation" href="/aide/51-les-engagements-qualite-de-ldlc-com/" target="_blank"&gt;Charte de rédaction et de modération&lt;/a&gt;</text:p>
            <text:p>    &lt;/div&gt;</text:p>
            <text:p>        &lt;div class="write-review"&gt;</text:p>
            <text:p>        &lt;button data-product-id="AR202306120085"</text:p>
            <text:p>                class="button want-to-review"&gt;</text:p>
            <text:p>            Donner votre avis &lt;span class="fleche"&gt;›&lt;/span&gt;</text:p>
            <text:p>        &lt;/button&gt;</text:p>
            <text:p>    &lt;/div&gt;</text:p>
            <text:p/>
            <text:p>&lt;ul class="detail-note"&gt;</text:p>
            <text:p>                    &lt;li&gt;</text:p>
            <text:p>            &lt;div class="ratingClient"&gt;</text:p>
            <text:p>                &lt;span class="star-10"&gt;&lt;/span&gt;</text:p>
            <text:p>            &lt;/div&gt;</text:p>
            <text:p>            &lt;div class="pull-right"&gt;</text:p>
            <text:p>                &lt;div class="pourcentage"&gt;</text:p>
            <text:p>                    80%</text:p>
            <text:p>                &lt;/div&gt;</text:p>
            <text:p/>
            <text:p>                                    &lt;span class="nb-avis"&gt;</text:p>
            <text:p>                        8 avis</text:p>
            <text:p>                    &lt;/span&gt;</text:p>
            <text:p>                            &lt;/div&gt;</text:p>
            <text:p>            &lt;div class="progress"&gt;</text:p>
            <text:p>                &lt;div class="jauge" style="width:80%;"&gt;&lt;/div&gt;</text:p>
            <text:p>            &lt;/div&gt;</text:p>
            <text:p>        &lt;/li&gt;</text:p>
            <text:p>                    &lt;li&gt;</text:p>
            <text:p>            &lt;div class="ratingClient"&gt;</text:p>
            <text:p>                &lt;span class="star-8"&gt;&lt;/span&gt;</text:p>
            <text:p>            &lt;/div&gt;</text:p>
            <text:p>            &lt;div class="pull-right"&gt;</text:p>
            <text:p>                &lt;div class="pourcentage"&gt;</text:p>
            <text:p>                    20%</text:p>
            <text:p>                &lt;/div&gt;</text:p>
            <text:p/>
            <text:p>                                    &lt;span class="nb-avis"&gt;</text:p>
            <text:p>                        2 avis</text:p>
            <text:p>                    &lt;/span&gt;</text:p>
            <text:p>                            &lt;/div&gt;</text:p>
            <text:p>            &lt;div class="progress"&gt;</text:p>
            <text:p>                &lt;div class="jauge" style="width:20%;"&gt;&lt;/div&gt;</text:p>
            <text:p>            &lt;/div&gt;</text:p>
            <text:p>        &lt;/li&gt;</text:p>
            <text:p>                    &lt;li&gt;</text:p>
            <text:p>            &lt;div class="ratingClient"&gt;</text:p>
            <text:p>                &lt;span class="star-6"&gt;&lt;/span&gt;</text:p>
            <text:p>            &lt;/div&gt;</text:p>
            <text:p>            &lt;div class="pull-right"&gt;</text:p>
            <text:p>                &lt;div class="pourcentage"&gt;</text:p>
            <text:p>                    0%</text:p>
            <text:p>                &lt;/div&gt;</text:p>
            <text:p/>
            <text:p>                            &lt;/div&gt;</text:p>
            <text:p>            &lt;div class="progress"&gt;</text:p>
            <text:p>                &lt;div class="jauge" style="width:0%;"&gt;&lt;/div&gt;</text:p>
            <text:p>            &lt;/div&gt;</text:p>
            <text:p>        &lt;/li&gt;</text:p>
            <text:p>                    &lt;li&gt;</text:p>
            <text:p>            &lt;div class="ratingClient"&gt;</text:p>
            <text:p>                &lt;span class="star-4"&gt;&lt;/span&gt;</text:p>
            <text:p>            &lt;/div&gt;</text:p>
            <text:p>            &lt;div class="pull-right"&gt;</text:p>
            <text:p>                &lt;div class="pourcentage"&gt;</text:p>
            <text:p>                    0%</text:p>
            <text:p>                &lt;/div&gt;</text:p>
            <text:p/>
            <text:p>                            &lt;/div&gt;</text:p>
            <text:p>            &lt;div class="progress"&gt;</text:p>
            <text:p>                &lt;div class="jauge" style="width:0%;"&gt;&lt;/div&gt;</text:p>
            <text:p>            &lt;/div&gt;</text:p>
            <text:p>        &lt;/li&gt;</text:p>
            <text:p>                    &lt;li&gt;</text:p>
            <text:p>            &lt;div class="ratingClient"&gt;</text:p>
            <text:p>                &lt;span class="star-2"&gt;&lt;/span&gt;</text:p>
            <text:p>            &lt;/div&gt;</text:p>
            <text:p>            &lt;div class="pull-right"&gt;</text:p>
            <text:p>                &lt;div class="pourcentage"&gt;</text:p>
            <text:p>                    0%</text:p>
            <text:p>                &lt;/div&gt;</text:p>
            <text:p/>
            <text:p>                            &lt;/div&gt;</text:p>
            <text:p>            &lt;div class="progress"&gt;</text:p>
            <text:p>                &lt;div class="jauge" style="width:0%;"&gt;&lt;/div&gt;</text:p>
            <text:p>            &lt;/div&gt;</text:p>
            <text:p>        &lt;/li&gt;</text:p>
            <text:p>    &lt;/ul&gt;</text:p>
            <text:p>    &lt;/div&gt;</text:p>
            <text:p/>
            <text:p>    &lt;ul class="reviews"&gt;</text:p>
            <text:p>                    </text:p>
            <text:p>&lt;li data-offer-id="AR202306120085"&gt;</text:p>
            <text:p>    &lt;div class="exif"&gt;</text:p>
            <text:p>        &lt;div class="author"&gt;</text:p>
            <text:p>            &lt;strong&gt;par Jacques F&lt;/strong&gt;</text:p>
            <text:p>            &lt;div class="date"&gt;</text:p>
            <text:p>                Publié le 25/12/2023</text:p>
            <text:p>            &lt;/div&gt;</text:p>
            <text:p>                                            &lt;div class="date"&gt;</text:p>
            <text:p>                                            Produit acheté chez &lt;em&gt;LDLC le 24/11/2023&lt;/em&gt;</text:p>
            <text:p>                                    &lt;/div&gt;</text:p>
            <text:p>                    &lt;/div&gt;</text:p>
            <text:p>        &lt;div class="stats"&gt;</text:p>
            <text:p>            &lt;span&gt;Nombre d'avis&amp;nbsp;: 5&lt;/span&gt;</text:p>
            <text:p>            &lt;span&gt;Note moyenne&amp;nbsp;: 9&lt;/span&gt;</text:p>
            <text:p>        &lt;/div&gt;</text:p>
            <text:p>    &lt;/div&gt;</text:p>
            <text:p>    &lt;div class="content"&gt;</text:p>
            <text:p>        &lt;div class="ratingClient"&gt;</text:p>
            <text:p>            &lt;span class="star-10"&gt;&lt;/span&gt;</text:p>
            <text:p>        &lt;/div&gt;</text:p>
            <text:p>        &lt;h2 class="title"&gt;Très satisfait !!&lt;/h2&gt;</text:p>
            <text:p>        &lt;p&gt;Je suis très content du délai ( 1 semaine environ pour la Réunion).&lt;br /&gt;</text:p>
            <text:p>Excellent produit, l&amp;#039;image est magnifique, les performances énormes.&lt;br /&gt;</text:p>
            <text:p>Je recommande vraiment ce produit !!&lt;/p&gt;</text:p>
            <text:p>        &lt;div class="review--bottom"&gt;</text:p>
            <text:p>            </text:p>
            <text:p/>
            <text:p>&lt;div class="reviewphoto"&gt;</text:p>
            <text:p>    &lt;/div&gt;</text:p>
            <text:p>            &lt;div class="review--action"&gt;</text:p>
            <text:p>                                &lt;div class="report"&gt;</text:p>
            <text:p>                    &lt;span class="icon icon-info-bold"</text:p>
            <text:p>                          border-tooltip="tip" data-placement="bottom"</text:p>
            <text:p>                          data-toggle="modal"</text:p>
            <text:p>                          data-original-title="Signaler cet avis comme inapproprié"</text:p>
            <text:p>                          data-review-id="PC20067923" data-review-type="1"</text:p>
            <text:p>                    &gt;&lt;/span&gt;</text:p>
            <text:p>                &lt;/div&gt;</text:p>
            <text:p>                &lt;div class="like"&gt;</text:p>
            <text:p>                    &lt;button data-review-id="PC20067923" class="nb-like outline"&gt;</text:p>
            <text:p>                        &lt;span class="nb"&gt;+&lt;/span&gt;</text:p>
            <text:p>                        &lt;span class="icon icon-like-bold"&gt;&lt;/span&gt;</text:p>
            <text:p>                    &lt;/button&gt;</text:p>
            <text:p>                &lt;/div&gt;</text:p>
            <text:p>            &lt;/div&gt;</text:p>
            <text:p>        &lt;/div&gt;</text:p>
            <text:p/>
            <text:p>            &lt;/div&gt;</text:p>
            <text:p>&lt;/li&gt;                    </text:p>
            <text:p>&lt;li data-offer-id="AR202306120085"&gt;</text:p>
            <text:p>    &lt;div class="exif"&gt;</text:p>
            <text:p>        &lt;div class="author"&gt;</text:p>
            <text:p>            &lt;strong&gt;par PhilippeC&lt;/strong&gt;</text:p>
            <text:p>            &lt;div class="date"&gt;</text:p>
            <text:p>                Publié le 19/12/2023</text:p>
            <text:p>            &lt;/div&gt;</text:p>
            <text:p>                                            &lt;div class="date"&gt;</text:p>
            <text:p>                                            Produit acheté chez &lt;em&gt;LDLC le 19/11/2023&lt;/em&gt;</text:p>
            <text:p>                                    &lt;/div&gt;</text:p>
            <text:p>                    &lt;/div&gt;</text:p>
            <text:p>        &lt;div class="stats"&gt;</text:p>
            <text:p>            &lt;span&gt;Nombre d'avis&amp;nbsp;: 1&lt;/span&gt;</text:p>
            <text:p>            &lt;span&gt;Note moyenne&amp;nbsp;: 10&lt;/span&gt;</text:p>
            <text:p>        &lt;/div&gt;</text:p>
            <text:p>    &lt;/div&gt;</text:p>
            <text:p>    &lt;div class="content"&gt;</text:p>
            <text:p>        &lt;div class="ratingClient"&gt;</text:p>
            <text:p>            &lt;span class="star-10"&gt;&lt;/span&gt;</text:p>
            <text:p>        &lt;/div&gt;</text:p>
            <text:p>        &lt;h2 class="title"&gt;Cadeau&lt;/h2&gt;</text:p>
            <text:p>        &lt;p&gt;Je ne sais pas encore, c&amp;#039;est un cadeau pour Noël......&lt;br /&gt;</text:p>
            <text:p>Rappelez moi plus tard.&lt;br /&gt;</text:p>
            <text:p>Joyeuses fêtes.....&lt;/p&gt;</text:p>
            <text:p>        &lt;div class="review--bottom"&gt;</text:p>
            <text:p>            </text:p>
            <text:p/>
            <text:p>&lt;div class="reviewphoto"&gt;</text:p>
            <text:p>    &lt;/div&gt;</text:p>
            <text:p>            &lt;div class="review--action"&gt;</text:p>
            <text:p>                                &lt;div class="report"&gt;</text:p>
            <text:p>                    &lt;span class="icon icon-info-bold"</text:p>
            <text:p>                          border-tooltip="tip" data-placement="bottom"</text:p>
            <text:p>                          data-toggle="modal"</text:p>
            <text:p>                          data-original-title="Signaler cet avis comme inapproprié"</text:p>
            <text:p>                          data-review-id="PC20067527" data-review-type="1"</text:p>
            <text:p>                    &gt;&lt;/span&gt;</text:p>
            <text:p>                &lt;/div&gt;</text:p>
            <text:p>                &lt;div class="like"&gt;</text:p>
            <text:p>                    &lt;button data-review-id="PC20067527" class="nb-like outline"&gt;</text:p>
            <text:p>                        &lt;span class="nb"&gt;+&lt;/span&gt;</text:p>
            <text:p>                        &lt;span class="icon icon-like-bold"&gt;&lt;/span&gt;</text:p>
            <text:p>                    &lt;/button&gt;</text:p>
            <text:p>                &lt;/div&gt;</text:p>
            <text:p>            &lt;/div&gt;</text:p>
            <text:p>        &lt;/div&gt;</text:p>
            <text:p/>
            <text:p>            &lt;/div&gt;</text:p>
            <text:p>&lt;/li&gt;                    </text:p>
            <text:p>&lt;li data-offer-id="AR202306120085"&gt;</text:p>
            <text:p>    &lt;div class="exif"&gt;</text:p>
            <text:p>        &lt;div class="author"&gt;</text:p>
            <text:p>            &lt;strong&gt;par PJ971&lt;/strong&gt;</text:p>
            <text:p>            &lt;div class="date"&gt;</text:p>
            <text:p>                Publié le 18/12/2023</text:p>
            <text:p>            &lt;/div&gt;</text:p>
            <text:p>                                            &lt;div class="date"&gt;</text:p>
            <text:p>                                            Produit acheté chez &lt;em&gt;LDLC le 04/10/2023&lt;/em&gt;</text:p>
            <text:p>                                    &lt;/div&gt;</text:p>
            <text:p>                    &lt;/div&gt;</text:p>
            <text:p>        &lt;div class="stats"&gt;</text:p>
            <text:p>            &lt;span&gt;Nombre d'avis&amp;nbsp;: 9&lt;/span&gt;</text:p>
            <text:p>            &lt;span&gt;Note moyenne&amp;nbsp;: 7&lt;/span&gt;</text:p>
            <text:p>        &lt;/div&gt;</text:p>
            <text:p>    &lt;/div&gt;</text:p>
            <text:p>    &lt;div class="content"&gt;</text:p>
            <text:p>        &lt;div class="ratingClient"&gt;</text:p>
            <text:p>            &lt;span class="star-10"&gt;&lt;/span&gt;</text:p>
            <text:p>        &lt;/div&gt;</text:p>
            <text:p>        &lt;h2 class="title"&gt;Super!&lt;/h2&gt;</text:p>
            <text:p>        &lt;p&gt;Je cherchais un ordi léger à pouvoir transporter facilement pour aller en cours et prendre des notes, et je n&amp;#039;ai pas été déçue, c&amp;#039;est un vrai poids plume. Il est élégant, fonctionnel, abordable en terme de prix, j&amp;#039;en suis très satisfaite.&lt;/p&gt;</text:p>
            <text:p>        &lt;div class="review--bottom"&gt;</text:p>
            <text:p>            </text:p>
            <text:p/>
            <text:p>&lt;div class="reviewphoto"&gt;</text:p>
            <text:p>    &lt;/div&gt;</text:p>
            <text:p>            &lt;div class="review--action"&gt;</text:p>
            <text:p>                                &lt;div class="report"&gt;</text:p>
            <text:p>                    &lt;span class="icon icon-info-bold"</text:p>
            <text:p>                          border-tooltip="tip" data-placement="bottom"</text:p>
            <text:p>                          data-toggle="modal"</text:p>
            <text:p>                          data-original-title="Signaler cet avis comme inapproprié"</text:p>
            <text:p>                          data-review-id="PC20067400" data-review-type="1"</text:p>
            <text:p>                    &gt;&lt;/span&gt;</text:p>
            <text:p>                &lt;/div&gt;</text:p>
            <text:p>                &lt;div class="like"&gt;</text:p>
            <text:p>                    &lt;button data-review-id="PC20067400" class="nb-like outline"&gt;</text:p>
            <text:p>                        &lt;span class="nb"&gt;+&lt;/span&gt;</text:p>
            <text:p>                        &lt;span class="icon icon-like-bold"&gt;&lt;/span&gt;</text:p>
            <text:p>                    &lt;/button&gt;</text:p>
            <text:p>                &lt;/div&gt;</text:p>
            <text:p>            &lt;/div&gt;</text:p>
            <text:p>        &lt;/div&gt;</text:p>
            <text:p/>
            <text:p>            &lt;/div&gt;</text:p>
            <text:p>&lt;/li&gt;                    </text:p>
            <text:p>&lt;li data-offer-id="AR202306120085"&gt;</text:p>
            <text:p>    &lt;div class="exif"&gt;</text:p>
            <text:p>        &lt;div class="author"&gt;</text:p>
            <text:p>            &lt;strong&gt;par GerardB&lt;/strong&gt;</text:p>
            <text:p>            &lt;div class="date"&gt;</text:p>
            <text:p>                Publié le 18/12/2023</text:p>
            <text:p>            &lt;/div&gt;</text:p>
            <text:p>                                            &lt;div class="date"&gt;</text:p>
            <text:p>                                            Produit acheté chez &lt;em&gt;LDLC le 19/11/2023&lt;/em&gt;</text:p>
            <text:p>                                    &lt;/div&gt;</text:p>
            <text:p>                    &lt;/div&gt;</text:p>
            <text:p>        &lt;div class="stats"&gt;</text:p>
            <text:p>            &lt;span&gt;Nombre d'avis&amp;nbsp;: 1&lt;/span&gt;</text:p>
            <text:p>            &lt;span&gt;Note moyenne&amp;nbsp;: 8&lt;/span&gt;</text:p>
            <text:p>        &lt;/div&gt;</text:p>
            <text:p>    &lt;/div&gt;</text:p>
            <text:p>    &lt;div class="content"&gt;</text:p>
            <text:p>        &lt;div class="ratingClient"&gt;</text:p>
            <text:p>            &lt;span class="star-8"&gt;&lt;/span&gt;</text:p>
            <text:p>        &lt;/div&gt;</text:p>
            <text:p>        &lt;h2 class="title"&gt;Super pour déplacements&lt;/h2&gt;</text:p>
            <text:p>        &lt;p&gt;Format très pratique pour l&amp;#039;emporter partout,  bel écran.  Idéal pour la bureautique, petits jeux, et pour surfer sur internet,  ainsi que pour le courrier&lt;/p&gt;</text:p>
            <text:p>        &lt;div class="review--bottom"&gt;</text:p>
            <text:p>            </text:p>
            <text:p/>
            <text:p>&lt;div class="reviewphoto"&gt;</text:p>
            <text:p>    &lt;/div&gt;</text:p>
            <text:p>            &lt;div class="review--action"&gt;</text:p>
            <text:p>                                &lt;div class="report"&gt;</text:p>
            <text:p>                    &lt;span class="icon icon-info-bold"</text:p>
            <text:p>                          border-tooltip="tip" data-placement="bottom"</text:p>
            <text:p>                          data-toggle="modal"</text:p>
            <text:p>                          data-original-title="Signaler cet avis comme inapproprié"</text:p>
            <text:p>                          data-review-id="PC20067386" data-review-type="1"</text:p>
            <text:p>                    &gt;&lt;/span&gt;</text:p>
            <text:p>                &lt;/div&gt;</text:p>
            <text:p>                &lt;div class="like"&gt;</text:p>
            <text:p>                    &lt;button data-review-id="PC20067386" class="nb-like outline"&gt;</text:p>
            <text:p>                        &lt;span class="nb"&gt;+&lt;/span&gt;</text:p>
            <text:p>                        &lt;span class="icon icon-like-bold"&gt;&lt;/span&gt;</text:p>
            <text:p>                    &lt;/button&gt;</text:p>
            <text:p>                &lt;/div&gt;</text:p>
            <text:p>            &lt;/div&gt;</text:p>
            <text:p>        &lt;/div&gt;</text:p>
            <text:p/>
            <text:p>            &lt;/div&gt;</text:p>
            <text:p>&lt;/li&gt;                    </text:p>
            <text:p>&lt;li data-offer-id="AR202306120085"&gt;</text:p>
            <text:p>    &lt;div class="exif"&gt;</text:p>
            <text:p>        &lt;div class="author"&gt;</text:p>
            <text:p>            &lt;strong&gt;par Arthur&lt;/strong&gt;</text:p>
            <text:p>            &lt;div class="date"&gt;</text:p>
            <text:p>                Publié le 15/12/2023</text:p>
            <text:p>            &lt;/div&gt;</text:p>
            <text:p>                                            &lt;div class="date"&gt;</text:p>
            <text:p>                                            Produit acheté chez &lt;em&gt;LDLC le 25/08/2023&lt;/em&gt;</text:p>
            <text:p>                                    &lt;/div&gt;</text:p>
            <text:p>                    &lt;/div&gt;</text:p>
            <text:p>        &lt;div class="stats"&gt;</text:p>
            <text:p>            &lt;span&gt;Nombre d'avis&amp;nbsp;: 3&lt;/span&gt;</text:p>
            <text:p>            &lt;span&gt;Note moyenne&amp;nbsp;: 9&lt;/span&gt;</text:p>
            <text:p>        &lt;/div&gt;</text:p>
            <text:p>    &lt;/div&gt;</text:p>
            <text:p>    &lt;div class="content"&gt;</text:p>
            <text:p>        &lt;div class="ratingClient"&gt;</text:p>
            <text:p>            &lt;span class="star-8"&gt;&lt;/span&gt;</text:p>
            <text:p>        &lt;/div&gt;</text:p>
            <text:p>        &lt;h2 class="title"&gt;Arthur&lt;/h2&gt;</text:p>
            <text:p>        &lt;p&gt;très bon pc portable très léger, puissant, ergonomique, très bonne autonomie je recommande fortement&lt;/p&gt;</text:p>
            <text:p>        &lt;div class="review--bottom"&gt;</text:p>
            <text:p>            </text:p>
            <text:p/>
            <text:p>&lt;div class="reviewphoto"&gt;</text:p>
            <text:p>    &lt;/div&gt;</text:p>
            <text:p>            &lt;div class="review--action"&gt;</text:p>
            <text:p>                                &lt;div class="report"&gt;</text:p>
            <text:p>                    &lt;span class="icon icon-info-bold"</text:p>
            <text:p>                          border-tooltip="tip" data-placement="bottom"</text:p>
            <text:p>                          data-toggle="modal"</text:p>
            <text:p>                          data-original-title="Signaler cet avis comme inapproprié"</text:p>
            <text:p>                          data-review-id="PC20067236" data-review-type="1"</text:p>
            <text:p>                    &gt;&lt;/span&gt;</text:p>
            <text:p>                &lt;/div&gt;</text:p>
            <text:p>                &lt;div class="like"&gt;</text:p>
            <text:p>                    &lt;button data-review-id="PC20067236" class="nb-like outline"&gt;</text:p>
            <text:p>                        &lt;span class="nb"&gt;+&lt;/span&gt;</text:p>
            <text:p>                        &lt;span class="icon icon-like-bold"&gt;&lt;/span&gt;</text:p>
            <text:p>                    &lt;/button&gt;</text:p>
            <text:p>                &lt;/div&gt;</text:p>
            <text:p>            &lt;/div&gt;</text:p>
            <text:p>        &lt;/div&gt;</text:p>
            <text:p/>
            <text:p>            &lt;/div&gt;</text:p>
            <text:p>&lt;/li&gt;            &lt;/ul&gt;</text:p>
            <text:p/>
            <text:p>            &lt;div class="see-all text-center"&gt;</text:p>
            <text:p>            &lt;a href="/avis/PB00561767.html" class="button"&gt; Voir tous les avis &lt;span class="fleche"&gt;›&lt;/span&gt;&lt;/a&gt;</text:p>
            <text:p>        &lt;/div&gt;</text:p>
            <text:p>    &lt;/div&gt;</text:p>
            <text:p/>
            <text:p>    &lt;/div&gt;</text:p>
            <text:p>&lt;/div&gt;</text:p>
            <text:p>                                                                &lt;div role="tabpanel" class="tab-pane qa-wrapper" id="questions-answers"&gt;</text:p>
            <text:p>    &lt;div class="title-1"&gt;Questions / Réponses&lt;/div&gt;</text:p>
            <text:p>    &lt;div class="tab-pane-content"&gt;</text:p>
            <text:p>            &lt;div id="questions-answers-list" data-nb-questions="2" style="text-align: left"&gt;</text:p>
            <text:p>                    &lt;div class="questions-answers-content"&gt;</text:p>
            <text:p>    &lt;div class="question-content"&gt;</text:p>
            <text:p>        &lt;div class="question dsp-table"&gt;</text:p>
            <text:p>            &lt;div class="dsp-cell question-txt"&gt;bonjour, clavier azerty ?&lt;/div&gt;</text:p>
            <text:p>                            &lt;div class="dsp-cell question-action"&gt;&lt;button class="button mini noMarge button-answer" data-question-id="9E032654-0887-EE11-8CD7-FF5A66B89B9E"&gt;Répondre&lt;/button&gt;&lt;/div&gt;</text:p>
            <text:p>                    &lt;/div&gt;</text:p>
            <text:p/>
            <text:p>        &lt;div class="question-infos dsp-table"&gt;</text:p>
            <text:p>            &lt;span class="question-author dsp-cell"&gt;&lt;span class="hidden-sm-down"&gt;Question de &lt;/span&gt;&lt;em&gt;StephaneB&lt;/em&gt;&lt;/span&gt;</text:p>
            <text:p>            &lt;span class="question-date dsp-cell"&gt;19 novembre 2023&lt;/span&gt;</text:p>
            <text:p>                            &lt;span class="dsp-cell answer-report"&gt;</text:p>
            <text:p>                    &lt;span class="report-qa" data-questionanswer-id="9E032654-0887-EE11-8CD7-FF5A66B89B9E"&gt;&lt;span title="Signaler un contenu indésirable" class="icon icon-warning"&gt;&lt;/span&gt;&lt;/span&gt;</text:p>
            <text:p>                &lt;/span&gt;</text:p>
            <text:p>                    &lt;/div&gt;</text:p>
            <text:p>    &lt;/div&gt;</text:p>
            <text:p/>
            <text:p>                            &lt;div class="more-bloc"&gt;</text:p>
            <text:p/>
            <text:p>            </text:p>
            <text:p>&lt;div class="answer-content"&gt;</text:p>
            <text:p>    &lt;div class="answer-header dsp-table"&gt;</text:p>
            <text:p>        &lt;div class="best-answer dsp-cell"&gt;Meilleure réponse&lt;/div&gt;            &lt;/div&gt;</text:p>
            <text:p>    &lt;div class="answer ldlc dsp-table"&gt;</text:p>
            <text:p>        &lt;div class="dsp-cell answer-txt"&gt;Bonjour, oui, toutes nos machines disposent d'un clavier AZERTY. Cordialement, Samuel.&lt;/div&gt;</text:p>
            <text:p>    &lt;/div&gt;</text:p>
            <text:p>    &lt;div class="answer-infos dsp-table"&gt;</text:p>
            <text:p>        &lt;div class="dsp-cell"&gt;</text:p>
            <text:p>            &lt;div class="dsp-table"&gt;</text:p>
            <text:p>                &lt;span class="answer-author dsp-cell"&gt;&lt;span class="hidden-sm-down"&gt;Réponse de &lt;/span&gt;&lt;em&gt;LDLC&lt;/em&gt;&lt;/span&gt;</text:p>
            <text:p>                &lt;span class="answer-date dsp-cell"&gt;21 novembre 2023&lt;/span&gt;</text:p>
            <text:p>                                    &lt;span class="dsp-cell answer-report"&gt;</text:p>
            <text:p>                        &lt;span class="report-qa" data-questionanswer-id="85EC3A96-C1E1-4D10-BC4D-FFBE38C52597"&gt;</text:p>
            <text:p>                            &lt;span title="Signaler un contenu indésirable" class="icon icon-warning"&gt;&lt;/span&gt;</text:p>
            <text:p>                        &lt;/span&gt;</text:p>
            <text:p>                    &lt;/span&gt;</text:p>
            <text:p>                            &lt;/div&gt;</text:p>
            <text:p>        &lt;/div&gt;</text:p>
            <text:p>                &lt;div class="dsp-cell like"&gt;</text:p>
            <text:p>            &lt;button data-answer-id="85EC3A96-C1E1-4D10-BC4D-FFBE38C52597" class="nb-like outline"&gt;</text:p>
            <text:p>                &lt;span class="nb"&gt;+&lt;/span&gt;</text:p>
            <text:p>                &lt;span class="icon icon-like-bold"&gt;&lt;/span&gt;</text:p>
            <text:p>            &lt;/button&gt;</text:p>
            <text:p>        &lt;/div&gt;</text:p>
            <text:p>            &lt;/div&gt;</text:p>
            <text:p>&lt;/div&gt;</text:p>
            <text:p>            &lt;div class="more"&gt;</text:p>
            <text:p>                            &lt;/div&gt;</text:p>
            <text:p>                    &lt;/div&gt;</text:p>
            <text:p>    &lt;/div&gt;                    &lt;div class="questions-answers-content"&gt;</text:p>
            <text:p>    &lt;div class="question-content"&gt;</text:p>
            <text:p>        &lt;div class="question dsp-table"&gt;</text:p>
            <text:p>            &lt;div class="dsp-cell question-txt"&gt;Bonjour, je souhaite savoir si les ventilateurs sont toujours actifs lors dune utilisation bureautique cest a dire internet, et lors de la lecture d'un film ? Egalement sont ils bruyant ? Merci.&lt;/div&gt;</text:p>
            <text:p>                            &lt;div class="dsp-cell question-action"&gt;&lt;button class="button mini noMarge button-answer" data-question-id="2748140F-B746-EE11-8CD7-FF5A66B89B9E"&gt;Répondre&lt;/button&gt;&lt;/div&gt;</text:p>
            <text:p>                    &lt;/div&gt;</text:p>
            <text:p/>
            <text:p>        &lt;div class="question-infos dsp-table"&gt;</text:p>
            <text:p>            &lt;span class="question-author dsp-cell"&gt;&lt;span class="hidden-sm-down"&gt;Question de &lt;/span&gt;&lt;em&gt;MonsieurL&lt;/em&gt;&lt;/span&gt;</text:p>
            <text:p>            &lt;span class="question-date dsp-cell"&gt;29 août 2023&lt;/span&gt;</text:p>
            <text:p>                            &lt;span class="dsp-cell answer-report"&gt;</text:p>
            <text:p>                    &lt;span class="report-qa" data-questionanswer-id="2748140F-B746-EE11-8CD7-FF5A66B89B9E"&gt;&lt;span title="Signaler un contenu indésirable" class="icon icon-warning"&gt;&lt;/span&gt;&lt;/span&gt;</text:p>
            <text:p>                &lt;/span&gt;</text:p>
            <text:p>                    &lt;/div&gt;</text:p>
            <text:p>    &lt;/div&gt;</text:p>
            <text:p/>
            <text:p>                            &lt;div class="more-bloc"&gt;</text:p>
            <text:p/>
            <text:p>            </text:p>
            <text:p>&lt;div class="answer-content"&gt;</text:p>
            <text:p>    &lt;div class="answer-header dsp-table"&gt;</text:p>
            <text:p>        &lt;div class="best-answer dsp-cell"&gt;Meilleure réponse&lt;/div&gt;            &lt;/div&gt;</text:p>
            <text:p>    &lt;div class="answer  dsp-table"&gt;</text:p>
            <text:p>        &lt;div class="dsp-cell answer-txt"&gt;Hello, Lesnumériques n'a rien relevé : https://www.lesnumeriques.com/ordinateur-portable/asus-zenbook-13-oled-ux325ea-p63629/test.html sur les nuisances sonores. Notez que le bruit dépend de la charge de travail, de la température ambiante et du dégagement pour les grilles de ventilation.&lt;/div&gt;</text:p>
            <text:p>    &lt;/div&gt;</text:p>
            <text:p>    &lt;div class="answer-infos dsp-table"&gt;</text:p>
            <text:p>        &lt;div class="dsp-cell"&gt;</text:p>
            <text:p>            &lt;div class="dsp-table"&gt;</text:p>
            <text:p>                &lt;span class="answer-author dsp-cell"&gt;&lt;span class="hidden-sm-down"&gt;Réponse de &lt;/span&gt;&lt;em&gt;Aknøt&lt;/em&gt;&lt;/span&gt;</text:p>
            <text:p>                &lt;span class="answer-date dsp-cell"&gt;3 octobre 2023&lt;/span&gt;</text:p>
            <text:p>                                    &lt;span class="dsp-cell answer-report"&gt;</text:p>
            <text:p>                        &lt;span class="report-qa" data-questionanswer-id="031FFB9D-EC61-EE11-8CD7-FF5A66B89B9E"&gt;</text:p>
            <text:p>                            &lt;span title="Signaler un contenu indésirable" class="icon icon-warning"&gt;&lt;/span&gt;</text:p>
            <text:p>                        &lt;/span&gt;</text:p>
            <text:p>                    &lt;/span&gt;</text:p>
            <text:p>                            &lt;/div&gt;</text:p>
            <text:p>        &lt;/div&gt;</text:p>
            <text:p>                &lt;div class="dsp-cell like"&gt;</text:p>
            <text:p>            &lt;button data-answer-id="031FFB9D-EC61-EE11-8CD7-FF5A66B89B9E" class="nb-like outline"&gt;</text:p>
            <text:p>                &lt;span class="nb"&gt;+&lt;/span&gt;</text:p>
            <text:p>                &lt;span class="icon icon-like-bold"&gt;&lt;/span&gt;</text:p>
            <text:p>            &lt;/button&gt;</text:p>
            <text:p>        &lt;/div&gt;</text:p>
            <text:p>            &lt;/div&gt;</text:p>
            <text:p>&lt;/div&gt;</text:p>
            <text:p>            &lt;div class="more"&gt;</text:p>
            <text:p>                            &lt;/div&gt;</text:p>
            <text:p>                    &lt;/div&gt;</text:p>
            <text:p>    &lt;/div&gt;            &lt;/div&gt;</text:p>
            <text:p>            &lt;div class="questions-answers-footer dsp-table"&gt;</text:p>
            <text:p>            &lt;div class="dsp-cell"&gt;Vous ne trouvez pas la réponse que vous cherchez ?&lt;/div&gt;</text:p>
            <text:p>            &lt;div class="dsp-cell"&gt;&lt;button class="button noMarge qa-ask-question"&gt;Poser une question&lt;/button&gt;&lt;/div&gt;</text:p>
            <text:p>        &lt;/div&gt;</text:p>
            <text:p>    </text:p>
            <text:p>    &lt;/div&gt;</text:p>
            <text:p>&lt;/div&gt;</text:p>
            <text:p>                                    &lt;/div&gt;</text:p>
            <text:p>            &lt;/div&gt;</text:p>
            <text:p>        &lt;/div&gt;</text:p>
            <text:p>                    </text:p>
            <text:p/>
            <text:p/>
            <text:p>                </text:p>
            <text:p>    </text:p>
            <text:p/>
            <text:p>    &lt;div class="sbloc push-pdt"&gt;</text:p>
            <text:p>        &lt;div&gt;</text:p>
            <text:p>            &lt;div class="nav-tabs-component nav-tabs-component-grey"&gt;</text:p>
            <text:p>                &lt;ul class="nav nav-tabs" role="tablist"&gt;</text:p>
            <text:p>                                            &lt;li role="presentation" class="active"&gt;</text:p>
            <text:p>                            &lt;span data-target="#suggestion" aria-controls="suggestion" role="tab" data-toggle="tab"&gt;</text:p>
            <text:p>                                Produits similaires</text:p>
            <text:p>                            &lt;/span&gt;</text:p>
            <text:p>                        &lt;/li&gt;</text:p>
            <text:p>                                                                &lt;li role="presentation"&gt;</text:p>
            <text:p>                            &lt;span data-target="#best-selling" aria-controls="best-selling" role="tab" data-toggle="tab"&gt;</text:p>
            <text:p>                                Meilleures ventes</text:p>
            <text:p>                            &lt;/span&gt;</text:p>
            <text:p>                        &lt;/li&gt;</text:p>
            <text:p>                                                    &lt;li role="presentation"&gt;</text:p>
            <text:p>                                &lt;span data-target="#our-brand" aria-controls="our-brand" role="tab" data-toggle="tab"&gt;</text:p>
            <text:p>                                    Nos marques</text:p>
            <text:p>                                &lt;/span&gt;</text:p>
            <text:p>                            &lt;/li&gt;</text:p>
            <text:p>                                                            &lt;/ul&gt;</text:p>
            <text:p>            &lt;/div&gt;</text:p>
            <text:p/>
            <text:p>            &lt;div class="tab-content tab-slider"&gt;</text:p>
            <text:p>                                    &lt;div role="tabpanel" class="tab-pane active" id="suggestion"&gt;        </text:p>
            <text:p>    &lt;div class="sbloc text-center no-padding lbo-filters" data-lbo-active-products-count="12" data-lbo-inactive-products-count="12" data-lbo-products-count="24" &gt;</text:p>
            <text:p>        &lt;div class="slider slider-6 pic-label lbo"&gt;</text:p>
            <text:p>            &lt;div class="title-1"&gt;Produits similaires&lt;/div&gt;</text:p>
            <text:p>            &lt;div class="swiper"&gt;</text:p>
            <text:p>                &lt;div class="swiper-wrapper"&gt;</text:p>
            <text:p>                                                                                            &lt;div class="swiper-slide"&gt;</text:p>
            <text:p>                            &lt;a href="/fiche/PB00455681.html"&gt;</text:p>
            <text:p>                                                                                                                                                                    &lt;div class="pic"&gt;&lt;img loading="lazy" src="https://media.ldlc.com/r150/ld/products/00/05/87/13/LD0005871399_1.jpg" alt="Acer Swift 3 SF316-51-52ED" title="Acer Swift 3 SF316-51-52ED" onerror="this.src='/build/img/public/no-photo-150.jpg'"&gt;&lt;/div&gt;</text:p>
            <text:p>                                &lt;div class="txt"&gt;&lt;span&gt;Acer Swift 3 SF316-51-52ED&lt;/span&gt;&lt;/div&gt;</text:p>
            <text:p>                            &lt;/a&gt;</text:p>
            <text:p>                        &lt;/div&gt;</text:p>
            <text:p>                                                                                            &lt;div class="swiper-slide"&gt;</text:p>
            <text:p>                            &lt;a href="/fiche/PB00561846.html"&gt;</text:p>
            <text:p>                                                                                                                                                                    &lt;div class="pic"&gt;&lt;img loading="lazy" src="https://media.ldlc.com/r150/ld/products/00/05/97/25/LD0005972597_0006012495_0006050919.jpg" alt="ASUS Zenbook 14 OLED UX3402ZA-KM378W" title="ASUS Zenbook 14 OLED UX3402ZA-KM378W" onerror="this.src='/build/img/public/no-photo-150.jpg'"&gt;&lt;/div&gt;</text:p>
            <text:p>                                &lt;div class="txt"&gt;&lt;span&gt;ASUS Zenbook 14 OLED UX3402ZA-KM378W&lt;/span&gt;&lt;/div&gt;</text:p>
            <text:p>                            &lt;/a&gt;</text:p>
            <text:p>                        &lt;/div&gt;</text:p>
            <text:p>                                                                                            &lt;div class="swiper-slide"&gt;</text:p>
            <text:p>                            &lt;a href="/fiche/PB00579284.html"&gt;</text:p>
            <text:p>                                                                                                                                                                    &lt;div class="pic"&gt;&lt;img loading="lazy" src="https://media.ldlc.com/r150/ld/products/00/06/03/50/LD0006035083_0006059491_0006078317.jpg" alt="ASUS Zenbook S 13 OLED UX5304VA-NQ189X" title="ASUS Zenbook S 13 OLED UX5304VA-NQ189X" onerror="this.src='/build/img/public/no-photo-150.jpg'"&gt;&lt;/div&gt;</text:p>
            <text:p>                                &lt;div class="txt"&gt;&lt;span&gt;ASUS Zenbook S 13 OLED UX5304VA-NQ189X&lt;/span&gt;&lt;/div&gt;</text:p>
            <text:p>                            &lt;/a&gt;</text:p>
            <text:p>                        &lt;/div&gt;</text:p>
            <text:p>                                                                                            &lt;div class="swiper-slide"&gt;</text:p>
            <text:p>                            &lt;a href="/fiche/PB00556474.html"&gt;</text:p>
            <text:p>                                                                                                                                                                    &lt;div class="pic"&gt;&lt;img loading="lazy" src="https://media.ldlc.com/r150/ld/products/00/06/06/90/LD0006069049.jpg" alt="Acer Aspire Vero AV15-52-561U" title="Acer Aspire Vero AV15-52-561U" onerror="this.src='/build/img/public/no-photo-150.jpg'"&gt;&lt;/div&gt;</text:p>
            <text:p>                                &lt;div class="txt"&gt;&lt;span&gt;Acer Aspire Vero AV15-52-561U&lt;/span&gt;&lt;/div&gt;</text:p>
            <text:p>                            &lt;/a&gt;</text:p>
            <text:p>                        &lt;/div&gt;</text:p>
            <text:p>                                                                                            &lt;div class="swiper-slide"&gt;</text:p>
            <text:p>                            &lt;a href="/fiche/PB00587179.html"&gt;</text:p>
            <text:p>                                                                                                                                                                    &lt;div class="pic"&gt;&lt;img loading="lazy" src="https://media.ldlc.com/r150/ld/products/00/06/09/37/LD0006093797_0006095313.jpg" alt="ASUS Zenbook 14 OLED UX3450MA-QD074W" title="ASUS Zenbook 14 OLED UX3450MA-QD074W" onerror="this.src='/build/img/public/no-photo-150.jpg'"&gt;&lt;/div&gt;</text:p>
            <text:p>                                &lt;div class="txt"&gt;&lt;span&gt;ASUS Zenbook 14 OLED UX3450MA-QD074W&lt;/span&gt;&lt;/div&gt;</text:p>
            <text:p>                            &lt;/a&gt;</text:p>
            <text:p>                        &lt;/div&gt;</text:p>
            <text:p>                                                                                            &lt;div class="swiper-slide"&gt;</text:p>
            <text:p>                            &lt;a href="/fiche/PB00586594.html"&gt;</text:p>
            <text:p>                                                                                                                                                                    &lt;div class="pic"&gt;&lt;img loading="lazy" src="https://media.ldlc.com/r150/ld/products/00/06/06/96/LD0006069607_0006092923.jpg" alt="Lenovo ThinkBook 14s Yoga Gen 3 (21JG0007FR)" title="Lenovo ThinkBook 14s Yoga Gen 3 (21JG0007FR)" onerror="this.src='/build/img/public/no-photo-150.jpg'"&gt;&lt;/div&gt;</text:p>
            <text:p>                                &lt;div class="txt"&gt;&lt;span&gt;Lenovo ThinkBook 14s Yoga Gen 3 (21JG0007FR)&lt;/span&gt;&lt;/div&gt;</text:p>
            <text:p>                            &lt;/a&gt;</text:p>
            <text:p>                        &lt;/div&gt;</text:p>
            <text:p>                                                                                            &lt;div class="swiper-slide"&gt;</text:p>
            <text:p>                            &lt;a href="/fiche/PB00557993.html"&gt;</text:p>
            <text:p>                                                                                                                                                                    &lt;div class="pic"&gt;&lt;img loading="lazy" src="https://media.ldlc.com/r150/ld/products/00/06/03/43/LD0006034368_0006042593_0006044605.jpg" alt="Acer Aspire 5 A517-53-54GR" title="Acer Aspire 5 A517-53-54GR" onerror="this.src='/build/img/public/no-photo-150.jpg'"&gt;&lt;/div&gt;</text:p>
            <text:p>                                &lt;div class="txt"&gt;&lt;span&gt;Acer Aspire 5 A517-53-54GR&lt;/span&gt;&lt;/div&gt;</text:p>
            <text:p>                            &lt;/a&gt;</text:p>
            <text:p>                        &lt;/div&gt;</text:p>
            <text:p>                                                                                            &lt;div class="swiper-slide"&gt;</text:p>
            <text:p>                            &lt;a href="/fiche/PB00587128.html"&gt;</text:p>
            <text:p>                                                                                                                                                                    &lt;div class="pic"&gt;&lt;img loading="lazy" src="https://media.ldlc.com/r150/ld/products/00/06/05/61/LD0006056195_0006095132.jpg" alt="HP Dragonfly 13.5&amp;quot; G4 (8A424EA)" title="HP Dragonfly 13.5&amp;quot; G4 (8A424EA)" onerror="this.src='/build/img/public/no-photo-150.jpg'"&gt;&lt;/div&gt;</text:p>
            <text:p>                                &lt;div class="txt"&gt;&lt;span&gt;HP Dragonfly 13.5&amp;quot; G4 (8A424EA)&lt;/span&gt;&lt;/div&gt;</text:p>
            <text:p>                            &lt;/a&gt;</text:p>
            <text:p>                        &lt;/div&gt;</text:p>
            <text:p>                                                                                            &lt;div class="swiper-slide"&gt;</text:p>
            <text:p>                            &lt;a href="/fiche/PB00583530.html"&gt;</text:p>
            <text:p>                                                                                                                                                                    &lt;div class="pic"&gt;&lt;img loading="lazy" src="https://media.ldlc.com/r150/ld/products/00/05/99/18/LD0005991841_0005991906_0006041588_0006086891.jpg" alt="ASUS ExpertBook B5 B5402CVA-KI0260X" title="ASUS ExpertBook B5 B5402CVA-KI0260X" onerror="this.src='/build/img/public/no-photo-150.jpg'"&gt;&lt;/div&gt;</text:p>
            <text:p>                                &lt;div class="txt"&gt;&lt;span&gt;ASUS ExpertBook B5 B5402CVA-KI0260X&lt;/span&gt;&lt;/div&gt;</text:p>
            <text:p>                            &lt;/a&gt;</text:p>
            <text:p>                        &lt;/div&gt;</text:p>
            <text:p>                                                                                            &lt;div class="swiper-slide"&gt;</text:p>
            <text:p>                            &lt;a href="/fiche/PB00524925.html"&gt;</text:p>
            <text:p>                                                                                                                                                                    &lt;div class="pic"&gt;&lt;img loading="lazy" src="https://media.ldlc.com/r150/ld/products/00/05/98/84/LD0005988439_0005989082.jpg" alt="Lenovo ThinkPad E14 Gen 4 (21E3005DFR)" title="Lenovo ThinkPad E14 Gen 4 (21E3005DFR)" onerror="this.src='/build/img/public/no-photo-150.jpg'"&gt;&lt;/div&gt;</text:p>
            <text:p>                                &lt;div class="txt"&gt;&lt;span&gt;Lenovo ThinkPad E14 Gen 4 (21E3005DFR)&lt;/span&gt;&lt;/div&gt;</text:p>
            <text:p>                            &lt;/a&gt;</text:p>
            <text:p>                        &lt;/div&gt;</text:p>
            <text:p>                                                                                            &lt;div class="swiper-slide"&gt;</text:p>
            <text:p>                            &lt;a href="/fiche/PB00562328.html"&gt;</text:p>
            <text:p>                                                                                                                                                                    &lt;div class="pic"&gt;&lt;img loading="lazy" src="https://media.ldlc.com/r150/ld/products/00/05/97/49/LD0005974917_0006051626_0006051669.jpg" alt="Lenovo ThinkPad L13 Gen 4 (21FG000BFR)" title="Lenovo ThinkPad L13 Gen 4 (21FG000BFR)" onerror="this.src='/build/img/public/no-photo-150.jpg'"&gt;&lt;/div&gt;</text:p>
            <text:p>                                &lt;div class="txt"&gt;&lt;span&gt;Lenovo ThinkPad L13 Gen 4 (21FG000BFR)&lt;/span&gt;&lt;/div&gt;</text:p>
            <text:p>                            &lt;/a&gt;</text:p>
            <text:p>                        &lt;/div&gt;</text:p>
            <text:p>                                                                                            &lt;div class="swiper-slide"&gt;</text:p>
            <text:p>                            &lt;a href="/fiche/PB00575182.html"&gt;</text:p>
            <text:p>                                                                                                                                                                    &lt;div class="pic"&gt;&lt;img loading="lazy" src="https://media.ldlc.com/r150/ld/products/00/06/07/26/LD0006072676.jpg" alt="Lenovo ThinkPad E16 Gen 1 (21JN004RFR)" title="Lenovo ThinkPad E16 Gen 1 (21JN004RFR)" onerror="this.src='/build/img/public/no-photo-150.jpg'"&gt;&lt;/div&gt;</text:p>
            <text:p>                                &lt;div class="txt"&gt;&lt;span&gt;Lenovo ThinkPad E16 Gen 1 (21JN004RFR)&lt;/span&gt;&lt;/div&gt;</text:p>
            <text:p>                            &lt;/a&gt;</text:p>
            <text:p>                        &lt;/div&gt;</text:p>
            <text:p>                    </text:p>
            <text:p>                                                                                            &lt;div class="swiper-slide"&gt;</text:p>
            <text:p>                            &lt;a href="/fiche/PB00459514.html"&gt;</text:p>
            <text:p>                                                                                                                                                                    &lt;div class="pic"&gt;&lt;img loading="lazy" src="https://media.ldlc.com/r150/ld/products/00/05/70/41/LD0005704195_1_0005759418_0005844383_0005883335.jpg" alt="ASUS Zenbook 14 BX425EA-KI622R avec NumPad" title="ASUS Zenbook 14 BX425EA-KI622R avec NumPad" onerror="this.src='/build/img/public/no-photo-150.jpg'"&gt;&lt;/div&gt;</text:p>
            <text:p>                                &lt;div class="txt"&gt;&lt;span&gt;ASUS Zenbook 14 BX425EA-KI622R avec NumPad&lt;/span&gt;&lt;/div&gt;</text:p>
            <text:p>                            &lt;/a&gt;</text:p>
            <text:p>                        &lt;/div&gt;</text:p>
            <text:p/>
            <text:p>                                                                                            &lt;div class="swiper-slide"&gt;</text:p>
            <text:p>                            &lt;a href="/fiche/PB00440644.html"&gt;</text:p>
            <text:p>                                                                                                                                                                    &lt;div class="pic"&gt;&lt;img loading="lazy" src="https://media.ldlc.com/r150/ld/products/00/05/70/41/LD0005704195_1_0005759418_0005844383.jpg" alt="ASUS Zenbook 14 BX425EA-KI522R avec NumPad" title="ASUS Zenbook 14 BX425EA-KI522R avec NumPad" onerror="this.src='/build/img/public/no-photo-150.jpg'"&gt;&lt;/div&gt;</text:p>
            <text:p>                                &lt;div class="txt"&gt;&lt;span&gt;ASUS Zenbook 14 BX425EA-KI522R avec NumPad&lt;/span&gt;&lt;/div&gt;</text:p>
            <text:p>                            &lt;/a&gt;</text:p>
            <text:p>                        &lt;/div&gt;</text:p>
            <text:p/>
            <text:p>                                                                                            &lt;div class="swiper-slide"&gt;</text:p>
            <text:p>                            &lt;a href="/fiche/PB00503436.html"&gt;</text:p>
            <text:p>                                                                                                                                                                    &lt;div class="pic"&gt;&lt;img loading="lazy" src="https://media.ldlc.com/r150/ld/products/00/05/96/24/LD0005962409.jpg" alt="ASUS Zenbook 13 BX325JA-KG288R avec NumPad" title="ASUS Zenbook 13 BX325JA-KG288R avec NumPad" onerror="this.src='/build/img/public/no-photo-150.jpg'"&gt;&lt;/div&gt;</text:p>
            <text:p>                                &lt;div class="txt"&gt;&lt;span&gt;ASUS Zenbook 13 BX325JA-KG288R avec NumPad&lt;/span&gt;&lt;/div&gt;</text:p>
            <text:p>                            &lt;/a&gt;</text:p>
            <text:p>                        &lt;/div&gt;</text:p>
            <text:p/>
            <text:p>                                                                                            &lt;div class="swiper-slide"&gt;</text:p>
            <text:p>                            &lt;a href="/fiche/PB00457901.html"&gt;</text:p>
            <text:p>                                                                                                                                                                    &lt;div class="pic"&gt;&lt;img loading="lazy" src="https://media.ldlc.com/r150/ld/products/00/05/70/41/LD0005704195_1_0005759418_0005844408_0005876621.jpg" alt="ASUS Zenbook 14 BX425EA-KI621R avec NumPad" title="ASUS Zenbook 14 BX425EA-KI621R avec NumPad" onerror="this.src='/build/img/public/no-photo-150.jpg'"&gt;&lt;/div&gt;</text:p>
            <text:p>                                &lt;div class="txt"&gt;&lt;span&gt;ASUS Zenbook 14 BX425EA-KI621R avec NumPad&lt;/span&gt;&lt;/div&gt;</text:p>
            <text:p>                            &lt;/a&gt;</text:p>
            <text:p>                        &lt;/div&gt;</text:p>
            <text:p/>
            <text:p>                                                                                            &lt;div class="swiper-slide"&gt;</text:p>
            <text:p>                            &lt;a href="/fiche/PB00440645.html"&gt;</text:p>
            <text:p>                                                                                                                                                                    &lt;div class="pic"&gt;&lt;img loading="lazy" src="https://media.ldlc.com/r150/ld/products/00/05/70/41/LD0005704195_1_0005759418_0005844408.jpg" alt="ASUS Zenbook 14 BX425EA-KI521R avec NumPad" title="ASUS Zenbook 14 BX425EA-KI521R avec NumPad" onerror="this.src='/build/img/public/no-photo-150.jpg'"&gt;&lt;/div&gt;</text:p>
            <text:p>                                &lt;div class="txt"&gt;&lt;span&gt;ASUS Zenbook 14 BX425EA-KI521R avec NumPad&lt;/span&gt;&lt;/div&gt;</text:p>
            <text:p>                            &lt;/a&gt;</text:p>
            <text:p>                        &lt;/div&gt;</text:p>
            <text:p/>
            <text:p>                                                                                            &lt;div class="swiper-slide"&gt;</text:p>
            <text:p>                            &lt;a href="/fiche/PB00395850.html"&gt;</text:p>
            <text:p>                                                                                                                                                                    &lt;div class="pic"&gt;&lt;img loading="lazy" src="https://media.ldlc.com/r150/ld/products/00/05/70/41/LD0005704195_1_0005759418.jpg" alt="ASUS Zenbook 14 BX425EA-BM102R avec NumPad" title="ASUS Zenbook 14 BX425EA-BM102R avec NumPad" onerror="this.src='/build/img/public/no-photo-150.jpg'"&gt;&lt;/div&gt;</text:p>
            <text:p>                                &lt;div class="txt"&gt;&lt;span&gt;ASUS Zenbook 14 BX425EA-BM102R avec NumPad&lt;/span&gt;&lt;/div&gt;</text:p>
            <text:p>                            &lt;/a&gt;</text:p>
            <text:p>                        &lt;/div&gt;</text:p>
            <text:p/>
            <text:p>                                                                                            &lt;div class="swiper-slide"&gt;</text:p>
            <text:p>                            &lt;a href="/fiche/PB00455606.html"&gt;</text:p>
            <text:p>                                                                                                                                                                    &lt;div class="pic"&gt;&lt;img loading="lazy" src="https://media.ldlc.com/r150/ld/products/00/05/75/00/LD0005750083_1_0005803806_0005871095.jpg" alt="ASUS Zenbook Flip 13 BX371EA-HR401R avec NumberPad" title="ASUS Zenbook Flip 13 BX371EA-HR401R avec NumberPad" onerror="this.src='/build/img/public/no-photo-150.jpg'"&gt;&lt;/div&gt;</text:p>
            <text:p>                                &lt;div class="txt"&gt;&lt;span&gt;ASUS Zenbook Flip 13 BX371EA-HR401R avec NumberPad&lt;/span&gt;&lt;/div&gt;</text:p>
            <text:p>                            &lt;/a&gt;</text:p>
            <text:p>                        &lt;/div&gt;</text:p>
            <text:p/>
            <text:p>                                                                                            &lt;div class="swiper-slide"&gt;</text:p>
            <text:p>                            &lt;a href="/fiche/PB00553876.html"&gt;</text:p>
            <text:p>                                                                                                                                                                    &lt;div class="pic"&gt;&lt;img loading="lazy" src="https://media.ldlc.com/r150/ld/products/00/06/03/76/LD0006037620.jpg" alt="ASUS Zenbook 14 OLED UX3402ZA-KM516W" title="ASUS Zenbook 14 OLED UX3402ZA-KM516W" onerror="this.src='/build/img/public/no-photo-150.jpg'"&gt;&lt;/div&gt;</text:p>
            <text:p>                                &lt;div class="txt"&gt;&lt;span&gt;ASUS Zenbook 14 OLED UX3402ZA-KM516W&lt;/span&gt;&lt;/div&gt;</text:p>
            <text:p>                            &lt;/a&gt;</text:p>
            <text:p>                        &lt;/div&gt;</text:p>
            <text:p/>
            <text:p>                                                                                            &lt;div class="swiper-slide"&gt;</text:p>
            <text:p>                            &lt;a href="/fiche/PB00501330.html"&gt;</text:p>
            <text:p>                                                                                                                                                                    &lt;div class="pic"&gt;&lt;img loading="lazy" src="https://media.ldlc.com/r150/ld/products/00/05/70/47/LD0005704725_1_0005855724_0005909087_0005959954.jpg" alt="ASUS Zenbook 13 BX325EA-KG379R avec NumPad" title="ASUS Zenbook 13 BX325EA-KG379R avec NumPad" onerror="this.src='/build/img/public/no-photo-150.jpg'"&gt;&lt;/div&gt;</text:p>
            <text:p>                                &lt;div class="txt"&gt;&lt;span&gt;ASUS Zenbook 13 BX325EA-KG379R avec NumPad&lt;/span&gt;&lt;/div&gt;</text:p>
            <text:p>                            &lt;/a&gt;</text:p>
            <text:p>                        &lt;/div&gt;</text:p>
            <text:p/>
            <text:p>                                                                                            &lt;div class="swiper-slide"&gt;</text:p>
            <text:p>                            &lt;a href="/fiche/PB00458442.html"&gt;</text:p>
            <text:p>                                                                                                                                                                    &lt;div class="pic"&gt;&lt;img loading="lazy" src="https://media.ldlc.com/r150/ld/products/00/05/58/81/LD0005588132_2_0005590101_0005752499_0005776600_0005878653.jpg" alt="Acer TravelMate P2 P215-53 (NX.VQBEF.00H)" title="Acer TravelMate P2 P215-53 (NX.VQBEF.00H)" onerror="this.src='/build/img/public/no-photo-150.jpg'"&gt;&lt;/div&gt;</text:p>
            <text:p>                                &lt;div class="txt"&gt;&lt;span&gt;Acer TravelMate P2 P215-53 (NX.VQBEF.00H)&lt;/span&gt;&lt;/div&gt;</text:p>
            <text:p>                            &lt;/a&gt;</text:p>
            <text:p>                        &lt;/div&gt;</text:p>
            <text:p/>
            <text:p>                                                                                            &lt;div class="swiper-slide"&gt;</text:p>
            <text:p>                            &lt;a href="/fiche/PB00404417.html"&gt;</text:p>
            <text:p>                                                                                                                                                                    &lt;div class="pic"&gt;&lt;img loading="lazy" src="https://media.ldlc.com/r150/ld/products/00/05/77/56/LD0005775611_1_0005776043.jpg" alt="ASUS Zenbook Flip 13 Evo UX363EA-HP043T" title="ASUS Zenbook Flip 13 Evo UX363EA-HP043T" onerror="this.src='/build/img/public/no-photo-150.jpg'"&gt;&lt;/div&gt;</text:p>
            <text:p>                                &lt;div class="txt"&gt;&lt;span&gt;ASUS Zenbook Flip 13 Evo UX363EA-HP043T&lt;/span&gt;&lt;/div&gt;</text:p>
            <text:p>                            &lt;/a&gt;</text:p>
            <text:p>                        &lt;/div&gt;</text:p>
            <text:p/>
            <text:p>                                                                                            &lt;div class="swiper-slide"&gt;</text:p>
            <text:p>                            &lt;a href="/fiche/PB00385054.html"&gt;</text:p>
            <text:p>                                                                                                                                                                    &lt;div class="pic"&gt;&lt;img loading="lazy" src="https://media.ldlc.com/r150/ld/products/00/05/73/83/LD0005738308_1_0005738794.jpg" alt="ASUS Zenbook Flip 13 BX363JA-EM074R" title="ASUS Zenbook Flip 13 BX363JA-EM074R" onerror="this.src='/build/img/public/no-photo-150.jpg'"&gt;&lt;/div&gt;</text:p>
            <text:p>                                &lt;div class="txt"&gt;&lt;span&gt;ASUS Zenbook Flip 13 BX363JA-EM074R&lt;/span&gt;&lt;/div&gt;</text:p>
            <text:p>                            &lt;/a&gt;</text:p>
            <text:p>                        &lt;/div&gt;</text:p>
            <text:p/>
            <text:p>                                    &lt;/div&gt;</text:p>
            <text:p>                &lt;div class="swiper-button-next"&gt;&lt;/div&gt;</text:p>
            <text:p>                &lt;div class="swiper-button-prev"&gt;&lt;/div&gt;</text:p>
            <text:p>            &lt;/div&gt;</text:p>
            <text:p>        &lt;/div&gt;</text:p>
            <text:p>    &lt;/div&gt;</text:p>
            <text:p>    &lt;/div&gt;                                &lt;div role="tabpanel" class="tab-pane active" id="best-selling"&gt;&lt;div class="slider slider-6 more-product"&gt;&lt;div class="title-1"&gt;Meilleures ventes&lt;/div&gt;&lt;div class="swiper"&gt;&lt;div class="swiper-wrapper"&gt;&lt;div class="swiper-slide"&gt;&lt;a href="/fiche/PB00574469.html"&gt;&lt;div class="pic"&gt;&lt;img src="https://media.ldlc.com/r150/ld/products/00/06/07/81/LD0006078123.jpg" loading="lazy" onerror="this.src='/build/img/public/no-photo-150.jpg'" alt="ASUS VivoBook 15 N1502ZA-LP1741W"&gt;&lt;/div&gt;&lt;div class="txt"&gt;&lt;span&gt;ASUS VivoBook 15 N1502ZA-LP1741W&lt;/span&gt;&lt;div class="price"&gt; 699€&lt;sup&gt;95&lt;/sup&gt;&lt;/div&gt;&lt;/div&gt;&lt;/a&gt;&lt;/div&gt;&lt;div class="swiper-slide"&gt;&lt;a href="/fiche/PB00564340.html"&gt;&lt;div class="pic"&gt;&lt;img src="https://media.ldlc.com/r150/ld/products/00/06/05/59/LD0006055952.jpg" loading="lazy" onerror="this.src='/build/img/public/no-photo-150.jpg'" alt="MSI Cyborg 15 A12VF-483FR"&gt;&lt;/div&gt;&lt;div class="txt"&gt;&lt;span&gt;MSI Cyborg 15 A12VF-483FR&lt;/span&gt;&lt;div class="price"&gt; 1&amp;nbsp;399€&lt;sup&gt;94&lt;/sup&gt;&lt;/div&gt;&lt;/div&gt;&lt;/a&gt;&lt;/div&gt;&lt;div class="swiper-slide"&gt;&lt;a href="/fiche/PB00585567.html"&gt;&lt;div class="pic"&gt;&lt;img src="https://media.ldlc.com/r150/ld/products/00/06/09/14/LD0006091436.jpg" loading="lazy" onerror="this.src='/build/img/public/no-photo-150.jpg'" alt="Gigabyte G6 KF-H3FR854SH"&gt;&lt;/div&gt;&lt;div class="txt"&gt;&lt;span&gt;Gigabyte G6 KF-H3FR854SH&lt;/span&gt;&lt;div class="price"&gt; 1&amp;nbsp;199€&lt;sup&gt;95&lt;/sup&gt;&lt;/div&gt;&lt;/div&gt;&lt;/a&gt;&lt;/div&gt;&lt;div class="swiper-slide"&gt;&lt;a href="/fiche/PB00546988.html"&gt;&lt;div class="pic"&gt;&lt;img src="https://media.ldlc.com/r150/ld/products/00/06/02/35/LD0006023568.jpg" loading="lazy" onerror="this.src='/build/img/public/no-photo-150.jpg'" alt="LDLC SPC-I3-8-240-N"&gt;&lt;/div&gt;&lt;div class="txt"&gt;&lt;span&gt;LDLC SPC-I3-8-240-N&lt;/span&gt;&lt;div class="price"&gt; 339€&lt;sup&gt;95&lt;/sup&gt;&lt;/div&gt;&lt;/div&gt;&lt;/a&gt;&lt;/div&gt;&lt;div class="swiper-slide"&gt;&lt;a href="/fiche/PB00577649.html"&gt;&lt;div class="pic"&gt;&lt;img src="https://media.ldlc.com/r150/ld/products/00/06/04/51/LD0006045123_0006072343_0006072538_0006072548_0006075893.jpg" loading="lazy" onerror="this.src='/build/img/public/no-photo-150.jpg'" alt="MSI Modern 15 B12MO-689FR"&gt;&lt;/div&gt;&lt;div class="txt"&gt;&lt;span&gt;MSI Modern 15 B12MO-689FR&lt;/span&gt;&lt;div class="price"&gt; 619€&lt;sup&gt;95&lt;/sup&gt;&lt;/div&gt;&lt;/div&gt;&lt;/a&gt;&lt;/div&gt;&lt;div class="swiper-slide"&gt;&lt;a href="/fiche/PB00546989.html"&gt;&lt;div class="pic"&gt;&lt;img src="https://media.ldlc.com/r150/ld/products/00/06/02/35/LD0006023574.jpg" loading="lazy" onerror="this.src='/build/img/public/no-photo-150.jpg'" alt="LDLC SPC-N-8-240-N"&gt;&lt;/div&gt;&lt;div class="txt"&gt;&lt;span&gt;LDLC SPC-N-8-240-N&lt;/span&gt;&lt;div class="price"&gt; 239€&lt;sup&gt;95&lt;/sup&gt;&lt;/div&gt;&lt;/div&gt;&lt;/a&gt;&lt;/div&gt;&lt;div class="swiper-slide"&gt;&lt;a href="/fiche/PB00561767.html"&gt;&lt;div class="pic"&gt;&lt;img src="https://media.ldlc.com/r150/ld/products/00/05/96/24/LD0005962409_0006050652.jpg" loading="lazy" onerror="this.src='/build/img/public/no-photo-150.jpg'" alt="ASUS Zenbook 13 OLED UX325EA-KG907W-EVO avec NumPad"&gt;&lt;/div&gt;&lt;div class="txt"&gt;&lt;span&gt;ASUS Zenbook 13 OLED UX325EA-KG907W-EVO avec NumPad&lt;/span&gt;&lt;div class="price"&gt; 799€&lt;sup&gt;95&lt;/sup&gt;&lt;/div&gt;&lt;/div&gt;&lt;/a&gt;&lt;/div&gt;&lt;div class="swiper-slide"&gt;&lt;a href="/fiche/PB00585829.html"&gt;&lt;div class="pic"&gt;&lt;img src="https://media.ldlc.com/r150/ld/products/00/06/09/37/LD0006093797.jpg" loading="lazy" onerror="this.src='/build/img/public/no-photo-150.jpg'" alt="ASUS Zenbook 14 OLED UX3450MA-PP016W"&gt;&lt;/div&gt;&lt;div class="txt"&gt;&lt;span&gt;ASUS Zenbook 14 OLED UX3450MA-PP016W&lt;/span&gt;&lt;div class="price"&gt; 1&amp;nbsp;299€&lt;sup&gt;95&lt;/sup&gt;&lt;/div&gt;&lt;/div&gt;&lt;/a&gt;&lt;/div&gt;&lt;div class="swiper-slide"&gt;&lt;a href="/fiche/PB00574480.html"&gt;&lt;div class="pic"&gt;&lt;img src="https://media.ldlc.com/r150/ld/products/00/06/07/11/LD0006071194.jpg" loading="lazy" onerror="this.src='/build/img/public/no-photo-150.jpg'" alt="ASUS Zenbook 14 UM3402YA-KP394W avec NumPad"&gt;&lt;/div&gt;&lt;div class="txt"&gt;&lt;span&gt;ASUS Zenbook 14 UM3402YA-KP394W avec NumPad&lt;/span&gt;&lt;div class="price"&gt; 799€&lt;sup&gt;96&lt;/sup&gt;&lt;/div&gt;&lt;/div&gt;&lt;/a&gt;&lt;/div&gt;&lt;div class="swiper-slide"&gt;&lt;a href="/fiche/PB00584663.html"&gt;&lt;div class="pic"&gt;&lt;img src="https://media.ldlc.com/r150/ld/products/00/06/04/51/LD0006045123_0006072343_0006072538_0006089253.jpg" loading="lazy" onerror="this.src='/build/img/public/no-photo-150.jpg'" alt="MSI Modern 15 B12MO-699FR"&gt;&lt;/div&gt;&lt;div class="txt"&gt;&lt;span&gt;MSI Modern 15 B12MO-699FR&lt;/span&gt;&lt;div class="price"&gt; 519€&lt;sup&gt;95&lt;/sup&gt;&lt;/div&gt;&lt;/div&gt;&lt;/a&gt;&lt;/div&gt;&lt;div class="swiper-slide"&gt;&lt;a href="/fiche/PB00542058.html"&gt;&lt;div class="pic"&gt;&lt;img src="https://media.ldlc.com/r150/ld/products/00/06/01/35/LD0006013511.jpg" loading="lazy" onerror="this.src='/build/img/public/no-photo-150.jpg'" alt="MSI Katana 17 B12VFK-206FR"&gt;&lt;/div&gt;&lt;div class="txt"&gt;&lt;span&gt;MSI Katana 17 B12VFK-206FR&lt;/span&gt;&lt;div class="price"&gt; 1&amp;nbsp;599€&lt;sup&gt;95&lt;/sup&gt;&lt;/div&gt;&lt;/div&gt;&lt;/a&gt;&lt;/div&gt;&lt;div class="swiper-slide"&gt;&lt;a href="/fiche/PB00574474.html"&gt;&lt;div class="pic"&gt;&lt;img src="https://media.ldlc.com/r150/ld/products/00/06/07/11/LD0006071179.jpg" loading="lazy" onerror="this.src='/build/img/public/no-photo-150.jpg'" alt="ASUS Vivobook S15 S1504FA-NJ179W"&gt;&lt;/div&gt;&lt;div class="txt"&gt;&lt;span&gt;ASUS Vivobook S15 S1504FA-NJ179W&lt;/span&gt;&lt;div class="price"&gt; 499€&lt;sup&gt;95&lt;/sup&gt;&lt;/div&gt;&lt;/div&gt;&lt;/a&gt;&lt;/div&gt;&lt;div class="swiper-slide"&gt;&lt;a href="/fiche/PB00555496.html"&gt;&lt;div class="pic"&gt;&lt;img src="https://media.ldlc.com/r150/ld/products/00/06/03/82/LD0006038244.jpg" loading="lazy" onerror="this.src='/build/img/public/no-photo-150.jpg'" alt="Acer Nitro 5 AN517-54-53A2"&gt;&lt;/div&gt;&lt;div class="txt"&gt;&lt;span&gt;Acer Nitro 5 AN517-54-53A2&lt;/span&gt;&lt;div class="price"&gt; 849€&lt;sup&gt;95&lt;/sup&gt;&lt;/div&gt;&lt;/div&gt;&lt;/a&gt;&lt;/div&gt;&lt;div class="swiper-slide"&gt;&lt;a href="/fiche/PB00577157.html"&gt;&lt;div class="pic"&gt;&lt;img src="https://media.ldlc.com/r150/ld/products/00/06/07/51/LD0006075122.jpg" loading="lazy" onerror="this.src='/build/img/public/no-photo-150.jpg'" alt="ASUS Vivobook S15 OLED S1504FA-L1112W"&gt;&lt;/div&gt;&lt;div class="txt"&gt;&lt;span&gt;ASUS Vivobook S15 OLED S1504FA-L1112W&lt;/span&gt;&lt;div class="price"&gt; 599€&lt;sup&gt;95&lt;/sup&gt;&lt;/div&gt;&lt;/div&gt;&lt;/a&gt;&lt;/div&gt;&lt;div class="swiper-slide"&gt;&lt;a href="/fiche/PB00549774.html"&gt;&lt;div class="pic"&gt;&lt;img src="https://media.ldlc.com/r150/ld/products/00/06/03/08/LD0006030846_0006030866_0006030871.jpg" loading="lazy" onerror="this.src='/build/img/public/no-photo-150.jpg'" alt="MSI Stealth 16 Studio A13VG-004FR"&gt;&lt;/div&gt;&lt;div class="txt"&gt;&lt;span&gt;MSI Stealth 16 Studio A13VG-004FR&lt;/span&gt;&lt;div class="price"&gt; 2&amp;nbsp;499€&lt;sup&gt;95&lt;/sup&gt;&lt;/div&gt;&lt;/div&gt;&lt;/a&gt;&lt;/div&gt;&lt;div class="swiper-slide"&gt;&lt;a href="/fiche/PB00580657.html"&gt;&lt;div class="pic"&gt;&lt;img src="https://media.ldlc.com/r150/ld/products/00/06/08/10/LD0006081075.jpg" loading="lazy" onerror="this.src='/build/img/public/no-photo-150.jpg'" alt="ASUS TUF F15 506HE-HN397W"&gt;&lt;/div&gt;&lt;div class="txt"&gt;&lt;span&gt;ASUS TUF F15 506HE-HN397W&lt;/span&gt;&lt;div class="price"&gt; 999€&lt;sup&gt;95&lt;/sup&gt;&lt;/div&gt;&lt;/div&gt;&lt;/a&gt;&lt;/div&gt;&lt;div class="swiper-slide"&gt;&lt;a href="/fiche/PB00515258.html"&gt;&lt;div class="pic"&gt;&lt;img src="https://media.ldlc.com/r150/ld/products/00/05/97/60/LD0005976016.jpg" loading="lazy" onerror="this.src='/build/img/public/no-photo-150.jpg'" alt="LDLC SPC-I3-8-240"&gt;&lt;/div&gt;&lt;div class="txt"&gt;&lt;span&gt;LDLC SPC-I3-8-240&lt;/span&gt;&lt;div class="price"&gt; 349€&lt;sup&gt;94&lt;/sup&gt;&lt;/div&gt;&lt;/div&gt;&lt;/a&gt;&lt;/div&gt;&lt;div class="swiper-slide"&gt;&lt;a href="/fiche/PB00543638.html"&gt;&lt;div class="pic"&gt;&lt;img src="https://media.ldlc.com/r150/ld/products/00/05/93/31/LD0005933107_1_0006016465.jpg" loading="lazy" onerror="this.src='/build/img/public/no-photo-150.jpg'" alt="ASUS F17-TUF706HF-HX014"&gt;&lt;/div&gt;&lt;div class="txt"&gt;&lt;span&gt;ASUS F17-TUF706HF-HX014&lt;/span&gt;&lt;div class="price"&gt; 799€&lt;sup&gt;96&lt;/sup&gt;&lt;/div&gt;&lt;/div&gt;&lt;/a&gt;&lt;/div&gt;&lt;/div&gt;&lt;div class="swiper-button-next"&gt;&lt;/div&gt;&lt;div class="swiper-button-prev"&gt;&lt;/div&gt;&lt;/div&gt;&lt;/div&gt;&lt;/div&gt;&lt;div role="tabpanel" class="tab-pane active" id="our-brand"&gt;&lt;div class="slider slider-6 pic-label"&gt;&lt;div class="title-1"&gt;Nos marques&lt;/div&gt;&lt;div class="swiper"&gt;&lt;div class="swiper-wrapper"&gt;&lt;div class="swiper-slide"&gt;&lt;a href="/informatique/ordinateur-portable/pc-portable/c4265/+fb-C000000806.html"&gt;&lt;div class="pic"&gt;&lt;img src="https://media.ldlc.com/v3/marque/bo/00/05/62/42/V30005624251_2.jpg" loading="lazy" alt="ASUS"&gt;&lt;/div&gt;&lt;div class="txt"&gt;PC portable&lt;br /&gt;ASUS&lt;/div&gt;&lt;/a&gt;&lt;/div&gt;&lt;div class="swiper-slide"&gt;&lt;a href="/informatique/ordinateur-portable/pc-portable/c4265/+fb-C000000992.html"&gt;&lt;div class="pic"&gt;&lt;img src="https://media.ldlc.com/v3/marque/bo/00/05/99/39/V30005993997.gif" loading="lazy" alt="MSI"&gt;&lt;/div&gt;&lt;div class="txt"&gt;PC portable&lt;br /&gt;MSI&lt;/div&gt;&lt;/a&gt;&lt;/div&gt;&lt;div class="swiper-slide"&gt;&lt;a href="/informatique/ordinateur-portable/pc-portable/c4265/+fb-C000033945.html"&gt;&lt;div class="pic"&gt;&lt;img src="https://media.ldlc.com/v3/marque/bo/00/03/12/03/V30003120395_2.jpg" loading="lazy" alt="Lenovo"&gt;&lt;/div&gt;&lt;div class="txt"&gt;PC portable&lt;br /&gt;Lenovo&lt;/div&gt;&lt;/a&gt;&lt;/div&gt;&lt;div class="swiper-slide"&gt;&lt;a href="/informatique/ordinateur-portable/pc-portable/c4265/+fb-C000001041.html"&gt;&lt;div class="pic"&gt;&lt;img src="https://media.ldlc.com/v3/marque/190/C000001041.gif" loading="lazy" alt="Acer"&gt;&lt;/div&gt;&lt;div class="txt"&gt;PC portable&lt;br /&gt;Acer&lt;/div&gt;&lt;/a&gt;&lt;/div&gt;&lt;div class="swiper-slide"&gt;&lt;a href="/informatique/ordinateur-portable/pc-portable/c4265/+fb-C000004770.html"&gt;&lt;div class="pic"&gt;&lt;img src="https://media.ldlc.com/v3/marque/bo/00/03/15/98/V30003159855_2.jpg" loading="lazy" alt="HP"&gt;&lt;/div&gt;&lt;div class="txt"&gt;PC portable&lt;br /&gt;HP&lt;/div&gt;&lt;/a&gt;&lt;/div&gt;&lt;div class="swiper-slide"&gt;&lt;a href="/informatique/ordinateur-portable/pc-portable/c4265/+fb-C000000220.html"&gt;&lt;div class="pic"&gt;&lt;img src="https://media.ldlc.com/v3/marque/bo/00/02/41/31/V30002413153_2.jpg" loading="lazy" alt="Microsoft"&gt;&lt;/div&gt;&lt;div class="txt"&gt;PC portable&lt;br /&gt;Microsoft&lt;/div&gt;&lt;/a&gt;&lt;/div&gt;&lt;div class="swiper-slide"&gt;&lt;a href="/informatique/ordinateur-portable/pc-portable/c4265/+fb-C000000888.html"&gt;&lt;div class="pic"&gt;&lt;img src="https://media.ldlc.com/v3/marque/bo/00/02/91/96/V30002919683_2.gif" loading="lazy" alt="LDLC"&gt;&lt;/div&gt;&lt;div class="txt"&gt;PC portable&lt;br /&gt;LDLC&lt;/div&gt;&lt;/a&gt;&lt;/div&gt;&lt;div class="swiper-slide"&gt;&lt;a href="/informatique/ordinateur-portable/pc-portable/c4265/+fb-C000001080.html"&gt;&lt;div class="pic"&gt;&lt;img src="https://media.ldlc.com/v3/marque/bo/00/06/07/33/V30006073318.jpg" loading="lazy" alt="Samsung"&gt;&lt;/div&gt;&lt;div class="txt"&gt;PC portable&lt;br /&gt;Samsung&lt;/div&gt;&lt;/a&gt;&lt;/div&gt;&lt;div class="swiper-slide"&gt;&lt;a href="/informatique/ordinateur-portable/pc-portable/c4265/+fb-C000038265.html"&gt;&lt;div class="pic"&gt;&lt;img src="https://media.ldlc.com/v3/marque/bo/00/05/69/22/V30005692294_2.jpg" loading="lazy" alt="ALTYK"&gt;&lt;/div&gt;&lt;div class="txt"&gt;PC portable&lt;br /&gt;ALTYK&lt;/div&gt;&lt;/a&gt;&lt;/div&gt;&lt;div class="swiper-slide"&gt;&lt;a href="/informatique/ordinateur-portable/pc-portable/c4265/+fb-C000005597.html"&gt;&lt;div class="pic"&gt;&lt;img src="https://media.ldlc.com/v3/marque/bo/00/05/32/41/V30005324130_2.jpg" loading="lazy" alt="Dell"&gt;&lt;/div&gt;&lt;div class="txt"&gt;PC portable&lt;br /&gt;Dell&lt;/div&gt;&lt;/a&gt;&lt;/div&gt;&lt;div class="swiper-slide"&gt;&lt;a href="/informatique/ordinateur-portable/pc-portable/c4265/+fb-C000000920.html"&gt;&lt;div class="pic"&gt;&lt;img src="https://media.ldlc.com/v3/marque/bo/00/05/97/25/V30005972551.png" loading="lazy" alt="Razer"&gt;&lt;/div&gt;&lt;div class="txt"&gt;PC portable&lt;br /&gt;Razer&lt;/div&gt;&lt;/a&gt;&lt;/div&gt;&lt;div class="swiper-slide"&gt;&lt;a href="/informatique/ordinateur-portable/pc-portable/c4265/+fb-C000000990.html"&gt;&lt;div class="pic"&gt;&lt;img src="https://media.ldlc.com/v3/marque/190/C000000990.gif" loading="lazy" alt="Gigabyte"&gt;&lt;/div&gt;&lt;div class="txt"&gt;PC portable&lt;br /&gt;Gigabyte&lt;/div&gt;&lt;/a&gt;&lt;/div&gt;&lt;div class="swiper-slide"&gt;&lt;a href="/informatique/ordinateur-portable/pc-portable/c4265/+fb-C000035990.html"&gt;&lt;div class="pic"&gt;&lt;img src="https://media.ldlc.com/v3/marque/bo/00/01/48/87/V30001488794_2.jpg" loading="lazy" alt="AORUS"&gt;&lt;/div&gt;&lt;div class="txt"&gt;PC portable&lt;br /&gt;AORUS&lt;/div&gt;&lt;/a&gt;&lt;/div&gt;&lt;div class="swiper-slide"&gt;&lt;a href="/informatique/ordinateur-portable/pc-portable/c4265/+fb-C000033946.html"&gt;&lt;div class="pic"&gt;&lt;img src="https://media.ldlc.com/v3/marque/190/C000033946.gif" loading="lazy" alt="Medion"&gt;&lt;/div&gt;&lt;div class="txt"&gt;PC portable&lt;br /&gt;Medion&lt;/div&gt;&lt;/a&gt;&lt;/div&gt;&lt;div class="swiper-slide"&gt;&lt;a href="/informatique/ordinateur-portable/pc-portable/c4265/+fb-C000037334.html"&gt;&lt;div class="pic"&gt;&lt;img src="https://media.ldlc.com/v3/marque/bo/00/05/49/52/V30005495257_2.jpg" loading="lazy" alt="Toshiba / Dynabook"&gt;&lt;/div&gt;&lt;div class="txt"&gt;PC portable&lt;br /&gt;Toshiba / Dynabook&lt;/div&gt;&lt;/a&gt;&lt;/div&gt;&lt;div class="swiper-slide"&gt;&lt;a href="/informatique/ordinateur-portable/pc-portable/c4265/+fb-C000039193.html"&gt;&lt;div class="pic"&gt;&lt;img src="https://media.ldlc.com/v3/marque/bo/00/06/01/85/V30006018539.jpg" loading="lazy" alt="Miraxess"&gt;&lt;/div&gt;&lt;div class="txt"&gt;PC portable&lt;br /&gt;Miraxess&lt;/div&gt;&lt;/a&gt;&lt;/div&gt;&lt;/div&gt;&lt;div class="swiper-button-next"&gt;&lt;/div&gt;&lt;div class="swiper-button-prev"&gt;&lt;/div&gt;&lt;/div&gt;&lt;/div&gt;&lt;/div&gt;            &lt;/div&gt;</text:p>
            <text:p>        &lt;/div&gt;</text:p>
            <text:p>    &lt;/div&gt;</text:p>
            <text:p>        </text:p>
            <text:p/>
            <text:p>        &lt;div class="bloc-tendances-thematiques"&gt;</text:p>
            <text:p>                &lt;div class="row content"&gt;</text:p>
            <text:p>        &lt;div class="col-xs-12"&gt;</text:p>
            <text:p>            &lt;p&gt;</text:p>
            <text:p>                &lt;span class="bloc-tendances-thematiques--title"&gt;Dans la même thématique&amp;nbsp;:&lt;/span&gt;</text:p>
            <text:p>                                    &lt;span&gt;oled&lt;/span&gt;</text:p>
            <text:p>                     |                                     &lt;span&gt;zenbook 13&lt;/span&gt;</text:p>
            <text:p>                     |                                     &lt;span&gt;asus oled&lt;/span&gt;</text:p>
            <text:p>                     |                                     &lt;span&gt;asus zenbook 13 oled&lt;/span&gt;</text:p>
            <text:p>                     |                                     &lt;span&gt;asus zenbook 13&lt;/span&gt;</text:p>
            <text:p>                     |                                     &lt;span&gt;ordinateur portable&lt;/span&gt;</text:p>
            <text:p>                     |                                     &lt;span&gt;pc portable&lt;/span&gt;</text:p>
            <text:p>                     |                                     &lt;span&gt;asus&lt;/span&gt;</text:p>
            <text:p>                     |                                     &lt;span&gt;zenbook&lt;/span&gt;</text:p>
            <text:p>                     |                                     &lt;span&gt;asus zenbook&lt;/span&gt;</text:p>
            <text:p>                                                &lt;/p&gt;</text:p>
            <text:p>        &lt;/div&gt;</text:p>
            <text:p>    &lt;/div&gt;</text:p>
            <text:p>                        &lt;div class="row content"&gt;</text:p>
            <text:p>                &lt;div class="col-xs-12"&gt;</text:p>
            <text:p>                    &lt;p&gt;</text:p>
            <text:p>                        &lt;span class="bloc-tendances-thematiques--title"&gt;Tendances actuelles&amp;nbsp;:&lt;/span&gt;</text:p>
            <text:p>                                                    &lt;a href="/informatique/ordinateur-portable/pc-portable/c4265/+fv417-946.html"&gt;&lt;span&gt;PC portable gamer&lt;/span&gt;&lt;/a&gt;</text:p>
            <text:p>                             |                                                     &lt;a href="/informatique/ordinateur-portable/pc-portable/c4265/+fv417-941.html"&gt;&lt;span&gt;PC portable bureautique&lt;/span&gt;&lt;/a&gt;</text:p>
            <text:p>                             |                                                     &lt;a href="/informatique/ordinateur-portable/pc-portable/c4265/+fv417-16678.html"&gt;&lt;span&gt;PC portable professionnel&lt;/span&gt;&lt;/a&gt;</text:p>
            <text:p>                             |                                                     &lt;a href="/informatique/ordinateur-portable/pc-portable/c4265/+fc1446-1.html"&gt;&lt;span&gt;Notebook&lt;/span&gt;&lt;/a&gt;</text:p>
            <text:p>                             |                                                     &lt;a href="/informatique/ordinateur-portable/pc-portable/c4265/+fc2574-1.html"&gt;&lt;span&gt;PC portable hybride&lt;/span&gt;&lt;/a&gt;</text:p>
            <text:p>                             |                                                     &lt;a href="/informatique/ordinateur-portable/pc-portable/c4265/+fc2452-1.html"&gt;&lt;span&gt;PC portable VR Ready&lt;/span&gt;&lt;/a&gt;</text:p>
            <text:p>                             |                                                     &lt;a href="/informatique/ordinateur-portable/pc-portable/c4265/+fc587-1.html"&gt;&lt;span&gt;PC portable tactile&lt;/span&gt;&lt;/a&gt;</text:p>
            <text:p>                             |                                                     &lt;a href="/informatique/ordinateur-portable/pc-portable/c4265/+fv553-11898.html"&gt;&lt;span&gt;PC portable OLED&lt;/span&gt;&lt;/a&gt;</text:p>
            <text:p>                             |                                                     &lt;a href="/informatique/ordinateur-portable/pc-portable/c4265/+fv403-937.html"&gt;&lt;span&gt;PC portable sans OS&lt;/span&gt;&lt;/a&gt;</text:p>
            <text:p>                             |                                                     &lt;a href="/informatique/ordinateur-portable/pc-portable/c4265/+fv892-5090.html"&gt;&lt;span&gt;PC portable SSD&lt;/span&gt;&lt;/a&gt;</text:p>
            <text:p>                             |                                                     &lt;a href="/informatique/ordinateur-portable/pc-portable/c4265/+fv889-4927.html"&gt;&lt;span&gt;PC portable 13 pouces&lt;/span&gt;&lt;/a&gt;</text:p>
            <text:p>                             |                                                     &lt;a href="/informatique/ordinateur-portable/pc-portable/c4265/+fv889-4928.html"&gt;&lt;span&gt;PC portable 14 pouces&lt;/span&gt;&lt;/a&gt;</text:p>
            <text:p>                             |                                                     &lt;a href="/informatique/ordinateur-portable/pc-portable/c4265/+fv889-4949.html"&gt;&lt;span&gt;PC portable 15 à 16 pouces&lt;/span&gt;&lt;/a&gt;</text:p>
            <text:p>                             |                                                     &lt;a href="/informatique/ordinateur-portable/pc-portable/c4265/+fv889-4930.html"&gt;&lt;span&gt;PC portable 17 pouces&lt;/span&gt;&lt;/a&gt;</text:p>
            <text:p>                             |                                                     &lt;a href="/informatique/ordinateur-portable/pc-portable/c4265/+fv398-8206.html"&gt;&lt;span&gt;PC portable 4K&lt;/span&gt;&lt;/a&gt;</text:p>
            <text:p>                             |                                                     &lt;a href="/informatique/ordinateur-portable/pc-portable/c4265/+fv394-6114.html"&gt;&lt;span&gt;PC portable i3&lt;/span&gt;&lt;/a&gt;</text:p>
            <text:p>                             |                                                     &lt;a href="/informatique/ordinateur-portable/pc-portable/c4265/+fv394-5912.html"&gt;&lt;span&gt;PC portable i5&lt;/span&gt;&lt;/a&gt;</text:p>
            <text:p>                             |                                                     &lt;a href="/informatique/ordinateur-portable/pc-portable/c4265/+fv394-5524.html"&gt;&lt;span&gt;PC portable i7&lt;/span&gt;&lt;/a&gt;</text:p>
            <text:p>                             |                                                     &lt;a href="/informatique/ordinateur-portable/pc-portable/c4265/+fv394-15953.html"&gt;&lt;span&gt;PC portable i9&lt;/span&gt;&lt;/a&gt;</text:p>
            <text:p>                             |                                                     &lt;a href="/informatique/ordinateur-portable/pc-portable/c4265/+fv403-10705.html"&gt;&lt;span&gt;Chromebook&lt;/span&gt;&lt;/a&gt;</text:p>
            <text:p>                             |                                                     &lt;a href="/informatique/ordinateur-portable/pc-portable/c4265/+fv2622-16653.html"&gt;&lt;span&gt;Razer Blade&lt;/span&gt;&lt;/a&gt;</text:p>
            <text:p>                             |                                                     &lt;a href="/informatique/ordinateur-portable/pc-portable/c4265/+fv2622-16854.html"&gt;&lt;span&gt;Asus ROG&lt;/span&gt;&lt;/a&gt;</text:p>
            <text:p>                             |                                                     &lt;a href="/informatique/ordinateur-portable/pc-portable/c4265/+fv2622-16873.html"&gt;&lt;span&gt;ASUSPRO&lt;/span&gt;&lt;/a&gt;</text:p>
            <text:p>                             |                                                     &lt;a href="/informatique/ordinateur-portable/pc-portable/c4265/+fv2622-16869.html"&gt;&lt;span&gt;Asus ZenBook&lt;/span&gt;&lt;/a&gt;</text:p>
            <text:p>                             |                                                     &lt;a href="/informatique/ordinateur-portable/pc-portable/c4265/+fv2622-16870.html"&gt;&lt;span&gt;Asus Vivobook&lt;/span&gt;&lt;/a&gt;</text:p>
            <text:p>                             |                                                     &lt;a href="/informatique/ordinateur-portable/pc-portable/c4265/+fv2622-16874.html"&gt;&lt;span&gt;ASUS TUF&lt;/span&gt;&lt;/a&gt;</text:p>
            <text:p>                             |                                                     &lt;a href="/informatique/ordinateur-portable/pc-portable/c4265/+fv2622-16883.html"&gt;&lt;span&gt;Acer Swift&lt;/span&gt;&lt;/a&gt;</text:p>
            <text:p>                             |                                                     &lt;a href="/informatique/ordinateur-portable/pc-portable/c4265/+fv2622-16891.html"&gt;&lt;span&gt;Dell XPS&lt;/span&gt;&lt;/a&gt;</text:p>
            <text:p>                             |                                                     &lt;a href="/informatique/ordinateur-portable/pc-portable/c4265/+fv2622-17366.html"&gt;&lt;span&gt;Microsoft Surface Pro&lt;/span&gt;&lt;/a&gt;</text:p>
            <text:p>                             |                                                     &lt;a href="/informatique/ordinateur-portable/pc-portable/c4265/+fv2622-16909.html"&gt;&lt;span&gt;Lenovo IdeaPad&lt;/span&gt;&lt;/a&gt;</text:p>
            <text:p>                             |                                                     &lt;a href="/informatique/ordinateur-portable/pc-portable/c4265/+fv2622-16912.html"&gt;&lt;span&gt;Lenovo ThinkPad&lt;/span&gt;&lt;/a&gt;</text:p>
            <text:p>                             |                                                     &lt;a href="/informatique/ordinateur-portable/pc-portable/c4265/+fv2622-21012.html"&gt;&lt;span&gt;MSI Katana&lt;/span&gt;&lt;/a&gt;</text:p>
            <text:p>                                                                        &lt;/p&gt;</text:p>
            <text:p>                &lt;/div&gt;</text:p>
            <text:p>            &lt;/div&gt;</text:p>
            <text:p>                    &lt;/div&gt;</text:p>
            <text:p/>
            <text:p/>
            <text:p>        &lt;div id="mentions" class="mentions"&gt;&lt;p&gt;&lt;/p&gt;</text:p>
            <text:p>            &lt;div class="wrap-compare-product"&gt;</text:p>
            <text:p>                &lt;div class="wrap-button"&gt;</text:p>
            <text:p>                    &lt;a href="#" id="filter-product" class="button maxi"&gt;Voir les produits correspondants&lt;/a&gt;</text:p>
            <text:p>                &lt;/div&gt;</text:p>
            <text:p>            &lt;/div&gt;</text:p>
            <text:p>        &lt;/div&gt;</text:p>
            <text:p>    &lt;/div&gt;</text:p>
            <text:p>            &lt;div class="modal modal-full" id="product-zoom" tabindex="-1" role="dialog" aria-labelledby="myModalLabel"&gt;</text:p>
            <text:p>    &lt;div class="modal-dialog" role="document"&gt;</text:p>
            <text:p>        &lt;div class="modal-content"&gt;</text:p>
            <text:p>            &lt;button type="button" class="close" data-dismiss="modal" aria-label="Close"&gt;&lt;span class="icon icon-close" aria-hidden="true"&gt;&lt;/span&gt;&lt;/button&gt;</text:p>
            <text:p>            &lt;div class="modal-body"&gt;</text:p>
            <text:p>                &lt;div id="ctl00_cphMainContent_pnlPopupZoom" class="modalZoom modalPopup rounded"&gt;</text:p>
            <text:p>                    &lt;input type="submit" name="ctl00$cphMainContent$mpePopupZoomTargetControlID" value="" id="ctl00_cphMainContent_mpePopupZoomTargetControlID" style="display: none"&gt;</text:p>
            <text:p>                    &lt;div id="previews"&gt;&lt;/div&gt;</text:p>
            <text:p>                    &lt;div id="zoomContainer"&gt;</text:p>
            <text:p>                        &lt;div id="zoom"&gt;&lt;/div&gt;</text:p>
            <text:p>                    &lt;/div&gt;</text:p>
            <text:p>                &lt;/div&gt;</text:p>
            <text:p>            &lt;/div&gt;</text:p>
            <text:p>        &lt;/div&gt;</text:p>
            <text:p>    &lt;/div&gt;</text:p>
            <text:p>&lt;/div&gt;    &lt;div class="modal" id="error-modal" tabindex="-1" role="dialog" aria-labelledby="myModalLabel"&gt;</text:p>
            <text:p>    &lt;div class="modal-dialog" role="document"&gt;</text:p>
            <text:p>        &lt;div class="modal-content"&gt;&lt;/div&gt;</text:p>
            <text:p>    &lt;/div&gt;</text:p>
            <text:p>&lt;/div&gt;</text:p>
            <text:p/>
            <text:p>    &lt;div class="modal fade" id="modal-translation" tabindex="-1" role="dialog"&gt;</text:p>
            <text:p>        &lt;div class="modal-dialog modal-md" role="document"&gt;</text:p>
            <text:p>            &lt;div class="modal-content"&gt;</text:p>
            <text:p>            &lt;/div&gt;</text:p>
            <text:p>        &lt;/div&gt;</text:p>
            <text:p>    &lt;/div&gt;</text:p>
            <text:p>    &lt;div class="modal" id="modal-default" tabindex="-1" role="dialog" aria-labelledby="myModalLabel"&gt;</text:p>
            <text:p>    &lt;div class="modal-dialog" role="document"&gt;</text:p>
            <text:p>        &lt;div class="modal-content"&gt;&lt;/div&gt;</text:p>
            <text:p>    &lt;/div&gt;</text:p>
            <text:p>&lt;/div&gt;</text:p>
            <text:p>        &lt;div class="modal modal-alert" id="error-generic-modal" tabindex="-1" role="dialog" aria-labelledby="myModalLabel"&gt;</text:p>
            <text:p>    &lt;div class="modal-dialog" role="document"&gt;</text:p>
            <text:p>        &lt;div class="modal-content"&gt;</text:p>
            <text:p>            &lt;button type="button" class="close" data-dismiss="modal" aria-label="Close"&gt;&lt;span class="icon icon-close" aria-hidden="true"&gt;&lt;/span&gt;&lt;/button&gt;</text:p>
            <text:p>            &lt;h2 class="title-2"&gt;Une erreur est survenue&lt;/h2&gt;</text:p>
            <text:p>            &lt;div class="modal-body padding text-center"&gt;</text:p>
            <text:p>                Veuillez nous excuser pour la gêne occasionnée</text:p>
            <text:p>            &lt;/div&gt;</text:p>
            <text:p>        &lt;/div&gt;</text:p>
            <text:p>    &lt;/div&gt;</text:p>
            <text:p>&lt;/div&gt;</text:p>
            <text:p>&lt;div class="modal" id="modal-login" tabindex="-1" role="dialog" aria-labelledby="myModalLabel"&gt;</text:p>
            <text:p>    &lt;div class="modal-dialog" role="document"&gt;</text:p>
            <text:p>        &lt;div class="modal-content"&gt;</text:p>
            <text:p>            &lt;button type="button" class="close" data-dismiss="modal" aria-label="Close"&gt;&lt;span class="icon icon-close" aria-hidden="true"&gt;&lt;/span&gt;&lt;/button&gt;</text:p>
            <text:p>                                                                &lt;div class="modal-body padding text-center"&gt;&lt;/div&gt;</text:p>
            <text:p>        &lt;/div&gt;</text:p>
            <text:p>    &lt;/div&gt;</text:p>
            <text:p>&lt;/div&gt;</text:p>
            <text:p>    &lt;div class="modal" id="shop-choice-multiple" tabindex="-1" role="dialog" aria-labelledby="ShopSelection"&gt;</text:p>
            <text:p>    &lt;div class="modal-dialog modal-md modal-xs" role="document"&gt;</text:p>
            <text:p>        &lt;div class="modal-content"&gt;</text:p>
            <text:p>            &lt;button type="button" class="close" data-dismiss="modal" aria-label="Close"&gt;&lt;span class="icon icon-close" aria-hidden="true"&gt;&lt;/span&gt;&lt;/button&gt;</text:p>
            <text:p>            &lt;h3 class="title-2"&gt;Choix de votre boutique préférée&amp;nbsp;:&lt;/h3&gt;</text:p>
            <text:p>            &lt;div class="modal-body padding"&gt;</text:p>
            <text:p>                &lt;div class="pic col-sm-6"&gt;</text:p>
            <text:p>                    &lt;img loading="lazy" src="/build/img/public/country-map-fr.jpg" alt=""&gt;</text:p>
            <text:p>                &lt;/div&gt;</text:p>
            <text:p>                &lt;div class="shop-choice col-sm-6"&gt;</text:p>
            <text:p>                    &lt;label&gt;Choix de votre boutique préférée&amp;nbsp;:&lt;/label&gt;</text:p>
            <text:p/>
            <text:p>                    &lt;select data-placeholder="Sélectionnez une boutique" data-out-of-stock="Rupture" id="shopSelection" class="select2 autocomplete select-shop"&gt;</text:p>
            <text:p>                        &lt;option&gt;&lt;/option&gt;</text:p>
            <text:p>                    &lt;/select&gt;</text:p>
            <text:p/>
            <text:p>                    &lt;div class="geolocation-button text-center"&gt;</text:p>
            <text:p>                        &lt;button class="button outline noMarge" id="shop-product-findme"&gt;Géolocalisez-moi&lt;/button&gt;</text:p>
            <text:p>                    &lt;/div&gt;</text:p>
            <text:p>                &lt;/div&gt;</text:p>
            <text:p>                &lt;div class="result sbloc text-center"&gt;</text:p>
            <text:p>                    &lt;strong&gt;Vous avez sélectionné la boutique&amp;nbsp;: &lt;span class="shop"&gt;&lt;/span&gt;&lt;/strong&gt;</text:p>
            <text:p>&lt;div class="address"&gt;&lt;/div&gt;</text:p>
            <text:p>&lt;div class="opening"&gt;</text:p>
            <text:p>    &lt;p class="opening"&gt;&lt;/p&gt;</text:p>
            <text:p>&lt;/div&gt;</text:p>
            <text:p>                &lt;/div&gt;</text:p>
            <text:p>                &lt;div class="geoloc-result"&gt;</text:p>
            <text:p>                &lt;/div&gt;</text:p>
            <text:p>                &lt;div class="bottom-button button-shop-choice"&gt;</text:p>
            <text:p>                    &lt;button class="button"&gt;Choisir &lt;em&gt;cette boutique&lt;/em&gt;&lt;/button&gt;</text:p>
            <text:p>                &lt;/div&gt;</text:p>
            <text:p>            &lt;/div&gt;</text:p>
            <text:p>        &lt;/div&gt;</text:p>
            <text:p>    &lt;/div&gt;</text:p>
            <text:p>&lt;/div&gt;</text:p>
            <text:p/>
            <text:p>&lt;footer&gt;</text:p>
            <text:p>    &lt;div class="top"&gt;</text:p>
            <text:p>    &lt;div class="container"&gt;</text:p>
            <text:p>        &lt;div class="row f1"&gt;</text:p>
            <text:p>                            &lt;div class="col-md-3 col-xs-6"&gt;</text:p>
            <text:p>                    &lt;strong&gt;Qui sommes nous ?&lt;/strong&gt;</text:p>
            <text:p>                    &lt;ul&gt;</text:p>
            <text:p>	&lt;li&gt;&lt;a href="https://www.ldlc.com/aide/52-qui-sommes-nous/"&gt;Notre Histoire&lt;/a&gt;&lt;/li&gt;</text:p>
            <text:p>	&lt;li&gt;&lt;a href="https://www.ldlc.com/aide/58-nos-conditions-generales-de-vente/" rel="nofollow"&gt;CGV&lt;/a&gt;&amp;nbsp;/ &lt;a href="https://www.ldlc.com/aide/51-les-engagements-qualite-de-ldlc-com/" rel="nofollow"&gt;Avis clients&lt;/a&gt;&lt;/li&gt;</text:p>
            <text:p>	&lt;li&gt;&lt;a href="https://www.groupe-ldlc.com/donnees-personnelles/" rel="nofollow"&gt;Donn&amp;eacute;es personnelles&lt;/a&gt; et &lt;a href="https://www.ldlc.com/aide/69-declaration-relative-aux-cookies/" rel="nofollow"&gt;Cookies&lt;/a&gt;&lt;/li&gt;</text:p>
            <text:p>	&lt;li&gt;&lt;a class="js-no-scroll" data-target="#modal-cookies" data-toggle="modal" href="#CookiesPreferences" rel="nofollow"&gt;G&amp;eacute;rer mes cookies&lt;/a&gt;&lt;/li&gt;</text:p>
            <text:p>	&lt;li&gt;&lt;a href="https://www.ldlc.com/aide/53-informations-legales/" rel="nofollow"&gt;Mentions l&amp;eacute;gales&lt;/a&gt;&lt;/li&gt;</text:p>
            <text:p>&lt;/ul&gt;</text:p>
            <text:p>                &lt;/div&gt;</text:p>
            <text:p>                            &lt;div class="col-md-3 col-xs-6"&gt;</text:p>
            <text:p>                    &lt;strong&gt;Nous rejoindre&lt;/strong&gt;</text:p>
            <text:p>                    &lt;ul&gt;</text:p>
            <text:p>	&lt;li&gt;&lt;a href="https://www.ldlc.com/n4894/marketplace/" rel="nofollow"&gt;Vendez sur LDLC&lt;/a&gt;&lt;/li&gt;</text:p>
            <text:p>	&lt;li&gt;&lt;a href="https://carrieres.groupe-ldlc.com/fr" rel="nofollow" target="_blank"&gt;Recrutement&lt;/a&gt;&lt;/li&gt;</text:p>
            <text:p>	&lt;li&gt;&lt;a href="https://affiliation-createurs.groupe-ldlc.com/" target="_blank"&gt;Programme cr&amp;eacute;ateurs&lt;/a&gt;&lt;/li&gt;</text:p>
            <text:p>	&lt;li&gt;&lt;a href="https://www.lecole-ldlc.com/" rel="nofollow" target="_blank"&gt;l&amp;#39;&amp;Eacute;cole LDLC&lt;/a&gt;&lt;/li&gt;</text:p>
            <text:p>	&lt;li&gt;&lt;a href="https://www.ldlc.com/aide/215-cgu-marketplace/" rel="nofollow"&gt;Marketplace&lt;/a&gt;&lt;/li&gt;</text:p>
            <text:p>&lt;/ul&gt;</text:p>
            <text:p>                &lt;/div&gt;</text:p>
            <text:p>                            &lt;div class="col-md-3 col-xs-6"&gt;</text:p>
            <text:p>                    &lt;strong&gt;Besoin d&amp;#039;aide ?&lt;/strong&gt;</text:p>
            <text:p>                    &lt;ul&gt;</text:p>
            <text:p>	&lt;li&gt;&lt;a href="https://www.ldlc.com/aide/" rel="nofollow"&gt;Questions fr&amp;eacute;quentes&lt;/a&gt;&lt;/li&gt;</text:p>
            <text:p>	&lt;li&gt;&lt;a href="https://www.ldlc.com/aide/u1-avant-vente/#modes-de-livraison" rel="nofollow"&gt;Modes de livraison&lt;/a&gt;&lt;/li&gt;</text:p>
            <text:p>	&lt;li&gt;&lt;a href="https://www.ldlc.com/aide/u1-avant-vente/#modes-de-reglement" rel="nofollow"&gt;Modes&amp;nbsp;de r&amp;egrave;glement&lt;/a&gt;&lt;/li&gt;</text:p>
            <text:p>	&lt;li&gt;&lt;a href="https://www.ldlc.com/aide/u10-garantie-retours/#nos-garanties" rel="nofollow"&gt;Garanties&lt;/a&gt;&amp;nbsp;et &lt;a href="https://www.ldlc.com/aide/218-pack-confort/" rel="nofollow"&gt;Pack Confort&lt;/a&gt;&lt;/li&gt;</text:p>
            <text:p>	&lt;li&gt;&lt;a href="https://www.ldlc.com/aide/u10-garantie-retours/#retour-de-produit-s-" rel="nofollow"&gt;Demander un retour&lt;/a&gt;&lt;/li&gt;</text:p>
            <text:p>&lt;/ul&gt;</text:p>
            <text:p>                &lt;/div&gt;</text:p>
            <text:p>                        &lt;div class="col-md-3 col-xs-6 fcontact"&gt;</text:p>
            <text:p>                                                    &lt;div class="pic"&gt;</text:p>
            <text:p>                                                                                                        &lt;a href="https://www.ldlc.com/n3220/service-client/"</text:p>
            <text:p>                                title="Élu Service clients de l&amp;#039;année" &gt;</text:p>
            <text:p>                                                                                &lt;img loading="lazy" src="https://media.ldlc.com/nbo/ldlc/footer/eeb415060d356be407d0029cde99096b73bda352.png" alt="Élu Service clients de l&amp;#039;année" width="98" height="100"&gt;</text:p>
            <text:p>                                                    &lt;/a&gt;</text:p>
            <text:p>                                            &lt;/div&gt;</text:p>
            <text:p>                </text:p>
            <text:p>                &lt;div class="txt" id="client-service-wrapper"</text:p>
            <text:p>                                                                                    data-day1-am-start="800"</text:p>
            <text:p>                                data-day1-am-end="1650"</text:p>
            <text:p>                                                                                                                                            data-day2-am-start="800"</text:p>
            <text:p>                                data-day2-am-end="1650"</text:p>
            <text:p>                                                                                                                                            data-day3-am-start="800"</text:p>
            <text:p>                                data-day3-am-end="1650"</text:p>
            <text:p>                                                                                                                                            data-day4-am-start="800"</text:p>
            <text:p>                                data-day4-am-end="1650"</text:p>
            <text:p>                                                                                                                                            data-day5-am-start="800"</text:p>
            <text:p>                                data-day5-am-end="1650"</text:p>
            <text:p>                                                                                                                                            data-day6-am-start="800"</text:p>
            <text:p>                                data-day6-am-end="1200"</text:p>
            <text:p>                                                                                        data-day6-pm-start="1300"</text:p>
            <text:p>                                data-day6-pm-end="1650"</text:p>
            <text:p>                                                                                                                                                    &gt;</text:p>
            <text:p>                    &lt;strong&gt;Nous contacter :&lt;/strong&gt;</text:p>
            <text:p/>
            <text:p>                    &lt;div id="phone-client-service" class="hidden"&gt;</text:p>
            <text:p>                        &lt;a href="tel:+33427466000" class="phone"&gt;</text:p>
            <text:p>                            &lt;span class="icon icon-phone-bold"&gt;&lt;/span&gt;</text:p>
            <text:p>                            04 27 46 60 00</text:p>
            <text:p>                        &lt;/a&gt;</text:p>
            <text:p>                        &lt;p class="small"&gt;Appel non surtaxé&lt;/p&gt;</text:p>
            <text:p>                    &lt;/div&gt;</text:p>
            <text:p/>
            <text:p>                    &lt;div id="mail-client-service" class="mail-client-service"&gt;</text:p>
            <text:p>                        &lt;a href="https://www.ldlc.com/aide/57-nous-contacter/" class="mail"&gt;</text:p>
            <text:p>                            &lt;span class="icon icon-mail-bold"&gt;&lt;/span&gt;</text:p>
            <text:p>                            Par email</text:p>
            <text:p>                        &lt;/a&gt;</text:p>
            <text:p>                    &lt;/div&gt;</text:p>
            <text:p>                &lt;/div&gt;</text:p>
            <text:p>                                                &lt;div class="mentions text-center"&gt;</text:p>
            <text:p>                    *Étude BVA – Viséo CI – Plus d’infos sur escda.fr</text:p>
            <text:p>                &lt;/div&gt;</text:p>
            <text:p>                            &lt;/div&gt;</text:p>
            <text:p>        &lt;/div&gt;</text:p>
            <text:p>        &lt;div class="dsp-table f2"&gt;</text:p>
            <text:p>                            &lt;div class="dsp-cell hidden-xs hidden-sm"&gt;</text:p>
            <text:p>                    &lt;span class="icon icon-3x"&gt;&lt;/span&gt;</text:p>
            <text:p>                    &lt;div class="txt"&gt;</text:p>
            <text:p>                        &lt;strong&gt;Paiement en 3 fois&lt;/strong&gt;</text:p>
            <text:p>                        &lt;p&gt;Par carte bancaire à partir de 100€ d&amp;#039;achat.&lt;/p&gt;</text:p>
            <text:p>                    &lt;/div&gt;</text:p>
            <text:p>                &lt;/div&gt;</text:p>
            <text:p>                            &lt;div class="dsp-cell hidden-xs hidden-sm"&gt;</text:p>
            <text:p>                    &lt;span class="icon icon-dom-tom"&gt;&lt;/span&gt;</text:p>
            <text:p>                    &lt;div class="txt"&gt;</text:p>
            <text:p>                        &lt;strong&gt;Livraison DOM-TOM&lt;/strong&gt;</text:p>
            <text:p>                        &lt;p&gt;Nous livrons dans les DOM-TOM en HT !&lt;/p&gt;</text:p>
            <text:p>                    &lt;/div&gt;</text:p>
            <text:p>                &lt;/div&gt;</text:p>
            <text:p>                            &lt;div class="dsp-cell hidden-xs hidden-sm"&gt;</text:p>
            <text:p>                    &lt;span class="icon icon-express"&gt;&lt;/span&gt;</text:p>
            <text:p>                    &lt;div class="txt"&gt;</text:p>
            <text:p>                        &lt;strong&gt;Livraison express&lt;/strong&gt;</text:p>
            <text:p>                        &lt;p&gt;Livré demain avant 13h !&lt;/p&gt;</text:p>
            <text:p>                    &lt;/div&gt;</text:p>
            <text:p>                &lt;/div&gt;</text:p>
            <text:p>                    &lt;/div&gt;</text:p>
            <text:p>        &lt;div class="row f3"&gt;</text:p>
            <text:p>            &lt;div class="col-xs-12 text-center"&gt;</text:p>
            <text:p>                &lt;img loading="lazy" src="https://www.ldlc.com/build/img/common/LDLC-logo.gif" alt="LDLC.com" width="137px"&gt;</text:p>
            <text:p>                                                                                                                                                                                                                                                                                                                                                                                                &lt;div data-locales="{&amp;quot;fr-fr&amp;quot;:&amp;quot;France&amp;quot;,&amp;quot;fr-be&amp;quot;:&amp;quot;Belgique&amp;quot;,&amp;quot;fr-lu&amp;quot;:&amp;quot;Luxembourg&amp;quot;,&amp;quot;fr-ch&amp;quot;:&amp;quot;Suisse&amp;quot;,&amp;quot;es-es&amp;quot;:&amp;quot;Espagne&amp;quot;,&amp;quot;it-it&amp;quot;:&amp;quot;Italie&amp;quot;,&amp;quot;en&amp;quot;:&amp;quot;International (Anglais)&amp;quot;}"&gt;&lt;/div&gt;</text:p>
            <text:p/>
            <text:p>                                                &lt;/div&gt;</text:p>
            <text:p>                                                                    &lt;/div&gt;</text:p>
            <text:p>            &lt;/div&gt;</text:p>
            <text:p>&lt;/div&gt;</text:p>
            <text:p/>
            <text:p>    &lt;div class="middle"&gt;</text:p>
            <text:p>        &lt;div class="container"&gt;</text:p>
            <text:p>                            </text:p>
            <text:p>        &lt;/div&gt;</text:p>
            <text:p>    &lt;/div&gt;</text:p>
            <text:p>    &lt;/footer&gt;</text:p>
            <text:p/>
            <text:p>    &lt;script type="text/javascript"&gt;</text:p>
            <text:p>        var ctl00_cphMainContent = [</text:p>
            <text:p>                                                    {"Image":"https://media.ldlc.com/r374/ld/products/00/05/96/24/LD0005962409_0006050652.jpg","Url":"https://media.ldlc.com/r1600/ld/products/00/05/96/24/LD0005962409_0006050652.jpg"},</text:p>
            <text:p>                                            {"Image":"https://media.ldlc.com/r374/ld/products/00/05/96/24/LD0005962410_0006050653.jpg","Url":"https://media.ldlc.com/r1600/ld/products/00/05/96/24/LD0005962410_0006050653.jpg"},</text:p>
            <text:p>                                            {"Image":"https://media.ldlc.com/r374/ld/products/00/05/96/24/LD0005962411_0006050654.jpg","Url":"https://media.ldlc.com/r1600/ld/products/00/05/96/24/LD0005962411_0006050654.jpg"},</text:p>
            <text:p>                                            {"Image":"https://media.ldlc.com/r374/ld/products/00/05/96/24/LD0005962412_0006050655.jpg","Url":"https://media.ldlc.com/r1600/ld/products/00/05/96/24/LD0005962412_0006050655.jpg"},</text:p>
            <text:p>                                            {"Image":"https://media.ldlc.com/r374/ld/products/00/05/96/24/LD0005962413_0006050656.jpg","Url":"https://media.ldlc.com/r1600/ld/products/00/05/96/24/LD0005962413_0006050656.jpg"},</text:p>
            <text:p>                            ];</text:p>
            <text:p>        if ($(document).find('.videoPicto').length &gt; 0) {</text:p>
            <text:p>            ctl00_cphMainContent.push({});</text:p>
            <text:p>        }</text:p>
            <text:p>        if ($(document).find('.demoPicto').length &gt; 0) {</text:p>
            <text:p>            ctl00_cphMainContent.push({});</text:p>
            <text:p>        }</text:p>
            <text:p>        if ($(document).find('.demoPicto3d').length &gt; 0) {</text:p>
            <text:p>            ctl00_cphMainContent.push({});</text:p>
            <text:p>        }</text:p>
            <text:p>    &lt;/script&gt;</text:p>
            <text:p/>
            <text:p>        &lt;script&gt;</text:p>
            <text:p>        var request_locale = 'fr';</text:p>
            <text:p>        var request_country = 'fr';</text:p>
            <text:p>    &lt;/script&gt;</text:p>
            <text:p>    &lt;script src="/build/runtime.17079101.js"&gt;&lt;/script&gt;&lt;script src="/build/9755.b60b25cc.js"&gt;&lt;/script&gt;&lt;script src="/build/9621.d236b7f3.js"&gt;&lt;/script&gt;&lt;script src="/build/3409.713dfbe9.js"&gt;&lt;/script&gt;&lt;script src="/build/4804.597b3be2.js"&gt;&lt;/script&gt;&lt;script src="/build/7625.d28bd3f8.js"&gt;&lt;/script&gt;&lt;script src="/build/8930.83ef5599.js"&gt;&lt;/script&gt;&lt;script src="/build/48.ebeaa1de.js"&gt;&lt;/script&gt;&lt;script src="/build/8939.0ac1d154.js"&gt;&lt;/script&gt;&lt;script src="/build/1598.f94359a4.js"&gt;&lt;/script&gt;&lt;script src="/build/3706.103d6c1e.js"&gt;&lt;/script&gt;&lt;script src="/build/4278.96a563de.js"&gt;&lt;/script&gt;&lt;script src="/build/js/app.26474f62.js"&gt;&lt;/script&gt;</text:p>
            <text:p>    &lt;script src="/build/js/front.b5d9b7f6.js"&gt;&lt;/script&gt;</text:p>
            <text:p>    &lt;script type="text/javascript" src="/bundles/fosjsrouting/js/router.min.js?5.19.24"&gt;&lt;/script&gt;</text:p>
            <text:p>    &lt;script type="text/javascript" src="/js/routing?callback=fos.Router.setData&amp;amp;5.19.24"&gt;&lt;/script&gt;</text:p>
            <text:p>    &lt;script type="text/javascript" src="/js/base.min.js?5.19.24"&gt;&lt;/script&gt;</text:p>
            <text:p/>
            <text:p/>
            <text:p>    &lt;script src="/build/7831.5362395f.js" defer&gt;&lt;/script&gt;&lt;script src="/build/1625.7b399a2b.js" defer&gt;&lt;/script&gt;&lt;script src="/build/5848.7d0cc7c9.js" defer&gt;&lt;/script&gt;&lt;script src="/build/js/product-page.ee1b2c8a.js" defer&gt;&lt;/script&gt;</text:p>
            <text:p>    &lt;/body&gt;</text:p>
            <text:p>&lt;/html&gt;</text:p>
            <text:p/>
          </table:table-cell>
          <table:table-cell table:number-columns-repeated="47"/>
        </table:table-row>
        <table:table-row table:style-name="ro2">
          <table:table-cell table:number-columns-repeated="49"/>
        </table:table-row>
        <table:table-row table:style-name="ro3">
          <table:table-cell table:number-matrix-columns-spanned="2" table:number-matrix-rows-spanned="1" table:formula="of:=IO.GITHUB.PRRVCHR.OAUTH2OOO.OAUTH2PLUGIN.JSONLD2JSON([.B1];[.A1])" office:value-type="string" office:string-value="{&#10;  &quot;@context&quot;: &quot;https://schema.org/&quot;,&#10;  &quot;@type&quot;: &quot;Product&quot;,&#10;  &quot;name&quot;: &quot;ASUS Zenbook 13 OLED UX325EA-KG907W-EVO avec NumPad&quot;,&#10;  &quot;gtin13&quot;: &quot;4711387146811&quot;,&#10;  &quot;image&quot;: [&#10;    &quot;https://media.ldlc.com/r1600/ld/products/00/05/96/24/LD0005962409_0006050652.jpg&quot;,&#10;    &quot;https://media.ldlc.com/r1600/ld/products/00/05/96/24/LD0005962410_0006050653.jpg&quot;,&#10;    &quot;https://media.ldlc.com/r1600/ld/products/00/05/96/24/LD0005962411_0006050654.jpg&quot;,&#10;    &quot;https://media.ldlc.com/r1600/ld/products/00/05/96/24/LD0005962412_0006050655.jpg&quot;,&#10;    &quot;https://media.ldlc.com/r1600/ld/products/00/05/96/24/LD0005962413_0006050656.jpg&quot;&#10;  ],&#10;  &quot;description&quot;: &quot;Taill\u00e9 pour la performance et la mobilit\u00e9, le PC portable ASUS Zenbook 13 OLED UX325EA b\u00e9n\u00e9ficie d&amp;#039;un design remarquable. Combinant ch\u00e2ssis compact et \u00e9cran OLED \u00e0 bords fins, il maximise \u00e0 la fois le confort et la mobilit\u00e9 !&quot;,&#10;  &quot;mpn&quot;: &quot;90NB0SL1-M00T00&quot;,&#10;  &quot;sku&quot;: &quot;AR202306120085&quot;,&#10;  &quot;brand&quot;: {&#10;    &quot;@type&quot;: &quot;Brand&quot;,&#10;    &quot;name&quot;: &quot;ASUS&quot;&#10;  },&#10;  &quot;aggregateRating&quot;: {&#10;    &quot;@type&quot;: &quot;AggregateRating&quot;,&#10;    &quot;ratingValue&quot;: &quot;10&quot;,&#10;    &quot;reviewCount&quot;: &quot;10&quot;,&#10;    &quot;bestRating&quot;: &quot;10&quot;,&#10;    &quot;worstRating&quot;: &quot;0&quot;&#10;  },&#10;  &quot;offers&quot;: {&#10;    &quot;@type&quot;: &quot;Offer&quot;,&#10;    &quot;priceCurrency&quot;: &quot;EUR&quot;,&#10;    &quot;availability&quot;: &quot;https://schema.org/InStock&quot;,&#10;    &quot;itemCondition&quot;: &quot;https://schema.org/NewCondition&quot;,&#10;    &quot;price&quot;: &quot;799.95&quot;,&#10;    &quot;url&quot;: &quot;https://www.ldlc.com/fiche/PB00561767.html&quot;&#10;  }&#10;}" calcext:value-type="string">
            <text:p>{</text:p>
            <text:p>  "@context": "https://schema.org/",</text:p>
            <text:p>  "@type": "Product",</text:p>
            <text:p>  "name": "ASUS Zenbook 13 OLED UX325EA-KG907W-EVO avec NumPad",</text:p>
            <text:p>  "gtin13": "4711387146811",</text:p>
            <text:p>  "image": [</text:p>
            <text:p>    "https://media.ldlc.com/r1600/ld/products/00/05/96/24/LD0005962409_0006050652.jpg",</text:p>
            <text:p>    "https://media.ldlc.com/r1600/ld/products/00/05/96/24/LD0005962410_0006050653.jpg",</text:p>
            <text:p>    "https://media.ldlc.com/r1600/ld/products/00/05/96/24/LD0005962411_0006050654.jpg",</text:p>
            <text:p>    "https://media.ldlc.com/r1600/ld/products/00/05/96/24/LD0005962412_0006050655.jpg",</text:p>
            <text:p>    "https://media.ldlc.com/r1600/ld/products/00/05/96/24/LD0005962413_0006050656.jpg"</text:p>
            <text:p>  ],</text:p>
            <text:p>  "description": "Taill\u00e9 pour la performance et la mobilit\u00e9, le PC portable ASUS Zenbook 13 OLED UX325EA b\u00e9n\u00e9ficie d&amp;#039;un design remarquable. Combinant ch\u00e2ssis compact et \u00e9cran OLED \u00e0 bords fins, il maximise \u00e0 la fois le confort et la mobilit\u00e9 !",</text:p>
            <text:p>  "mpn": "90NB0SL1-M00T00",</text:p>
            <text:p>  "sku": "AR202306120085",</text:p>
            <text:p>  "brand": {</text:p>
            <text:p>    "@type": "Brand",</text:p>
            <text:p>    "name": "ASUS"</text:p>
            <text:p>  },</text:p>
            <text:p>  "aggregateRating": {</text:p>
            <text:p>    "@type": "AggregateRating",</text:p>
            <text:p>    "ratingValue": "10",</text:p>
            <text:p>    "reviewCount": "10",</text:p>
            <text:p>    "bestRating": "10",</text:p>
            <text:p>    "worstRating": "0"</text:p>
            <text:p>  },</text:p>
            <text:p>  "offers": {</text:p>
            <text:p>    "@type": "Offer",</text:p>
            <text:p>    "priceCurrency": "EUR",</text:p>
            <text:p>    "availability": "https://schema.org/InStock",</text:p>
            <text:p>    "itemCondition": "https://schema.org/NewCondition",</text:p>
            <text:p>    "price": "799.95",</text:p>
            <text:p>    "url": "https://www.ldlc.com/fiche/PB00561767.html"</text:p>
            <text:p>  }</text:p>
            <text:p>}</text:p>
          </table:table-cell>
          <table:table-cell office:value-type="string" office:string-value="{&#10;  &quot;@context&quot;: &quot;https://schema.org/&quot;,&#10;  &quot;@type&quot;: &quot;BreadcrumbList&quot;,&#10;  &quot;itemListElement&quot;: [&#10;    {&#10;      &quot;@type&quot;: &quot;ListItem&quot;,&#10;      &quot;position&quot;: 1,&#10;      &quot;item&quot;: {&#10;        &quot;@id&quot;: &quot;https://www.ldlc.com/informatique/cint3063/&quot;,&#10;        &quot;name&quot;: &quot;Informatique&quot;&#10;      }&#10;    },&#10;    {&#10;      &quot;@type&quot;: &quot;ListItem&quot;,&#10;      &quot;position&quot;: 2,&#10;      &quot;item&quot;: {&#10;        &quot;@id&quot;: &quot;https://www.ldlc.com/informatique/ordinateur-portable/cint4195/&quot;,&#10;        &quot;name&quot;: &quot;Ordinateur portable&quot;&#10;      }&#10;    },&#10;    {&#10;      &quot;@type&quot;: &quot;ListItem&quot;,&#10;      &quot;position&quot;: 3,&#10;      &quot;item&quot;: {&#10;        &quot;@id&quot;: &quot;https://www.ldlc.com/informatique/ordinateur-portable/pc-portable/c4265/&quot;,&#10;        &quot;name&quot;: &quot;PC portable&quot;&#10;      }&#10;    },&#10;    {&#10;      &quot;@type&quot;: &quot;ListItem&quot;,&#10;      &quot;position&quot;: 4,&#10;      &quot;item&quot;: {&#10;        &quot;@id&quot;: &quot;/fiche/PB00561767.html&quot;,&#10;        &quot;name&quot;: &quot;ASUS Zenbook 13 OLED UX325EA-KG907W-EVO avec NumPad&quot;&#10;      }&#10;    }&#10;  ]&#10;}" calcext:value-type="string">
            <text:p>{</text:p>
            <text:p>  "@context": "https://schema.org/",</text:p>
            <text:p>  "@type": "BreadcrumbList",</text:p>
            <text:p>  "itemListElement": [</text:p>
            <text:p>    {</text:p>
            <text:p>      "@type": "ListItem",</text:p>
            <text:p>      "position": 1,</text:p>
            <text:p>      "item": {</text:p>
            <text:p>        "@id": "https://www.ldlc.com/informatique/cint3063/",</text:p>
            <text:p>        "name": "Informatique"</text:p>
            <text:p>      }</text:p>
            <text:p>    },</text:p>
            <text:p>    {</text:p>
            <text:p>      "@type": "ListItem",</text:p>
            <text:p>      "position": 2,</text:p>
            <text:p>      "item": {</text:p>
            <text:p>        "@id": "https://www.ldlc.com/informatique/ordinateur-portable/cint4195/",</text:p>
            <text:p>        "name": "Ordinateur portable"</text:p>
            <text:p>      }</text:p>
            <text:p>    },</text:p>
            <text:p>    {</text:p>
            <text:p>      "@type": "ListItem",</text:p>
            <text:p>      "position": 3,</text:p>
            <text:p>      "item": {</text:p>
            <text:p>        "@id": "https://www.ldlc.com/informatique/ordinateur-portable/pc-portable/c4265/",</text:p>
            <text:p>        "name": "PC portable"</text:p>
            <text:p>      }</text:p>
            <text:p>    },</text:p>
            <text:p>    {</text:p>
            <text:p>      "@type": "ListItem",</text:p>
            <text:p>      "position": 4,</text:p>
            <text:p>      "item": {</text:p>
            <text:p>        "@id": "/fiche/PB00561767.html",</text:p>
            <text:p>        "name": "ASUS Zenbook 13 OLED UX325EA-KG907W-EVO avec NumPad"</text:p>
            <text:p>      }</text:p>
            <text:p>    }</text:p>
            <text:p>  ]</text:p>
            <text:p>}</text:p>
          </table:table-cell>
          <table:table-cell table:number-columns-repeated="47"/>
        </table:table-row>
        <table:table-row table:style-name="ro4">
          <table:table-cell table:number-columns-repeated="49"/>
        </table:table-row>
        <table:table-row table:style-name="ro4">
          <table:table-cell table:number-matrix-columns-spanned="2" table:number-matrix-rows-spanned="20" table:formula="of:=IO.GITHUB.PRRVCHR.OAUTH2OOO.OAUTH2PLUGIN.FLATTENJSON([.A3];&quot;@type&quot;)" office:value-type="string" office:string-value="Product::@context" calcext:value-type="string">
            <text:p>Product::@context</text:p>
          </table:table-cell>
          <table:table-cell office:value-type="string" office:string-value="https://schema.org/" calcext:value-type="string">
            <text:p>https://schema.org/</text:p>
          </table:table-cell>
          <table:table-cell table:number-columns-repeated="47"/>
        </table:table-row>
        <table:table-row table:style-name="ro4">
          <table:table-cell office:value-type="string" office:string-value="Product::name" calcext:value-type="string">
            <text:p>Product::name</text:p>
          </table:table-cell>
          <table:table-cell office:value-type="string" office:string-value="ASUS Zenbook 13 OLED UX325EA-KG907W-EVO avec NumPad" calcext:value-type="string">
            <text:p>ASUS Zenbook 13 OLED UX325EA-KG907W-EVO avec NumPad</text:p>
          </table:table-cell>
          <table:table-cell table:number-columns-repeated="47"/>
        </table:table-row>
        <table:table-row table:style-name="ro4">
          <table:table-cell office:value-type="string" office:string-value="Product::gtin13" calcext:value-type="string">
            <text:p>Product::gtin13</text:p>
          </table:table-cell>
          <table:table-cell office:value-type="string" office:string-value="4711387146811" calcext:value-type="string">
            <text:p>4711387146811</text:p>
          </table:table-cell>
          <table:table-cell table:number-columns-repeated="47"/>
        </table:table-row>
        <table:table-row table:style-name="ro4">
          <table:table-cell office:value-type="string" office:string-value="Product::image::[1]" calcext:value-type="string">
            <text:p>Product::image::[1]</text:p>
          </table:table-cell>
          <table:table-cell office:value-type="string" office:string-value="https://media.ldlc.com/r1600/ld/products/00/05/96/24/LD0005962409_0006050652.jpg" calcext:value-type="string">
            <text:p>https://media.ldlc.com/r1600/ld/products/00/05/96/24/LD0005962409_0006050652.jpg</text:p>
          </table:table-cell>
          <table:table-cell table:number-columns-repeated="47"/>
        </table:table-row>
        <table:table-row table:style-name="ro4">
          <table:table-cell office:value-type="string" office:string-value="Product::image::[2]" calcext:value-type="string">
            <text:p>Product::image::[2]</text:p>
          </table:table-cell>
          <table:table-cell office:value-type="string" office:string-value="https://media.ldlc.com/r1600/ld/products/00/05/96/24/LD0005962410_0006050653.jpg" calcext:value-type="string">
            <text:p>https://media.ldlc.com/r1600/ld/products/00/05/96/24/LD0005962410_0006050653.jpg</text:p>
          </table:table-cell>
          <table:table-cell table:number-columns-repeated="47"/>
        </table:table-row>
        <table:table-row table:style-name="ro4">
          <table:table-cell office:value-type="string" office:string-value="Product::image::[3]" calcext:value-type="string">
            <text:p>Product::image::[3]</text:p>
          </table:table-cell>
          <table:table-cell office:value-type="string" office:string-value="https://media.ldlc.com/r1600/ld/products/00/05/96/24/LD0005962411_0006050654.jpg" calcext:value-type="string">
            <text:p>https://media.ldlc.com/r1600/ld/products/00/05/96/24/LD0005962411_0006050654.jpg</text:p>
          </table:table-cell>
          <table:table-cell table:number-columns-repeated="47"/>
        </table:table-row>
        <table:table-row table:style-name="ro4">
          <table:table-cell office:value-type="string" office:string-value="Product::image::[4]" calcext:value-type="string">
            <text:p>Product::image::[4]</text:p>
          </table:table-cell>
          <table:table-cell office:value-type="string" office:string-value="https://media.ldlc.com/r1600/ld/products/00/05/96/24/LD0005962412_0006050655.jpg" calcext:value-type="string">
            <text:p>https://media.ldlc.com/r1600/ld/products/00/05/96/24/LD0005962412_0006050655.jpg</text:p>
          </table:table-cell>
          <table:table-cell table:number-columns-repeated="47"/>
        </table:table-row>
        <table:table-row table:style-name="ro4">
          <table:table-cell office:value-type="string" office:string-value="Product::image::[5]" calcext:value-type="string">
            <text:p>Product::image::[5]</text:p>
          </table:table-cell>
          <table:table-cell office:value-type="string" office:string-value="https://media.ldlc.com/r1600/ld/products/00/05/96/24/LD0005962413_0006050656.jpg" calcext:value-type="string">
            <text:p>https://media.ldlc.com/r1600/ld/products/00/05/96/24/LD0005962413_0006050656.jpg</text:p>
          </table:table-cell>
          <table:table-cell table:number-columns-repeated="47"/>
        </table:table-row>
        <table:table-row table:style-name="ro4">
          <table:table-cell office:value-type="string" office:string-value="Product::description" calcext:value-type="string">
            <text:p>Product::description</text:p>
          </table:table-cell>
          <table:table-cell office:value-type="string" office:string-value="Taillé pour la performance et la mobilité, le PC portable ASUS Zenbook 13 OLED UX325EA bénéficie d&amp;#039;un design remarquable. Combinant châssis compact et écran OLED à bords fins, il maximise à la fois le confort et la mobilité !" calcext:value-type="string">
            <text:p>Taillé pour la performance et la mobilité, le PC portable ASUS Zenbook 13 OLED UX325EA bénéficie d&amp;#039;un design remarquable. Combinant châssis compact et écran OLED à bords fins, il maximise à la fois le confort et la mobilité !</text:p>
          </table:table-cell>
          <table:table-cell table:number-columns-repeated="47"/>
        </table:table-row>
        <table:table-row table:style-name="ro4">
          <table:table-cell office:value-type="string" office:string-value="Product::mpn" calcext:value-type="string">
            <text:p>Product::mpn</text:p>
          </table:table-cell>
          <table:table-cell office:value-type="string" office:string-value="90NB0SL1-M00T00" calcext:value-type="string">
            <text:p>90NB0SL1-M00T00</text:p>
          </table:table-cell>
          <table:table-cell table:number-columns-repeated="47"/>
        </table:table-row>
        <table:table-row table:style-name="ro4">
          <table:table-cell office:value-type="string" office:string-value="Product::sku" calcext:value-type="string">
            <text:p>Product::sku</text:p>
          </table:table-cell>
          <table:table-cell office:value-type="string" office:string-value="AR202306120085" calcext:value-type="string">
            <text:p>AR202306120085</text:p>
          </table:table-cell>
          <table:table-cell table:number-columns-repeated="47"/>
        </table:table-row>
        <table:table-row table:style-name="ro4">
          <table:table-cell office:value-type="string" office:string-value="Product::Brand::name" calcext:value-type="string">
            <text:p>Product::Brand::name</text:p>
          </table:table-cell>
          <table:table-cell office:value-type="string" office:string-value="ASUS" calcext:value-type="string">
            <text:p>ASUS</text:p>
          </table:table-cell>
          <table:table-cell table:number-columns-repeated="47"/>
        </table:table-row>
        <table:table-row table:style-name="ro4">
          <table:table-cell office:value-type="string" office:string-value="Product::AggregateRating::ratingValue" calcext:value-type="string">
            <text:p>Product::AggregateRating::ratingValue</text:p>
          </table:table-cell>
          <table:table-cell office:value-type="string" office:string-value="10" calcext:value-type="string">
            <text:p>10</text:p>
          </table:table-cell>
          <table:table-cell table:number-columns-repeated="47"/>
        </table:table-row>
        <table:table-row table:style-name="ro4">
          <table:table-cell office:value-type="string" office:string-value="Product::AggregateRating::reviewCount" calcext:value-type="string">
            <text:p>Product::AggregateRating::reviewCount</text:p>
          </table:table-cell>
          <table:table-cell office:value-type="string" office:string-value="10" calcext:value-type="string">
            <text:p>10</text:p>
          </table:table-cell>
          <table:table-cell table:number-columns-repeated="47"/>
        </table:table-row>
        <table:table-row table:style-name="ro4">
          <table:table-cell office:value-type="string" office:string-value="Product::AggregateRating::bestRating" calcext:value-type="string">
            <text:p>Product::AggregateRating::bestRating</text:p>
          </table:table-cell>
          <table:table-cell office:value-type="string" office:string-value="10" calcext:value-type="string">
            <text:p>10</text:p>
          </table:table-cell>
          <table:table-cell table:number-columns-repeated="47"/>
        </table:table-row>
        <table:table-row table:style-name="ro4">
          <table:table-cell office:value-type="string" office:string-value="Product::AggregateRating::worstRating" calcext:value-type="string">
            <text:p>Product::AggregateRating::worstRating</text:p>
          </table:table-cell>
          <table:table-cell office:value-type="string" office:string-value="0" calcext:value-type="string">
            <text:p>0</text:p>
          </table:table-cell>
          <table:table-cell table:number-columns-repeated="47"/>
        </table:table-row>
        <table:table-row table:style-name="ro4">
          <table:table-cell office:value-type="string" office:string-value="Product::Offer::priceCurrency" calcext:value-type="string">
            <text:p>Product::Offer::priceCurrency</text:p>
          </table:table-cell>
          <table:table-cell office:value-type="string" office:string-value="EUR" calcext:value-type="string">
            <text:p>EUR</text:p>
          </table:table-cell>
          <table:table-cell table:number-columns-repeated="47"/>
        </table:table-row>
        <table:table-row table:style-name="ro4">
          <table:table-cell office:value-type="string" office:string-value="Product::Offer::availability" calcext:value-type="string">
            <text:p>Product::Offer::availability</text:p>
          </table:table-cell>
          <table:table-cell office:value-type="string" office:string-value="https://schema.org/InStock" calcext:value-type="string">
            <text:p>https://schema.org/InStock</text:p>
          </table:table-cell>
          <table:table-cell table:number-columns-repeated="47"/>
        </table:table-row>
        <table:table-row table:style-name="ro4">
          <table:table-cell office:value-type="string" office:string-value="Product::Offer::itemCondition" calcext:value-type="string">
            <text:p>Product::Offer::itemCondition</text:p>
          </table:table-cell>
          <table:table-cell office:value-type="string" office:string-value="https://schema.org/NewCondition" calcext:value-type="string">
            <text:p>https://schema.org/NewCondition</text:p>
          </table:table-cell>
          <table:table-cell table:number-columns-repeated="47"/>
        </table:table-row>
        <table:table-row table:style-name="ro4">
          <table:table-cell office:value-type="string" office:string-value="Product::Offer::price" calcext:value-type="string">
            <text:p>Product::Offer::price</text:p>
          </table:table-cell>
          <table:table-cell office:value-type="string" office:string-value="799.95" calcext:value-type="string">
            <text:p>799.95</text:p>
          </table:table-cell>
          <table:table-cell table:number-columns-repeated="47"/>
        </table:table-row>
        <table:table-row table:style-name="ro4">
          <table:table-cell table:number-columns-repeated="49"/>
        </table:table-row>
        <table:table-row table:style-name="ro4">
          <table:table-cell table:number-matrix-columns-spanned="5" table:number-matrix-rows-spanned="4" table:formula="of:=IO.GITHUB.PRRVCHR.OAUTH2OOO.OAUTH2PLUGIN.SPLITJSON([.B3];&quot;@type&quot;)" office:value-type="string" office:string-value="BreadcrumbList::@context" calcext:value-type="string">
            <text:p>BreadcrumbList::@context</text:p>
          </table:table-cell>
          <table:table-cell office:value-type="string" office:string-value="https://schema.org/" calcext:value-type="string">
            <text:p>https://schema.org/</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table:number-columns-repeated="44"/>
        </table:table-row>
        <table:table-row table:style-name="ro4">
          <table:table-cell office:value-type="string" office:string-value="BreadcrumbList::itemListElement::ListItem::position" calcext:value-type="string">
            <text:p>BreadcrumbList::itemListElement::ListItem::position</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44"/>
        </table:table-row>
        <table:table-row table:style-name="ro4">
          <table:table-cell office:value-type="string" office:string-value="BreadcrumbList::itemListElement::ListItem::@id" calcext:value-type="string">
            <text:p>BreadcrumbList::itemListElement::ListItem::@id</text:p>
          </table:table-cell>
          <table:table-cell office:value-type="string" office:string-value="https://www.ldlc.com/informatique/cint3063/" calcext:value-type="string">
            <text:p>https://www.ldlc.com/informatique/cint3063/</text:p>
          </table:table-cell>
          <table:table-cell office:value-type="string" office:string-value="https://www.ldlc.com/informatique/ordinateur-portable/cint4195/" calcext:value-type="string">
            <text:p>https://www.ldlc.com/informatique/ordinateur-portable/cint4195/</text:p>
          </table:table-cell>
          <table:table-cell office:value-type="string" office:string-value="https://www.ldlc.com/informatique/ordinateur-portable/pc-portable/c4265/" calcext:value-type="string">
            <text:p>https://www.ldlc.com/informatique/ordinateur-portable/pc-portable/c4265/</text:p>
          </table:table-cell>
          <table:table-cell office:value-type="string" office:string-value="/fiche/PB00561767.html" calcext:value-type="string">
            <text:p>/fiche/PB00561767.html</text:p>
          </table:table-cell>
          <table:table-cell table:number-columns-repeated="44"/>
        </table:table-row>
        <table:table-row table:style-name="ro4">
          <table:table-cell office:value-type="string" office:string-value="BreadcrumbList::itemListElement::ListItem::name" calcext:value-type="string">
            <text:p>BreadcrumbList::itemListElement::ListItem::name</text:p>
          </table:table-cell>
          <table:table-cell office:value-type="string" office:string-value="Informatique" calcext:value-type="string">
            <text:p>Informatique</text:p>
          </table:table-cell>
          <table:table-cell office:value-type="string" office:string-value="Ordinateur portable" calcext:value-type="string">
            <text:p>Ordinateur portable</text:p>
          </table:table-cell>
          <table:table-cell office:value-type="string" office:string-value="PC portable" calcext:value-type="string">
            <text:p>PC portable</text:p>
          </table:table-cell>
          <table:table-cell office:value-type="string" office:string-value="ASUS Zenbook 13 OLED UX325EA-KG907W-EVO avec NumPad" calcext:value-type="string">
            <text:p>ASUS Zenbook 13 OLED UX325EA-KG907W-EVO avec NumPad</text:p>
          </table:table-cell>
          <table:table-cell table:number-columns-repeated="4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9T19:44:16.895317141</meta:creation-date>
    <dc:date>2024-01-17T22:28:42.732297313</dc:date>
    <meta:editing-duration>P1DT8H45M2S</meta:editing-duration>
    <meta:editing-cycles>134</meta:editing-cycles>
    <meta:generator>LibreOffice/7.3.7.2$Linux_X86_64 LibreOffice_project/30$Build-2</meta:generator>
    <meta:document-statistic meta:table-count="1" meta:cell-count="64" meta:object-count="0"/>
  </office:meta>
</office:document-meta>
</file>